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3.57mm"/>
    </style:style>
    <style:style style:name="co2" style:family="table-column">
      <style:table-column-properties fo:break-before="auto" style:column-width="45.74mm"/>
    </style:style>
    <style:style style:name="co3" style:family="table-column">
      <style:table-column-properties fo:break-before="auto" style:column-width="47.92mm"/>
    </style:style>
    <style:style style:name="co4" style:family="table-column">
      <style:table-column-properties fo:break-before="auto" style:column-width="30.76mm"/>
    </style:style>
    <style:style style:name="co5" style:family="table-column">
      <style:table-column-properties fo:break-before="auto" style:column-width="35.4mm"/>
    </style:style>
    <style:style style:name="co6" style:family="table-column">
      <style:table-column-properties fo:break-before="auto" style:column-width="46.02mm"/>
    </style:style>
    <style:style style:name="co7" style:family="table-column">
      <style:table-column-properties fo:break-before="auto" style:column-width="32.12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7.38mm"/>
    </style:style>
    <style:style style:name="co10" style:family="table-column">
      <style:table-column-properties fo:break-before="auto" style:column-width="42.47mm"/>
    </style:style>
    <style:style style:name="co11" style:family="table-column">
      <style:table-column-properties fo:break-before="auto" style:column-width="40.57mm"/>
    </style:style>
    <style:style style:name="co12" style:family="table-column">
      <style:table-column-properties fo:break-before="auto" style:column-width="38.66mm"/>
    </style:style>
    <style:style style:name="co13" style:family="table-column">
      <style:table-column-properties fo:break-before="auto" style:column-width="37.31mm"/>
    </style:style>
    <style:style style:name="co14" style:family="table-column">
      <style:table-column-properties fo:break-before="auto" style:column-width="34.03mm"/>
    </style:style>
    <style:style style:name="co15" style:family="table-column">
      <style:table-column-properties fo:break-before="auto" style:column-width="34.85mm"/>
    </style:style>
    <style:style style:name="co16" style:family="table-column">
      <style:table-column-properties fo:break-before="auto" style:column-width="31.31mm"/>
    </style:style>
    <style:style style:name="co17" style:family="table-column">
      <style:table-column-properties fo:break-before="auto" style:column-width="38.93mm"/>
    </style:style>
    <style:style style:name="co18" style:family="table-column">
      <style:table-column-properties fo:break-before="auto" style:column-width="37.85mm"/>
    </style:style>
    <style:style style:name="co19" style:family="table-column">
      <style:table-column-properties fo:break-before="auto" style:column-width="27.5mm"/>
    </style:style>
    <style:style style:name="co20" style:family="table-column">
      <style:table-column-properties fo:break-before="auto" style:column-width="36.21mm"/>
    </style:style>
    <style:style style:name="co21" style:family="table-column">
      <style:table-column-properties fo:break-before="auto" style:column-width="37.57mm"/>
    </style:style>
    <style:style style:name="co22" style:family="table-column">
      <style:table-column-properties fo:break-before="auto" style:column-width="42.21mm"/>
    </style:style>
    <style:style style:name="co23" style:family="table-column">
      <style:table-column-properties fo:break-before="auto" style:column-width="34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datas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ext_raw_material_name</text:p>
          </table:table-cell>
          <table:table-cell table:style-name="ce1" office:value-type="string" calcext:value-type="string">
            <text:p>ext_raw_material_amount</text:p>
          </table:table-cell>
          <table:table-cell table:style-name="ce1" office:value-type="string" calcext:value-type="string">
            <text:p>ext_raw_material_company</text:p>
          </table:table-cell>
          <table:table-cell table:style-name="ce1" office:value-type="string" calcext:value-type="string">
            <text:p>ext_raw_material_location_lat</text:p>
          </table:table-cell>
          <table:table-cell table:style-name="ce1" office:value-type="string" calcext:value-type="string">
            <text:p>ext_raw_material_location_country</text:p>
          </table:table-cell>
          <table:table-cell table:style-name="ce1" office:value-type="string" calcext:value-type="string">
            <text:p>ext_raw_material_process</text:p>
          </table:table-cell>
          <table:table-cell table:style-name="ce1" office:value-type="string" calcext:value-type="string">
            <text:p>ext_locations</text:p>
          </table:table-cell>
          <table:table-cell table:style-name="ce1" office:value-type="string" calcext:value-type="string">
            <text:p>Brand</text:p>
          </table:table-cell>
          <table:table-cell table:style-name="ce1" office:value-type="string" calcext:value-type="string">
            <text:p>manufacture_process</text:p>
          </table:table-cell>
          <table:table-cell table:style-name="ce1" office:value-type="string" calcext:value-type="string">
            <text:p>manufacture_locations</text:p>
          </table:table-cell>
          <table:table-cell table:style-name="ce1" office:value-type="string" calcext:value-type="string">
            <text:p>transport_companies</text:p>
          </table:table-cell>
          <table:table-cell table:style-name="ce1" office:value-type="string" calcext:value-type="string">
            <text:p>transport_methods</text:p>
          </table:table-cell>
          <table:table-cell table:style-name="ce1" office:value-type="string" calcext:value-type="string">
            <text:p>transport_locations</text:p>
          </table:table-cell>
          <table:table-cell table:style-name="ce1" office:value-type="string" calcext:value-type="string">
            <text:p>recycling_methods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Iron" calcext:value-type="string">
            <text:p>Iron</text:p>
          </table:table-cell>
          <table:table-cell table:formula="of:=RANDBETWEEN(99;10000)/100" office:value-type="float" office:value="89.17" calcext:value-type="float">
            <text:p>89,17</text:p>
          </table:table-cell>
          <table:table-cell table:formula="of:=INDIRECT(&quot;$generator_data.B&quot;&amp;RANDBETWEEN(1; COUNTA([$generator_data.$B$1:$generator_data.$B$6])))" office:value-type="string" office:string-value="USNM" calcext:value-type="string">
            <text:p>USNM</text:p>
          </table:table-cell>
          <table:table-cell table:formula="of:=RANDBETWEEN(-90000000;90000000)/1000000" office:value-type="float" office:value="25.977032" calcext:value-type="float">
            <text:p>25,977032</text:p>
          </table:table-cell>
          <table:table-cell table:formula="of:=RANDBETWEEN(-180000000;180000000)/1000000" office:value-type="float" office:value="-118.277924" calcext:value-type="float">
            <text:p>-118,277924</text:p>
          </table:table-cell>
          <table:table-cell table:formula="of:=INDIRECT(&quot;$generator_data.C&quot;&amp;RANDBETWEEN(1; COUNTA([$generator_data.$C$1:$generator_data.$C$4])))" office:value-type="string" office:string-value="Open air mine" calcext:value-type="string">
            <text:p>Open air mine</text:p>
          </table:table-cell>
          <table:table-cell table:formula="of:=INDIRECT(&quot;$generator_data.E&quot;&amp;RANDBETWEEN(1; COUNTA([$generator_data.$E$1:$generator_data.$E$4])))" office:value-type="string" office:string-value="Escondida, Chile" calcext:value-type="string">
            <text:p>Escondida, Chile</text:p>
          </table:table-cell>
          <table:table-cell table:formula="of:=INDIRECT(&quot;$generator_data.A&quot;&amp;RANDBETWEEN(1; COUNTA([$generator_data.$A$1:$generator_data.$A$13])))" office:value-type="string" office:string-value="Bq" calcext:value-type="string">
            <text:p>Bq</text:p>
          </table:table-cell>
          <table:table-cell table:formula="of:=INDIRECT(&quot;$generator_data.G&quot;&amp;RANDBETWEEN(1; COUNTA([$generator_data.$G$1:$generator_data.$G$7])))" office:value-type="string" office:string-value="Case building" calcext:value-type="string">
            <text:p>Case building</text:p>
          </table:table-cell>
          <table:table-cell table:formula="of:=INDIRECT(&quot;$generator_data.H&quot;&amp;RANDBETWEEN(1; COUNTA([$generator_data.$H$1:$generator_data.$H$7])))" office:value-type="string" office:string-value="Shandong, China" calcext:value-type="string">
            <text:p>Shandong, China</text:p>
          </table:table-cell>
          <table:table-cell table:formula="of:=INDIRECT(&quot;$generator_data.J&quot;&amp;RANDBETWEEN(1; COUNTA([$generator_data.$J$1:$generator_data.$J$4])))" office:value-type="string" office:string-value="Cosco Group" calcext:value-type="string">
            <text:p>Cosco Group</text:p>
          </table:table-cell>
          <table:table-cell table:formula="of:=INDIRECT(&quot;$generator_data.K&quot;&amp;RANDBETWEEN(1; COUNTA([$generator_data.$K$1:$generator_data.$K$4])))" office:value-type="string" office:string-value="Air" calcext:value-type="string">
            <text:p>Air</text:p>
          </table:table-cell>
          <table:table-cell table:formula="of:=INDIRECT(&quot;$generator_data.L&quot;&amp;RANDBETWEEN(1; COUNTA([$generator_data.$L$1:$generator_data.$L$10])))" office:value-type="string" office:string-value="Shandong, China" calcext:value-type="string">
            <text:p>Shandong, China</text:p>
          </table:table-cell>
          <table:table-cell table:formula="of:=INDIRECT(&quot;$generator_data.M&quot;&amp;RANDBETWEEN(1; COUNTA([$generator_data.$M$1:$generator_data.$M$7])))" office:value-type="string" office:string-value="Sublimation" calcext:value-type="string">
            <text:p>Sublimation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Aluminium" calcext:value-type="string">
            <text:p>Aluminium</text:p>
          </table:table-cell>
          <table:table-cell table:formula="of:=RANDBETWEEN(99;10000)/100" office:value-type="float" office:value="52.55" calcext:value-type="float">
            <text:p>52,55</text:p>
          </table:table-cell>
          <table:table-cell table:formula="of:=INDIRECT(&quot;$generator_data.B&quot;&amp;RANDBETWEEN(1; COUNTA([$generator_data.$B$1:$generator_data.$B$6])))" office:value-type="string" office:string-value="USNM" calcext:value-type="string">
            <text:p>USNM</text:p>
          </table:table-cell>
          <table:table-cell table:formula="of:=RANDBETWEEN(-90000000;90000000)/1000000" office:value-type="float" office:value="67.299502" calcext:value-type="float">
            <text:p>67,299502</text:p>
          </table:table-cell>
          <table:table-cell table:formula="of:=RANDBETWEEN(-180000000;180000000)/1000000" office:value-type="float" office:value="53.210958" calcext:value-type="float">
            <text:p>53,210958</text:p>
          </table:table-cell>
          <table:table-cell table:formula="of:=INDIRECT(&quot;$generator_data.C&quot;&amp;RANDBETWEEN(1; COUNTA([$generator_data.$C$1:$generator_data.$C$4])))" office:value-type="string" office:string-value="Underwater mine" calcext:value-type="string">
            <text:p>Underwater mine</text:p>
          </table:table-cell>
          <table:table-cell table:formula="of:=INDIRECT(&quot;$generator_data.E&quot;&amp;RANDBETWEEN(1; COUNTA([$generator_data.$E$1:$generator_data.$E$4])))" office:value-type="string" office:string-value="Cape City, South Africa" calcext:value-type="string">
            <text:p>Cape City, South Africa</text:p>
          </table:table-cell>
          <table:table-cell table:formula="of:=INDIRECT(&quot;$generator_data.A&quot;&amp;RANDBETWEEN(1; COUNTA([$generator_data.$A$1:$generator_data.$A$13])))" office:value-type="string" office:string-value="Caterpillar" calcext:value-type="string">
            <text:p>Caterpillar</text:p>
          </table:table-cell>
          <table:table-cell table:formula="of:=INDIRECT(&quot;$generator_data.G&quot;&amp;RANDBETWEEN(1; COUNTA([$generator_data.$G$1:$generator_data.$G$7])))" office:value-type="string" office:string-value="Assembly line" calcext:value-type="string">
            <text:p>Assembly line</text:p>
          </table:table-cell>
          <table:table-cell table:formula="of:=INDIRECT(&quot;$generator_data.H&quot;&amp;RANDBETWEEN(1; COUNTA([$generator_data.$H$1:$generator_data.$H$7])))" office:value-type="string" office:string-value="Guangdong, China" calcext:value-type="string">
            <text:p>Guangdong, China</text:p>
          </table:table-cell>
          <table:table-cell table:formula="of:=INDIRECT(&quot;$generator_data.J&quot;&amp;RANDBETWEEN(1; COUNTA([$generator_data.$J$1:$generator_data.$J$4])))" office:value-type="string" office:string-value="UPS" calcext:value-type="string">
            <text:p>UPS</text:p>
          </table:table-cell>
          <table:table-cell table:formula="of:=INDIRECT(&quot;$generator_data.K&quot;&amp;RANDBETWEEN(1; COUNTA([$generator_data.$K$1:$generator_data.$K$4])))" office:value-type="string" office:string-value="Ground, truck" calcext:value-type="string">
            <text:p>Ground, truck</text:p>
          </table:table-cell>
          <table:table-cell table:formula="of:=INDIRECT(&quot;$generator_data.L&quot;&amp;RANDBETWEEN(1; COUNTA([$generator_data.$L$1:$generator_data.$L$10])))" office:value-type="string" office:string-value="Arizona, USA" calcext:value-type="string">
            <text:p>Arizona, USA</text:p>
          </table:table-cell>
          <table:table-cell table:formula="of:=INDIRECT(&quot;$generator_data.M&quot;&amp;RANDBETWEEN(1; COUNTA([$generator_data.$M$1:$generator_data.$M$7])))" office:value-type="string" office:string-value="High pressure cleaning" calcext:value-type="string">
            <text:p>High pressure cleaning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Aluminium" calcext:value-type="string">
            <text:p>Aluminium</text:p>
          </table:table-cell>
          <table:table-cell table:formula="of:=RANDBETWEEN(99;10000)/100" office:value-type="float" office:value="41.21" calcext:value-type="float">
            <text:p>41,21</text:p>
          </table:table-cell>
          <table:table-cell table:formula="of:=INDIRECT(&quot;$generator_data.B&quot;&amp;RANDBETWEEN(1; COUNTA([$generator_data.$B$1:$generator_data.$B$6])))" office:value-type="string" office:string-value="USNM" calcext:value-type="string">
            <text:p>USNM</text:p>
          </table:table-cell>
          <table:table-cell table:formula="of:=RANDBETWEEN(-90000000;90000000)/1000000" office:value-type="float" office:value="-77.412943" calcext:value-type="float">
            <text:p>-77,412943</text:p>
          </table:table-cell>
          <table:table-cell table:formula="of:=RANDBETWEEN(-180000000;180000000)/1000000" office:value-type="float" office:value="-37.59015" calcext:value-type="float">
            <text:p>-37,590150</text:p>
          </table:table-cell>
          <table:table-cell table:formula="of:=INDIRECT(&quot;$generator_data.C&quot;&amp;RANDBETWEEN(1; COUNTA([$generator_data.$C$1:$generator_data.$C$4])))" office:value-type="string" office:string-value="Underwater mine" calcext:value-type="string">
            <text:p>Underwater mine</text:p>
          </table:table-cell>
          <table:table-cell table:formula="of:=INDIRECT(&quot;$generator_data.E&quot;&amp;RANDBETWEEN(1; COUNTA([$generator_data.$E$1:$generator_data.$E$4])))" office:value-type="string" office:string-value="Alaska, USA" calcext:value-type="string">
            <text:p>Alaska, USA</text:p>
          </table:table-cell>
          <table:table-cell table:formula="of:=INDIRECT(&quot;$generator_data.A&quot;&amp;RANDBETWEEN(1; COUNTA([$generator_data.$A$1:$generator_data.$A$13])))" office:value-type="string" office:string-value="Nokia" calcext:value-type="string">
            <text:p>Nokia</text:p>
          </table:table-cell>
          <table:table-cell table:formula="of:=INDIRECT(&quot;$generator_data.G&quot;&amp;RANDBETWEEN(1; COUNTA([$generator_data.$G$1:$generator_data.$G$7])))" office:value-type="string" office:string-value="Board production" calcext:value-type="string">
            <text:p>Board production</text:p>
          </table:table-cell>
          <table:table-cell table:formula="of:=INDIRECT(&quot;$generator_data.H&quot;&amp;RANDBETWEEN(1; COUNTA([$generator_data.$H$1:$generator_data.$H$7])))" office:value-type="string" office:string-value="Arizona, USA" calcext:value-type="string">
            <text:p>Arizona, USA</text:p>
          </table:table-cell>
          <table:table-cell table:formula="of:=INDIRECT(&quot;$generator_data.J&quot;&amp;RANDBETWEEN(1; COUNTA([$generator_data.$J$1:$generator_data.$J$4])))" office:value-type="string" office:string-value="Cosco Group" calcext:value-type="string">
            <text:p>Cosco Group</text:p>
          </table:table-cell>
          <table:table-cell table:formula="of:=INDIRECT(&quot;$generator_data.K&quot;&amp;RANDBETWEEN(1; COUNTA([$generator_data.$K$1:$generator_data.$K$4])))" office:value-type="string" office:string-value="Ground, train" calcext:value-type="string">
            <text:p>Ground, train</text:p>
          </table:table-cell>
          <table:table-cell table:formula="of:=INDIRECT(&quot;$generator_data.L&quot;&amp;RANDBETWEEN(1; COUNTA([$generator_data.$L$1:$generator_data.$L$10])))" office:value-type="string" office:string-value="Guangdong, China" calcext:value-type="string">
            <text:p>Guangdong, China</text:p>
          </table:table-cell>
          <table:table-cell table:formula="of:=INDIRECT(&quot;$generator_data.M&quot;&amp;RANDBETWEEN(1; COUNTA([$generator_data.$M$1:$generator_data.$M$7])))" office:value-type="string" office:string-value="Centrifuge" calcext:value-type="string">
            <text:p>Centrifuge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Iron" calcext:value-type="string">
            <text:p>Iron</text:p>
          </table:table-cell>
          <table:table-cell table:formula="of:=RANDBETWEEN(99;10000)/100" office:value-type="float" office:value="78.37" calcext:value-type="float">
            <text:p>78,37</text:p>
          </table:table-cell>
          <table:table-cell table:formula="of:=INDIRECT(&quot;$generator_data.B&quot;&amp;RANDBETWEEN(1; COUNTA([$generator_data.$B$1:$generator_data.$B$6])))" office:value-type="string" office:string-value="USNM" calcext:value-type="string">
            <text:p>USNM</text:p>
          </table:table-cell>
          <table:table-cell table:formula="of:=RANDBETWEEN(-90000000;90000000)/1000000" office:value-type="float" office:value="72.53142" calcext:value-type="float">
            <text:p>72,531420</text:p>
          </table:table-cell>
          <table:table-cell table:formula="of:=RANDBETWEEN(-180000000;180000000)/1000000" office:value-type="float" office:value="75.141366" calcext:value-type="float">
            <text:p>75,141366</text:p>
          </table:table-cell>
          <table:table-cell table:formula="of:=INDIRECT(&quot;$generator_data.C&quot;&amp;RANDBETWEEN(1; COUNTA([$generator_data.$C$1:$generator_data.$C$4])))" office:value-type="string" office:string-value="Open air mine" calcext:value-type="string">
            <text:p>Open air mine</text:p>
          </table:table-cell>
          <table:table-cell table:formula="of:=INDIRECT(&quot;$generator_data.E&quot;&amp;RANDBETWEEN(1; COUNTA([$generator_data.$E$1:$generator_data.$E$4])))" office:value-type="string" office:string-value="Escondida, Chile" calcext:value-type="string">
            <text:p>Escondida, Chile</text:p>
          </table:table-cell>
          <table:table-cell table:formula="of:=INDIRECT(&quot;$generator_data.A&quot;&amp;RANDBETWEEN(1; COUNTA([$generator_data.$A$1:$generator_data.$A$13])))" office:value-type="string" office:string-value="Nokia" calcext:value-type="string">
            <text:p>Nokia</text:p>
          </table:table-cell>
          <table:table-cell table:formula="of:=INDIRECT(&quot;$generator_data.G&quot;&amp;RANDBETWEEN(1; COUNTA([$generator_data.$G$1:$generator_data.$G$7])))" office:value-type="string" office:string-value="Case building" calcext:value-type="string">
            <text:p>Case building</text:p>
          </table:table-cell>
          <table:table-cell table:formula="of:=INDIRECT(&quot;$generator_data.H&quot;&amp;RANDBETWEEN(1; COUNTA([$generator_data.$H$1:$generator_data.$H$7])))" office:value-type="string" office:string-value="Texas, USA" calcext:value-type="string">
            <text:p>Texas, USA</text:p>
          </table:table-cell>
          <table:table-cell table:formula="of:=INDIRECT(&quot;$generator_data.J&quot;&amp;RANDBETWEEN(1; COUNTA([$generator_data.$J$1:$generator_data.$J$4])))" office:value-type="string" office:string-value="Cosco Group" calcext:value-type="string">
            <text:p>Cosco Group</text:p>
          </table:table-cell>
          <table:table-cell table:formula="of:=INDIRECT(&quot;$generator_data.K&quot;&amp;RANDBETWEEN(1; COUNTA([$generator_data.$K$1:$generator_data.$K$4])))" office:value-type="string" office:string-value="Ground, truck" calcext:value-type="string">
            <text:p>Ground, truck</text:p>
          </table:table-cell>
          <table:table-cell table:formula="of:=INDIRECT(&quot;$generator_data.L&quot;&amp;RANDBETWEEN(1; COUNTA([$generator_data.$L$1:$generator_data.$L$10])))" office:value-type="string" office:string-value="Shandong, China" calcext:value-type="string">
            <text:p>Shandong, China</text:p>
          </table:table-cell>
          <table:table-cell table:formula="of:=INDIRECT(&quot;$generator_data.M&quot;&amp;RANDBETWEEN(1; COUNTA([$generator_data.$M$1:$generator_data.$M$7])))" office:value-type="string" office:string-value="Chemical extraction" calcext:value-type="string">
            <text:p>Chemical extraction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Aluminium" calcext:value-type="string">
            <text:p>Aluminium</text:p>
          </table:table-cell>
          <table:table-cell table:formula="of:=RANDBETWEEN(99;10000)/100" office:value-type="float" office:value="43.89" calcext:value-type="float">
            <text:p>43,89</text:p>
          </table:table-cell>
          <table:table-cell table:formula="of:=INDIRECT(&quot;$generator_data.B&quot;&amp;RANDBETWEEN(1; COUNTA([$generator_data.$B$1:$generator_data.$B$6])))" office:value-type="string" office:string-value="Red Star" calcext:value-type="string">
            <text:p>Red Star</text:p>
          </table:table-cell>
          <table:table-cell table:formula="of:=RANDBETWEEN(-90000000;90000000)/1000000" office:value-type="float" office:value="-47.024099" calcext:value-type="float">
            <text:p>-47,024099</text:p>
          </table:table-cell>
          <table:table-cell table:formula="of:=RANDBETWEEN(-180000000;180000000)/1000000" office:value-type="float" office:value="129.772482" calcext:value-type="float">
            <text:p>129,772482</text:p>
          </table:table-cell>
          <table:table-cell table:formula="of:=INDIRECT(&quot;$generator_data.C&quot;&amp;RANDBETWEEN(1; COUNTA([$generator_data.$C$1:$generator_data.$C$4])))" office:value-type="string" office:string-value="Internal minning" calcext:value-type="string">
            <text:p>Internal minning</text:p>
          </table:table-cell>
          <table:table-cell table:formula="of:=INDIRECT(&quot;$generator_data.E&quot;&amp;RANDBETWEEN(1; COUNTA([$generator_data.$E$1:$generator_data.$E$4])))" office:value-type="string" office:string-value="Cape City, South Africa" calcext:value-type="string">
            <text:p>Cape City, South Africa</text:p>
          </table:table-cell>
          <table:table-cell table:formula="of:=INDIRECT(&quot;$generator_data.A&quot;&amp;RANDBETWEEN(1; COUNTA([$generator_data.$A$1:$generator_data.$A$13])))" office:value-type="string" office:string-value="Bosch" calcext:value-type="string">
            <text:p>Bosch</text:p>
          </table:table-cell>
          <table:table-cell table:formula="of:=INDIRECT(&quot;$generator_data.G&quot;&amp;RANDBETWEEN(1; COUNTA([$generator_data.$G$1:$generator_data.$G$7])))" office:value-type="string" office:string-value="CPU Manufacture " calcext:value-type="string">
            <text:p>CPU Manufacture </text:p>
          </table:table-cell>
          <table:table-cell table:formula="of:=INDIRECT(&quot;$generator_data.H&quot;&amp;RANDBETWEEN(1; COUNTA([$generator_data.$H$1:$generator_data.$H$7])))" office:value-type="string" office:string-value="Zhejiang, China" calcext:value-type="string">
            <text:p>Zhejiang, China</text:p>
          </table:table-cell>
          <table:table-cell table:formula="of:=INDIRECT(&quot;$generator_data.J&quot;&amp;RANDBETWEEN(1; COUNTA([$generator_data.$J$1:$generator_data.$J$4])))" office:value-type="string" office:string-value="DB Schenker" calcext:value-type="string">
            <text:p>DB Schenker</text:p>
          </table:table-cell>
          <table:table-cell table:formula="of:=INDIRECT(&quot;$generator_data.K&quot;&amp;RANDBETWEEN(1; COUNTA([$generator_data.$K$1:$generator_data.$K$4])))" office:value-type="string" office:string-value="Ground, train" calcext:value-type="string">
            <text:p>Ground, train</text:p>
          </table:table-cell>
          <table:table-cell table:formula="of:=INDIRECT(&quot;$generator_data.L&quot;&amp;RANDBETWEEN(1; COUNTA([$generator_data.$L$1:$generator_data.$L$10])))" office:value-type="string" office:string-value="Guangdong, China" calcext:value-type="string">
            <text:p>Guangdong, China</text:p>
          </table:table-cell>
          <table:table-cell table:formula="of:=INDIRECT(&quot;$generator_data.M&quot;&amp;RANDBETWEEN(1; COUNTA([$generator_data.$M$1:$generator_data.$M$7])))" office:value-type="string" office:string-value="Acid expossure" calcext:value-type="string">
            <text:p>Acid expossure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Cooper" calcext:value-type="string">
            <text:p>Cooper</text:p>
          </table:table-cell>
          <table:table-cell table:formula="of:=RANDBETWEEN(99;10000)/100" office:value-type="float" office:value="44.87" calcext:value-type="float">
            <text:p>44,87</text:p>
          </table:table-cell>
          <table:table-cell table:formula="of:=INDIRECT(&quot;$generator_data.B&quot;&amp;RANDBETWEEN(1; COUNTA([$generator_data.$B$1:$generator_data.$B$6])))" office:value-type="string" office:string-value="Long top extraction LTD" calcext:value-type="string">
            <text:p>Long top extraction LTD</text:p>
          </table:table-cell>
          <table:table-cell table:formula="of:=RANDBETWEEN(-90000000;90000000)/1000000" office:value-type="float" office:value="-83.166551" calcext:value-type="float">
            <text:p>-83,166551</text:p>
          </table:table-cell>
          <table:table-cell table:formula="of:=RANDBETWEEN(-180000000;180000000)/1000000" office:value-type="float" office:value="-162.453795" calcext:value-type="float">
            <text:p>-162,453795</text:p>
          </table:table-cell>
          <table:table-cell table:formula="of:=INDIRECT(&quot;$generator_data.C&quot;&amp;RANDBETWEEN(1; COUNTA([$generator_data.$C$1:$generator_data.$C$4])))" office:value-type="string" office:string-value="Underwater mine" calcext:value-type="string">
            <text:p>Underwater mine</text:p>
          </table:table-cell>
          <table:table-cell table:formula="of:=INDIRECT(&quot;$generator_data.E&quot;&amp;RANDBETWEEN(1; COUNTA([$generator_data.$E$1:$generator_data.$E$4])))" office:value-type="string" office:string-value="Mimosa, Zimbabue" calcext:value-type="string">
            <text:p>Mimosa, Zimbabue</text:p>
          </table:table-cell>
          <table:table-cell table:formula="of:=INDIRECT(&quot;$generator_data.A&quot;&amp;RANDBETWEEN(1; COUNTA([$generator_data.$A$1:$generator_data.$A$13])))" office:value-type="string" office:string-value="Panasonic" calcext:value-type="string">
            <text:p>Panasonic</text:p>
          </table:table-cell>
          <table:table-cell table:formula="of:=INDIRECT(&quot;$generator_data.G&quot;&amp;RANDBETWEEN(1; COUNTA([$generator_data.$G$1:$generator_data.$G$7])))" office:value-type="string" office:string-value="Memory" calcext:value-type="string">
            <text:p>Memory</text:p>
          </table:table-cell>
          <table:table-cell table:formula="of:=INDIRECT(&quot;$generator_data.H&quot;&amp;RANDBETWEEN(1; COUNTA([$generator_data.$H$1:$generator_data.$H$7])))" office:value-type="string" office:string-value="Arizona, USA" calcext:value-type="string">
            <text:p>Arizona, USA</text:p>
          </table:table-cell>
          <table:table-cell table:formula="of:=INDIRECT(&quot;$generator_data.J&quot;&amp;RANDBETWEEN(1; COUNTA([$generator_data.$J$1:$generator_data.$J$4])))" office:value-type="string" office:string-value="DB Schenker" calcext:value-type="string">
            <text:p>DB Schenker</text:p>
          </table:table-cell>
          <table:table-cell table:formula="of:=INDIRECT(&quot;$generator_data.K&quot;&amp;RANDBETWEEN(1; COUNTA([$generator_data.$K$1:$generator_data.$K$4])))" office:value-type="string" office:string-value="Air" calcext:value-type="string">
            <text:p>Air</text:p>
          </table:table-cell>
          <table:table-cell table:formula="of:=INDIRECT(&quot;$generator_data.L&quot;&amp;RANDBETWEEN(1; COUNTA([$generator_data.$L$1:$generator_data.$L$10])))" office:value-type="string" office:string-value="Paris, France" calcext:value-type="string">
            <text:p>Paris, France</text:p>
          </table:table-cell>
          <table:table-cell table:formula="of:=INDIRECT(&quot;$generator_data.M&quot;&amp;RANDBETWEEN(1; COUNTA([$generator_data.$M$1:$generator_data.$M$7])))" office:value-type="string" office:string-value="High pressure cleaning" calcext:value-type="string">
            <text:p>High pressure cleaning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Silver" calcext:value-type="string">
            <text:p>Silver</text:p>
          </table:table-cell>
          <table:table-cell table:formula="of:=RANDBETWEEN(99;10000)/100" office:value-type="float" office:value="82.06" calcext:value-type="float">
            <text:p>82,06</text:p>
          </table:table-cell>
          <table:table-cell table:formula="of:=INDIRECT(&quot;$generator_data.B&quot;&amp;RANDBETWEEN(1; COUNTA([$generator_data.$B$1:$generator_data.$B$6])))" office:value-type="string" office:string-value="Red Star" calcext:value-type="string">
            <text:p>Red Star</text:p>
          </table:table-cell>
          <table:table-cell table:formula="of:=RANDBETWEEN(-90000000;90000000)/1000000" office:value-type="float" office:value="54.448206" calcext:value-type="float">
            <text:p>54,448206</text:p>
          </table:table-cell>
          <table:table-cell table:formula="of:=RANDBETWEEN(-180000000;180000000)/1000000" office:value-type="float" office:value="-146.05478" calcext:value-type="float">
            <text:p>-146,054780</text:p>
          </table:table-cell>
          <table:table-cell table:formula="of:=INDIRECT(&quot;$generator_data.C&quot;&amp;RANDBETWEEN(1; COUNTA([$generator_data.$C$1:$generator_data.$C$4])))" office:value-type="string" office:string-value="Underwater mine" calcext:value-type="string">
            <text:p>Underwater mine</text:p>
          </table:table-cell>
          <table:table-cell table:formula="of:=INDIRECT(&quot;$generator_data.E&quot;&amp;RANDBETWEEN(1; COUNTA([$generator_data.$E$1:$generator_data.$E$4])))" office:value-type="string" office:string-value="Alaska, USA" calcext:value-type="string">
            <text:p>Alaska, USA</text:p>
          </table:table-cell>
          <table:table-cell table:formula="of:=INDIRECT(&quot;$generator_data.A&quot;&amp;RANDBETWEEN(1; COUNTA([$generator_data.$A$1:$generator_data.$A$13])))" office:value-type="string" office:string-value="Engel" calcext:value-type="string">
            <text:p>Engel</text:p>
          </table:table-cell>
          <table:table-cell table:formula="of:=INDIRECT(&quot;$generator_data.G&quot;&amp;RANDBETWEEN(1; COUNTA([$generator_data.$G$1:$generator_data.$G$7])))" office:value-type="string" office:string-value="Board production" calcext:value-type="string">
            <text:p>Board production</text:p>
          </table:table-cell>
          <table:table-cell table:formula="of:=INDIRECT(&quot;$generator_data.H&quot;&amp;RANDBETWEEN(1; COUNTA([$generator_data.$H$1:$generator_data.$H$7])))" office:value-type="string" office:string-value="Zhejiang, China" calcext:value-type="string">
            <text:p>Zhejiang, China</text:p>
          </table:table-cell>
          <table:table-cell table:formula="of:=INDIRECT(&quot;$generator_data.J&quot;&amp;RANDBETWEEN(1; COUNTA([$generator_data.$J$1:$generator_data.$J$4])))" office:value-type="string" office:string-value="DB Schenker" calcext:value-type="string">
            <text:p>DB Schenker</text:p>
          </table:table-cell>
          <table:table-cell table:formula="of:=INDIRECT(&quot;$generator_data.K&quot;&amp;RANDBETWEEN(1; COUNTA([$generator_data.$K$1:$generator_data.$K$4])))" office:value-type="string" office:string-value="Ground, train" calcext:value-type="string">
            <text:p>Ground, train</text:p>
          </table:table-cell>
          <table:table-cell table:formula="of:=INDIRECT(&quot;$generator_data.L&quot;&amp;RANDBETWEEN(1; COUNTA([$generator_data.$L$1:$generator_data.$L$10])))" office:value-type="string" office:string-value="Berlin, Germany" calcext:value-type="string">
            <text:p>Berlin, Germany</text:p>
          </table:table-cell>
          <table:table-cell table:formula="of:=INDIRECT(&quot;$generator_data.M&quot;&amp;RANDBETWEEN(1; COUNTA([$generator_data.$M$1:$generator_data.$M$7])))" office:value-type="string" office:string-value="Mercury chemical extraction" calcext:value-type="string">
            <text:p>Mercury chemical extraction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Iron" calcext:value-type="string">
            <text:p>Iron</text:p>
          </table:table-cell>
          <table:table-cell table:formula="of:=RANDBETWEEN(99;10000)/100" office:value-type="float" office:value="27.61" calcext:value-type="float">
            <text:p>27,61</text:p>
          </table:table-cell>
          <table:table-cell table:formula="of:=INDIRECT(&quot;$generator_data.B&quot;&amp;RANDBETWEEN(1; COUNTA([$generator_data.$B$1:$generator_data.$B$6])))" office:value-type="string" office:string-value="RM Minerals" calcext:value-type="string">
            <text:p>RM Minerals</text:p>
          </table:table-cell>
          <table:table-cell table:formula="of:=RANDBETWEEN(-90000000;90000000)/1000000" office:value-type="float" office:value="77.577367" calcext:value-type="float">
            <text:p>77,577367</text:p>
          </table:table-cell>
          <table:table-cell table:formula="of:=RANDBETWEEN(-180000000;180000000)/1000000" office:value-type="float" office:value="32.369407" calcext:value-type="float">
            <text:p>32,369407</text:p>
          </table:table-cell>
          <table:table-cell table:formula="of:=INDIRECT(&quot;$generator_data.C&quot;&amp;RANDBETWEEN(1; COUNTA([$generator_data.$C$1:$generator_data.$C$4])))" office:value-type="string" office:string-value="Open air mine" calcext:value-type="string">
            <text:p>Open air mine</text:p>
          </table:table-cell>
          <table:table-cell table:formula="of:=INDIRECT(&quot;$generator_data.E&quot;&amp;RANDBETWEEN(1; COUNTA([$generator_data.$E$1:$generator_data.$E$4])))" office:value-type="string" office:string-value="Cape City, South Africa" calcext:value-type="string">
            <text:p>Cape City, South Africa</text:p>
          </table:table-cell>
          <table:table-cell table:formula="of:=INDIRECT(&quot;$generator_data.A&quot;&amp;RANDBETWEEN(1; COUNTA([$generator_data.$A$1:$generator_data.$A$13])))" office:value-type="string" office:string-value="Caterpillar" calcext:value-type="string">
            <text:p>Caterpillar</text:p>
          </table:table-cell>
          <table:table-cell table:formula="of:=INDIRECT(&quot;$generator_data.G&quot;&amp;RANDBETWEEN(1; COUNTA([$generator_data.$G$1:$generator_data.$G$7])))" office:value-type="string" office:string-value="Board production" calcext:value-type="string">
            <text:p>Board production</text:p>
          </table:table-cell>
          <table:table-cell table:formula="of:=INDIRECT(&quot;$generator_data.H&quot;&amp;RANDBETWEEN(1; COUNTA([$generator_data.$H$1:$generator_data.$H$7])))" office:value-type="string" office:string-value="Berlin, Germany" calcext:value-type="string">
            <text:p>Berlin, Germany</text:p>
          </table:table-cell>
          <table:table-cell table:formula="of:=INDIRECT(&quot;$generator_data.J&quot;&amp;RANDBETWEEN(1; COUNTA([$generator_data.$J$1:$generator_data.$J$4])))" office:value-type="string" office:string-value="DB Schenker" calcext:value-type="string">
            <text:p>DB Schenker</text:p>
          </table:table-cell>
          <table:table-cell table:formula="of:=INDIRECT(&quot;$generator_data.K&quot;&amp;RANDBETWEEN(1; COUNTA([$generator_data.$K$1:$generator_data.$K$4])))" office:value-type="string" office:string-value="Sea" calcext:value-type="string">
            <text:p>Sea</text:p>
          </table:table-cell>
          <table:table-cell table:formula="of:=INDIRECT(&quot;$generator_data.L&quot;&amp;RANDBETWEEN(1; COUNTA([$generator_data.$L$1:$generator_data.$L$10])))" office:value-type="string" office:string-value="Shandong, China" calcext:value-type="string">
            <text:p>Shandong, China</text:p>
          </table:table-cell>
          <table:table-cell table:formula="of:=INDIRECT(&quot;$generator_data.M&quot;&amp;RANDBETWEEN(1; COUNTA([$generator_data.$M$1:$generator_data.$M$7])))" office:value-type="string" office:string-value="Chemical extraction" calcext:value-type="string">
            <text:p>Chemical extraction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Platinum" calcext:value-type="string">
            <text:p>Platinum</text:p>
          </table:table-cell>
          <table:table-cell table:formula="of:=RANDBETWEEN(99;10000)/100" office:value-type="float" office:value="70.45" calcext:value-type="float">
            <text:p>70,45</text:p>
          </table:table-cell>
          <table:table-cell table:formula="of:=INDIRECT(&quot;$generator_data.B&quot;&amp;RANDBETWEEN(1; COUNTA([$generator_data.$B$1:$generator_data.$B$6])))" office:value-type="string" office:string-value="Prospection WP" calcext:value-type="string">
            <text:p>Prospection WP</text:p>
          </table:table-cell>
          <table:table-cell table:formula="of:=RANDBETWEEN(-90000000;90000000)/1000000" office:value-type="float" office:value="25.327932" calcext:value-type="float">
            <text:p>25,327932</text:p>
          </table:table-cell>
          <table:table-cell table:formula="of:=RANDBETWEEN(-180000000;180000000)/1000000" office:value-type="float" office:value="55.095679" calcext:value-type="float">
            <text:p>55,095679</text:p>
          </table:table-cell>
          <table:table-cell table:formula="of:=INDIRECT(&quot;$generator_data.C&quot;&amp;RANDBETWEEN(1; COUNTA([$generator_data.$C$1:$generator_data.$C$4])))" office:value-type="string" office:string-value="Open air mine" calcext:value-type="string">
            <text:p>Open air mine</text:p>
          </table:table-cell>
          <table:table-cell table:formula="of:=INDIRECT(&quot;$generator_data.E&quot;&amp;RANDBETWEEN(1; COUNTA([$generator_data.$E$1:$generator_data.$E$4])))" office:value-type="string" office:string-value="Escondida, Chile" calcext:value-type="string">
            <text:p>Escondida, Chile</text:p>
          </table:table-cell>
          <table:table-cell table:formula="of:=INDIRECT(&quot;$generator_data.A&quot;&amp;RANDBETWEEN(1; COUNTA([$generator_data.$A$1:$generator_data.$A$13])))" office:value-type="string" office:string-value="LG" calcext:value-type="string">
            <text:p>LG</text:p>
          </table:table-cell>
          <table:table-cell table:formula="of:=INDIRECT(&quot;$generator_data.G&quot;&amp;RANDBETWEEN(1; COUNTA([$generator_data.$G$1:$generator_data.$G$7])))" office:value-type="string" office:string-value="Board production" calcext:value-type="string">
            <text:p>Board production</text:p>
          </table:table-cell>
          <table:table-cell table:formula="of:=INDIRECT(&quot;$generator_data.H&quot;&amp;RANDBETWEEN(1; COUNTA([$generator_data.$H$1:$generator_data.$H$7])))" office:value-type="string" office:string-value="Zhejiang, China" calcext:value-type="string">
            <text:p>Zhejiang, China</text:p>
          </table:table-cell>
          <table:table-cell table:formula="of:=INDIRECT(&quot;$generator_data.J&quot;&amp;RANDBETWEEN(1; COUNTA([$generator_data.$J$1:$generator_data.$J$4])))" office:value-type="string" office:string-value="Acciona" calcext:value-type="string">
            <text:p>Acciona</text:p>
          </table:table-cell>
          <table:table-cell table:formula="of:=INDIRECT(&quot;$generator_data.K&quot;&amp;RANDBETWEEN(1; COUNTA([$generator_data.$K$1:$generator_data.$K$4])))" office:value-type="string" office:string-value="Ground, train" calcext:value-type="string">
            <text:p>Ground, train</text:p>
          </table:table-cell>
          <table:table-cell table:formula="of:=INDIRECT(&quot;$generator_data.L&quot;&amp;RANDBETWEEN(1; COUNTA([$generator_data.$L$1:$generator_data.$L$10])))" office:value-type="string" office:string-value="Shandong, China" calcext:value-type="string">
            <text:p>Shandong, China</text:p>
          </table:table-cell>
          <table:table-cell table:formula="of:=INDIRECT(&quot;$generator_data.M&quot;&amp;RANDBETWEEN(1; COUNTA([$generator_data.$M$1:$generator_data.$M$7])))" office:value-type="string" office:string-value="Heat separation" calcext:value-type="string">
            <text:p>Heat separation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Silver" calcext:value-type="string">
            <text:p>Silver</text:p>
          </table:table-cell>
          <table:table-cell table:formula="of:=RANDBETWEEN(99;10000)/100" office:value-type="float" office:value="67.91" calcext:value-type="float">
            <text:p>67,91</text:p>
          </table:table-cell>
          <table:table-cell table:formula="of:=INDIRECT(&quot;$generator_data.B&quot;&amp;RANDBETWEEN(1; COUNTA([$generator_data.$B$1:$generator_data.$B$6])))" office:value-type="string" office:string-value="Long top extraction LTD" calcext:value-type="string">
            <text:p>Long top extraction LTD</text:p>
          </table:table-cell>
          <table:table-cell table:formula="of:=RANDBETWEEN(-90000000;90000000)/1000000" office:value-type="float" office:value="-33.237936" calcext:value-type="float">
            <text:p>-33,237936</text:p>
          </table:table-cell>
          <table:table-cell table:formula="of:=RANDBETWEEN(-180000000;180000000)/1000000" office:value-type="float" office:value="53.305228" calcext:value-type="float">
            <text:p>53,305228</text:p>
          </table:table-cell>
          <table:table-cell table:formula="of:=INDIRECT(&quot;$generator_data.C&quot;&amp;RANDBETWEEN(1; COUNTA([$generator_data.$C$1:$generator_data.$C$4])))" office:value-type="string" office:string-value="Demolition" calcext:value-type="string">
            <text:p>Demolition</text:p>
          </table:table-cell>
          <table:table-cell table:formula="of:=INDIRECT(&quot;$generator_data.E&quot;&amp;RANDBETWEEN(1; COUNTA([$generator_data.$E$1:$generator_data.$E$4])))" office:value-type="string" office:string-value="Alaska, USA" calcext:value-type="string">
            <text:p>Alaska, USA</text:p>
          </table:table-cell>
          <table:table-cell table:formula="of:=INDIRECT(&quot;$generator_data.A&quot;&amp;RANDBETWEEN(1; COUNTA([$generator_data.$A$1:$generator_data.$A$13])))" office:value-type="string" office:string-value="HTC" calcext:value-type="string">
            <text:p>HTC</text:p>
          </table:table-cell>
          <table:table-cell table:formula="of:=INDIRECT(&quot;$generator_data.G&quot;&amp;RANDBETWEEN(1; COUNTA([$generator_data.$G$1:$generator_data.$G$7])))" office:value-type="string" office:string-value="Case building" calcext:value-type="string">
            <text:p>Case building</text:p>
          </table:table-cell>
          <table:table-cell table:formula="of:=INDIRECT(&quot;$generator_data.H&quot;&amp;RANDBETWEEN(1; COUNTA([$generator_data.$H$1:$generator_data.$H$7])))" office:value-type="string" office:string-value="Guangdong, China" calcext:value-type="string">
            <text:p>Guangdong, China</text:p>
          </table:table-cell>
          <table:table-cell table:formula="of:=INDIRECT(&quot;$generator_data.J&quot;&amp;RANDBETWEEN(1; COUNTA([$generator_data.$J$1:$generator_data.$J$4])))" office:value-type="string" office:string-value="DB Schenker" calcext:value-type="string">
            <text:p>DB Schenker</text:p>
          </table:table-cell>
          <table:table-cell table:formula="of:=INDIRECT(&quot;$generator_data.K&quot;&amp;RANDBETWEEN(1; COUNTA([$generator_data.$K$1:$generator_data.$K$4])))" office:value-type="string" office:string-value="Air" calcext:value-type="string">
            <text:p>Air</text:p>
          </table:table-cell>
          <table:table-cell table:formula="of:=INDIRECT(&quot;$generator_data.L&quot;&amp;RANDBETWEEN(1; COUNTA([$generator_data.$L$1:$generator_data.$L$10])))" office:value-type="string" office:string-value="Shenzhen, China" calcext:value-type="string">
            <text:p>Shenzhen, China</text:p>
          </table:table-cell>
          <table:table-cell table:formula="of:=INDIRECT(&quot;$generator_data.M&quot;&amp;RANDBETWEEN(1; COUNTA([$generator_data.$M$1:$generator_data.$M$7])))" office:value-type="string" office:string-value="Acid expossure" calcext:value-type="string">
            <text:p>Acid expossure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Cooper" calcext:value-type="string">
            <text:p>Cooper</text:p>
          </table:table-cell>
          <table:table-cell table:formula="of:=RANDBETWEEN(99;10000)/100" office:value-type="float" office:value="63.86" calcext:value-type="float">
            <text:p>63,86</text:p>
          </table:table-cell>
          <table:table-cell table:formula="of:=INDIRECT(&quot;$generator_data.B&quot;&amp;RANDBETWEEN(1; COUNTA([$generator_data.$B$1:$generator_data.$B$6])))" office:value-type="string" office:string-value="RM Minerals" calcext:value-type="string">
            <text:p>RM Minerals</text:p>
          </table:table-cell>
          <table:table-cell table:formula="of:=RANDBETWEEN(-90000000;90000000)/1000000" office:value-type="float" office:value="-45.347943" calcext:value-type="float">
            <text:p>-45,347943</text:p>
          </table:table-cell>
          <table:table-cell table:formula="of:=RANDBETWEEN(-180000000;180000000)/1000000" office:value-type="float" office:value="-137.365228" calcext:value-type="float">
            <text:p>-137,365228</text:p>
          </table:table-cell>
          <table:table-cell table:formula="of:=INDIRECT(&quot;$generator_data.C&quot;&amp;RANDBETWEEN(1; COUNTA([$generator_data.$C$1:$generator_data.$C$4])))" office:value-type="string" office:string-value="Open air mine" calcext:value-type="string">
            <text:p>Open air mine</text:p>
          </table:table-cell>
          <table:table-cell table:formula="of:=INDIRECT(&quot;$generator_data.E&quot;&amp;RANDBETWEEN(1; COUNTA([$generator_data.$E$1:$generator_data.$E$4])))" office:value-type="string" office:string-value="Escondida, Chile" calcext:value-type="string">
            <text:p>Escondida, Chile</text:p>
          </table:table-cell>
          <table:table-cell table:formula="of:=INDIRECT(&quot;$generator_data.A&quot;&amp;RANDBETWEEN(1; COUNTA([$generator_data.$A$1:$generator_data.$A$13])))" office:value-type="string" office:string-value="Bosch" calcext:value-type="string">
            <text:p>Bosch</text:p>
          </table:table-cell>
          <table:table-cell table:formula="of:=INDIRECT(&quot;$generator_data.G&quot;&amp;RANDBETWEEN(1; COUNTA([$generator_data.$G$1:$generator_data.$G$7])))" office:value-type="string" office:string-value="Case building" calcext:value-type="string">
            <text:p>Case building</text:p>
          </table:table-cell>
          <table:table-cell table:formula="of:=INDIRECT(&quot;$generator_data.H&quot;&amp;RANDBETWEEN(1; COUNTA([$generator_data.$H$1:$generator_data.$H$7])))" office:value-type="string" office:string-value="Zhejiang, China" calcext:value-type="string">
            <text:p>Zhejiang, China</text:p>
          </table:table-cell>
          <table:table-cell table:formula="of:=INDIRECT(&quot;$generator_data.J&quot;&amp;RANDBETWEEN(1; COUNTA([$generator_data.$J$1:$generator_data.$J$4])))" office:value-type="string" office:string-value="Cosco Group" calcext:value-type="string">
            <text:p>Cosco Group</text:p>
          </table:table-cell>
          <table:table-cell table:formula="of:=INDIRECT(&quot;$generator_data.K&quot;&amp;RANDBETWEEN(1; COUNTA([$generator_data.$K$1:$generator_data.$K$4])))" office:value-type="string" office:string-value="Air" calcext:value-type="string">
            <text:p>Air</text:p>
          </table:table-cell>
          <table:table-cell table:formula="of:=INDIRECT(&quot;$generator_data.L&quot;&amp;RANDBETWEEN(1; COUNTA([$generator_data.$L$1:$generator_data.$L$10])))" office:value-type="string" office:string-value="Zhejiang, China" calcext:value-type="string">
            <text:p>Zhejiang, China</text:p>
          </table:table-cell>
          <table:table-cell table:formula="of:=INDIRECT(&quot;$generator_data.M&quot;&amp;RANDBETWEEN(1; COUNTA([$generator_data.$M$1:$generator_data.$M$7])))" office:value-type="string" office:string-value="Acid expossure" calcext:value-type="string">
            <text:p>Acid expossure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Platinum" calcext:value-type="string">
            <text:p>Platinum</text:p>
          </table:table-cell>
          <table:table-cell table:formula="of:=RANDBETWEEN(99;10000)/100" office:value-type="float" office:value="37.08" calcext:value-type="float">
            <text:p>37,08</text:p>
          </table:table-cell>
          <table:table-cell table:formula="of:=INDIRECT(&quot;$generator_data.B&quot;&amp;RANDBETWEEN(1; COUNTA([$generator_data.$B$1:$generator_data.$B$6])))" office:value-type="string" office:string-value="EXT Minerals" calcext:value-type="string">
            <text:p>EXT Minerals</text:p>
          </table:table-cell>
          <table:table-cell table:formula="of:=RANDBETWEEN(-90000000;90000000)/1000000" office:value-type="float" office:value="-41.879162" calcext:value-type="float">
            <text:p>-41,879162</text:p>
          </table:table-cell>
          <table:table-cell table:formula="of:=RANDBETWEEN(-180000000;180000000)/1000000" office:value-type="float" office:value="50.645414" calcext:value-type="float">
            <text:p>50,645414</text:p>
          </table:table-cell>
          <table:table-cell table:formula="of:=INDIRECT(&quot;$generator_data.C&quot;&amp;RANDBETWEEN(1; COUNTA([$generator_data.$C$1:$generator_data.$C$4])))" office:value-type="string" office:string-value="Open air mine" calcext:value-type="string">
            <text:p>Open air mine</text:p>
          </table:table-cell>
          <table:table-cell table:formula="of:=INDIRECT(&quot;$generator_data.E&quot;&amp;RANDBETWEEN(1; COUNTA([$generator_data.$E$1:$generator_data.$E$4])))" office:value-type="string" office:string-value="Cape City, South Africa" calcext:value-type="string">
            <text:p>Cape City, South Africa</text:p>
          </table:table-cell>
          <table:table-cell table:formula="of:=INDIRECT(&quot;$generator_data.A&quot;&amp;RANDBETWEEN(1; COUNTA([$generator_data.$A$1:$generator_data.$A$13])))" office:value-type="string" office:string-value="Bosch" calcext:value-type="string">
            <text:p>Bosch</text:p>
          </table:table-cell>
          <table:table-cell table:formula="of:=INDIRECT(&quot;$generator_data.G&quot;&amp;RANDBETWEEN(1; COUNTA([$generator_data.$G$1:$generator_data.$G$7])))" office:value-type="string" office:string-value="Storage production" calcext:value-type="string">
            <text:p>Storage production</text:p>
          </table:table-cell>
          <table:table-cell table:formula="of:=INDIRECT(&quot;$generator_data.H&quot;&amp;RANDBETWEEN(1; COUNTA([$generator_data.$H$1:$generator_data.$H$7])))" office:value-type="string" office:string-value="Berlin, Germany" calcext:value-type="string">
            <text:p>Berlin, Germany</text:p>
          </table:table-cell>
          <table:table-cell table:formula="of:=INDIRECT(&quot;$generator_data.J&quot;&amp;RANDBETWEEN(1; COUNTA([$generator_data.$J$1:$generator_data.$J$4])))" office:value-type="string" office:string-value="DB Schenker" calcext:value-type="string">
            <text:p>DB Schenker</text:p>
          </table:table-cell>
          <table:table-cell table:formula="of:=INDIRECT(&quot;$generator_data.K&quot;&amp;RANDBETWEEN(1; COUNTA([$generator_data.$K$1:$generator_data.$K$4])))" office:value-type="string" office:string-value="Ground, truck" calcext:value-type="string">
            <text:p>Ground, truck</text:p>
          </table:table-cell>
          <table:table-cell table:formula="of:=INDIRECT(&quot;$generator_data.L&quot;&amp;RANDBETWEEN(1; COUNTA([$generator_data.$L$1:$generator_data.$L$10])))" office:value-type="string" office:string-value="London, UK" calcext:value-type="string">
            <text:p>London, UK</text:p>
          </table:table-cell>
          <table:table-cell table:formula="of:=INDIRECT(&quot;$generator_data.M&quot;&amp;RANDBETWEEN(1; COUNTA([$generator_data.$M$1:$generator_data.$M$7])))" office:value-type="string" office:string-value="Centrifuge" calcext:value-type="string">
            <text:p>Centrifuge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Cooper" calcext:value-type="string">
            <text:p>Cooper</text:p>
          </table:table-cell>
          <table:table-cell table:formula="of:=RANDBETWEEN(99;10000)/100" office:value-type="float" office:value="43.32" calcext:value-type="float">
            <text:p>43,32</text:p>
          </table:table-cell>
          <table:table-cell table:formula="of:=INDIRECT(&quot;$generator_data.B&quot;&amp;RANDBETWEEN(1; COUNTA([$generator_data.$B$1:$generator_data.$B$6])))" office:value-type="string" office:string-value="USNM" calcext:value-type="string">
            <text:p>USNM</text:p>
          </table:table-cell>
          <table:table-cell table:formula="of:=RANDBETWEEN(-90000000;90000000)/1000000" office:value-type="float" office:value="25.644731" calcext:value-type="float">
            <text:p>25,644731</text:p>
          </table:table-cell>
          <table:table-cell table:formula="of:=RANDBETWEEN(-180000000;180000000)/1000000" office:value-type="float" office:value="42.163371" calcext:value-type="float">
            <text:p>42,163371</text:p>
          </table:table-cell>
          <table:table-cell table:formula="of:=INDIRECT(&quot;$generator_data.C&quot;&amp;RANDBETWEEN(1; COUNTA([$generator_data.$C$1:$generator_data.$C$4])))" office:value-type="string" office:string-value="Demolition" calcext:value-type="string">
            <text:p>Demolition</text:p>
          </table:table-cell>
          <table:table-cell table:formula="of:=INDIRECT(&quot;$generator_data.E&quot;&amp;RANDBETWEEN(1; COUNTA([$generator_data.$E$1:$generator_data.$E$4])))" office:value-type="string" office:string-value="Mimosa, Zimbabue" calcext:value-type="string">
            <text:p>Mimosa, Zimbabue</text:p>
          </table:table-cell>
          <table:table-cell table:formula="of:=INDIRECT(&quot;$generator_data.A&quot;&amp;RANDBETWEEN(1; COUNTA([$generator_data.$A$1:$generator_data.$A$13])))" office:value-type="string" office:string-value="Bq" calcext:value-type="string">
            <text:p>Bq</text:p>
          </table:table-cell>
          <table:table-cell table:formula="of:=INDIRECT(&quot;$generator_data.G&quot;&amp;RANDBETWEEN(1; COUNTA([$generator_data.$G$1:$generator_data.$G$7])))" office:value-type="string" office:string-value="Assembly line" calcext:value-type="string">
            <text:p>Assembly line</text:p>
          </table:table-cell>
          <table:table-cell table:formula="of:=INDIRECT(&quot;$generator_data.H&quot;&amp;RANDBETWEEN(1; COUNTA([$generator_data.$H$1:$generator_data.$H$7])))" office:value-type="string" office:string-value="Shenzhen, China" calcext:value-type="string">
            <text:p>Shenzhen, China</text:p>
          </table:table-cell>
          <table:table-cell table:formula="of:=INDIRECT(&quot;$generator_data.J&quot;&amp;RANDBETWEEN(1; COUNTA([$generator_data.$J$1:$generator_data.$J$4])))" office:value-type="string" office:string-value="Acciona" calcext:value-type="string">
            <text:p>Acciona</text:p>
          </table:table-cell>
          <table:table-cell table:formula="of:=INDIRECT(&quot;$generator_data.K&quot;&amp;RANDBETWEEN(1; COUNTA([$generator_data.$K$1:$generator_data.$K$4])))" office:value-type="string" office:string-value="Ground, train" calcext:value-type="string">
            <text:p>Ground, train</text:p>
          </table:table-cell>
          <table:table-cell table:formula="of:=INDIRECT(&quot;$generator_data.L&quot;&amp;RANDBETWEEN(1; COUNTA([$generator_data.$L$1:$generator_data.$L$10])))" office:value-type="string" office:string-value="Shenzhen, China" calcext:value-type="string">
            <text:p>Shenzhen, China</text:p>
          </table:table-cell>
          <table:table-cell table:formula="of:=INDIRECT(&quot;$generator_data.M&quot;&amp;RANDBETWEEN(1; COUNTA([$generator_data.$M$1:$generator_data.$M$7])))" office:value-type="string" office:string-value="High pressure cleaning" calcext:value-type="string">
            <text:p>High pressure cleaning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Aluminium" calcext:value-type="string">
            <text:p>Aluminium</text:p>
          </table:table-cell>
          <table:table-cell table:formula="of:=RANDBETWEEN(99;10000)/100" office:value-type="float" office:value="28.21" calcext:value-type="float">
            <text:p>28,21</text:p>
          </table:table-cell>
          <table:table-cell table:formula="of:=INDIRECT(&quot;$generator_data.B&quot;&amp;RANDBETWEEN(1; COUNTA([$generator_data.$B$1:$generator_data.$B$6])))" office:value-type="string" office:string-value="EXT Minerals" calcext:value-type="string">
            <text:p>EXT Minerals</text:p>
          </table:table-cell>
          <table:table-cell table:formula="of:=RANDBETWEEN(-90000000;90000000)/1000000" office:value-type="float" office:value="-62.919326" calcext:value-type="float">
            <text:p>-62,919326</text:p>
          </table:table-cell>
          <table:table-cell table:formula="of:=RANDBETWEEN(-180000000;180000000)/1000000" office:value-type="float" office:value="57.338954" calcext:value-type="float">
            <text:p>57,338954</text:p>
          </table:table-cell>
          <table:table-cell table:formula="of:=INDIRECT(&quot;$generator_data.C&quot;&amp;RANDBETWEEN(1; COUNTA([$generator_data.$C$1:$generator_data.$C$4])))" office:value-type="string" office:string-value="Underwater mine" calcext:value-type="string">
            <text:p>Underwater mine</text:p>
          </table:table-cell>
          <table:table-cell table:formula="of:=INDIRECT(&quot;$generator_data.E&quot;&amp;RANDBETWEEN(1; COUNTA([$generator_data.$E$1:$generator_data.$E$4])))" office:value-type="string" office:string-value="Escondida, Chile" calcext:value-type="string">
            <text:p>Escondida, Chile</text:p>
          </table:table-cell>
          <table:table-cell table:formula="of:=INDIRECT(&quot;$generator_data.A&quot;&amp;RANDBETWEEN(1; COUNTA([$generator_data.$A$1:$generator_data.$A$13])))" office:value-type="string" office:string-value="Samsung" calcext:value-type="string">
            <text:p>Samsung</text:p>
          </table:table-cell>
          <table:table-cell table:formula="of:=INDIRECT(&quot;$generator_data.G&quot;&amp;RANDBETWEEN(1; COUNTA([$generator_data.$G$1:$generator_data.$G$7])))" office:value-type="string" office:string-value="Case building" calcext:value-type="string">
            <text:p>Case building</text:p>
          </table:table-cell>
          <table:table-cell table:formula="of:=INDIRECT(&quot;$generator_data.H&quot;&amp;RANDBETWEEN(1; COUNTA([$generator_data.$H$1:$generator_data.$H$7])))" office:value-type="string" office:string-value="Texas, USA" calcext:value-type="string">
            <text:p>Texas, USA</text:p>
          </table:table-cell>
          <table:table-cell table:formula="of:=INDIRECT(&quot;$generator_data.J&quot;&amp;RANDBETWEEN(1; COUNTA([$generator_data.$J$1:$generator_data.$J$4])))" office:value-type="string" office:string-value="Acciona" calcext:value-type="string">
            <text:p>Acciona</text:p>
          </table:table-cell>
          <table:table-cell table:formula="of:=INDIRECT(&quot;$generator_data.K&quot;&amp;RANDBETWEEN(1; COUNTA([$generator_data.$K$1:$generator_data.$K$4])))" office:value-type="string" office:string-value="Ground, truck" calcext:value-type="string">
            <text:p>Ground, truck</text:p>
          </table:table-cell>
          <table:table-cell table:formula="of:=INDIRECT(&quot;$generator_data.L&quot;&amp;RANDBETWEEN(1; COUNTA([$generator_data.$L$1:$generator_data.$L$10])))" office:value-type="string" office:string-value="Paris, France" calcext:value-type="string">
            <text:p>Paris, France</text:p>
          </table:table-cell>
          <table:table-cell table:formula="of:=INDIRECT(&quot;$generator_data.M&quot;&amp;RANDBETWEEN(1; COUNTA([$generator_data.$M$1:$generator_data.$M$7])))" office:value-type="string" office:string-value="High pressure cleaning" calcext:value-type="string">
            <text:p>High pressure cleaning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Platinum" calcext:value-type="string">
            <text:p>Platinum</text:p>
          </table:table-cell>
          <table:table-cell table:formula="of:=RANDBETWEEN(99;10000)/100" office:value-type="float" office:value="46.77" calcext:value-type="float">
            <text:p>46,77</text:p>
          </table:table-cell>
          <table:table-cell table:formula="of:=INDIRECT(&quot;$generator_data.B&quot;&amp;RANDBETWEEN(1; COUNTA([$generator_data.$B$1:$generator_data.$B$6])))" office:value-type="string" office:string-value="RM Minerals" calcext:value-type="string">
            <text:p>RM Minerals</text:p>
          </table:table-cell>
          <table:table-cell table:formula="of:=RANDBETWEEN(-90000000;90000000)/1000000" office:value-type="float" office:value="58.086039" calcext:value-type="float">
            <text:p>58,086039</text:p>
          </table:table-cell>
          <table:table-cell table:formula="of:=RANDBETWEEN(-180000000;180000000)/1000000" office:value-type="float" office:value="-78.737747" calcext:value-type="float">
            <text:p>-78,737747</text:p>
          </table:table-cell>
          <table:table-cell table:formula="of:=INDIRECT(&quot;$generator_data.C&quot;&amp;RANDBETWEEN(1; COUNTA([$generator_data.$C$1:$generator_data.$C$4])))" office:value-type="string" office:string-value="Internal minning" calcext:value-type="string">
            <text:p>Internal minning</text:p>
          </table:table-cell>
          <table:table-cell table:formula="of:=INDIRECT(&quot;$generator_data.E&quot;&amp;RANDBETWEEN(1; COUNTA([$generator_data.$E$1:$generator_data.$E$4])))" office:value-type="string" office:string-value="Escondida, Chile" calcext:value-type="string">
            <text:p>Escondida, Chile</text:p>
          </table:table-cell>
          <table:table-cell table:formula="of:=INDIRECT(&quot;$generator_data.A&quot;&amp;RANDBETWEEN(1; COUNTA([$generator_data.$A$1:$generator_data.$A$13])))" office:value-type="string" office:string-value="Apple" calcext:value-type="string">
            <text:p>Apple</text:p>
          </table:table-cell>
          <table:table-cell table:formula="of:=INDIRECT(&quot;$generator_data.G&quot;&amp;RANDBETWEEN(1; COUNTA([$generator_data.$G$1:$generator_data.$G$7])))" office:value-type="string" office:string-value="Board production" calcext:value-type="string">
            <text:p>Board production</text:p>
          </table:table-cell>
          <table:table-cell table:formula="of:=INDIRECT(&quot;$generator_data.H&quot;&amp;RANDBETWEEN(1; COUNTA([$generator_data.$H$1:$generator_data.$H$7])))" office:value-type="string" office:string-value="Guangdong, China" calcext:value-type="string">
            <text:p>Guangdong, China</text:p>
          </table:table-cell>
          <table:table-cell table:formula="of:=INDIRECT(&quot;$generator_data.J&quot;&amp;RANDBETWEEN(1; COUNTA([$generator_data.$J$1:$generator_data.$J$4])))" office:value-type="string" office:string-value="UPS" calcext:value-type="string">
            <text:p>UPS</text:p>
          </table:table-cell>
          <table:table-cell table:formula="of:=INDIRECT(&quot;$generator_data.K&quot;&amp;RANDBETWEEN(1; COUNTA([$generator_data.$K$1:$generator_data.$K$4])))" office:value-type="string" office:string-value="Ground, train" calcext:value-type="string">
            <text:p>Ground, train</text:p>
          </table:table-cell>
          <table:table-cell table:formula="of:=INDIRECT(&quot;$generator_data.L&quot;&amp;RANDBETWEEN(1; COUNTA([$generator_data.$L$1:$generator_data.$L$10])))" office:value-type="string" office:string-value="Texas, USA" calcext:value-type="string">
            <text:p>Texas, USA</text:p>
          </table:table-cell>
          <table:table-cell table:formula="of:=INDIRECT(&quot;$generator_data.M&quot;&amp;RANDBETWEEN(1; COUNTA([$generator_data.$M$1:$generator_data.$M$7])))" office:value-type="string" office:string-value="High pressure cleaning" calcext:value-type="string">
            <text:p>High pressure cleaning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Aluminium" calcext:value-type="string">
            <text:p>Aluminium</text:p>
          </table:table-cell>
          <table:table-cell table:formula="of:=RANDBETWEEN(99;10000)/100" office:value-type="float" office:value="63.36" calcext:value-type="float">
            <text:p>63,36</text:p>
          </table:table-cell>
          <table:table-cell table:formula="of:=INDIRECT(&quot;$generator_data.B&quot;&amp;RANDBETWEEN(1; COUNTA([$generator_data.$B$1:$generator_data.$B$6])))" office:value-type="string" office:string-value="Red Star" calcext:value-type="string">
            <text:p>Red Star</text:p>
          </table:table-cell>
          <table:table-cell table:formula="of:=RANDBETWEEN(-90000000;90000000)/1000000" office:value-type="float" office:value="-89.313054" calcext:value-type="float">
            <text:p>-89,313054</text:p>
          </table:table-cell>
          <table:table-cell table:formula="of:=RANDBETWEEN(-180000000;180000000)/1000000" office:value-type="float" office:value="44.886057" calcext:value-type="float">
            <text:p>44,886057</text:p>
          </table:table-cell>
          <table:table-cell table:formula="of:=INDIRECT(&quot;$generator_data.C&quot;&amp;RANDBETWEEN(1; COUNTA([$generator_data.$C$1:$generator_data.$C$4])))" office:value-type="string" office:string-value="Internal minning" calcext:value-type="string">
            <text:p>Internal minning</text:p>
          </table:table-cell>
          <table:table-cell table:formula="of:=INDIRECT(&quot;$generator_data.E&quot;&amp;RANDBETWEEN(1; COUNTA([$generator_data.$E$1:$generator_data.$E$4])))" office:value-type="string" office:string-value="Alaska, USA" calcext:value-type="string">
            <text:p>Alaska, USA</text:p>
          </table:table-cell>
          <table:table-cell table:formula="of:=INDIRECT(&quot;$generator_data.A&quot;&amp;RANDBETWEEN(1; COUNTA([$generator_data.$A$1:$generator_data.$A$13])))" office:value-type="string" office:string-value="Caterpillar" calcext:value-type="string">
            <text:p>Caterpillar</text:p>
          </table:table-cell>
          <table:table-cell table:formula="of:=INDIRECT(&quot;$generator_data.G&quot;&amp;RANDBETWEEN(1; COUNTA([$generator_data.$G$1:$generator_data.$G$7])))" office:value-type="string" office:string-value="Memory" calcext:value-type="string">
            <text:p>Memory</text:p>
          </table:table-cell>
          <table:table-cell table:formula="of:=INDIRECT(&quot;$generator_data.H&quot;&amp;RANDBETWEEN(1; COUNTA([$generator_data.$H$1:$generator_data.$H$7])))" office:value-type="string" office:string-value="Berlin, Germany" calcext:value-type="string">
            <text:p>Berlin, Germany</text:p>
          </table:table-cell>
          <table:table-cell table:formula="of:=INDIRECT(&quot;$generator_data.J&quot;&amp;RANDBETWEEN(1; COUNTA([$generator_data.$J$1:$generator_data.$J$4])))" office:value-type="string" office:string-value="DB Schenker" calcext:value-type="string">
            <text:p>DB Schenker</text:p>
          </table:table-cell>
          <table:table-cell table:formula="of:=INDIRECT(&quot;$generator_data.K&quot;&amp;RANDBETWEEN(1; COUNTA([$generator_data.$K$1:$generator_data.$K$4])))" office:value-type="string" office:string-value="Ground, train" calcext:value-type="string">
            <text:p>Ground, train</text:p>
          </table:table-cell>
          <table:table-cell table:formula="of:=INDIRECT(&quot;$generator_data.L&quot;&amp;RANDBETWEEN(1; COUNTA([$generator_data.$L$1:$generator_data.$L$10])))" office:value-type="string" office:string-value="London, UK" calcext:value-type="string">
            <text:p>London, UK</text:p>
          </table:table-cell>
          <table:table-cell table:formula="of:=INDIRECT(&quot;$generator_data.M&quot;&amp;RANDBETWEEN(1; COUNTA([$generator_data.$M$1:$generator_data.$M$7])))" office:value-type="string" office:string-value="High pressure cleaning" calcext:value-type="string">
            <text:p>High pressure cleaning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Silver" calcext:value-type="string">
            <text:p>Silver</text:p>
          </table:table-cell>
          <table:table-cell table:formula="of:=RANDBETWEEN(99;10000)/100" office:value-type="float" office:value="92.08" calcext:value-type="float">
            <text:p>92,08</text:p>
          </table:table-cell>
          <table:table-cell table:formula="of:=INDIRECT(&quot;$generator_data.B&quot;&amp;RANDBETWEEN(1; COUNTA([$generator_data.$B$1:$generator_data.$B$6])))" office:value-type="string" office:string-value="Prospection WP" calcext:value-type="string">
            <text:p>Prospection WP</text:p>
          </table:table-cell>
          <table:table-cell table:formula="of:=RANDBETWEEN(-90000000;90000000)/1000000" office:value-type="float" office:value="-2.596223" calcext:value-type="float">
            <text:p>-2,596223</text:p>
          </table:table-cell>
          <table:table-cell table:formula="of:=RANDBETWEEN(-180000000;180000000)/1000000" office:value-type="float" office:value="71.187853" calcext:value-type="float">
            <text:p>71,187853</text:p>
          </table:table-cell>
          <table:table-cell table:formula="of:=INDIRECT(&quot;$generator_data.C&quot;&amp;RANDBETWEEN(1; COUNTA([$generator_data.$C$1:$generator_data.$C$4])))" office:value-type="string" office:string-value="Underwater mine" calcext:value-type="string">
            <text:p>Underwater mine</text:p>
          </table:table-cell>
          <table:table-cell table:formula="of:=INDIRECT(&quot;$generator_data.E&quot;&amp;RANDBETWEEN(1; COUNTA([$generator_data.$E$1:$generator_data.$E$4])))" office:value-type="string" office:string-value="Cape City, South Africa" calcext:value-type="string">
            <text:p>Cape City, South Africa</text:p>
          </table:table-cell>
          <table:table-cell table:formula="of:=INDIRECT(&quot;$generator_data.A&quot;&amp;RANDBETWEEN(1; COUNTA([$generator_data.$A$1:$generator_data.$A$13])))" office:value-type="string" office:string-value="Bq" calcext:value-type="string">
            <text:p>Bq</text:p>
          </table:table-cell>
          <table:table-cell table:formula="of:=INDIRECT(&quot;$generator_data.G&quot;&amp;RANDBETWEEN(1; COUNTA([$generator_data.$G$1:$generator_data.$G$7])))" office:value-type="string" office:string-value="CPU Manufacture " calcext:value-type="string">
            <text:p>CPU Manufacture </text:p>
          </table:table-cell>
          <table:table-cell table:formula="of:=INDIRECT(&quot;$generator_data.H&quot;&amp;RANDBETWEEN(1; COUNTA([$generator_data.$H$1:$generator_data.$H$7])))" office:value-type="string" office:string-value="Texas, USA" calcext:value-type="string">
            <text:p>Texas, USA</text:p>
          </table:table-cell>
          <table:table-cell table:formula="of:=INDIRECT(&quot;$generator_data.J&quot;&amp;RANDBETWEEN(1; COUNTA([$generator_data.$J$1:$generator_data.$J$4])))" office:value-type="string" office:string-value="UPS" calcext:value-type="string">
            <text:p>UPS</text:p>
          </table:table-cell>
          <table:table-cell table:formula="of:=INDIRECT(&quot;$generator_data.K&quot;&amp;RANDBETWEEN(1; COUNTA([$generator_data.$K$1:$generator_data.$K$4])))" office:value-type="string" office:string-value="Sea" calcext:value-type="string">
            <text:p>Sea</text:p>
          </table:table-cell>
          <table:table-cell table:formula="of:=INDIRECT(&quot;$generator_data.L&quot;&amp;RANDBETWEEN(1; COUNTA([$generator_data.$L$1:$generator_data.$L$10])))" office:value-type="string" office:string-value="Zhejiang, China" calcext:value-type="string">
            <text:p>Zhejiang, China</text:p>
          </table:table-cell>
          <table:table-cell table:formula="of:=INDIRECT(&quot;$generator_data.M&quot;&amp;RANDBETWEEN(1; COUNTA([$generator_data.$M$1:$generator_data.$M$7])))" office:value-type="string" office:string-value="Sublimation" calcext:value-type="string">
            <text:p>Sublimation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Iron" calcext:value-type="string">
            <text:p>Iron</text:p>
          </table:table-cell>
          <table:table-cell table:formula="of:=RANDBETWEEN(99;10000)/100" office:value-type="float" office:value="61.93" calcext:value-type="float">
            <text:p>61,93</text:p>
          </table:table-cell>
          <table:table-cell table:formula="of:=INDIRECT(&quot;$generator_data.B&quot;&amp;RANDBETWEEN(1; COUNTA([$generator_data.$B$1:$generator_data.$B$6])))" office:value-type="string" office:string-value="Red Star" calcext:value-type="string">
            <text:p>Red Star</text:p>
          </table:table-cell>
          <table:table-cell table:formula="of:=RANDBETWEEN(-90000000;90000000)/1000000" office:value-type="float" office:value="-48.273712" calcext:value-type="float">
            <text:p>-48,273712</text:p>
          </table:table-cell>
          <table:table-cell table:formula="of:=RANDBETWEEN(-180000000;180000000)/1000000" office:value-type="float" office:value="17.330591" calcext:value-type="float">
            <text:p>17,330591</text:p>
          </table:table-cell>
          <table:table-cell table:formula="of:=INDIRECT(&quot;$generator_data.C&quot;&amp;RANDBETWEEN(1; COUNTA([$generator_data.$C$1:$generator_data.$C$4])))" office:value-type="string" office:string-value="Demolition" calcext:value-type="string">
            <text:p>Demolition</text:p>
          </table:table-cell>
          <table:table-cell table:formula="of:=INDIRECT(&quot;$generator_data.E&quot;&amp;RANDBETWEEN(1; COUNTA([$generator_data.$E$1:$generator_data.$E$4])))" office:value-type="string" office:string-value="Escondida, Chile" calcext:value-type="string">
            <text:p>Escondida, Chile</text:p>
          </table:table-cell>
          <table:table-cell table:formula="of:=INDIRECT(&quot;$generator_data.A&quot;&amp;RANDBETWEEN(1; COUNTA([$generator_data.$A$1:$generator_data.$A$13])))" office:value-type="string" office:string-value="Nokia" calcext:value-type="string">
            <text:p>Nokia</text:p>
          </table:table-cell>
          <table:table-cell table:formula="of:=INDIRECT(&quot;$generator_data.G&quot;&amp;RANDBETWEEN(1; COUNTA([$generator_data.$G$1:$generator_data.$G$7])))" office:value-type="string" office:string-value="Memory" calcext:value-type="string">
            <text:p>Memory</text:p>
          </table:table-cell>
          <table:table-cell table:formula="of:=INDIRECT(&quot;$generator_data.H&quot;&amp;RANDBETWEEN(1; COUNTA([$generator_data.$H$1:$generator_data.$H$7])))" office:value-type="string" office:string-value="Berlin, Germany" calcext:value-type="string">
            <text:p>Berlin, Germany</text:p>
          </table:table-cell>
          <table:table-cell table:formula="of:=INDIRECT(&quot;$generator_data.J&quot;&amp;RANDBETWEEN(1; COUNTA([$generator_data.$J$1:$generator_data.$J$4])))" office:value-type="string" office:string-value="DB Schenker" calcext:value-type="string">
            <text:p>DB Schenker</text:p>
          </table:table-cell>
          <table:table-cell table:formula="of:=INDIRECT(&quot;$generator_data.K&quot;&amp;RANDBETWEEN(1; COUNTA([$generator_data.$K$1:$generator_data.$K$4])))" office:value-type="string" office:string-value="Ground, train" calcext:value-type="string">
            <text:p>Ground, train</text:p>
          </table:table-cell>
          <table:table-cell table:formula="of:=INDIRECT(&quot;$generator_data.L&quot;&amp;RANDBETWEEN(1; COUNTA([$generator_data.$L$1:$generator_data.$L$10])))" office:value-type="string" office:string-value="Arizona, USA" calcext:value-type="string">
            <text:p>Arizona, USA</text:p>
          </table:table-cell>
          <table:table-cell table:formula="of:=INDIRECT(&quot;$generator_data.M&quot;&amp;RANDBETWEEN(1; COUNTA([$generator_data.$M$1:$generator_data.$M$7])))" office:value-type="string" office:string-value="Chemical extraction" calcext:value-type="string">
            <text:p>Chemical extraction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Silver" calcext:value-type="string">
            <text:p>Silver</text:p>
          </table:table-cell>
          <table:table-cell table:formula="of:=RANDBETWEEN(99;10000)/100" office:value-type="float" office:value="11.97" calcext:value-type="float">
            <text:p>11,97</text:p>
          </table:table-cell>
          <table:table-cell table:formula="of:=INDIRECT(&quot;$generator_data.B&quot;&amp;RANDBETWEEN(1; COUNTA([$generator_data.$B$1:$generator_data.$B$6])))" office:value-type="string" office:string-value="EXT Minerals" calcext:value-type="string">
            <text:p>EXT Minerals</text:p>
          </table:table-cell>
          <table:table-cell table:formula="of:=RANDBETWEEN(-90000000;90000000)/1000000" office:value-type="float" office:value="-76.402585" calcext:value-type="float">
            <text:p>-76,402585</text:p>
          </table:table-cell>
          <table:table-cell table:formula="of:=RANDBETWEEN(-180000000;180000000)/1000000" office:value-type="float" office:value="2.465411" calcext:value-type="float">
            <text:p>2,465411</text:p>
          </table:table-cell>
          <table:table-cell table:formula="of:=INDIRECT(&quot;$generator_data.C&quot;&amp;RANDBETWEEN(1; COUNTA([$generator_data.$C$1:$generator_data.$C$4])))" office:value-type="string" office:string-value="Underwater mine" calcext:value-type="string">
            <text:p>Underwater mine</text:p>
          </table:table-cell>
          <table:table-cell table:formula="of:=INDIRECT(&quot;$generator_data.E&quot;&amp;RANDBETWEEN(1; COUNTA([$generator_data.$E$1:$generator_data.$E$4])))" office:value-type="string" office:string-value="Cape City, South Africa" calcext:value-type="string">
            <text:p>Cape City, South Africa</text:p>
          </table:table-cell>
          <table:table-cell table:formula="of:=INDIRECT(&quot;$generator_data.A&quot;&amp;RANDBETWEEN(1; COUNTA([$generator_data.$A$1:$generator_data.$A$13])))" office:value-type="string" office:string-value="Apple" calcext:value-type="string">
            <text:p>Apple</text:p>
          </table:table-cell>
          <table:table-cell table:formula="of:=INDIRECT(&quot;$generator_data.G&quot;&amp;RANDBETWEEN(1; COUNTA([$generator_data.$G$1:$generator_data.$G$7])))" office:value-type="string" office:string-value="Assembly line" calcext:value-type="string">
            <text:p>Assembly line</text:p>
          </table:table-cell>
          <table:table-cell table:formula="of:=INDIRECT(&quot;$generator_data.H&quot;&amp;RANDBETWEEN(1; COUNTA([$generator_data.$H$1:$generator_data.$H$7])))" office:value-type="string" office:string-value="Texas, USA" calcext:value-type="string">
            <text:p>Texas, USA</text:p>
          </table:table-cell>
          <table:table-cell table:formula="of:=INDIRECT(&quot;$generator_data.J&quot;&amp;RANDBETWEEN(1; COUNTA([$generator_data.$J$1:$generator_data.$J$4])))" office:value-type="string" office:string-value="Acciona" calcext:value-type="string">
            <text:p>Acciona</text:p>
          </table:table-cell>
          <table:table-cell table:formula="of:=INDIRECT(&quot;$generator_data.K&quot;&amp;RANDBETWEEN(1; COUNTA([$generator_data.$K$1:$generator_data.$K$4])))" office:value-type="string" office:string-value="Ground, train" calcext:value-type="string">
            <text:p>Ground, train</text:p>
          </table:table-cell>
          <table:table-cell table:formula="of:=INDIRECT(&quot;$generator_data.L&quot;&amp;RANDBETWEEN(1; COUNTA([$generator_data.$L$1:$generator_data.$L$10])))" office:value-type="string" office:string-value="Berlin, Germany" calcext:value-type="string">
            <text:p>Berlin, Germany</text:p>
          </table:table-cell>
          <table:table-cell table:formula="of:=INDIRECT(&quot;$generator_data.M&quot;&amp;RANDBETWEEN(1; COUNTA([$generator_data.$M$1:$generator_data.$M$7])))" office:value-type="string" office:string-value="Sublimation" calcext:value-type="string">
            <text:p>Sublimation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Silver" calcext:value-type="string">
            <text:p>Silver</text:p>
          </table:table-cell>
          <table:table-cell table:formula="of:=RANDBETWEEN(99;10000)/100" office:value-type="float" office:value="15.5" calcext:value-type="float">
            <text:p>15,5</text:p>
          </table:table-cell>
          <table:table-cell table:formula="of:=INDIRECT(&quot;$generator_data.B&quot;&amp;RANDBETWEEN(1; COUNTA([$generator_data.$B$1:$generator_data.$B$6])))" office:value-type="string" office:string-value="Long top extraction LTD" calcext:value-type="string">
            <text:p>Long top extraction LTD</text:p>
          </table:table-cell>
          <table:table-cell table:formula="of:=RANDBETWEEN(-90000000;90000000)/1000000" office:value-type="float" office:value="8.377286" calcext:value-type="float">
            <text:p>8,377286</text:p>
          </table:table-cell>
          <table:table-cell table:formula="of:=RANDBETWEEN(-180000000;180000000)/1000000" office:value-type="float" office:value="44.707973" calcext:value-type="float">
            <text:p>44,707973</text:p>
          </table:table-cell>
          <table:table-cell table:formula="of:=INDIRECT(&quot;$generator_data.C&quot;&amp;RANDBETWEEN(1; COUNTA([$generator_data.$C$1:$generator_data.$C$4])))" office:value-type="string" office:string-value="Internal minning" calcext:value-type="string">
            <text:p>Internal minning</text:p>
          </table:table-cell>
          <table:table-cell table:formula="of:=INDIRECT(&quot;$generator_data.E&quot;&amp;RANDBETWEEN(1; COUNTA([$generator_data.$E$1:$generator_data.$E$4])))" office:value-type="string" office:string-value="Cape City, South Africa" calcext:value-type="string">
            <text:p>Cape City, South Africa</text:p>
          </table:table-cell>
          <table:table-cell table:formula="of:=INDIRECT(&quot;$generator_data.A&quot;&amp;RANDBETWEEN(1; COUNTA([$generator_data.$A$1:$generator_data.$A$13])))" office:value-type="string" office:string-value="Nokia" calcext:value-type="string">
            <text:p>Nokia</text:p>
          </table:table-cell>
          <table:table-cell table:formula="of:=INDIRECT(&quot;$generator_data.G&quot;&amp;RANDBETWEEN(1; COUNTA([$generator_data.$G$1:$generator_data.$G$7])))" office:value-type="string" office:string-value="Memory" calcext:value-type="string">
            <text:p>Memory</text:p>
          </table:table-cell>
          <table:table-cell table:formula="of:=INDIRECT(&quot;$generator_data.H&quot;&amp;RANDBETWEEN(1; COUNTA([$generator_data.$H$1:$generator_data.$H$7])))" office:value-type="string" office:string-value="Shenzhen, China" calcext:value-type="string">
            <text:p>Shenzhen, China</text:p>
          </table:table-cell>
          <table:table-cell table:formula="of:=INDIRECT(&quot;$generator_data.J&quot;&amp;RANDBETWEEN(1; COUNTA([$generator_data.$J$1:$generator_data.$J$4])))" office:value-type="string" office:string-value="Acciona" calcext:value-type="string">
            <text:p>Acciona</text:p>
          </table:table-cell>
          <table:table-cell table:formula="of:=INDIRECT(&quot;$generator_data.K&quot;&amp;RANDBETWEEN(1; COUNTA([$generator_data.$K$1:$generator_data.$K$4])))" office:value-type="string" office:string-value="Sea" calcext:value-type="string">
            <text:p>Sea</text:p>
          </table:table-cell>
          <table:table-cell table:formula="of:=INDIRECT(&quot;$generator_data.L&quot;&amp;RANDBETWEEN(1; COUNTA([$generator_data.$L$1:$generator_data.$L$10])))" office:value-type="string" office:string-value="Shandong, China" calcext:value-type="string">
            <text:p>Shandong, China</text:p>
          </table:table-cell>
          <table:table-cell table:formula="of:=INDIRECT(&quot;$generator_data.M&quot;&amp;RANDBETWEEN(1; COUNTA([$generator_data.$M$1:$generator_data.$M$7])))" office:value-type="string" office:string-value="High pressure cleaning" calcext:value-type="string">
            <text:p>High pressure cleaning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Cooper" calcext:value-type="string">
            <text:p>Cooper</text:p>
          </table:table-cell>
          <table:table-cell table:formula="of:=RANDBETWEEN(99;10000)/100" office:value-type="float" office:value="27.99" calcext:value-type="float">
            <text:p>27,99</text:p>
          </table:table-cell>
          <table:table-cell table:formula="of:=INDIRECT(&quot;$generator_data.B&quot;&amp;RANDBETWEEN(1; COUNTA([$generator_data.$B$1:$generator_data.$B$6])))" office:value-type="string" office:string-value="EXT Minerals" calcext:value-type="string">
            <text:p>EXT Minerals</text:p>
          </table:table-cell>
          <table:table-cell table:formula="of:=RANDBETWEEN(-90000000;90000000)/1000000" office:value-type="float" office:value="74.469693" calcext:value-type="float">
            <text:p>74,469693</text:p>
          </table:table-cell>
          <table:table-cell table:formula="of:=RANDBETWEEN(-180000000;180000000)/1000000" office:value-type="float" office:value="-8.382002" calcext:value-type="float">
            <text:p>-8,382002</text:p>
          </table:table-cell>
          <table:table-cell table:formula="of:=INDIRECT(&quot;$generator_data.C&quot;&amp;RANDBETWEEN(1; COUNTA([$generator_data.$C$1:$generator_data.$C$4])))" office:value-type="string" office:string-value="Demolition" calcext:value-type="string">
            <text:p>Demolition</text:p>
          </table:table-cell>
          <table:table-cell table:formula="of:=INDIRECT(&quot;$generator_data.E&quot;&amp;RANDBETWEEN(1; COUNTA([$generator_data.$E$1:$generator_data.$E$4])))" office:value-type="string" office:string-value="Cape City, South Africa" calcext:value-type="string">
            <text:p>Cape City, South Africa</text:p>
          </table:table-cell>
          <table:table-cell table:formula="of:=INDIRECT(&quot;$generator_data.A&quot;&amp;RANDBETWEEN(1; COUNTA([$generator_data.$A$1:$generator_data.$A$13])))" office:value-type="string" office:string-value="Asus" calcext:value-type="string">
            <text:p>Asus</text:p>
          </table:table-cell>
          <table:table-cell table:formula="of:=INDIRECT(&quot;$generator_data.G&quot;&amp;RANDBETWEEN(1; COUNTA([$generator_data.$G$1:$generator_data.$G$7])))" office:value-type="string" office:string-value="Board production" calcext:value-type="string">
            <text:p>Board production</text:p>
          </table:table-cell>
          <table:table-cell table:formula="of:=INDIRECT(&quot;$generator_data.H&quot;&amp;RANDBETWEEN(1; COUNTA([$generator_data.$H$1:$generator_data.$H$7])))" office:value-type="string" office:string-value="Zhejiang, China" calcext:value-type="string">
            <text:p>Zhejiang, China</text:p>
          </table:table-cell>
          <table:table-cell table:formula="of:=INDIRECT(&quot;$generator_data.J&quot;&amp;RANDBETWEEN(1; COUNTA([$generator_data.$J$1:$generator_data.$J$4])))" office:value-type="string" office:string-value="UPS" calcext:value-type="string">
            <text:p>UPS</text:p>
          </table:table-cell>
          <table:table-cell table:formula="of:=INDIRECT(&quot;$generator_data.K&quot;&amp;RANDBETWEEN(1; COUNTA([$generator_data.$K$1:$generator_data.$K$4])))" office:value-type="string" office:string-value="Sea" calcext:value-type="string">
            <text:p>Sea</text:p>
          </table:table-cell>
          <table:table-cell table:formula="of:=INDIRECT(&quot;$generator_data.L&quot;&amp;RANDBETWEEN(1; COUNTA([$generator_data.$L$1:$generator_data.$L$10])))" office:value-type="string" office:string-value="Texas, USA" calcext:value-type="string">
            <text:p>Texas, USA</text:p>
          </table:table-cell>
          <table:table-cell table:formula="of:=INDIRECT(&quot;$generator_data.M&quot;&amp;RANDBETWEEN(1; COUNTA([$generator_data.$M$1:$generator_data.$M$7])))" office:value-type="string" office:string-value="Heat separation" calcext:value-type="string">
            <text:p>Heat separation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Aluminium" calcext:value-type="string">
            <text:p>Aluminium</text:p>
          </table:table-cell>
          <table:table-cell table:formula="of:=RANDBETWEEN(99;10000)/100" office:value-type="float" office:value="10.94" calcext:value-type="float">
            <text:p>10,94</text:p>
          </table:table-cell>
          <table:table-cell table:formula="of:=INDIRECT(&quot;$generator_data.B&quot;&amp;RANDBETWEEN(1; COUNTA([$generator_data.$B$1:$generator_data.$B$6])))" office:value-type="string" office:string-value="EXT Minerals" calcext:value-type="string">
            <text:p>EXT Minerals</text:p>
          </table:table-cell>
          <table:table-cell table:formula="of:=RANDBETWEEN(-90000000;90000000)/1000000" office:value-type="float" office:value="-17.93499" calcext:value-type="float">
            <text:p>-17,934990</text:p>
          </table:table-cell>
          <table:table-cell table:formula="of:=RANDBETWEEN(-180000000;180000000)/1000000" office:value-type="float" office:value="-21.870734" calcext:value-type="float">
            <text:p>-21,870734</text:p>
          </table:table-cell>
          <table:table-cell table:formula="of:=INDIRECT(&quot;$generator_data.C&quot;&amp;RANDBETWEEN(1; COUNTA([$generator_data.$C$1:$generator_data.$C$4])))" office:value-type="string" office:string-value="Open air mine" calcext:value-type="string">
            <text:p>Open air mine</text:p>
          </table:table-cell>
          <table:table-cell table:formula="of:=INDIRECT(&quot;$generator_data.E&quot;&amp;RANDBETWEEN(1; COUNTA([$generator_data.$E$1:$generator_data.$E$4])))" office:value-type="string" office:string-value="Cape City, South Africa" calcext:value-type="string">
            <text:p>Cape City, South Africa</text:p>
          </table:table-cell>
          <table:table-cell table:formula="of:=INDIRECT(&quot;$generator_data.A&quot;&amp;RANDBETWEEN(1; COUNTA([$generator_data.$A$1:$generator_data.$A$13])))" office:value-type="string" office:string-value="Apple" calcext:value-type="string">
            <text:p>Apple</text:p>
          </table:table-cell>
          <table:table-cell table:formula="of:=INDIRECT(&quot;$generator_data.G&quot;&amp;RANDBETWEEN(1; COUNTA([$generator_data.$G$1:$generator_data.$G$7])))" office:value-type="string" office:string-value="Storage production" calcext:value-type="string">
            <text:p>Storage production</text:p>
          </table:table-cell>
          <table:table-cell table:formula="of:=INDIRECT(&quot;$generator_data.H&quot;&amp;RANDBETWEEN(1; COUNTA([$generator_data.$H$1:$generator_data.$H$7])))" office:value-type="string" office:string-value="Zhejiang, China" calcext:value-type="string">
            <text:p>Zhejiang, China</text:p>
          </table:table-cell>
          <table:table-cell table:formula="of:=INDIRECT(&quot;$generator_data.J&quot;&amp;RANDBETWEEN(1; COUNTA([$generator_data.$J$1:$generator_data.$J$4])))" office:value-type="string" office:string-value="Cosco Group" calcext:value-type="string">
            <text:p>Cosco Group</text:p>
          </table:table-cell>
          <table:table-cell table:formula="of:=INDIRECT(&quot;$generator_data.K&quot;&amp;RANDBETWEEN(1; COUNTA([$generator_data.$K$1:$generator_data.$K$4])))" office:value-type="string" office:string-value="Ground, train" calcext:value-type="string">
            <text:p>Ground, train</text:p>
          </table:table-cell>
          <table:table-cell table:formula="of:=INDIRECT(&quot;$generator_data.L&quot;&amp;RANDBETWEEN(1; COUNTA([$generator_data.$L$1:$generator_data.$L$10])))" office:value-type="string" office:string-value="London, UK" calcext:value-type="string">
            <text:p>London, UK</text:p>
          </table:table-cell>
          <table:table-cell table:formula="of:=INDIRECT(&quot;$generator_data.M&quot;&amp;RANDBETWEEN(1; COUNTA([$generator_data.$M$1:$generator_data.$M$7])))" office:value-type="string" office:string-value="Chemical extraction" calcext:value-type="string">
            <text:p>Chemical extraction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Aluminium" calcext:value-type="string">
            <text:p>Aluminium</text:p>
          </table:table-cell>
          <table:table-cell table:formula="of:=RANDBETWEEN(99;10000)/100" office:value-type="float" office:value="38.06" calcext:value-type="float">
            <text:p>38,06</text:p>
          </table:table-cell>
          <table:table-cell table:formula="of:=INDIRECT(&quot;$generator_data.B&quot;&amp;RANDBETWEEN(1; COUNTA([$generator_data.$B$1:$generator_data.$B$6])))" office:value-type="string" office:string-value="Long top extraction LTD" calcext:value-type="string">
            <text:p>Long top extraction LTD</text:p>
          </table:table-cell>
          <table:table-cell table:formula="of:=RANDBETWEEN(-90000000;90000000)/1000000" office:value-type="float" office:value="-40.021641" calcext:value-type="float">
            <text:p>-40,021641</text:p>
          </table:table-cell>
          <table:table-cell table:formula="of:=RANDBETWEEN(-180000000;180000000)/1000000" office:value-type="float" office:value="31.139285" calcext:value-type="float">
            <text:p>31,139285</text:p>
          </table:table-cell>
          <table:table-cell table:formula="of:=INDIRECT(&quot;$generator_data.C&quot;&amp;RANDBETWEEN(1; COUNTA([$generator_data.$C$1:$generator_data.$C$4])))" office:value-type="string" office:string-value="Internal minning" calcext:value-type="string">
            <text:p>Internal minning</text:p>
          </table:table-cell>
          <table:table-cell table:formula="of:=INDIRECT(&quot;$generator_data.E&quot;&amp;RANDBETWEEN(1; COUNTA([$generator_data.$E$1:$generator_data.$E$4])))" office:value-type="string" office:string-value="Alaska, USA" calcext:value-type="string">
            <text:p>Alaska, USA</text:p>
          </table:table-cell>
          <table:table-cell table:formula="of:=INDIRECT(&quot;$generator_data.A&quot;&amp;RANDBETWEEN(1; COUNTA([$generator_data.$A$1:$generator_data.$A$13])))" office:value-type="string" office:string-value="Caterpillar" calcext:value-type="string">
            <text:p>Caterpillar</text:p>
          </table:table-cell>
          <table:table-cell table:formula="of:=INDIRECT(&quot;$generator_data.G&quot;&amp;RANDBETWEEN(1; COUNTA([$generator_data.$G$1:$generator_data.$G$7])))" office:value-type="string" office:string-value="Storage production" calcext:value-type="string">
            <text:p>Storage production</text:p>
          </table:table-cell>
          <table:table-cell table:formula="of:=INDIRECT(&quot;$generator_data.H&quot;&amp;RANDBETWEEN(1; COUNTA([$generator_data.$H$1:$generator_data.$H$7])))" office:value-type="string" office:string-value="Zhejiang, China" calcext:value-type="string">
            <text:p>Zhejiang, China</text:p>
          </table:table-cell>
          <table:table-cell table:formula="of:=INDIRECT(&quot;$generator_data.J&quot;&amp;RANDBETWEEN(1; COUNTA([$generator_data.$J$1:$generator_data.$J$4])))" office:value-type="string" office:string-value="Cosco Group" calcext:value-type="string">
            <text:p>Cosco Group</text:p>
          </table:table-cell>
          <table:table-cell table:formula="of:=INDIRECT(&quot;$generator_data.K&quot;&amp;RANDBETWEEN(1; COUNTA([$generator_data.$K$1:$generator_data.$K$4])))" office:value-type="string" office:string-value="Air" calcext:value-type="string">
            <text:p>Air</text:p>
          </table:table-cell>
          <table:table-cell table:formula="of:=INDIRECT(&quot;$generator_data.L&quot;&amp;RANDBETWEEN(1; COUNTA([$generator_data.$L$1:$generator_data.$L$10])))" office:value-type="string" office:string-value="Paris, France" calcext:value-type="string">
            <text:p>Paris, France</text:p>
          </table:table-cell>
          <table:table-cell table:formula="of:=INDIRECT(&quot;$generator_data.M&quot;&amp;RANDBETWEEN(1; COUNTA([$generator_data.$M$1:$generator_data.$M$7])))" office:value-type="string" office:string-value="Acid expossure" calcext:value-type="string">
            <text:p>Acid expossure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Cooper" calcext:value-type="string">
            <text:p>Cooper</text:p>
          </table:table-cell>
          <table:table-cell table:formula="of:=RANDBETWEEN(99;10000)/100" office:value-type="float" office:value="9.68" calcext:value-type="float">
            <text:p>9,68</text:p>
          </table:table-cell>
          <table:table-cell table:formula="of:=INDIRECT(&quot;$generator_data.B&quot;&amp;RANDBETWEEN(1; COUNTA([$generator_data.$B$1:$generator_data.$B$6])))" office:value-type="string" office:string-value="EXT Minerals" calcext:value-type="string">
            <text:p>EXT Minerals</text:p>
          </table:table-cell>
          <table:table-cell table:formula="of:=RANDBETWEEN(-90000000;90000000)/1000000" office:value-type="float" office:value="-44.992826" calcext:value-type="float">
            <text:p>-44,992826</text:p>
          </table:table-cell>
          <table:table-cell table:formula="of:=RANDBETWEEN(-180000000;180000000)/1000000" office:value-type="float" office:value="-68.491176" calcext:value-type="float">
            <text:p>-68,491176</text:p>
          </table:table-cell>
          <table:table-cell table:formula="of:=INDIRECT(&quot;$generator_data.C&quot;&amp;RANDBETWEEN(1; COUNTA([$generator_data.$C$1:$generator_data.$C$4])))" office:value-type="string" office:string-value="Open air mine" calcext:value-type="string">
            <text:p>Open air mine</text:p>
          </table:table-cell>
          <table:table-cell table:formula="of:=INDIRECT(&quot;$generator_data.E&quot;&amp;RANDBETWEEN(1; COUNTA([$generator_data.$E$1:$generator_data.$E$4])))" office:value-type="string" office:string-value="Mimosa, Zimbabue" calcext:value-type="string">
            <text:p>Mimosa, Zimbabue</text:p>
          </table:table-cell>
          <table:table-cell table:formula="of:=INDIRECT(&quot;$generator_data.A&quot;&amp;RANDBETWEEN(1; COUNTA([$generator_data.$A$1:$generator_data.$A$13])))" office:value-type="string" office:string-value="Lenovo" calcext:value-type="string">
            <text:p>Lenovo</text:p>
          </table:table-cell>
          <table:table-cell table:formula="of:=INDIRECT(&quot;$generator_data.G&quot;&amp;RANDBETWEEN(1; COUNTA([$generator_data.$G$1:$generator_data.$G$7])))" office:value-type="string" office:string-value="Storage production" calcext:value-type="string">
            <text:p>Storage production</text:p>
          </table:table-cell>
          <table:table-cell table:formula="of:=INDIRECT(&quot;$generator_data.H&quot;&amp;RANDBETWEEN(1; COUNTA([$generator_data.$H$1:$generator_data.$H$7])))" office:value-type="string" office:string-value="Berlin, Germany" calcext:value-type="string">
            <text:p>Berlin, Germany</text:p>
          </table:table-cell>
          <table:table-cell table:formula="of:=INDIRECT(&quot;$generator_data.J&quot;&amp;RANDBETWEEN(1; COUNTA([$generator_data.$J$1:$generator_data.$J$4])))" office:value-type="string" office:string-value="Acciona" calcext:value-type="string">
            <text:p>Acciona</text:p>
          </table:table-cell>
          <table:table-cell table:formula="of:=INDIRECT(&quot;$generator_data.K&quot;&amp;RANDBETWEEN(1; COUNTA([$generator_data.$K$1:$generator_data.$K$4])))" office:value-type="string" office:string-value="Sea" calcext:value-type="string">
            <text:p>Sea</text:p>
          </table:table-cell>
          <table:table-cell table:formula="of:=INDIRECT(&quot;$generator_data.L&quot;&amp;RANDBETWEEN(1; COUNTA([$generator_data.$L$1:$generator_data.$L$10])))" office:value-type="string" office:string-value="Guangdong, China" calcext:value-type="string">
            <text:p>Guangdong, China</text:p>
          </table:table-cell>
          <table:table-cell table:formula="of:=INDIRECT(&quot;$generator_data.M&quot;&amp;RANDBETWEEN(1; COUNTA([$generator_data.$M$1:$generator_data.$M$7])))" office:value-type="string" office:string-value="Sublimation" calcext:value-type="string">
            <text:p>Sublimation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Cooper" calcext:value-type="string">
            <text:p>Cooper</text:p>
          </table:table-cell>
          <table:table-cell table:formula="of:=RANDBETWEEN(99;10000)/100" office:value-type="float" office:value="45.4" calcext:value-type="float">
            <text:p>45,4</text:p>
          </table:table-cell>
          <table:table-cell table:formula="of:=INDIRECT(&quot;$generator_data.B&quot;&amp;RANDBETWEEN(1; COUNTA([$generator_data.$B$1:$generator_data.$B$6])))" office:value-type="string" office:string-value="USNM" calcext:value-type="string">
            <text:p>USNM</text:p>
          </table:table-cell>
          <table:table-cell table:formula="of:=RANDBETWEEN(-90000000;90000000)/1000000" office:value-type="float" office:value="-78.355854" calcext:value-type="float">
            <text:p>-78,355854</text:p>
          </table:table-cell>
          <table:table-cell table:formula="of:=RANDBETWEEN(-180000000;180000000)/1000000" office:value-type="float" office:value="-129.907423" calcext:value-type="float">
            <text:p>-129,907423</text:p>
          </table:table-cell>
          <table:table-cell table:formula="of:=INDIRECT(&quot;$generator_data.C&quot;&amp;RANDBETWEEN(1; COUNTA([$generator_data.$C$1:$generator_data.$C$4])))" office:value-type="string" office:string-value="Demolition" calcext:value-type="string">
            <text:p>Demolition</text:p>
          </table:table-cell>
          <table:table-cell table:formula="of:=INDIRECT(&quot;$generator_data.E&quot;&amp;RANDBETWEEN(1; COUNTA([$generator_data.$E$1:$generator_data.$E$4])))" office:value-type="string" office:string-value="Escondida, Chile" calcext:value-type="string">
            <text:p>Escondida, Chile</text:p>
          </table:table-cell>
          <table:table-cell table:formula="of:=INDIRECT(&quot;$generator_data.A&quot;&amp;RANDBETWEEN(1; COUNTA([$generator_data.$A$1:$generator_data.$A$13])))" office:value-type="string" office:string-value="MSI" calcext:value-type="string">
            <text:p>MSI</text:p>
          </table:table-cell>
          <table:table-cell table:formula="of:=INDIRECT(&quot;$generator_data.G&quot;&amp;RANDBETWEEN(1; COUNTA([$generator_data.$G$1:$generator_data.$G$7])))" office:value-type="string" office:string-value="Board production" calcext:value-type="string">
            <text:p>Board production</text:p>
          </table:table-cell>
          <table:table-cell table:formula="of:=INDIRECT(&quot;$generator_data.H&quot;&amp;RANDBETWEEN(1; COUNTA([$generator_data.$H$1:$generator_data.$H$7])))" office:value-type="string" office:string-value="Texas, USA" calcext:value-type="string">
            <text:p>Texas, USA</text:p>
          </table:table-cell>
          <table:table-cell table:formula="of:=INDIRECT(&quot;$generator_data.J&quot;&amp;RANDBETWEEN(1; COUNTA([$generator_data.$J$1:$generator_data.$J$4])))" office:value-type="string" office:string-value="UPS" calcext:value-type="string">
            <text:p>UPS</text:p>
          </table:table-cell>
          <table:table-cell table:formula="of:=INDIRECT(&quot;$generator_data.K&quot;&amp;RANDBETWEEN(1; COUNTA([$generator_data.$K$1:$generator_data.$K$4])))" office:value-type="string" office:string-value="Air" calcext:value-type="string">
            <text:p>Air</text:p>
          </table:table-cell>
          <table:table-cell table:formula="of:=INDIRECT(&quot;$generator_data.L&quot;&amp;RANDBETWEEN(1; COUNTA([$generator_data.$L$1:$generator_data.$L$10])))" office:value-type="string" office:string-value="London, UK" calcext:value-type="string">
            <text:p>London, UK</text:p>
          </table:table-cell>
          <table:table-cell table:formula="of:=INDIRECT(&quot;$generator_data.M&quot;&amp;RANDBETWEEN(1; COUNTA([$generator_data.$M$1:$generator_data.$M$7])))" office:value-type="string" office:string-value="Sublimation" calcext:value-type="string">
            <text:p>Sublimation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Cooper" calcext:value-type="string">
            <text:p>Cooper</text:p>
          </table:table-cell>
          <table:table-cell table:formula="of:=RANDBETWEEN(99;10000)/100" office:value-type="float" office:value="1.93" calcext:value-type="float">
            <text:p>1,93</text:p>
          </table:table-cell>
          <table:table-cell table:formula="of:=INDIRECT(&quot;$generator_data.B&quot;&amp;RANDBETWEEN(1; COUNTA([$generator_data.$B$1:$generator_data.$B$6])))" office:value-type="string" office:string-value="Long top extraction LTD" calcext:value-type="string">
            <text:p>Long top extraction LTD</text:p>
          </table:table-cell>
          <table:table-cell table:formula="of:=RANDBETWEEN(-90000000;90000000)/1000000" office:value-type="float" office:value="79.948791" calcext:value-type="float">
            <text:p>79,948791</text:p>
          </table:table-cell>
          <table:table-cell table:formula="of:=RANDBETWEEN(-180000000;180000000)/1000000" office:value-type="float" office:value="-156.566147" calcext:value-type="float">
            <text:p>-156,566147</text:p>
          </table:table-cell>
          <table:table-cell table:formula="of:=INDIRECT(&quot;$generator_data.C&quot;&amp;RANDBETWEEN(1; COUNTA([$generator_data.$C$1:$generator_data.$C$4])))" office:value-type="string" office:string-value="Demolition" calcext:value-type="string">
            <text:p>Demolition</text:p>
          </table:table-cell>
          <table:table-cell table:formula="of:=INDIRECT(&quot;$generator_data.E&quot;&amp;RANDBETWEEN(1; COUNTA([$generator_data.$E$1:$generator_data.$E$4])))" office:value-type="string" office:string-value="Mimosa, Zimbabue" calcext:value-type="string">
            <text:p>Mimosa, Zimbabue</text:p>
          </table:table-cell>
          <table:table-cell table:formula="of:=INDIRECT(&quot;$generator_data.A&quot;&amp;RANDBETWEEN(1; COUNTA([$generator_data.$A$1:$generator_data.$A$13])))" office:value-type="string" office:string-value="Samsung" calcext:value-type="string">
            <text:p>Samsung</text:p>
          </table:table-cell>
          <table:table-cell table:formula="of:=INDIRECT(&quot;$generator_data.G&quot;&amp;RANDBETWEEN(1; COUNTA([$generator_data.$G$1:$generator_data.$G$7])))" office:value-type="string" office:string-value="Board production" calcext:value-type="string">
            <text:p>Board production</text:p>
          </table:table-cell>
          <table:table-cell table:formula="of:=INDIRECT(&quot;$generator_data.H&quot;&amp;RANDBETWEEN(1; COUNTA([$generator_data.$H$1:$generator_data.$H$7])))" office:value-type="string" office:string-value="Zhejiang, China" calcext:value-type="string">
            <text:p>Zhejiang, China</text:p>
          </table:table-cell>
          <table:table-cell table:formula="of:=INDIRECT(&quot;$generator_data.J&quot;&amp;RANDBETWEEN(1; COUNTA([$generator_data.$J$1:$generator_data.$J$4])))" office:value-type="string" office:string-value="UPS" calcext:value-type="string">
            <text:p>UPS</text:p>
          </table:table-cell>
          <table:table-cell table:formula="of:=INDIRECT(&quot;$generator_data.K&quot;&amp;RANDBETWEEN(1; COUNTA([$generator_data.$K$1:$generator_data.$K$4])))" office:value-type="string" office:string-value="Air" calcext:value-type="string">
            <text:p>Air</text:p>
          </table:table-cell>
          <table:table-cell table:formula="of:=INDIRECT(&quot;$generator_data.L&quot;&amp;RANDBETWEEN(1; COUNTA([$generator_data.$L$1:$generator_data.$L$10])))" office:value-type="string" office:string-value="Paris, France" calcext:value-type="string">
            <text:p>Paris, France</text:p>
          </table:table-cell>
          <table:table-cell table:formula="of:=INDIRECT(&quot;$generator_data.M&quot;&amp;RANDBETWEEN(1; COUNTA([$generator_data.$M$1:$generator_data.$M$7])))" office:value-type="string" office:string-value="Chemical extraction" calcext:value-type="string">
            <text:p>Chemical extraction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Gold" calcext:value-type="string">
            <text:p>Gold</text:p>
          </table:table-cell>
          <table:table-cell table:formula="of:=RANDBETWEEN(99;10000)/100" office:value-type="float" office:value="46.34" calcext:value-type="float">
            <text:p>46,34</text:p>
          </table:table-cell>
          <table:table-cell table:formula="of:=INDIRECT(&quot;$generator_data.B&quot;&amp;RANDBETWEEN(1; COUNTA([$generator_data.$B$1:$generator_data.$B$6])))" office:value-type="string" office:string-value="Long top extraction LTD" calcext:value-type="string">
            <text:p>Long top extraction LTD</text:p>
          </table:table-cell>
          <table:table-cell table:formula="of:=RANDBETWEEN(-90000000;90000000)/1000000" office:value-type="float" office:value="-49.728872" calcext:value-type="float">
            <text:p>-49,728872</text:p>
          </table:table-cell>
          <table:table-cell table:formula="of:=RANDBETWEEN(-180000000;180000000)/1000000" office:value-type="float" office:value="-62.519916" calcext:value-type="float">
            <text:p>-62,519916</text:p>
          </table:table-cell>
          <table:table-cell table:formula="of:=INDIRECT(&quot;$generator_data.C&quot;&amp;RANDBETWEEN(1; COUNTA([$generator_data.$C$1:$generator_data.$C$4])))" office:value-type="string" office:string-value="Underwater mine" calcext:value-type="string">
            <text:p>Underwater mine</text:p>
          </table:table-cell>
          <table:table-cell table:formula="of:=INDIRECT(&quot;$generator_data.E&quot;&amp;RANDBETWEEN(1; COUNTA([$generator_data.$E$1:$generator_data.$E$4])))" office:value-type="string" office:string-value="Escondida, Chile" calcext:value-type="string">
            <text:p>Escondida, Chile</text:p>
          </table:table-cell>
          <table:table-cell table:formula="of:=INDIRECT(&quot;$generator_data.A&quot;&amp;RANDBETWEEN(1; COUNTA([$generator_data.$A$1:$generator_data.$A$13])))" office:value-type="string" office:string-value="Apple" calcext:value-type="string">
            <text:p>Apple</text:p>
          </table:table-cell>
          <table:table-cell table:formula="of:=INDIRECT(&quot;$generator_data.G&quot;&amp;RANDBETWEEN(1; COUNTA([$generator_data.$G$1:$generator_data.$G$7])))" office:value-type="string" office:string-value="Memory" calcext:value-type="string">
            <text:p>Memory</text:p>
          </table:table-cell>
          <table:table-cell table:formula="of:=INDIRECT(&quot;$generator_data.H&quot;&amp;RANDBETWEEN(1; COUNTA([$generator_data.$H$1:$generator_data.$H$7])))" office:value-type="string" office:string-value="Arizona, USA" calcext:value-type="string">
            <text:p>Arizona, USA</text:p>
          </table:table-cell>
          <table:table-cell table:formula="of:=INDIRECT(&quot;$generator_data.J&quot;&amp;RANDBETWEEN(1; COUNTA([$generator_data.$J$1:$generator_data.$J$4])))" office:value-type="string" office:string-value="DB Schenker" calcext:value-type="string">
            <text:p>DB Schenker</text:p>
          </table:table-cell>
          <table:table-cell table:formula="of:=INDIRECT(&quot;$generator_data.K&quot;&amp;RANDBETWEEN(1; COUNTA([$generator_data.$K$1:$generator_data.$K$4])))" office:value-type="string" office:string-value="Ground, train" calcext:value-type="string">
            <text:p>Ground, train</text:p>
          </table:table-cell>
          <table:table-cell table:formula="of:=INDIRECT(&quot;$generator_data.L&quot;&amp;RANDBETWEEN(1; COUNTA([$generator_data.$L$1:$generator_data.$L$10])))" office:value-type="string" office:string-value="Arizona, USA" calcext:value-type="string">
            <text:p>Arizona, USA</text:p>
          </table:table-cell>
          <table:table-cell table:formula="of:=INDIRECT(&quot;$generator_data.M&quot;&amp;RANDBETWEEN(1; COUNTA([$generator_data.$M$1:$generator_data.$M$7])))" office:value-type="string" office:string-value="Chemical extraction" calcext:value-type="string">
            <text:p>Chemical extraction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Gold" calcext:value-type="string">
            <text:p>Gold</text:p>
          </table:table-cell>
          <table:table-cell table:formula="of:=RANDBETWEEN(99;10000)/100" office:value-type="float" office:value="21.16" calcext:value-type="float">
            <text:p>21,16</text:p>
          </table:table-cell>
          <table:table-cell table:formula="of:=INDIRECT(&quot;$generator_data.B&quot;&amp;RANDBETWEEN(1; COUNTA([$generator_data.$B$1:$generator_data.$B$6])))" office:value-type="string" office:string-value="RM Minerals" calcext:value-type="string">
            <text:p>RM Minerals</text:p>
          </table:table-cell>
          <table:table-cell table:formula="of:=RANDBETWEEN(-90000000;90000000)/1000000" office:value-type="float" office:value="-17.556184" calcext:value-type="float">
            <text:p>-17,556184</text:p>
          </table:table-cell>
          <table:table-cell table:formula="of:=RANDBETWEEN(-180000000;180000000)/1000000" office:value-type="float" office:value="55.533037" calcext:value-type="float">
            <text:p>55,533037</text:p>
          </table:table-cell>
          <table:table-cell table:formula="of:=INDIRECT(&quot;$generator_data.C&quot;&amp;RANDBETWEEN(1; COUNTA([$generator_data.$C$1:$generator_data.$C$4])))" office:value-type="string" office:string-value="Demolition" calcext:value-type="string">
            <text:p>Demolition</text:p>
          </table:table-cell>
          <table:table-cell table:formula="of:=INDIRECT(&quot;$generator_data.E&quot;&amp;RANDBETWEEN(1; COUNTA([$generator_data.$E$1:$generator_data.$E$4])))" office:value-type="string" office:string-value="Escondida, Chile" calcext:value-type="string">
            <text:p>Escondida, Chile</text:p>
          </table:table-cell>
          <table:table-cell table:formula="of:=INDIRECT(&quot;$generator_data.A&quot;&amp;RANDBETWEEN(1; COUNTA([$generator_data.$A$1:$generator_data.$A$13])))" office:value-type="string" office:string-value="Panasonic" calcext:value-type="string">
            <text:p>Panasonic</text:p>
          </table:table-cell>
          <table:table-cell table:formula="of:=INDIRECT(&quot;$generator_data.G&quot;&amp;RANDBETWEEN(1; COUNTA([$generator_data.$G$1:$generator_data.$G$7])))" office:value-type="string" office:string-value="Board production" calcext:value-type="string">
            <text:p>Board production</text:p>
          </table:table-cell>
          <table:table-cell table:formula="of:=INDIRECT(&quot;$generator_data.H&quot;&amp;RANDBETWEEN(1; COUNTA([$generator_data.$H$1:$generator_data.$H$7])))" office:value-type="string" office:string-value="Shandong, China" calcext:value-type="string">
            <text:p>Shandong, China</text:p>
          </table:table-cell>
          <table:table-cell table:formula="of:=INDIRECT(&quot;$generator_data.J&quot;&amp;RANDBETWEEN(1; COUNTA([$generator_data.$J$1:$generator_data.$J$4])))" office:value-type="string" office:string-value="UPS" calcext:value-type="string">
            <text:p>UPS</text:p>
          </table:table-cell>
          <table:table-cell table:formula="of:=INDIRECT(&quot;$generator_data.K&quot;&amp;RANDBETWEEN(1; COUNTA([$generator_data.$K$1:$generator_data.$K$4])))" office:value-type="string" office:string-value="Ground, truck" calcext:value-type="string">
            <text:p>Ground, truck</text:p>
          </table:table-cell>
          <table:table-cell table:formula="of:=INDIRECT(&quot;$generator_data.L&quot;&amp;RANDBETWEEN(1; COUNTA([$generator_data.$L$1:$generator_data.$L$10])))" office:value-type="string" office:string-value="Shandong, China" calcext:value-type="string">
            <text:p>Shandong, China</text:p>
          </table:table-cell>
          <table:table-cell table:formula="of:=INDIRECT(&quot;$generator_data.M&quot;&amp;RANDBETWEEN(1; COUNTA([$generator_data.$M$1:$generator_data.$M$7])))" office:value-type="string" office:string-value="Centrifuge" calcext:value-type="string">
            <text:p>Centrifuge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Gold" calcext:value-type="string">
            <text:p>Gold</text:p>
          </table:table-cell>
          <table:table-cell table:formula="of:=RANDBETWEEN(99;10000)/100" office:value-type="float" office:value="45.52" calcext:value-type="float">
            <text:p>45,52</text:p>
          </table:table-cell>
          <table:table-cell table:formula="of:=INDIRECT(&quot;$generator_data.B&quot;&amp;RANDBETWEEN(1; COUNTA([$generator_data.$B$1:$generator_data.$B$6])))" office:value-type="string" office:string-value="USNM" calcext:value-type="string">
            <text:p>USNM</text:p>
          </table:table-cell>
          <table:table-cell table:formula="of:=RANDBETWEEN(-90000000;90000000)/1000000" office:value-type="float" office:value="89.126454" calcext:value-type="float">
            <text:p>89,126454</text:p>
          </table:table-cell>
          <table:table-cell table:formula="of:=RANDBETWEEN(-180000000;180000000)/1000000" office:value-type="float" office:value="178.891961" calcext:value-type="float">
            <text:p>178,891961</text:p>
          </table:table-cell>
          <table:table-cell table:formula="of:=INDIRECT(&quot;$generator_data.C&quot;&amp;RANDBETWEEN(1; COUNTA([$generator_data.$C$1:$generator_data.$C$4])))" office:value-type="string" office:string-value="Demolition" calcext:value-type="string">
            <text:p>Demolition</text:p>
          </table:table-cell>
          <table:table-cell table:formula="of:=INDIRECT(&quot;$generator_data.E&quot;&amp;RANDBETWEEN(1; COUNTA([$generator_data.$E$1:$generator_data.$E$4])))" office:value-type="string" office:string-value="Escondida, Chile" calcext:value-type="string">
            <text:p>Escondida, Chile</text:p>
          </table:table-cell>
          <table:table-cell table:formula="of:=INDIRECT(&quot;$generator_data.A&quot;&amp;RANDBETWEEN(1; COUNTA([$generator_data.$A$1:$generator_data.$A$13])))" office:value-type="string" office:string-value="Bq" calcext:value-type="string">
            <text:p>Bq</text:p>
          </table:table-cell>
          <table:table-cell table:formula="of:=INDIRECT(&quot;$generator_data.G&quot;&amp;RANDBETWEEN(1; COUNTA([$generator_data.$G$1:$generator_data.$G$7])))" office:value-type="string" office:string-value="Heat protection assembly" calcext:value-type="string">
            <text:p>Heat protection assembly</text:p>
          </table:table-cell>
          <table:table-cell table:formula="of:=INDIRECT(&quot;$generator_data.H&quot;&amp;RANDBETWEEN(1; COUNTA([$generator_data.$H$1:$generator_data.$H$7])))" office:value-type="string" office:string-value="Zhejiang, China" calcext:value-type="string">
            <text:p>Zhejiang, China</text:p>
          </table:table-cell>
          <table:table-cell table:formula="of:=INDIRECT(&quot;$generator_data.J&quot;&amp;RANDBETWEEN(1; COUNTA([$generator_data.$J$1:$generator_data.$J$4])))" office:value-type="string" office:string-value="Acciona" calcext:value-type="string">
            <text:p>Acciona</text:p>
          </table:table-cell>
          <table:table-cell table:formula="of:=INDIRECT(&quot;$generator_data.K&quot;&amp;RANDBETWEEN(1; COUNTA([$generator_data.$K$1:$generator_data.$K$4])))" office:value-type="string" office:string-value="Ground, train" calcext:value-type="string">
            <text:p>Ground, train</text:p>
          </table:table-cell>
          <table:table-cell table:formula="of:=INDIRECT(&quot;$generator_data.L&quot;&amp;RANDBETWEEN(1; COUNTA([$generator_data.$L$1:$generator_data.$L$10])))" office:value-type="string" office:string-value="Madrid, Spain" calcext:value-type="string">
            <text:p>Madrid, Spain</text:p>
          </table:table-cell>
          <table:table-cell table:formula="of:=INDIRECT(&quot;$generator_data.M&quot;&amp;RANDBETWEEN(1; COUNTA([$generator_data.$M$1:$generator_data.$M$7])))" office:value-type="string" office:string-value="Sublimation" calcext:value-type="string">
            <text:p>Sublimation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Cooper" calcext:value-type="string">
            <text:p>Cooper</text:p>
          </table:table-cell>
          <table:table-cell table:formula="of:=RANDBETWEEN(99;10000)/100" office:value-type="float" office:value="30.7" calcext:value-type="float">
            <text:p>30,7</text:p>
          </table:table-cell>
          <table:table-cell table:formula="of:=INDIRECT(&quot;$generator_data.B&quot;&amp;RANDBETWEEN(1; COUNTA([$generator_data.$B$1:$generator_data.$B$6])))" office:value-type="string" office:string-value="RM Minerals" calcext:value-type="string">
            <text:p>RM Minerals</text:p>
          </table:table-cell>
          <table:table-cell table:formula="of:=RANDBETWEEN(-90000000;90000000)/1000000" office:value-type="float" office:value="-81.477422" calcext:value-type="float">
            <text:p>-81,477422</text:p>
          </table:table-cell>
          <table:table-cell table:formula="of:=RANDBETWEEN(-180000000;180000000)/1000000" office:value-type="float" office:value="48.453585" calcext:value-type="float">
            <text:p>48,453585</text:p>
          </table:table-cell>
          <table:table-cell table:formula="of:=INDIRECT(&quot;$generator_data.C&quot;&amp;RANDBETWEEN(1; COUNTA([$generator_data.$C$1:$generator_data.$C$4])))" office:value-type="string" office:string-value="Demolition" calcext:value-type="string">
            <text:p>Demolition</text:p>
          </table:table-cell>
          <table:table-cell table:formula="of:=INDIRECT(&quot;$generator_data.E&quot;&amp;RANDBETWEEN(1; COUNTA([$generator_data.$E$1:$generator_data.$E$4])))" office:value-type="string" office:string-value="Escondida, Chile" calcext:value-type="string">
            <text:p>Escondida, Chile</text:p>
          </table:table-cell>
          <table:table-cell table:formula="of:=INDIRECT(&quot;$generator_data.A&quot;&amp;RANDBETWEEN(1; COUNTA([$generator_data.$A$1:$generator_data.$A$13])))" office:value-type="string" office:string-value="Caterpillar" calcext:value-type="string">
            <text:p>Caterpillar</text:p>
          </table:table-cell>
          <table:table-cell table:formula="of:=INDIRECT(&quot;$generator_data.G&quot;&amp;RANDBETWEEN(1; COUNTA([$generator_data.$G$1:$generator_data.$G$7])))" office:value-type="string" office:string-value="Memory" calcext:value-type="string">
            <text:p>Memory</text:p>
          </table:table-cell>
          <table:table-cell table:formula="of:=INDIRECT(&quot;$generator_data.H&quot;&amp;RANDBETWEEN(1; COUNTA([$generator_data.$H$1:$generator_data.$H$7])))" office:value-type="string" office:string-value="Shandong, China" calcext:value-type="string">
            <text:p>Shandong, China</text:p>
          </table:table-cell>
          <table:table-cell table:formula="of:=INDIRECT(&quot;$generator_data.J&quot;&amp;RANDBETWEEN(1; COUNTA([$generator_data.$J$1:$generator_data.$J$4])))" office:value-type="string" office:string-value="Acciona" calcext:value-type="string">
            <text:p>Acciona</text:p>
          </table:table-cell>
          <table:table-cell table:formula="of:=INDIRECT(&quot;$generator_data.K&quot;&amp;RANDBETWEEN(1; COUNTA([$generator_data.$K$1:$generator_data.$K$4])))" office:value-type="string" office:string-value="Air" calcext:value-type="string">
            <text:p>Air</text:p>
          </table:table-cell>
          <table:table-cell table:formula="of:=INDIRECT(&quot;$generator_data.L&quot;&amp;RANDBETWEEN(1; COUNTA([$generator_data.$L$1:$generator_data.$L$10])))" office:value-type="string" office:string-value="London, UK" calcext:value-type="string">
            <text:p>London, UK</text:p>
          </table:table-cell>
          <table:table-cell table:formula="of:=INDIRECT(&quot;$generator_data.M&quot;&amp;RANDBETWEEN(1; COUNTA([$generator_data.$M$1:$generator_data.$M$7])))" office:value-type="string" office:string-value="Heat separation" calcext:value-type="string">
            <text:p>Heat separation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Iron" calcext:value-type="string">
            <text:p>Iron</text:p>
          </table:table-cell>
          <table:table-cell table:formula="of:=RANDBETWEEN(99;10000)/100" office:value-type="float" office:value="15.01" calcext:value-type="float">
            <text:p>15,01</text:p>
          </table:table-cell>
          <table:table-cell table:formula="of:=INDIRECT(&quot;$generator_data.B&quot;&amp;RANDBETWEEN(1; COUNTA([$generator_data.$B$1:$generator_data.$B$6])))" office:value-type="string" office:string-value="EXT Minerals" calcext:value-type="string">
            <text:p>EXT Minerals</text:p>
          </table:table-cell>
          <table:table-cell table:formula="of:=RANDBETWEEN(-90000000;90000000)/1000000" office:value-type="float" office:value="65.222049" calcext:value-type="float">
            <text:p>65,222049</text:p>
          </table:table-cell>
          <table:table-cell table:formula="of:=RANDBETWEEN(-180000000;180000000)/1000000" office:value-type="float" office:value="138.597045" calcext:value-type="float">
            <text:p>138,597045</text:p>
          </table:table-cell>
          <table:table-cell table:formula="of:=INDIRECT(&quot;$generator_data.C&quot;&amp;RANDBETWEEN(1; COUNTA([$generator_data.$C$1:$generator_data.$C$4])))" office:value-type="string" office:string-value="Open air mine" calcext:value-type="string">
            <text:p>Open air mine</text:p>
          </table:table-cell>
          <table:table-cell table:formula="of:=INDIRECT(&quot;$generator_data.E&quot;&amp;RANDBETWEEN(1; COUNTA([$generator_data.$E$1:$generator_data.$E$4])))" office:value-type="string" office:string-value="Cape City, South Africa" calcext:value-type="string">
            <text:p>Cape City, South Africa</text:p>
          </table:table-cell>
          <table:table-cell table:formula="of:=INDIRECT(&quot;$generator_data.A&quot;&amp;RANDBETWEEN(1; COUNTA([$generator_data.$A$1:$generator_data.$A$13])))" office:value-type="string" office:string-value="Panasonic" calcext:value-type="string">
            <text:p>Panasonic</text:p>
          </table:table-cell>
          <table:table-cell table:formula="of:=INDIRECT(&quot;$generator_data.G&quot;&amp;RANDBETWEEN(1; COUNTA([$generator_data.$G$1:$generator_data.$G$7])))" office:value-type="string" office:string-value="Memory" calcext:value-type="string">
            <text:p>Memory</text:p>
          </table:table-cell>
          <table:table-cell table:formula="of:=INDIRECT(&quot;$generator_data.H&quot;&amp;RANDBETWEEN(1; COUNTA([$generator_data.$H$1:$generator_data.$H$7])))" office:value-type="string" office:string-value="Zhejiang, China" calcext:value-type="string">
            <text:p>Zhejiang, China</text:p>
          </table:table-cell>
          <table:table-cell table:formula="of:=INDIRECT(&quot;$generator_data.J&quot;&amp;RANDBETWEEN(1; COUNTA([$generator_data.$J$1:$generator_data.$J$4])))" office:value-type="string" office:string-value="Cosco Group" calcext:value-type="string">
            <text:p>Cosco Group</text:p>
          </table:table-cell>
          <table:table-cell table:formula="of:=INDIRECT(&quot;$generator_data.K&quot;&amp;RANDBETWEEN(1; COUNTA([$generator_data.$K$1:$generator_data.$K$4])))" office:value-type="string" office:string-value="Sea" calcext:value-type="string">
            <text:p>Sea</text:p>
          </table:table-cell>
          <table:table-cell table:formula="of:=INDIRECT(&quot;$generator_data.L&quot;&amp;RANDBETWEEN(1; COUNTA([$generator_data.$L$1:$generator_data.$L$10])))" office:value-type="string" office:string-value="Shandong, China" calcext:value-type="string">
            <text:p>Shandong, China</text:p>
          </table:table-cell>
          <table:table-cell table:formula="of:=INDIRECT(&quot;$generator_data.M&quot;&amp;RANDBETWEEN(1; COUNTA([$generator_data.$M$1:$generator_data.$M$7])))" office:value-type="string" office:string-value="Sublimation" calcext:value-type="string">
            <text:p>Sublimation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Silver" calcext:value-type="string">
            <text:p>Silver</text:p>
          </table:table-cell>
          <table:table-cell table:formula="of:=RANDBETWEEN(99;10000)/100" office:value-type="float" office:value="21.59" calcext:value-type="float">
            <text:p>21,59</text:p>
          </table:table-cell>
          <table:table-cell table:formula="of:=INDIRECT(&quot;$generator_data.B&quot;&amp;RANDBETWEEN(1; COUNTA([$generator_data.$B$1:$generator_data.$B$6])))" office:value-type="string" office:string-value="RM Minerals" calcext:value-type="string">
            <text:p>RM Minerals</text:p>
          </table:table-cell>
          <table:table-cell table:formula="of:=RANDBETWEEN(-90000000;90000000)/1000000" office:value-type="float" office:value="52.693945" calcext:value-type="float">
            <text:p>52,693945</text:p>
          </table:table-cell>
          <table:table-cell table:formula="of:=RANDBETWEEN(-180000000;180000000)/1000000" office:value-type="float" office:value="72.783545" calcext:value-type="float">
            <text:p>72,783545</text:p>
          </table:table-cell>
          <table:table-cell table:formula="of:=INDIRECT(&quot;$generator_data.C&quot;&amp;RANDBETWEEN(1; COUNTA([$generator_data.$C$1:$generator_data.$C$4])))" office:value-type="string" office:string-value="Internal minning" calcext:value-type="string">
            <text:p>Internal minning</text:p>
          </table:table-cell>
          <table:table-cell table:formula="of:=INDIRECT(&quot;$generator_data.E&quot;&amp;RANDBETWEEN(1; COUNTA([$generator_data.$E$1:$generator_data.$E$4])))" office:value-type="string" office:string-value="Alaska, USA" calcext:value-type="string">
            <text:p>Alaska, USA</text:p>
          </table:table-cell>
          <table:table-cell table:formula="of:=INDIRECT(&quot;$generator_data.A&quot;&amp;RANDBETWEEN(1; COUNTA([$generator_data.$A$1:$generator_data.$A$13])))" office:value-type="string" office:string-value="Caterpillar" calcext:value-type="string">
            <text:p>Caterpillar</text:p>
          </table:table-cell>
          <table:table-cell table:formula="of:=INDIRECT(&quot;$generator_data.G&quot;&amp;RANDBETWEEN(1; COUNTA([$generator_data.$G$1:$generator_data.$G$7])))" office:value-type="string" office:string-value="Assembly line" calcext:value-type="string">
            <text:p>Assembly line</text:p>
          </table:table-cell>
          <table:table-cell table:formula="of:=INDIRECT(&quot;$generator_data.H&quot;&amp;RANDBETWEEN(1; COUNTA([$generator_data.$H$1:$generator_data.$H$7])))" office:value-type="string" office:string-value="Arizona, USA" calcext:value-type="string">
            <text:p>Arizona, USA</text:p>
          </table:table-cell>
          <table:table-cell table:formula="of:=INDIRECT(&quot;$generator_data.J&quot;&amp;RANDBETWEEN(1; COUNTA([$generator_data.$J$1:$generator_data.$J$4])))" office:value-type="string" office:string-value="Acciona" calcext:value-type="string">
            <text:p>Acciona</text:p>
          </table:table-cell>
          <table:table-cell table:formula="of:=INDIRECT(&quot;$generator_data.K&quot;&amp;RANDBETWEEN(1; COUNTA([$generator_data.$K$1:$generator_data.$K$4])))" office:value-type="string" office:string-value="Air" calcext:value-type="string">
            <text:p>Air</text:p>
          </table:table-cell>
          <table:table-cell table:formula="of:=INDIRECT(&quot;$generator_data.L&quot;&amp;RANDBETWEEN(1; COUNTA([$generator_data.$L$1:$generator_data.$L$10])))" office:value-type="string" office:string-value="Madrid, Spain" calcext:value-type="string">
            <text:p>Madrid, Spain</text:p>
          </table:table-cell>
          <table:table-cell table:formula="of:=INDIRECT(&quot;$generator_data.M&quot;&amp;RANDBETWEEN(1; COUNTA([$generator_data.$M$1:$generator_data.$M$7])))" office:value-type="string" office:string-value="Sublimation" calcext:value-type="string">
            <text:p>Sublimation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Gold" calcext:value-type="string">
            <text:p>Gold</text:p>
          </table:table-cell>
          <table:table-cell table:formula="of:=RANDBETWEEN(99;10000)/100" office:value-type="float" office:value="35.34" calcext:value-type="float">
            <text:p>35,34</text:p>
          </table:table-cell>
          <table:table-cell table:formula="of:=INDIRECT(&quot;$generator_data.B&quot;&amp;RANDBETWEEN(1; COUNTA([$generator_data.$B$1:$generator_data.$B$6])))" office:value-type="string" office:string-value="USNM" calcext:value-type="string">
            <text:p>USNM</text:p>
          </table:table-cell>
          <table:table-cell table:formula="of:=RANDBETWEEN(-90000000;90000000)/1000000" office:value-type="float" office:value="-79.032463" calcext:value-type="float">
            <text:p>-79,032463</text:p>
          </table:table-cell>
          <table:table-cell table:formula="of:=RANDBETWEEN(-180000000;180000000)/1000000" office:value-type="float" office:value="44.291357" calcext:value-type="float">
            <text:p>44,291357</text:p>
          </table:table-cell>
          <table:table-cell table:formula="of:=INDIRECT(&quot;$generator_data.C&quot;&amp;RANDBETWEEN(1; COUNTA([$generator_data.$C$1:$generator_data.$C$4])))" office:value-type="string" office:string-value="Internal minning" calcext:value-type="string">
            <text:p>Internal minning</text:p>
          </table:table-cell>
          <table:table-cell table:formula="of:=INDIRECT(&quot;$generator_data.E&quot;&amp;RANDBETWEEN(1; COUNTA([$generator_data.$E$1:$generator_data.$E$4])))" office:value-type="string" office:string-value="Alaska, USA" calcext:value-type="string">
            <text:p>Alaska, USA</text:p>
          </table:table-cell>
          <table:table-cell table:formula="of:=INDIRECT(&quot;$generator_data.A&quot;&amp;RANDBETWEEN(1; COUNTA([$generator_data.$A$1:$generator_data.$A$13])))" office:value-type="string" office:string-value="LG" calcext:value-type="string">
            <text:p>LG</text:p>
          </table:table-cell>
          <table:table-cell table:formula="of:=INDIRECT(&quot;$generator_data.G&quot;&amp;RANDBETWEEN(1; COUNTA([$generator_data.$G$1:$generator_data.$G$7])))" office:value-type="string" office:string-value="Memory" calcext:value-type="string">
            <text:p>Memory</text:p>
          </table:table-cell>
          <table:table-cell table:formula="of:=INDIRECT(&quot;$generator_data.H&quot;&amp;RANDBETWEEN(1; COUNTA([$generator_data.$H$1:$generator_data.$H$7])))" office:value-type="string" office:string-value="Zhejiang, China" calcext:value-type="string">
            <text:p>Zhejiang, China</text:p>
          </table:table-cell>
          <table:table-cell table:formula="of:=INDIRECT(&quot;$generator_data.J&quot;&amp;RANDBETWEEN(1; COUNTA([$generator_data.$J$1:$generator_data.$J$4])))" office:value-type="string" office:string-value="DB Schenker" calcext:value-type="string">
            <text:p>DB Schenker</text:p>
          </table:table-cell>
          <table:table-cell table:formula="of:=INDIRECT(&quot;$generator_data.K&quot;&amp;RANDBETWEEN(1; COUNTA([$generator_data.$K$1:$generator_data.$K$4])))" office:value-type="string" office:string-value="Ground, truck" calcext:value-type="string">
            <text:p>Ground, truck</text:p>
          </table:table-cell>
          <table:table-cell table:formula="of:=INDIRECT(&quot;$generator_data.L&quot;&amp;RANDBETWEEN(1; COUNTA([$generator_data.$L$1:$generator_data.$L$10])))" office:value-type="string" office:string-value="Paris, France" calcext:value-type="string">
            <text:p>Paris, France</text:p>
          </table:table-cell>
          <table:table-cell table:formula="of:=INDIRECT(&quot;$generator_data.M&quot;&amp;RANDBETWEEN(1; COUNTA([$generator_data.$M$1:$generator_data.$M$7])))" office:value-type="string" office:string-value="Chemical extraction" calcext:value-type="string">
            <text:p>Chemical extraction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Silver" calcext:value-type="string">
            <text:p>Silver</text:p>
          </table:table-cell>
          <table:table-cell table:formula="of:=RANDBETWEEN(99;10000)/100" office:value-type="float" office:value="87.67" calcext:value-type="float">
            <text:p>87,67</text:p>
          </table:table-cell>
          <table:table-cell table:formula="of:=INDIRECT(&quot;$generator_data.B&quot;&amp;RANDBETWEEN(1; COUNTA([$generator_data.$B$1:$generator_data.$B$6])))" office:value-type="string" office:string-value="Prospection WP" calcext:value-type="string">
            <text:p>Prospection WP</text:p>
          </table:table-cell>
          <table:table-cell table:formula="of:=RANDBETWEEN(-90000000;90000000)/1000000" office:value-type="float" office:value="-86.304533" calcext:value-type="float">
            <text:p>-86,304533</text:p>
          </table:table-cell>
          <table:table-cell table:formula="of:=RANDBETWEEN(-180000000;180000000)/1000000" office:value-type="float" office:value="-131.214543" calcext:value-type="float">
            <text:p>-131,214543</text:p>
          </table:table-cell>
          <table:table-cell table:formula="of:=INDIRECT(&quot;$generator_data.C&quot;&amp;RANDBETWEEN(1; COUNTA([$generator_data.$C$1:$generator_data.$C$4])))" office:value-type="string" office:string-value="Underwater mine" calcext:value-type="string">
            <text:p>Underwater mine</text:p>
          </table:table-cell>
          <table:table-cell table:formula="of:=INDIRECT(&quot;$generator_data.E&quot;&amp;RANDBETWEEN(1; COUNTA([$generator_data.$E$1:$generator_data.$E$4])))" office:value-type="string" office:string-value="Mimosa, Zimbabue" calcext:value-type="string">
            <text:p>Mimosa, Zimbabue</text:p>
          </table:table-cell>
          <table:table-cell table:formula="of:=INDIRECT(&quot;$generator_data.A&quot;&amp;RANDBETWEEN(1; COUNTA([$generator_data.$A$1:$generator_data.$A$13])))" office:value-type="string" office:string-value="Panasonic" calcext:value-type="string">
            <text:p>Panasonic</text:p>
          </table:table-cell>
          <table:table-cell table:formula="of:=INDIRECT(&quot;$generator_data.G&quot;&amp;RANDBETWEEN(1; COUNTA([$generator_data.$G$1:$generator_data.$G$7])))" office:value-type="string" office:string-value="Case building" calcext:value-type="string">
            <text:p>Case building</text:p>
          </table:table-cell>
          <table:table-cell table:formula="of:=INDIRECT(&quot;$generator_data.H&quot;&amp;RANDBETWEEN(1; COUNTA([$generator_data.$H$1:$generator_data.$H$7])))" office:value-type="string" office:string-value="Shenzhen, China" calcext:value-type="string">
            <text:p>Shenzhen, China</text:p>
          </table:table-cell>
          <table:table-cell table:formula="of:=INDIRECT(&quot;$generator_data.J&quot;&amp;RANDBETWEEN(1; COUNTA([$generator_data.$J$1:$generator_data.$J$4])))" office:value-type="string" office:string-value="DB Schenker" calcext:value-type="string">
            <text:p>DB Schenker</text:p>
          </table:table-cell>
          <table:table-cell table:formula="of:=INDIRECT(&quot;$generator_data.K&quot;&amp;RANDBETWEEN(1; COUNTA([$generator_data.$K$1:$generator_data.$K$4])))" office:value-type="string" office:string-value="Ground, truck" calcext:value-type="string">
            <text:p>Ground, truck</text:p>
          </table:table-cell>
          <table:table-cell table:formula="of:=INDIRECT(&quot;$generator_data.L&quot;&amp;RANDBETWEEN(1; COUNTA([$generator_data.$L$1:$generator_data.$L$10])))" office:value-type="string" office:string-value="London, UK" calcext:value-type="string">
            <text:p>London, UK</text:p>
          </table:table-cell>
          <table:table-cell table:formula="of:=INDIRECT(&quot;$generator_data.M&quot;&amp;RANDBETWEEN(1; COUNTA([$generator_data.$M$1:$generator_data.$M$7])))" office:value-type="string" office:string-value="Centrifuge" calcext:value-type="string">
            <text:p>Centrifuge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Gold" calcext:value-type="string">
            <text:p>Gold</text:p>
          </table:table-cell>
          <table:table-cell table:formula="of:=RANDBETWEEN(99;10000)/100" office:value-type="float" office:value="76.28" calcext:value-type="float">
            <text:p>76,28</text:p>
          </table:table-cell>
          <table:table-cell table:formula="of:=INDIRECT(&quot;$generator_data.B&quot;&amp;RANDBETWEEN(1; COUNTA([$generator_data.$B$1:$generator_data.$B$6])))" office:value-type="string" office:string-value="EXT Minerals" calcext:value-type="string">
            <text:p>EXT Minerals</text:p>
          </table:table-cell>
          <table:table-cell table:formula="of:=RANDBETWEEN(-90000000;90000000)/1000000" office:value-type="float" office:value="-15.04669" calcext:value-type="float">
            <text:p>-15,046690</text:p>
          </table:table-cell>
          <table:table-cell table:formula="of:=RANDBETWEEN(-180000000;180000000)/1000000" office:value-type="float" office:value="139.504465" calcext:value-type="float">
            <text:p>139,504465</text:p>
          </table:table-cell>
          <table:table-cell table:formula="of:=INDIRECT(&quot;$generator_data.C&quot;&amp;RANDBETWEEN(1; COUNTA([$generator_data.$C$1:$generator_data.$C$4])))" office:value-type="string" office:string-value="Demolition" calcext:value-type="string">
            <text:p>Demolition</text:p>
          </table:table-cell>
          <table:table-cell table:formula="of:=INDIRECT(&quot;$generator_data.E&quot;&amp;RANDBETWEEN(1; COUNTA([$generator_data.$E$1:$generator_data.$E$4])))" office:value-type="string" office:string-value="Mimosa, Zimbabue" calcext:value-type="string">
            <text:p>Mimosa, Zimbabue</text:p>
          </table:table-cell>
          <table:table-cell table:formula="of:=INDIRECT(&quot;$generator_data.A&quot;&amp;RANDBETWEEN(1; COUNTA([$generator_data.$A$1:$generator_data.$A$13])))" office:value-type="string" office:string-value="HTC" calcext:value-type="string">
            <text:p>HTC</text:p>
          </table:table-cell>
          <table:table-cell table:formula="of:=INDIRECT(&quot;$generator_data.G&quot;&amp;RANDBETWEEN(1; COUNTA([$generator_data.$G$1:$generator_data.$G$7])))" office:value-type="string" office:string-value="Assembly line" calcext:value-type="string">
            <text:p>Assembly line</text:p>
          </table:table-cell>
          <table:table-cell table:formula="of:=INDIRECT(&quot;$generator_data.H&quot;&amp;RANDBETWEEN(1; COUNTA([$generator_data.$H$1:$generator_data.$H$7])))" office:value-type="string" office:string-value="Shandong, China" calcext:value-type="string">
            <text:p>Shandong, China</text:p>
          </table:table-cell>
          <table:table-cell table:formula="of:=INDIRECT(&quot;$generator_data.J&quot;&amp;RANDBETWEEN(1; COUNTA([$generator_data.$J$1:$generator_data.$J$4])))" office:value-type="string" office:string-value="DB Schenker" calcext:value-type="string">
            <text:p>DB Schenker</text:p>
          </table:table-cell>
          <table:table-cell table:formula="of:=INDIRECT(&quot;$generator_data.K&quot;&amp;RANDBETWEEN(1; COUNTA([$generator_data.$K$1:$generator_data.$K$4])))" office:value-type="string" office:string-value="Ground, truck" calcext:value-type="string">
            <text:p>Ground, truck</text:p>
          </table:table-cell>
          <table:table-cell table:formula="of:=INDIRECT(&quot;$generator_data.L&quot;&amp;RANDBETWEEN(1; COUNTA([$generator_data.$L$1:$generator_data.$L$10])))" office:value-type="string" office:string-value="Berlin, Germany" calcext:value-type="string">
            <text:p>Berlin, Germany</text:p>
          </table:table-cell>
          <table:table-cell table:formula="of:=INDIRECT(&quot;$generator_data.M&quot;&amp;RANDBETWEEN(1; COUNTA([$generator_data.$M$1:$generator_data.$M$7])))" office:value-type="string" office:string-value="Mercury chemical extraction" calcext:value-type="string">
            <text:p>Mercury chemical extraction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Silver" calcext:value-type="string">
            <text:p>Silver</text:p>
          </table:table-cell>
          <table:table-cell table:formula="of:=RANDBETWEEN(99;10000)/100" office:value-type="float" office:value="62.86" calcext:value-type="float">
            <text:p>62,86</text:p>
          </table:table-cell>
          <table:table-cell table:formula="of:=INDIRECT(&quot;$generator_data.B&quot;&amp;RANDBETWEEN(1; COUNTA([$generator_data.$B$1:$generator_data.$B$6])))" office:value-type="string" office:string-value="RM Minerals" calcext:value-type="string">
            <text:p>RM Minerals</text:p>
          </table:table-cell>
          <table:table-cell table:formula="of:=RANDBETWEEN(-90000000;90000000)/1000000" office:value-type="float" office:value="52.25585" calcext:value-type="float">
            <text:p>52,255850</text:p>
          </table:table-cell>
          <table:table-cell table:formula="of:=RANDBETWEEN(-180000000;180000000)/1000000" office:value-type="float" office:value="147.404436" calcext:value-type="float">
            <text:p>147,404436</text:p>
          </table:table-cell>
          <table:table-cell table:formula="of:=INDIRECT(&quot;$generator_data.C&quot;&amp;RANDBETWEEN(1; COUNTA([$generator_data.$C$1:$generator_data.$C$4])))" office:value-type="string" office:string-value="Demolition" calcext:value-type="string">
            <text:p>Demolition</text:p>
          </table:table-cell>
          <table:table-cell table:formula="of:=INDIRECT(&quot;$generator_data.E&quot;&amp;RANDBETWEEN(1; COUNTA([$generator_data.$E$1:$generator_data.$E$4])))" office:value-type="string" office:string-value="Cape City, South Africa" calcext:value-type="string">
            <text:p>Cape City, South Africa</text:p>
          </table:table-cell>
          <table:table-cell table:formula="of:=INDIRECT(&quot;$generator_data.A&quot;&amp;RANDBETWEEN(1; COUNTA([$generator_data.$A$1:$generator_data.$A$13])))" office:value-type="string" office:string-value="MSI" calcext:value-type="string">
            <text:p>MSI</text:p>
          </table:table-cell>
          <table:table-cell table:formula="of:=INDIRECT(&quot;$generator_data.G&quot;&amp;RANDBETWEEN(1; COUNTA([$generator_data.$G$1:$generator_data.$G$7])))" office:value-type="string" office:string-value="CPU Manufacture " calcext:value-type="string">
            <text:p>CPU Manufacture </text:p>
          </table:table-cell>
          <table:table-cell table:formula="of:=INDIRECT(&quot;$generator_data.H&quot;&amp;RANDBETWEEN(1; COUNTA([$generator_data.$H$1:$generator_data.$H$7])))" office:value-type="string" office:string-value="Berlin, Germany" calcext:value-type="string">
            <text:p>Berlin, Germany</text:p>
          </table:table-cell>
          <table:table-cell table:formula="of:=INDIRECT(&quot;$generator_data.J&quot;&amp;RANDBETWEEN(1; COUNTA([$generator_data.$J$1:$generator_data.$J$4])))" office:value-type="string" office:string-value="Acciona" calcext:value-type="string">
            <text:p>Acciona</text:p>
          </table:table-cell>
          <table:table-cell table:formula="of:=INDIRECT(&quot;$generator_data.K&quot;&amp;RANDBETWEEN(1; COUNTA([$generator_data.$K$1:$generator_data.$K$4])))" office:value-type="string" office:string-value="Ground, truck" calcext:value-type="string">
            <text:p>Ground, truck</text:p>
          </table:table-cell>
          <table:table-cell table:formula="of:=INDIRECT(&quot;$generator_data.L&quot;&amp;RANDBETWEEN(1; COUNTA([$generator_data.$L$1:$generator_data.$L$10])))" office:value-type="string" office:string-value="Texas, USA" calcext:value-type="string">
            <text:p>Texas, USA</text:p>
          </table:table-cell>
          <table:table-cell table:formula="of:=INDIRECT(&quot;$generator_data.M&quot;&amp;RANDBETWEEN(1; COUNTA([$generator_data.$M$1:$generator_data.$M$7])))" office:value-type="string" office:string-value="Chemical extraction" calcext:value-type="string">
            <text:p>Chemical extraction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Gold" calcext:value-type="string">
            <text:p>Gold</text:p>
          </table:table-cell>
          <table:table-cell table:formula="of:=RANDBETWEEN(99;10000)/100" office:value-type="float" office:value="17.57" calcext:value-type="float">
            <text:p>17,57</text:p>
          </table:table-cell>
          <table:table-cell table:formula="of:=INDIRECT(&quot;$generator_data.B&quot;&amp;RANDBETWEEN(1; COUNTA([$generator_data.$B$1:$generator_data.$B$6])))" office:value-type="string" office:string-value="Prospection WP" calcext:value-type="string">
            <text:p>Prospection WP</text:p>
          </table:table-cell>
          <table:table-cell table:formula="of:=RANDBETWEEN(-90000000;90000000)/1000000" office:value-type="float" office:value="-1.029987" calcext:value-type="float">
            <text:p>-1,029987</text:p>
          </table:table-cell>
          <table:table-cell table:formula="of:=RANDBETWEEN(-180000000;180000000)/1000000" office:value-type="float" office:value="-111.97857" calcext:value-type="float">
            <text:p>-111,978570</text:p>
          </table:table-cell>
          <table:table-cell table:formula="of:=INDIRECT(&quot;$generator_data.C&quot;&amp;RANDBETWEEN(1; COUNTA([$generator_data.$C$1:$generator_data.$C$4])))" office:value-type="string" office:string-value="Demolition" calcext:value-type="string">
            <text:p>Demolition</text:p>
          </table:table-cell>
          <table:table-cell table:formula="of:=INDIRECT(&quot;$generator_data.E&quot;&amp;RANDBETWEEN(1; COUNTA([$generator_data.$E$1:$generator_data.$E$4])))" office:value-type="string" office:string-value="Mimosa, Zimbabue" calcext:value-type="string">
            <text:p>Mimosa, Zimbabue</text:p>
          </table:table-cell>
          <table:table-cell table:formula="of:=INDIRECT(&quot;$generator_data.A&quot;&amp;RANDBETWEEN(1; COUNTA([$generator_data.$A$1:$generator_data.$A$13])))" office:value-type="string" office:string-value="Bosch" calcext:value-type="string">
            <text:p>Bosch</text:p>
          </table:table-cell>
          <table:table-cell table:formula="of:=INDIRECT(&quot;$generator_data.G&quot;&amp;RANDBETWEEN(1; COUNTA([$generator_data.$G$1:$generator_data.$G$7])))" office:value-type="string" office:string-value="Board production" calcext:value-type="string">
            <text:p>Board production</text:p>
          </table:table-cell>
          <table:table-cell table:formula="of:=INDIRECT(&quot;$generator_data.H&quot;&amp;RANDBETWEEN(1; COUNTA([$generator_data.$H$1:$generator_data.$H$7])))" office:value-type="string" office:string-value="Shenzhen, China" calcext:value-type="string">
            <text:p>Shenzhen, China</text:p>
          </table:table-cell>
          <table:table-cell table:formula="of:=INDIRECT(&quot;$generator_data.J&quot;&amp;RANDBETWEEN(1; COUNTA([$generator_data.$J$1:$generator_data.$J$4])))" office:value-type="string" office:string-value="Cosco Group" calcext:value-type="string">
            <text:p>Cosco Group</text:p>
          </table:table-cell>
          <table:table-cell table:formula="of:=INDIRECT(&quot;$generator_data.K&quot;&amp;RANDBETWEEN(1; COUNTA([$generator_data.$K$1:$generator_data.$K$4])))" office:value-type="string" office:string-value="Ground, train" calcext:value-type="string">
            <text:p>Ground, train</text:p>
          </table:table-cell>
          <table:table-cell table:formula="of:=INDIRECT(&quot;$generator_data.L&quot;&amp;RANDBETWEEN(1; COUNTA([$generator_data.$L$1:$generator_data.$L$10])))" office:value-type="string" office:string-value="Guangdong, China" calcext:value-type="string">
            <text:p>Guangdong, China</text:p>
          </table:table-cell>
          <table:table-cell table:formula="of:=INDIRECT(&quot;$generator_data.M&quot;&amp;RANDBETWEEN(1; COUNTA([$generator_data.$M$1:$generator_data.$M$7])))" office:value-type="string" office:string-value="Acid expossure" calcext:value-type="string">
            <text:p>Acid expossure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Iron" calcext:value-type="string">
            <text:p>Iron</text:p>
          </table:table-cell>
          <table:table-cell table:formula="of:=RANDBETWEEN(99;10000)/100" office:value-type="float" office:value="96.48" calcext:value-type="float">
            <text:p>96,48</text:p>
          </table:table-cell>
          <table:table-cell table:formula="of:=INDIRECT(&quot;$generator_data.B&quot;&amp;RANDBETWEEN(1; COUNTA([$generator_data.$B$1:$generator_data.$B$6])))" office:value-type="string" office:string-value="RM Minerals" calcext:value-type="string">
            <text:p>RM Minerals</text:p>
          </table:table-cell>
          <table:table-cell table:formula="of:=RANDBETWEEN(-90000000;90000000)/1000000" office:value-type="float" office:value="58.898513" calcext:value-type="float">
            <text:p>58,898513</text:p>
          </table:table-cell>
          <table:table-cell table:formula="of:=RANDBETWEEN(-180000000;180000000)/1000000" office:value-type="float" office:value="-173.585611" calcext:value-type="float">
            <text:p>-173,585611</text:p>
          </table:table-cell>
          <table:table-cell table:formula="of:=INDIRECT(&quot;$generator_data.C&quot;&amp;RANDBETWEEN(1; COUNTA([$generator_data.$C$1:$generator_data.$C$4])))" office:value-type="string" office:string-value="Demolition" calcext:value-type="string">
            <text:p>Demolition</text:p>
          </table:table-cell>
          <table:table-cell table:formula="of:=INDIRECT(&quot;$generator_data.E&quot;&amp;RANDBETWEEN(1; COUNTA([$generator_data.$E$1:$generator_data.$E$4])))" office:value-type="string" office:string-value="Escondida, Chile" calcext:value-type="string">
            <text:p>Escondida, Chile</text:p>
          </table:table-cell>
          <table:table-cell table:formula="of:=INDIRECT(&quot;$generator_data.A&quot;&amp;RANDBETWEEN(1; COUNTA([$generator_data.$A$1:$generator_data.$A$13])))" office:value-type="string" office:string-value="Nokia" calcext:value-type="string">
            <text:p>Nokia</text:p>
          </table:table-cell>
          <table:table-cell table:formula="of:=INDIRECT(&quot;$generator_data.G&quot;&amp;RANDBETWEEN(1; COUNTA([$generator_data.$G$1:$generator_data.$G$7])))" office:value-type="string" office:string-value="Case building" calcext:value-type="string">
            <text:p>Case building</text:p>
          </table:table-cell>
          <table:table-cell table:formula="of:=INDIRECT(&quot;$generator_data.H&quot;&amp;RANDBETWEEN(1; COUNTA([$generator_data.$H$1:$generator_data.$H$7])))" office:value-type="string" office:string-value="Texas, USA" calcext:value-type="string">
            <text:p>Texas, USA</text:p>
          </table:table-cell>
          <table:table-cell table:formula="of:=INDIRECT(&quot;$generator_data.J&quot;&amp;RANDBETWEEN(1; COUNTA([$generator_data.$J$1:$generator_data.$J$4])))" office:value-type="string" office:string-value="UPS" calcext:value-type="string">
            <text:p>UPS</text:p>
          </table:table-cell>
          <table:table-cell table:formula="of:=INDIRECT(&quot;$generator_data.K&quot;&amp;RANDBETWEEN(1; COUNTA([$generator_data.$K$1:$generator_data.$K$4])))" office:value-type="string" office:string-value="Air" calcext:value-type="string">
            <text:p>Air</text:p>
          </table:table-cell>
          <table:table-cell table:formula="of:=INDIRECT(&quot;$generator_data.L&quot;&amp;RANDBETWEEN(1; COUNTA([$generator_data.$L$1:$generator_data.$L$10])))" office:value-type="string" office:string-value="Zhejiang, China" calcext:value-type="string">
            <text:p>Zhejiang, China</text:p>
          </table:table-cell>
          <table:table-cell table:formula="of:=INDIRECT(&quot;$generator_data.M&quot;&amp;RANDBETWEEN(1; COUNTA([$generator_data.$M$1:$generator_data.$M$7])))" office:value-type="string" office:string-value="High pressure cleaning" calcext:value-type="string">
            <text:p>High pressure cleaning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Silver" calcext:value-type="string">
            <text:p>Silver</text:p>
          </table:table-cell>
          <table:table-cell table:formula="of:=RANDBETWEEN(99;10000)/100" office:value-type="float" office:value="11.03" calcext:value-type="float">
            <text:p>11,03</text:p>
          </table:table-cell>
          <table:table-cell table:formula="of:=INDIRECT(&quot;$generator_data.B&quot;&amp;RANDBETWEEN(1; COUNTA([$generator_data.$B$1:$generator_data.$B$6])))" office:value-type="string" office:string-value="Long top extraction LTD" calcext:value-type="string">
            <text:p>Long top extraction LTD</text:p>
          </table:table-cell>
          <table:table-cell table:formula="of:=RANDBETWEEN(-90000000;90000000)/1000000" office:value-type="float" office:value="60.046551" calcext:value-type="float">
            <text:p>60,046551</text:p>
          </table:table-cell>
          <table:table-cell table:formula="of:=RANDBETWEEN(-180000000;180000000)/1000000" office:value-type="float" office:value="55.075693" calcext:value-type="float">
            <text:p>55,075693</text:p>
          </table:table-cell>
          <table:table-cell table:formula="of:=INDIRECT(&quot;$generator_data.C&quot;&amp;RANDBETWEEN(1; COUNTA([$generator_data.$C$1:$generator_data.$C$4])))" office:value-type="string" office:string-value="Underwater mine" calcext:value-type="string">
            <text:p>Underwater mine</text:p>
          </table:table-cell>
          <table:table-cell table:formula="of:=INDIRECT(&quot;$generator_data.E&quot;&amp;RANDBETWEEN(1; COUNTA([$generator_data.$E$1:$generator_data.$E$4])))" office:value-type="string" office:string-value="Escondida, Chile" calcext:value-type="string">
            <text:p>Escondida, Chile</text:p>
          </table:table-cell>
          <table:table-cell table:formula="of:=INDIRECT(&quot;$generator_data.A&quot;&amp;RANDBETWEEN(1; COUNTA([$generator_data.$A$1:$generator_data.$A$13])))" office:value-type="string" office:string-value="Asus" calcext:value-type="string">
            <text:p>Asus</text:p>
          </table:table-cell>
          <table:table-cell table:formula="of:=INDIRECT(&quot;$generator_data.G&quot;&amp;RANDBETWEEN(1; COUNTA([$generator_data.$G$1:$generator_data.$G$7])))" office:value-type="string" office:string-value="Assembly line" calcext:value-type="string">
            <text:p>Assembly line</text:p>
          </table:table-cell>
          <table:table-cell table:formula="of:=INDIRECT(&quot;$generator_data.H&quot;&amp;RANDBETWEEN(1; COUNTA([$generator_data.$H$1:$generator_data.$H$7])))" office:value-type="string" office:string-value="Shandong, China" calcext:value-type="string">
            <text:p>Shandong, China</text:p>
          </table:table-cell>
          <table:table-cell table:formula="of:=INDIRECT(&quot;$generator_data.J&quot;&amp;RANDBETWEEN(1; COUNTA([$generator_data.$J$1:$generator_data.$J$4])))" office:value-type="string" office:string-value="DB Schenker" calcext:value-type="string">
            <text:p>DB Schenker</text:p>
          </table:table-cell>
          <table:table-cell table:formula="of:=INDIRECT(&quot;$generator_data.K&quot;&amp;RANDBETWEEN(1; COUNTA([$generator_data.$K$1:$generator_data.$K$4])))" office:value-type="string" office:string-value="Ground, truck" calcext:value-type="string">
            <text:p>Ground, truck</text:p>
          </table:table-cell>
          <table:table-cell table:formula="of:=INDIRECT(&quot;$generator_data.L&quot;&amp;RANDBETWEEN(1; COUNTA([$generator_data.$L$1:$generator_data.$L$10])))" office:value-type="string" office:string-value="Shandong, China" calcext:value-type="string">
            <text:p>Shandong, China</text:p>
          </table:table-cell>
          <table:table-cell table:formula="of:=INDIRECT(&quot;$generator_data.M&quot;&amp;RANDBETWEEN(1; COUNTA([$generator_data.$M$1:$generator_data.$M$7])))" office:value-type="string" office:string-value="Centrifuge" calcext:value-type="string">
            <text:p>Centrifuge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Cooper" calcext:value-type="string">
            <text:p>Cooper</text:p>
          </table:table-cell>
          <table:table-cell table:formula="of:=RANDBETWEEN(99;10000)/100" office:value-type="float" office:value="76.66" calcext:value-type="float">
            <text:p>76,66</text:p>
          </table:table-cell>
          <table:table-cell table:formula="of:=INDIRECT(&quot;$generator_data.B&quot;&amp;RANDBETWEEN(1; COUNTA([$generator_data.$B$1:$generator_data.$B$6])))" office:value-type="string" office:string-value="Red Star" calcext:value-type="string">
            <text:p>Red Star</text:p>
          </table:table-cell>
          <table:table-cell table:formula="of:=RANDBETWEEN(-90000000;90000000)/1000000" office:value-type="float" office:value="52.982467" calcext:value-type="float">
            <text:p>52,982467</text:p>
          </table:table-cell>
          <table:table-cell table:formula="of:=RANDBETWEEN(-180000000;180000000)/1000000" office:value-type="float" office:value="-98.849668" calcext:value-type="float">
            <text:p>-98,849668</text:p>
          </table:table-cell>
          <table:table-cell table:formula="of:=INDIRECT(&quot;$generator_data.C&quot;&amp;RANDBETWEEN(1; COUNTA([$generator_data.$C$1:$generator_data.$C$4])))" office:value-type="string" office:string-value="Demolition" calcext:value-type="string">
            <text:p>Demolition</text:p>
          </table:table-cell>
          <table:table-cell table:formula="of:=INDIRECT(&quot;$generator_data.E&quot;&amp;RANDBETWEEN(1; COUNTA([$generator_data.$E$1:$generator_data.$E$4])))" office:value-type="string" office:string-value="Escondida, Chile" calcext:value-type="string">
            <text:p>Escondida, Chile</text:p>
          </table:table-cell>
          <table:table-cell table:formula="of:=INDIRECT(&quot;$generator_data.A&quot;&amp;RANDBETWEEN(1; COUNTA([$generator_data.$A$1:$generator_data.$A$13])))" office:value-type="string" office:string-value="LG" calcext:value-type="string">
            <text:p>LG</text:p>
          </table:table-cell>
          <table:table-cell table:formula="of:=INDIRECT(&quot;$generator_data.G&quot;&amp;RANDBETWEEN(1; COUNTA([$generator_data.$G$1:$generator_data.$G$7])))" office:value-type="string" office:string-value="Assembly line" calcext:value-type="string">
            <text:p>Assembly line</text:p>
          </table:table-cell>
          <table:table-cell table:formula="of:=INDIRECT(&quot;$generator_data.H&quot;&amp;RANDBETWEEN(1; COUNTA([$generator_data.$H$1:$generator_data.$H$7])))" office:value-type="string" office:string-value="Zhejiang, China" calcext:value-type="string">
            <text:p>Zhejiang, China</text:p>
          </table:table-cell>
          <table:table-cell table:formula="of:=INDIRECT(&quot;$generator_data.J&quot;&amp;RANDBETWEEN(1; COUNTA([$generator_data.$J$1:$generator_data.$J$4])))" office:value-type="string" office:string-value="UPS" calcext:value-type="string">
            <text:p>UPS</text:p>
          </table:table-cell>
          <table:table-cell table:formula="of:=INDIRECT(&quot;$generator_data.K&quot;&amp;RANDBETWEEN(1; COUNTA([$generator_data.$K$1:$generator_data.$K$4])))" office:value-type="string" office:string-value="Air" calcext:value-type="string">
            <text:p>Air</text:p>
          </table:table-cell>
          <table:table-cell table:formula="of:=INDIRECT(&quot;$generator_data.L&quot;&amp;RANDBETWEEN(1; COUNTA([$generator_data.$L$1:$generator_data.$L$10])))" office:value-type="string" office:string-value="Texas, USA" calcext:value-type="string">
            <text:p>Texas, USA</text:p>
          </table:table-cell>
          <table:table-cell table:formula="of:=INDIRECT(&quot;$generator_data.M&quot;&amp;RANDBETWEEN(1; COUNTA([$generator_data.$M$1:$generator_data.$M$7])))" office:value-type="string" office:string-value="Sublimation" calcext:value-type="string">
            <text:p>Sublimation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Silver" calcext:value-type="string">
            <text:p>Silver</text:p>
          </table:table-cell>
          <table:table-cell table:formula="of:=RANDBETWEEN(99;10000)/100" office:value-type="float" office:value="68" calcext:value-type="float">
            <text:p>68</text:p>
          </table:table-cell>
          <table:table-cell table:formula="of:=INDIRECT(&quot;$generator_data.B&quot;&amp;RANDBETWEEN(1; COUNTA([$generator_data.$B$1:$generator_data.$B$6])))" office:value-type="string" office:string-value="USNM" calcext:value-type="string">
            <text:p>USNM</text:p>
          </table:table-cell>
          <table:table-cell table:formula="of:=RANDBETWEEN(-90000000;90000000)/1000000" office:value-type="float" office:value="5.062407" calcext:value-type="float">
            <text:p>5,062407</text:p>
          </table:table-cell>
          <table:table-cell table:formula="of:=RANDBETWEEN(-180000000;180000000)/1000000" office:value-type="float" office:value="-46.783413" calcext:value-type="float">
            <text:p>-46,783413</text:p>
          </table:table-cell>
          <table:table-cell table:formula="of:=INDIRECT(&quot;$generator_data.C&quot;&amp;RANDBETWEEN(1; COUNTA([$generator_data.$C$1:$generator_data.$C$4])))" office:value-type="string" office:string-value="Internal minning" calcext:value-type="string">
            <text:p>Internal minning</text:p>
          </table:table-cell>
          <table:table-cell table:formula="of:=INDIRECT(&quot;$generator_data.E&quot;&amp;RANDBETWEEN(1; COUNTA([$generator_data.$E$1:$generator_data.$E$4])))" office:value-type="string" office:string-value="Alaska, USA" calcext:value-type="string">
            <text:p>Alaska, USA</text:p>
          </table:table-cell>
          <table:table-cell table:formula="of:=INDIRECT(&quot;$generator_data.A&quot;&amp;RANDBETWEEN(1; COUNTA([$generator_data.$A$1:$generator_data.$A$13])))" office:value-type="string" office:string-value="HTC" calcext:value-type="string">
            <text:p>HTC</text:p>
          </table:table-cell>
          <table:table-cell table:formula="of:=INDIRECT(&quot;$generator_data.G&quot;&amp;RANDBETWEEN(1; COUNTA([$generator_data.$G$1:$generator_data.$G$7])))" office:value-type="string" office:string-value="Memory" calcext:value-type="string">
            <text:p>Memory</text:p>
          </table:table-cell>
          <table:table-cell table:formula="of:=INDIRECT(&quot;$generator_data.H&quot;&amp;RANDBETWEEN(1; COUNTA([$generator_data.$H$1:$generator_data.$H$7])))" office:value-type="string" office:string-value="Zhejiang, China" calcext:value-type="string">
            <text:p>Zhejiang, China</text:p>
          </table:table-cell>
          <table:table-cell table:formula="of:=INDIRECT(&quot;$generator_data.J&quot;&amp;RANDBETWEEN(1; COUNTA([$generator_data.$J$1:$generator_data.$J$4])))" office:value-type="string" office:string-value="DB Schenker" calcext:value-type="string">
            <text:p>DB Schenker</text:p>
          </table:table-cell>
          <table:table-cell table:formula="of:=INDIRECT(&quot;$generator_data.K&quot;&amp;RANDBETWEEN(1; COUNTA([$generator_data.$K$1:$generator_data.$K$4])))" office:value-type="string" office:string-value="Sea" calcext:value-type="string">
            <text:p>Sea</text:p>
          </table:table-cell>
          <table:table-cell table:formula="of:=INDIRECT(&quot;$generator_data.L&quot;&amp;RANDBETWEEN(1; COUNTA([$generator_data.$L$1:$generator_data.$L$10])))" office:value-type="string" office:string-value="Zhejiang, China" calcext:value-type="string">
            <text:p>Zhejiang, China</text:p>
          </table:table-cell>
          <table:table-cell table:formula="of:=INDIRECT(&quot;$generator_data.M&quot;&amp;RANDBETWEEN(1; COUNTA([$generator_data.$M$1:$generator_data.$M$7])))" office:value-type="string" office:string-value="Centrifuge" calcext:value-type="string">
            <text:p>Centrifuge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Aluminium" calcext:value-type="string">
            <text:p>Aluminium</text:p>
          </table:table-cell>
          <table:table-cell table:formula="of:=RANDBETWEEN(99;10000)/100" office:value-type="float" office:value="64.82" calcext:value-type="float">
            <text:p>64,82</text:p>
          </table:table-cell>
          <table:table-cell table:formula="of:=INDIRECT(&quot;$generator_data.B&quot;&amp;RANDBETWEEN(1; COUNTA([$generator_data.$B$1:$generator_data.$B$6])))" office:value-type="string" office:string-value="Long top extraction LTD" calcext:value-type="string">
            <text:p>Long top extraction LTD</text:p>
          </table:table-cell>
          <table:table-cell table:formula="of:=RANDBETWEEN(-90000000;90000000)/1000000" office:value-type="float" office:value="75.80406" calcext:value-type="float">
            <text:p>75,804060</text:p>
          </table:table-cell>
          <table:table-cell table:formula="of:=RANDBETWEEN(-180000000;180000000)/1000000" office:value-type="float" office:value="-75.492336" calcext:value-type="float">
            <text:p>-75,492336</text:p>
          </table:table-cell>
          <table:table-cell table:formula="of:=INDIRECT(&quot;$generator_data.C&quot;&amp;RANDBETWEEN(1; COUNTA([$generator_data.$C$1:$generator_data.$C$4])))" office:value-type="string" office:string-value="Underwater mine" calcext:value-type="string">
            <text:p>Underwater mine</text:p>
          </table:table-cell>
          <table:table-cell table:formula="of:=INDIRECT(&quot;$generator_data.E&quot;&amp;RANDBETWEEN(1; COUNTA([$generator_data.$E$1:$generator_data.$E$4])))" office:value-type="string" office:string-value="Alaska, USA" calcext:value-type="string">
            <text:p>Alaska, USA</text:p>
          </table:table-cell>
          <table:table-cell table:formula="of:=INDIRECT(&quot;$generator_data.A&quot;&amp;RANDBETWEEN(1; COUNTA([$generator_data.$A$1:$generator_data.$A$13])))" office:value-type="string" office:string-value="LG" calcext:value-type="string">
            <text:p>LG</text:p>
          </table:table-cell>
          <table:table-cell table:formula="of:=INDIRECT(&quot;$generator_data.G&quot;&amp;RANDBETWEEN(1; COUNTA([$generator_data.$G$1:$generator_data.$G$7])))" office:value-type="string" office:string-value="Memory" calcext:value-type="string">
            <text:p>Memory</text:p>
          </table:table-cell>
          <table:table-cell table:formula="of:=INDIRECT(&quot;$generator_data.H&quot;&amp;RANDBETWEEN(1; COUNTA([$generator_data.$H$1:$generator_data.$H$7])))" office:value-type="string" office:string-value="Berlin, Germany" calcext:value-type="string">
            <text:p>Berlin, Germany</text:p>
          </table:table-cell>
          <table:table-cell table:formula="of:=INDIRECT(&quot;$generator_data.J&quot;&amp;RANDBETWEEN(1; COUNTA([$generator_data.$J$1:$generator_data.$J$4])))" office:value-type="string" office:string-value="UPS" calcext:value-type="string">
            <text:p>UPS</text:p>
          </table:table-cell>
          <table:table-cell table:formula="of:=INDIRECT(&quot;$generator_data.K&quot;&amp;RANDBETWEEN(1; COUNTA([$generator_data.$K$1:$generator_data.$K$4])))" office:value-type="string" office:string-value="Air" calcext:value-type="string">
            <text:p>Air</text:p>
          </table:table-cell>
          <table:table-cell table:formula="of:=INDIRECT(&quot;$generator_data.L&quot;&amp;RANDBETWEEN(1; COUNTA([$generator_data.$L$1:$generator_data.$L$10])))" office:value-type="string" office:string-value="Shenzhen, China" calcext:value-type="string">
            <text:p>Shenzhen, China</text:p>
          </table:table-cell>
          <table:table-cell table:formula="of:=INDIRECT(&quot;$generator_data.M&quot;&amp;RANDBETWEEN(1; COUNTA([$generator_data.$M$1:$generator_data.$M$7])))" office:value-type="string" office:string-value="High pressure cleaning" calcext:value-type="string">
            <text:p>High pressure cleaning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Aluminium" calcext:value-type="string">
            <text:p>Aluminium</text:p>
          </table:table-cell>
          <table:table-cell table:formula="of:=RANDBETWEEN(99;10000)/100" office:value-type="float" office:value="65.39" calcext:value-type="float">
            <text:p>65,39</text:p>
          </table:table-cell>
          <table:table-cell table:formula="of:=INDIRECT(&quot;$generator_data.B&quot;&amp;RANDBETWEEN(1; COUNTA([$generator_data.$B$1:$generator_data.$B$6])))" office:value-type="string" office:string-value="RM Minerals" calcext:value-type="string">
            <text:p>RM Minerals</text:p>
          </table:table-cell>
          <table:table-cell table:formula="of:=RANDBETWEEN(-90000000;90000000)/1000000" office:value-type="float" office:value="-88.017397" calcext:value-type="float">
            <text:p>-88,017397</text:p>
          </table:table-cell>
          <table:table-cell table:formula="of:=RANDBETWEEN(-180000000;180000000)/1000000" office:value-type="float" office:value="-143.040594" calcext:value-type="float">
            <text:p>-143,040594</text:p>
          </table:table-cell>
          <table:table-cell table:formula="of:=INDIRECT(&quot;$generator_data.C&quot;&amp;RANDBETWEEN(1; COUNTA([$generator_data.$C$1:$generator_data.$C$4])))" office:value-type="string" office:string-value="Underwater mine" calcext:value-type="string">
            <text:p>Underwater mine</text:p>
          </table:table-cell>
          <table:table-cell table:formula="of:=INDIRECT(&quot;$generator_data.E&quot;&amp;RANDBETWEEN(1; COUNTA([$generator_data.$E$1:$generator_data.$E$4])))" office:value-type="string" office:string-value="Escondida, Chile" calcext:value-type="string">
            <text:p>Escondida, Chile</text:p>
          </table:table-cell>
          <table:table-cell table:formula="of:=INDIRECT(&quot;$generator_data.A&quot;&amp;RANDBETWEEN(1; COUNTA([$generator_data.$A$1:$generator_data.$A$13])))" office:value-type="string" office:string-value="HTC" calcext:value-type="string">
            <text:p>HTC</text:p>
          </table:table-cell>
          <table:table-cell table:formula="of:=INDIRECT(&quot;$generator_data.G&quot;&amp;RANDBETWEEN(1; COUNTA([$generator_data.$G$1:$generator_data.$G$7])))" office:value-type="string" office:string-value="Heat protection assembly" calcext:value-type="string">
            <text:p>Heat protection assembly</text:p>
          </table:table-cell>
          <table:table-cell table:formula="of:=INDIRECT(&quot;$generator_data.H&quot;&amp;RANDBETWEEN(1; COUNTA([$generator_data.$H$1:$generator_data.$H$7])))" office:value-type="string" office:string-value="Shandong, China" calcext:value-type="string">
            <text:p>Shandong, China</text:p>
          </table:table-cell>
          <table:table-cell table:formula="of:=INDIRECT(&quot;$generator_data.J&quot;&amp;RANDBETWEEN(1; COUNTA([$generator_data.$J$1:$generator_data.$J$4])))" office:value-type="string" office:string-value="Acciona" calcext:value-type="string">
            <text:p>Acciona</text:p>
          </table:table-cell>
          <table:table-cell table:formula="of:=INDIRECT(&quot;$generator_data.K&quot;&amp;RANDBETWEEN(1; COUNTA([$generator_data.$K$1:$generator_data.$K$4])))" office:value-type="string" office:string-value="Air" calcext:value-type="string">
            <text:p>Air</text:p>
          </table:table-cell>
          <table:table-cell table:formula="of:=INDIRECT(&quot;$generator_data.L&quot;&amp;RANDBETWEEN(1; COUNTA([$generator_data.$L$1:$generator_data.$L$10])))" office:value-type="string" office:string-value="Guangdong, China" calcext:value-type="string">
            <text:p>Guangdong, China</text:p>
          </table:table-cell>
          <table:table-cell table:formula="of:=INDIRECT(&quot;$generator_data.M&quot;&amp;RANDBETWEEN(1; COUNTA([$generator_data.$M$1:$generator_data.$M$7])))" office:value-type="string" office:string-value="Sublimation" calcext:value-type="string">
            <text:p>Sublimation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Cooper" calcext:value-type="string">
            <text:p>Cooper</text:p>
          </table:table-cell>
          <table:table-cell table:formula="of:=RANDBETWEEN(99;10000)/100" office:value-type="float" office:value="88.93" calcext:value-type="float">
            <text:p>88,93</text:p>
          </table:table-cell>
          <table:table-cell table:formula="of:=INDIRECT(&quot;$generator_data.B&quot;&amp;RANDBETWEEN(1; COUNTA([$generator_data.$B$1:$generator_data.$B$6])))" office:value-type="string" office:string-value="Red Star" calcext:value-type="string">
            <text:p>Red Star</text:p>
          </table:table-cell>
          <table:table-cell table:formula="of:=RANDBETWEEN(-90000000;90000000)/1000000" office:value-type="float" office:value="48.991783" calcext:value-type="float">
            <text:p>48,991783</text:p>
          </table:table-cell>
          <table:table-cell table:formula="of:=RANDBETWEEN(-180000000;180000000)/1000000" office:value-type="float" office:value="-12.515184" calcext:value-type="float">
            <text:p>-12,515184</text:p>
          </table:table-cell>
          <table:table-cell table:formula="of:=INDIRECT(&quot;$generator_data.C&quot;&amp;RANDBETWEEN(1; COUNTA([$generator_data.$C$1:$generator_data.$C$4])))" office:value-type="string" office:string-value="Demolition" calcext:value-type="string">
            <text:p>Demolition</text:p>
          </table:table-cell>
          <table:table-cell table:formula="of:=INDIRECT(&quot;$generator_data.E&quot;&amp;RANDBETWEEN(1; COUNTA([$generator_data.$E$1:$generator_data.$E$4])))" office:value-type="string" office:string-value="Cape City, South Africa" calcext:value-type="string">
            <text:p>Cape City, South Africa</text:p>
          </table:table-cell>
          <table:table-cell table:formula="of:=INDIRECT(&quot;$generator_data.A&quot;&amp;RANDBETWEEN(1; COUNTA([$generator_data.$A$1:$generator_data.$A$13])))" office:value-type="string" office:string-value="Apple" calcext:value-type="string">
            <text:p>Apple</text:p>
          </table:table-cell>
          <table:table-cell table:formula="of:=INDIRECT(&quot;$generator_data.G&quot;&amp;RANDBETWEEN(1; COUNTA([$generator_data.$G$1:$generator_data.$G$7])))" office:value-type="string" office:string-value="Board production" calcext:value-type="string">
            <text:p>Board production</text:p>
          </table:table-cell>
          <table:table-cell table:formula="of:=INDIRECT(&quot;$generator_data.H&quot;&amp;RANDBETWEEN(1; COUNTA([$generator_data.$H$1:$generator_data.$H$7])))" office:value-type="string" office:string-value="Berlin, Germany" calcext:value-type="string">
            <text:p>Berlin, Germany</text:p>
          </table:table-cell>
          <table:table-cell table:formula="of:=INDIRECT(&quot;$generator_data.J&quot;&amp;RANDBETWEEN(1; COUNTA([$generator_data.$J$1:$generator_data.$J$4])))" office:value-type="string" office:string-value="Cosco Group" calcext:value-type="string">
            <text:p>Cosco Group</text:p>
          </table:table-cell>
          <table:table-cell table:formula="of:=INDIRECT(&quot;$generator_data.K&quot;&amp;RANDBETWEEN(1; COUNTA([$generator_data.$K$1:$generator_data.$K$4])))" office:value-type="string" office:string-value="Ground, truck" calcext:value-type="string">
            <text:p>Ground, truck</text:p>
          </table:table-cell>
          <table:table-cell table:formula="of:=INDIRECT(&quot;$generator_data.L&quot;&amp;RANDBETWEEN(1; COUNTA([$generator_data.$L$1:$generator_data.$L$10])))" office:value-type="string" office:string-value="Madrid, Spain" calcext:value-type="string">
            <text:p>Madrid, Spain</text:p>
          </table:table-cell>
          <table:table-cell table:formula="of:=INDIRECT(&quot;$generator_data.M&quot;&amp;RANDBETWEEN(1; COUNTA([$generator_data.$M$1:$generator_data.$M$7])))" office:value-type="string" office:string-value="High pressure cleaning" calcext:value-type="string">
            <text:p>High pressure cleaning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Iron" calcext:value-type="string">
            <text:p>Iron</text:p>
          </table:table-cell>
          <table:table-cell table:formula="of:=RANDBETWEEN(99;10000)/100" office:value-type="float" office:value="36.25" calcext:value-type="float">
            <text:p>36,25</text:p>
          </table:table-cell>
          <table:table-cell table:formula="of:=INDIRECT(&quot;$generator_data.B&quot;&amp;RANDBETWEEN(1; COUNTA([$generator_data.$B$1:$generator_data.$B$6])))" office:value-type="string" office:string-value="Long top extraction LTD" calcext:value-type="string">
            <text:p>Long top extraction LTD</text:p>
          </table:table-cell>
          <table:table-cell table:formula="of:=RANDBETWEEN(-90000000;90000000)/1000000" office:value-type="float" office:value="-5.631415" calcext:value-type="float">
            <text:p>-5,631415</text:p>
          </table:table-cell>
          <table:table-cell table:formula="of:=RANDBETWEEN(-180000000;180000000)/1000000" office:value-type="float" office:value="-111.192506" calcext:value-type="float">
            <text:p>-111,192506</text:p>
          </table:table-cell>
          <table:table-cell table:formula="of:=INDIRECT(&quot;$generator_data.C&quot;&amp;RANDBETWEEN(1; COUNTA([$generator_data.$C$1:$generator_data.$C$4])))" office:value-type="string" office:string-value="Internal minning" calcext:value-type="string">
            <text:p>Internal minning</text:p>
          </table:table-cell>
          <table:table-cell table:formula="of:=INDIRECT(&quot;$generator_data.E&quot;&amp;RANDBETWEEN(1; COUNTA([$generator_data.$E$1:$generator_data.$E$4])))" office:value-type="string" office:string-value="Alaska, USA" calcext:value-type="string">
            <text:p>Alaska, USA</text:p>
          </table:table-cell>
          <table:table-cell table:formula="of:=INDIRECT(&quot;$generator_data.A&quot;&amp;RANDBETWEEN(1; COUNTA([$generator_data.$A$1:$generator_data.$A$13])))" office:value-type="string" office:string-value="Samsung" calcext:value-type="string">
            <text:p>Samsung</text:p>
          </table:table-cell>
          <table:table-cell table:formula="of:=INDIRECT(&quot;$generator_data.G&quot;&amp;RANDBETWEEN(1; COUNTA([$generator_data.$G$1:$generator_data.$G$7])))" office:value-type="string" office:string-value="Board production" calcext:value-type="string">
            <text:p>Board production</text:p>
          </table:table-cell>
          <table:table-cell table:formula="of:=INDIRECT(&quot;$generator_data.H&quot;&amp;RANDBETWEEN(1; COUNTA([$generator_data.$H$1:$generator_data.$H$7])))" office:value-type="string" office:string-value="Guangdong, China" calcext:value-type="string">
            <text:p>Guangdong, China</text:p>
          </table:table-cell>
          <table:table-cell table:formula="of:=INDIRECT(&quot;$generator_data.J&quot;&amp;RANDBETWEEN(1; COUNTA([$generator_data.$J$1:$generator_data.$J$4])))" office:value-type="string" office:string-value="DB Schenker" calcext:value-type="string">
            <text:p>DB Schenker</text:p>
          </table:table-cell>
          <table:table-cell table:formula="of:=INDIRECT(&quot;$generator_data.K&quot;&amp;RANDBETWEEN(1; COUNTA([$generator_data.$K$1:$generator_data.$K$4])))" office:value-type="string" office:string-value="Air" calcext:value-type="string">
            <text:p>Air</text:p>
          </table:table-cell>
          <table:table-cell table:formula="of:=INDIRECT(&quot;$generator_data.L&quot;&amp;RANDBETWEEN(1; COUNTA([$generator_data.$L$1:$generator_data.$L$10])))" office:value-type="string" office:string-value="Berlin, Germany" calcext:value-type="string">
            <text:p>Berlin, Germany</text:p>
          </table:table-cell>
          <table:table-cell table:formula="of:=INDIRECT(&quot;$generator_data.M&quot;&amp;RANDBETWEEN(1; COUNTA([$generator_data.$M$1:$generator_data.$M$7])))" office:value-type="string" office:string-value="Chemical extraction" calcext:value-type="string">
            <text:p>Chemical extraction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Gold" calcext:value-type="string">
            <text:p>Gold</text:p>
          </table:table-cell>
          <table:table-cell table:formula="of:=RANDBETWEEN(99;10000)/100" office:value-type="float" office:value="47.85" calcext:value-type="float">
            <text:p>47,85</text:p>
          </table:table-cell>
          <table:table-cell table:formula="of:=INDIRECT(&quot;$generator_data.B&quot;&amp;RANDBETWEEN(1; COUNTA([$generator_data.$B$1:$generator_data.$B$6])))" office:value-type="string" office:string-value="Red Star" calcext:value-type="string">
            <text:p>Red Star</text:p>
          </table:table-cell>
          <table:table-cell table:formula="of:=RANDBETWEEN(-90000000;90000000)/1000000" office:value-type="float" office:value="-16.981355" calcext:value-type="float">
            <text:p>-16,981355</text:p>
          </table:table-cell>
          <table:table-cell table:formula="of:=RANDBETWEEN(-180000000;180000000)/1000000" office:value-type="float" office:value="-145.484647" calcext:value-type="float">
            <text:p>-145,484647</text:p>
          </table:table-cell>
          <table:table-cell table:formula="of:=INDIRECT(&quot;$generator_data.C&quot;&amp;RANDBETWEEN(1; COUNTA([$generator_data.$C$1:$generator_data.$C$4])))" office:value-type="string" office:string-value="Internal minning" calcext:value-type="string">
            <text:p>Internal minning</text:p>
          </table:table-cell>
          <table:table-cell table:formula="of:=INDIRECT(&quot;$generator_data.E&quot;&amp;RANDBETWEEN(1; COUNTA([$generator_data.$E$1:$generator_data.$E$4])))" office:value-type="string" office:string-value="Mimosa, Zimbabue" calcext:value-type="string">
            <text:p>Mimosa, Zimbabue</text:p>
          </table:table-cell>
          <table:table-cell table:formula="of:=INDIRECT(&quot;$generator_data.A&quot;&amp;RANDBETWEEN(1; COUNTA([$generator_data.$A$1:$generator_data.$A$13])))" office:value-type="string" office:string-value="MSI" calcext:value-type="string">
            <text:p>MSI</text:p>
          </table:table-cell>
          <table:table-cell table:formula="of:=INDIRECT(&quot;$generator_data.G&quot;&amp;RANDBETWEEN(1; COUNTA([$generator_data.$G$1:$generator_data.$G$7])))" office:value-type="string" office:string-value="Assembly line" calcext:value-type="string">
            <text:p>Assembly line</text:p>
          </table:table-cell>
          <table:table-cell table:formula="of:=INDIRECT(&quot;$generator_data.H&quot;&amp;RANDBETWEEN(1; COUNTA([$generator_data.$H$1:$generator_data.$H$7])))" office:value-type="string" office:string-value="Texas, USA" calcext:value-type="string">
            <text:p>Texas, USA</text:p>
          </table:table-cell>
          <table:table-cell table:formula="of:=INDIRECT(&quot;$generator_data.J&quot;&amp;RANDBETWEEN(1; COUNTA([$generator_data.$J$1:$generator_data.$J$4])))" office:value-type="string" office:string-value="DB Schenker" calcext:value-type="string">
            <text:p>DB Schenker</text:p>
          </table:table-cell>
          <table:table-cell table:formula="of:=INDIRECT(&quot;$generator_data.K&quot;&amp;RANDBETWEEN(1; COUNTA([$generator_data.$K$1:$generator_data.$K$4])))" office:value-type="string" office:string-value="Air" calcext:value-type="string">
            <text:p>Air</text:p>
          </table:table-cell>
          <table:table-cell table:formula="of:=INDIRECT(&quot;$generator_data.L&quot;&amp;RANDBETWEEN(1; COUNTA([$generator_data.$L$1:$generator_data.$L$10])))" office:value-type="string" office:string-value="London, UK" calcext:value-type="string">
            <text:p>London, UK</text:p>
          </table:table-cell>
          <table:table-cell table:formula="of:=INDIRECT(&quot;$generator_data.M&quot;&amp;RANDBETWEEN(1; COUNTA([$generator_data.$M$1:$generator_data.$M$7])))" office:value-type="string" office:string-value="Chemical extraction" calcext:value-type="string">
            <text:p>Chemical extraction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Silver" calcext:value-type="string">
            <text:p>Silver</text:p>
          </table:table-cell>
          <table:table-cell table:formula="of:=RANDBETWEEN(99;10000)/100" office:value-type="float" office:value="94.51" calcext:value-type="float">
            <text:p>94,51</text:p>
          </table:table-cell>
          <table:table-cell table:formula="of:=INDIRECT(&quot;$generator_data.B&quot;&amp;RANDBETWEEN(1; COUNTA([$generator_data.$B$1:$generator_data.$B$6])))" office:value-type="string" office:string-value="RM Minerals" calcext:value-type="string">
            <text:p>RM Minerals</text:p>
          </table:table-cell>
          <table:table-cell table:formula="of:=RANDBETWEEN(-90000000;90000000)/1000000" office:value-type="float" office:value="16.483887" calcext:value-type="float">
            <text:p>16,483887</text:p>
          </table:table-cell>
          <table:table-cell table:formula="of:=RANDBETWEEN(-180000000;180000000)/1000000" office:value-type="float" office:value="124.753818" calcext:value-type="float">
            <text:p>124,753818</text:p>
          </table:table-cell>
          <table:table-cell table:formula="of:=INDIRECT(&quot;$generator_data.C&quot;&amp;RANDBETWEEN(1; COUNTA([$generator_data.$C$1:$generator_data.$C$4])))" office:value-type="string" office:string-value="Internal minning" calcext:value-type="string">
            <text:p>Internal minning</text:p>
          </table:table-cell>
          <table:table-cell table:formula="of:=INDIRECT(&quot;$generator_data.E&quot;&amp;RANDBETWEEN(1; COUNTA([$generator_data.$E$1:$generator_data.$E$4])))" office:value-type="string" office:string-value="Cape City, South Africa" calcext:value-type="string">
            <text:p>Cape City, South Africa</text:p>
          </table:table-cell>
          <table:table-cell table:formula="of:=INDIRECT(&quot;$generator_data.A&quot;&amp;RANDBETWEEN(1; COUNTA([$generator_data.$A$1:$generator_data.$A$13])))" office:value-type="string" office:string-value="HTC" calcext:value-type="string">
            <text:p>HTC</text:p>
          </table:table-cell>
          <table:table-cell table:formula="of:=INDIRECT(&quot;$generator_data.G&quot;&amp;RANDBETWEEN(1; COUNTA([$generator_data.$G$1:$generator_data.$G$7])))" office:value-type="string" office:string-value="Storage production" calcext:value-type="string">
            <text:p>Storage production</text:p>
          </table:table-cell>
          <table:table-cell table:formula="of:=INDIRECT(&quot;$generator_data.H&quot;&amp;RANDBETWEEN(1; COUNTA([$generator_data.$H$1:$generator_data.$H$7])))" office:value-type="string" office:string-value="Zhejiang, China" calcext:value-type="string">
            <text:p>Zhejiang, China</text:p>
          </table:table-cell>
          <table:table-cell table:formula="of:=INDIRECT(&quot;$generator_data.J&quot;&amp;RANDBETWEEN(1; COUNTA([$generator_data.$J$1:$generator_data.$J$4])))" office:value-type="string" office:string-value="Acciona" calcext:value-type="string">
            <text:p>Acciona</text:p>
          </table:table-cell>
          <table:table-cell table:formula="of:=INDIRECT(&quot;$generator_data.K&quot;&amp;RANDBETWEEN(1; COUNTA([$generator_data.$K$1:$generator_data.$K$4])))" office:value-type="string" office:string-value="Ground, truck" calcext:value-type="string">
            <text:p>Ground, truck</text:p>
          </table:table-cell>
          <table:table-cell table:formula="of:=INDIRECT(&quot;$generator_data.L&quot;&amp;RANDBETWEEN(1; COUNTA([$generator_data.$L$1:$generator_data.$L$10])))" office:value-type="string" office:string-value="Berlin, Germany" calcext:value-type="string">
            <text:p>Berlin, Germany</text:p>
          </table:table-cell>
          <table:table-cell table:formula="of:=INDIRECT(&quot;$generator_data.M&quot;&amp;RANDBETWEEN(1; COUNTA([$generator_data.$M$1:$generator_data.$M$7])))" office:value-type="string" office:string-value="Mercury chemical extraction" calcext:value-type="string">
            <text:p>Mercury chemical extraction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Silver" calcext:value-type="string">
            <text:p>Silver</text:p>
          </table:table-cell>
          <table:table-cell table:formula="of:=RANDBETWEEN(99;10000)/100" office:value-type="float" office:value="32.81" calcext:value-type="float">
            <text:p>32,81</text:p>
          </table:table-cell>
          <table:table-cell table:formula="of:=INDIRECT(&quot;$generator_data.B&quot;&amp;RANDBETWEEN(1; COUNTA([$generator_data.$B$1:$generator_data.$B$6])))" office:value-type="string" office:string-value="USNM" calcext:value-type="string">
            <text:p>USNM</text:p>
          </table:table-cell>
          <table:table-cell table:formula="of:=RANDBETWEEN(-90000000;90000000)/1000000" office:value-type="float" office:value="-81.919453" calcext:value-type="float">
            <text:p>-81,919453</text:p>
          </table:table-cell>
          <table:table-cell table:formula="of:=RANDBETWEEN(-180000000;180000000)/1000000" office:value-type="float" office:value="-156.567929" calcext:value-type="float">
            <text:p>-156,567929</text:p>
          </table:table-cell>
          <table:table-cell table:formula="of:=INDIRECT(&quot;$generator_data.C&quot;&amp;RANDBETWEEN(1; COUNTA([$generator_data.$C$1:$generator_data.$C$4])))" office:value-type="string" office:string-value="Underwater mine" calcext:value-type="string">
            <text:p>Underwater mine</text:p>
          </table:table-cell>
          <table:table-cell table:formula="of:=INDIRECT(&quot;$generator_data.E&quot;&amp;RANDBETWEEN(1; COUNTA([$generator_data.$E$1:$generator_data.$E$4])))" office:value-type="string" office:string-value="Cape City, South Africa" calcext:value-type="string">
            <text:p>Cape City, South Africa</text:p>
          </table:table-cell>
          <table:table-cell table:formula="of:=INDIRECT(&quot;$generator_data.A&quot;&amp;RANDBETWEEN(1; COUNTA([$generator_data.$A$1:$generator_data.$A$13])))" office:value-type="string" office:string-value="Nokia" calcext:value-type="string">
            <text:p>Nokia</text:p>
          </table:table-cell>
          <table:table-cell table:formula="of:=INDIRECT(&quot;$generator_data.G&quot;&amp;RANDBETWEEN(1; COUNTA([$generator_data.$G$1:$generator_data.$G$7])))" office:value-type="string" office:string-value="Storage production" calcext:value-type="string">
            <text:p>Storage production</text:p>
          </table:table-cell>
          <table:table-cell table:formula="of:=INDIRECT(&quot;$generator_data.H&quot;&amp;RANDBETWEEN(1; COUNTA([$generator_data.$H$1:$generator_data.$H$7])))" office:value-type="string" office:string-value="Texas, USA" calcext:value-type="string">
            <text:p>Texas, USA</text:p>
          </table:table-cell>
          <table:table-cell table:formula="of:=INDIRECT(&quot;$generator_data.J&quot;&amp;RANDBETWEEN(1; COUNTA([$generator_data.$J$1:$generator_data.$J$4])))" office:value-type="string" office:string-value="UPS" calcext:value-type="string">
            <text:p>UPS</text:p>
          </table:table-cell>
          <table:table-cell table:formula="of:=INDIRECT(&quot;$generator_data.K&quot;&amp;RANDBETWEEN(1; COUNTA([$generator_data.$K$1:$generator_data.$K$4])))" office:value-type="string" office:string-value="Ground, truck" calcext:value-type="string">
            <text:p>Ground, truck</text:p>
          </table:table-cell>
          <table:table-cell table:formula="of:=INDIRECT(&quot;$generator_data.L&quot;&amp;RANDBETWEEN(1; COUNTA([$generator_data.$L$1:$generator_data.$L$10])))" office:value-type="string" office:string-value="Shenzhen, China" calcext:value-type="string">
            <text:p>Shenzhen, China</text:p>
          </table:table-cell>
          <table:table-cell table:formula="of:=INDIRECT(&quot;$generator_data.M&quot;&amp;RANDBETWEEN(1; COUNTA([$generator_data.$M$1:$generator_data.$M$7])))" office:value-type="string" office:string-value="Centrifuge" calcext:value-type="string">
            <text:p>Centrifuge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Cooper" calcext:value-type="string">
            <text:p>Cooper</text:p>
          </table:table-cell>
          <table:table-cell table:formula="of:=RANDBETWEEN(99;10000)/100" office:value-type="float" office:value="64.42" calcext:value-type="float">
            <text:p>64,42</text:p>
          </table:table-cell>
          <table:table-cell table:formula="of:=INDIRECT(&quot;$generator_data.B&quot;&amp;RANDBETWEEN(1; COUNTA([$generator_data.$B$1:$generator_data.$B$6])))" office:value-type="string" office:string-value="EXT Minerals" calcext:value-type="string">
            <text:p>EXT Minerals</text:p>
          </table:table-cell>
          <table:table-cell table:formula="of:=RANDBETWEEN(-90000000;90000000)/1000000" office:value-type="float" office:value="-33.872044" calcext:value-type="float">
            <text:p>-33,872044</text:p>
          </table:table-cell>
          <table:table-cell table:formula="of:=RANDBETWEEN(-180000000;180000000)/1000000" office:value-type="float" office:value="-94.115025" calcext:value-type="float">
            <text:p>-94,115025</text:p>
          </table:table-cell>
          <table:table-cell table:formula="of:=INDIRECT(&quot;$generator_data.C&quot;&amp;RANDBETWEEN(1; COUNTA([$generator_data.$C$1:$generator_data.$C$4])))" office:value-type="string" office:string-value="Demolition" calcext:value-type="string">
            <text:p>Demolition</text:p>
          </table:table-cell>
          <table:table-cell table:formula="of:=INDIRECT(&quot;$generator_data.E&quot;&amp;RANDBETWEEN(1; COUNTA([$generator_data.$E$1:$generator_data.$E$4])))" office:value-type="string" office:string-value="Cape City, South Africa" calcext:value-type="string">
            <text:p>Cape City, South Africa</text:p>
          </table:table-cell>
          <table:table-cell table:formula="of:=INDIRECT(&quot;$generator_data.A&quot;&amp;RANDBETWEEN(1; COUNTA([$generator_data.$A$1:$generator_data.$A$13])))" office:value-type="string" office:string-value="HTC" calcext:value-type="string">
            <text:p>HTC</text:p>
          </table:table-cell>
          <table:table-cell table:formula="of:=INDIRECT(&quot;$generator_data.G&quot;&amp;RANDBETWEEN(1; COUNTA([$generator_data.$G$1:$generator_data.$G$7])))" office:value-type="string" office:string-value="CPU Manufacture " calcext:value-type="string">
            <text:p>CPU Manufacture </text:p>
          </table:table-cell>
          <table:table-cell table:formula="of:=INDIRECT(&quot;$generator_data.H&quot;&amp;RANDBETWEEN(1; COUNTA([$generator_data.$H$1:$generator_data.$H$7])))" office:value-type="string" office:string-value="Shandong, China" calcext:value-type="string">
            <text:p>Shandong, China</text:p>
          </table:table-cell>
          <table:table-cell table:formula="of:=INDIRECT(&quot;$generator_data.J&quot;&amp;RANDBETWEEN(1; COUNTA([$generator_data.$J$1:$generator_data.$J$4])))" office:value-type="string" office:string-value="Acciona" calcext:value-type="string">
            <text:p>Acciona</text:p>
          </table:table-cell>
          <table:table-cell table:formula="of:=INDIRECT(&quot;$generator_data.K&quot;&amp;RANDBETWEEN(1; COUNTA([$generator_data.$K$1:$generator_data.$K$4])))" office:value-type="string" office:string-value="Ground, train" calcext:value-type="string">
            <text:p>Ground, train</text:p>
          </table:table-cell>
          <table:table-cell table:formula="of:=INDIRECT(&quot;$generator_data.L&quot;&amp;RANDBETWEEN(1; COUNTA([$generator_data.$L$1:$generator_data.$L$10])))" office:value-type="string" office:string-value="Guangdong, China" calcext:value-type="string">
            <text:p>Guangdong, China</text:p>
          </table:table-cell>
          <table:table-cell table:formula="of:=INDIRECT(&quot;$generator_data.M&quot;&amp;RANDBETWEEN(1; COUNTA([$generator_data.$M$1:$generator_data.$M$7])))" office:value-type="string" office:string-value="Sublimation" calcext:value-type="string">
            <text:p>Sublimation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Aluminium" calcext:value-type="string">
            <text:p>Aluminium</text:p>
          </table:table-cell>
          <table:table-cell table:formula="of:=RANDBETWEEN(99;10000)/100" office:value-type="float" office:value="92.26" calcext:value-type="float">
            <text:p>92,26</text:p>
          </table:table-cell>
          <table:table-cell table:formula="of:=INDIRECT(&quot;$generator_data.B&quot;&amp;RANDBETWEEN(1; COUNTA([$generator_data.$B$1:$generator_data.$B$6])))" office:value-type="string" office:string-value="EXT Minerals" calcext:value-type="string">
            <text:p>EXT Minerals</text:p>
          </table:table-cell>
          <table:table-cell table:formula="of:=RANDBETWEEN(-90000000;90000000)/1000000" office:value-type="float" office:value="-2.223714" calcext:value-type="float">
            <text:p>-2,223714</text:p>
          </table:table-cell>
          <table:table-cell table:formula="of:=RANDBETWEEN(-180000000;180000000)/1000000" office:value-type="float" office:value="147.313989" calcext:value-type="float">
            <text:p>147,313989</text:p>
          </table:table-cell>
          <table:table-cell table:formula="of:=INDIRECT(&quot;$generator_data.C&quot;&amp;RANDBETWEEN(1; COUNTA([$generator_data.$C$1:$generator_data.$C$4])))" office:value-type="string" office:string-value="Demolition" calcext:value-type="string">
            <text:p>Demolition</text:p>
          </table:table-cell>
          <table:table-cell table:formula="of:=INDIRECT(&quot;$generator_data.E&quot;&amp;RANDBETWEEN(1; COUNTA([$generator_data.$E$1:$generator_data.$E$4])))" office:value-type="string" office:string-value="Cape City, South Africa" calcext:value-type="string">
            <text:p>Cape City, South Africa</text:p>
          </table:table-cell>
          <table:table-cell table:formula="of:=INDIRECT(&quot;$generator_data.A&quot;&amp;RANDBETWEEN(1; COUNTA([$generator_data.$A$1:$generator_data.$A$13])))" office:value-type="string" office:string-value="Apple" calcext:value-type="string">
            <text:p>Apple</text:p>
          </table:table-cell>
          <table:table-cell table:formula="of:=INDIRECT(&quot;$generator_data.G&quot;&amp;RANDBETWEEN(1; COUNTA([$generator_data.$G$1:$generator_data.$G$7])))" office:value-type="string" office:string-value="Storage production" calcext:value-type="string">
            <text:p>Storage production</text:p>
          </table:table-cell>
          <table:table-cell table:formula="of:=INDIRECT(&quot;$generator_data.H&quot;&amp;RANDBETWEEN(1; COUNTA([$generator_data.$H$1:$generator_data.$H$7])))" office:value-type="string" office:string-value="Shenzhen, China" calcext:value-type="string">
            <text:p>Shenzhen, China</text:p>
          </table:table-cell>
          <table:table-cell table:formula="of:=INDIRECT(&quot;$generator_data.J&quot;&amp;RANDBETWEEN(1; COUNTA([$generator_data.$J$1:$generator_data.$J$4])))" office:value-type="string" office:string-value="DB Schenker" calcext:value-type="string">
            <text:p>DB Schenker</text:p>
          </table:table-cell>
          <table:table-cell table:formula="of:=INDIRECT(&quot;$generator_data.K&quot;&amp;RANDBETWEEN(1; COUNTA([$generator_data.$K$1:$generator_data.$K$4])))" office:value-type="string" office:string-value="Air" calcext:value-type="string">
            <text:p>Air</text:p>
          </table:table-cell>
          <table:table-cell table:formula="of:=INDIRECT(&quot;$generator_data.L&quot;&amp;RANDBETWEEN(1; COUNTA([$generator_data.$L$1:$generator_data.$L$10])))" office:value-type="string" office:string-value="Paris, France" calcext:value-type="string">
            <text:p>Paris, France</text:p>
          </table:table-cell>
          <table:table-cell table:formula="of:=INDIRECT(&quot;$generator_data.M&quot;&amp;RANDBETWEEN(1; COUNTA([$generator_data.$M$1:$generator_data.$M$7])))" office:value-type="string" office:string-value="High pressure cleaning" calcext:value-type="string">
            <text:p>High pressure cleaning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Silver" calcext:value-type="string">
            <text:p>Silver</text:p>
          </table:table-cell>
          <table:table-cell table:formula="of:=RANDBETWEEN(99;10000)/100" office:value-type="float" office:value="51.48" calcext:value-type="float">
            <text:p>51,48</text:p>
          </table:table-cell>
          <table:table-cell table:formula="of:=INDIRECT(&quot;$generator_data.B&quot;&amp;RANDBETWEEN(1; COUNTA([$generator_data.$B$1:$generator_data.$B$6])))" office:value-type="string" office:string-value="Prospection WP" calcext:value-type="string">
            <text:p>Prospection WP</text:p>
          </table:table-cell>
          <table:table-cell table:formula="of:=RANDBETWEEN(-90000000;90000000)/1000000" office:value-type="float" office:value="35.329321" calcext:value-type="float">
            <text:p>35,329321</text:p>
          </table:table-cell>
          <table:table-cell table:formula="of:=RANDBETWEEN(-180000000;180000000)/1000000" office:value-type="float" office:value="149.79083" calcext:value-type="float">
            <text:p>149,790830</text:p>
          </table:table-cell>
          <table:table-cell table:formula="of:=INDIRECT(&quot;$generator_data.C&quot;&amp;RANDBETWEEN(1; COUNTA([$generator_data.$C$1:$generator_data.$C$4])))" office:value-type="string" office:string-value="Underwater mine" calcext:value-type="string">
            <text:p>Underwater mine</text:p>
          </table:table-cell>
          <table:table-cell table:formula="of:=INDIRECT(&quot;$generator_data.E&quot;&amp;RANDBETWEEN(1; COUNTA([$generator_data.$E$1:$generator_data.$E$4])))" office:value-type="string" office:string-value="Escondida, Chile" calcext:value-type="string">
            <text:p>Escondida, Chile</text:p>
          </table:table-cell>
          <table:table-cell table:formula="of:=INDIRECT(&quot;$generator_data.A&quot;&amp;RANDBETWEEN(1; COUNTA([$generator_data.$A$1:$generator_data.$A$13])))" office:value-type="string" office:string-value="Engel" calcext:value-type="string">
            <text:p>Engel</text:p>
          </table:table-cell>
          <table:table-cell table:formula="of:=INDIRECT(&quot;$generator_data.G&quot;&amp;RANDBETWEEN(1; COUNTA([$generator_data.$G$1:$generator_data.$G$7])))" office:value-type="string" office:string-value="Memory" calcext:value-type="string">
            <text:p>Memory</text:p>
          </table:table-cell>
          <table:table-cell table:formula="of:=INDIRECT(&quot;$generator_data.H&quot;&amp;RANDBETWEEN(1; COUNTA([$generator_data.$H$1:$generator_data.$H$7])))" office:value-type="string" office:string-value="Texas, USA" calcext:value-type="string">
            <text:p>Texas, USA</text:p>
          </table:table-cell>
          <table:table-cell table:formula="of:=INDIRECT(&quot;$generator_data.J&quot;&amp;RANDBETWEEN(1; COUNTA([$generator_data.$J$1:$generator_data.$J$4])))" office:value-type="string" office:string-value="DB Schenker" calcext:value-type="string">
            <text:p>DB Schenker</text:p>
          </table:table-cell>
          <table:table-cell table:formula="of:=INDIRECT(&quot;$generator_data.K&quot;&amp;RANDBETWEEN(1; COUNTA([$generator_data.$K$1:$generator_data.$K$4])))" office:value-type="string" office:string-value="Air" calcext:value-type="string">
            <text:p>Air</text:p>
          </table:table-cell>
          <table:table-cell table:formula="of:=INDIRECT(&quot;$generator_data.L&quot;&amp;RANDBETWEEN(1; COUNTA([$generator_data.$L$1:$generator_data.$L$10])))" office:value-type="string" office:string-value="Paris, France" calcext:value-type="string">
            <text:p>Paris, France</text:p>
          </table:table-cell>
          <table:table-cell table:formula="of:=INDIRECT(&quot;$generator_data.M&quot;&amp;RANDBETWEEN(1; COUNTA([$generator_data.$M$1:$generator_data.$M$7])))" office:value-type="string" office:string-value="Centrifuge" calcext:value-type="string">
            <text:p>Centrifuge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Aluminium" calcext:value-type="string">
            <text:p>Aluminium</text:p>
          </table:table-cell>
          <table:table-cell table:formula="of:=RANDBETWEEN(99;10000)/100" office:value-type="float" office:value="62.33" calcext:value-type="float">
            <text:p>62,33</text:p>
          </table:table-cell>
          <table:table-cell table:formula="of:=INDIRECT(&quot;$generator_data.B&quot;&amp;RANDBETWEEN(1; COUNTA([$generator_data.$B$1:$generator_data.$B$6])))" office:value-type="string" office:string-value="Red Star" calcext:value-type="string">
            <text:p>Red Star</text:p>
          </table:table-cell>
          <table:table-cell table:formula="of:=RANDBETWEEN(-90000000;90000000)/1000000" office:value-type="float" office:value="8.325393" calcext:value-type="float">
            <text:p>8,325393</text:p>
          </table:table-cell>
          <table:table-cell table:formula="of:=RANDBETWEEN(-180000000;180000000)/1000000" office:value-type="float" office:value="56.616734" calcext:value-type="float">
            <text:p>56,616734</text:p>
          </table:table-cell>
          <table:table-cell table:formula="of:=INDIRECT(&quot;$generator_data.C&quot;&amp;RANDBETWEEN(1; COUNTA([$generator_data.$C$1:$generator_data.$C$4])))" office:value-type="string" office:string-value="Demolition" calcext:value-type="string">
            <text:p>Demolition</text:p>
          </table:table-cell>
          <table:table-cell table:formula="of:=INDIRECT(&quot;$generator_data.E&quot;&amp;RANDBETWEEN(1; COUNTA([$generator_data.$E$1:$generator_data.$E$4])))" office:value-type="string" office:string-value="Escondida, Chile" calcext:value-type="string">
            <text:p>Escondida, Chile</text:p>
          </table:table-cell>
          <table:table-cell table:formula="of:=INDIRECT(&quot;$generator_data.A&quot;&amp;RANDBETWEEN(1; COUNTA([$generator_data.$A$1:$generator_data.$A$13])))" office:value-type="string" office:string-value="Caterpillar" calcext:value-type="string">
            <text:p>Caterpillar</text:p>
          </table:table-cell>
          <table:table-cell table:formula="of:=INDIRECT(&quot;$generator_data.G&quot;&amp;RANDBETWEEN(1; COUNTA([$generator_data.$G$1:$generator_data.$G$7])))" office:value-type="string" office:string-value="Board production" calcext:value-type="string">
            <text:p>Board production</text:p>
          </table:table-cell>
          <table:table-cell table:formula="of:=INDIRECT(&quot;$generator_data.H&quot;&amp;RANDBETWEEN(1; COUNTA([$generator_data.$H$1:$generator_data.$H$7])))" office:value-type="string" office:string-value="Zhejiang, China" calcext:value-type="string">
            <text:p>Zhejiang, China</text:p>
          </table:table-cell>
          <table:table-cell table:formula="of:=INDIRECT(&quot;$generator_data.J&quot;&amp;RANDBETWEEN(1; COUNTA([$generator_data.$J$1:$generator_data.$J$4])))" office:value-type="string" office:string-value="Cosco Group" calcext:value-type="string">
            <text:p>Cosco Group</text:p>
          </table:table-cell>
          <table:table-cell table:formula="of:=INDIRECT(&quot;$generator_data.K&quot;&amp;RANDBETWEEN(1; COUNTA([$generator_data.$K$1:$generator_data.$K$4])))" office:value-type="string" office:string-value="Ground, train" calcext:value-type="string">
            <text:p>Ground, train</text:p>
          </table:table-cell>
          <table:table-cell table:formula="of:=INDIRECT(&quot;$generator_data.L&quot;&amp;RANDBETWEEN(1; COUNTA([$generator_data.$L$1:$generator_data.$L$10])))" office:value-type="string" office:string-value="Arizona, USA" calcext:value-type="string">
            <text:p>Arizona, USA</text:p>
          </table:table-cell>
          <table:table-cell table:formula="of:=INDIRECT(&quot;$generator_data.M&quot;&amp;RANDBETWEEN(1; COUNTA([$generator_data.$M$1:$generator_data.$M$7])))" office:value-type="string" office:string-value="High pressure cleaning" calcext:value-type="string">
            <text:p>High pressure cleaning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Iron" calcext:value-type="string">
            <text:p>Iron</text:p>
          </table:table-cell>
          <table:table-cell table:formula="of:=RANDBETWEEN(99;10000)/100" office:value-type="float" office:value="83.72" calcext:value-type="float">
            <text:p>83,72</text:p>
          </table:table-cell>
          <table:table-cell table:formula="of:=INDIRECT(&quot;$generator_data.B&quot;&amp;RANDBETWEEN(1; COUNTA([$generator_data.$B$1:$generator_data.$B$6])))" office:value-type="string" office:string-value="Long top extraction LTD" calcext:value-type="string">
            <text:p>Long top extraction LTD</text:p>
          </table:table-cell>
          <table:table-cell table:formula="of:=RANDBETWEEN(-90000000;90000000)/1000000" office:value-type="float" office:value="-33.188535" calcext:value-type="float">
            <text:p>-33,188535</text:p>
          </table:table-cell>
          <table:table-cell table:formula="of:=RANDBETWEEN(-180000000;180000000)/1000000" office:value-type="float" office:value="-147.042031" calcext:value-type="float">
            <text:p>-147,042031</text:p>
          </table:table-cell>
          <table:table-cell table:formula="of:=INDIRECT(&quot;$generator_data.C&quot;&amp;RANDBETWEEN(1; COUNTA([$generator_data.$C$1:$generator_data.$C$4])))" office:value-type="string" office:string-value="Demolition" calcext:value-type="string">
            <text:p>Demolition</text:p>
          </table:table-cell>
          <table:table-cell table:formula="of:=INDIRECT(&quot;$generator_data.E&quot;&amp;RANDBETWEEN(1; COUNTA([$generator_data.$E$1:$generator_data.$E$4])))" office:value-type="string" office:string-value="Escondida, Chile" calcext:value-type="string">
            <text:p>Escondida, Chile</text:p>
          </table:table-cell>
          <table:table-cell table:formula="of:=INDIRECT(&quot;$generator_data.A&quot;&amp;RANDBETWEEN(1; COUNTA([$generator_data.$A$1:$generator_data.$A$13])))" office:value-type="string" office:string-value="Panasonic" calcext:value-type="string">
            <text:p>Panasonic</text:p>
          </table:table-cell>
          <table:table-cell table:formula="of:=INDIRECT(&quot;$generator_data.G&quot;&amp;RANDBETWEEN(1; COUNTA([$generator_data.$G$1:$generator_data.$G$7])))" office:value-type="string" office:string-value="Heat protection assembly" calcext:value-type="string">
            <text:p>Heat protection assembly</text:p>
          </table:table-cell>
          <table:table-cell table:formula="of:=INDIRECT(&quot;$generator_data.H&quot;&amp;RANDBETWEEN(1; COUNTA([$generator_data.$H$1:$generator_data.$H$7])))" office:value-type="string" office:string-value="Berlin, Germany" calcext:value-type="string">
            <text:p>Berlin, Germany</text:p>
          </table:table-cell>
          <table:table-cell table:formula="of:=INDIRECT(&quot;$generator_data.J&quot;&amp;RANDBETWEEN(1; COUNTA([$generator_data.$J$1:$generator_data.$J$4])))" office:value-type="string" office:string-value="UPS" calcext:value-type="string">
            <text:p>UPS</text:p>
          </table:table-cell>
          <table:table-cell table:formula="of:=INDIRECT(&quot;$generator_data.K&quot;&amp;RANDBETWEEN(1; COUNTA([$generator_data.$K$1:$generator_data.$K$4])))" office:value-type="string" office:string-value="Air" calcext:value-type="string">
            <text:p>Air</text:p>
          </table:table-cell>
          <table:table-cell table:formula="of:=INDIRECT(&quot;$generator_data.L&quot;&amp;RANDBETWEEN(1; COUNTA([$generator_data.$L$1:$generator_data.$L$10])))" office:value-type="string" office:string-value="London, UK" calcext:value-type="string">
            <text:p>London, UK</text:p>
          </table:table-cell>
          <table:table-cell table:formula="of:=INDIRECT(&quot;$generator_data.M&quot;&amp;RANDBETWEEN(1; COUNTA([$generator_data.$M$1:$generator_data.$M$7])))" office:value-type="string" office:string-value="Sublimation" calcext:value-type="string">
            <text:p>Sublimation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Platinum" calcext:value-type="string">
            <text:p>Platinum</text:p>
          </table:table-cell>
          <table:table-cell table:formula="of:=RANDBETWEEN(99;10000)/100" office:value-type="float" office:value="28.86" calcext:value-type="float">
            <text:p>28,86</text:p>
          </table:table-cell>
          <table:table-cell table:formula="of:=INDIRECT(&quot;$generator_data.B&quot;&amp;RANDBETWEEN(1; COUNTA([$generator_data.$B$1:$generator_data.$B$6])))" office:value-type="string" office:string-value="Long top extraction LTD" calcext:value-type="string">
            <text:p>Long top extraction LTD</text:p>
          </table:table-cell>
          <table:table-cell table:formula="of:=RANDBETWEEN(-90000000;90000000)/1000000" office:value-type="float" office:value="-33.953788" calcext:value-type="float">
            <text:p>-33,953788</text:p>
          </table:table-cell>
          <table:table-cell table:formula="of:=RANDBETWEEN(-180000000;180000000)/1000000" office:value-type="float" office:value="-77.975345" calcext:value-type="float">
            <text:p>-77,975345</text:p>
          </table:table-cell>
          <table:table-cell table:formula="of:=INDIRECT(&quot;$generator_data.C&quot;&amp;RANDBETWEEN(1; COUNTA([$generator_data.$C$1:$generator_data.$C$4])))" office:value-type="string" office:string-value="Underwater mine" calcext:value-type="string">
            <text:p>Underwater mine</text:p>
          </table:table-cell>
          <table:table-cell table:formula="of:=INDIRECT(&quot;$generator_data.E&quot;&amp;RANDBETWEEN(1; COUNTA([$generator_data.$E$1:$generator_data.$E$4])))" office:value-type="string" office:string-value="Escondida, Chile" calcext:value-type="string">
            <text:p>Escondida, Chile</text:p>
          </table:table-cell>
          <table:table-cell table:formula="of:=INDIRECT(&quot;$generator_data.A&quot;&amp;RANDBETWEEN(1; COUNTA([$generator_data.$A$1:$generator_data.$A$13])))" office:value-type="string" office:string-value="Apple" calcext:value-type="string">
            <text:p>Apple</text:p>
          </table:table-cell>
          <table:table-cell table:formula="of:=INDIRECT(&quot;$generator_data.G&quot;&amp;RANDBETWEEN(1; COUNTA([$generator_data.$G$1:$generator_data.$G$7])))" office:value-type="string" office:string-value="Heat protection assembly" calcext:value-type="string">
            <text:p>Heat protection assembly</text:p>
          </table:table-cell>
          <table:table-cell table:formula="of:=INDIRECT(&quot;$generator_data.H&quot;&amp;RANDBETWEEN(1; COUNTA([$generator_data.$H$1:$generator_data.$H$7])))" office:value-type="string" office:string-value="Shandong, China" calcext:value-type="string">
            <text:p>Shandong, China</text:p>
          </table:table-cell>
          <table:table-cell table:formula="of:=INDIRECT(&quot;$generator_data.J&quot;&amp;RANDBETWEEN(1; COUNTA([$generator_data.$J$1:$generator_data.$J$4])))" office:value-type="string" office:string-value="Acciona" calcext:value-type="string">
            <text:p>Acciona</text:p>
          </table:table-cell>
          <table:table-cell table:formula="of:=INDIRECT(&quot;$generator_data.K&quot;&amp;RANDBETWEEN(1; COUNTA([$generator_data.$K$1:$generator_data.$K$4])))" office:value-type="string" office:string-value="Sea" calcext:value-type="string">
            <text:p>Sea</text:p>
          </table:table-cell>
          <table:table-cell table:formula="of:=INDIRECT(&quot;$generator_data.L&quot;&amp;RANDBETWEEN(1; COUNTA([$generator_data.$L$1:$generator_data.$L$10])))" office:value-type="string" office:string-value="Paris, France" calcext:value-type="string">
            <text:p>Paris, France</text:p>
          </table:table-cell>
          <table:table-cell table:formula="of:=INDIRECT(&quot;$generator_data.M&quot;&amp;RANDBETWEEN(1; COUNTA([$generator_data.$M$1:$generator_data.$M$7])))" office:value-type="string" office:string-value="High pressure cleaning" calcext:value-type="string">
            <text:p>High pressure cleaning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Iron" calcext:value-type="string">
            <text:p>Iron</text:p>
          </table:table-cell>
          <table:table-cell table:formula="of:=RANDBETWEEN(99;10000)/100" office:value-type="float" office:value="75.48" calcext:value-type="float">
            <text:p>75,48</text:p>
          </table:table-cell>
          <table:table-cell table:formula="of:=INDIRECT(&quot;$generator_data.B&quot;&amp;RANDBETWEEN(1; COUNTA([$generator_data.$B$1:$generator_data.$B$6])))" office:value-type="string" office:string-value="Prospection WP" calcext:value-type="string">
            <text:p>Prospection WP</text:p>
          </table:table-cell>
          <table:table-cell table:formula="of:=RANDBETWEEN(-90000000;90000000)/1000000" office:value-type="float" office:value="-0.104715" calcext:value-type="float">
            <text:p>-0,104715</text:p>
          </table:table-cell>
          <table:table-cell table:formula="of:=RANDBETWEEN(-180000000;180000000)/1000000" office:value-type="float" office:value="-10.808232" calcext:value-type="float">
            <text:p>-10,808232</text:p>
          </table:table-cell>
          <table:table-cell table:formula="of:=INDIRECT(&quot;$generator_data.C&quot;&amp;RANDBETWEEN(1; COUNTA([$generator_data.$C$1:$generator_data.$C$4])))" office:value-type="string" office:string-value="Demolition" calcext:value-type="string">
            <text:p>Demolition</text:p>
          </table:table-cell>
          <table:table-cell table:formula="of:=INDIRECT(&quot;$generator_data.E&quot;&amp;RANDBETWEEN(1; COUNTA([$generator_data.$E$1:$generator_data.$E$4])))" office:value-type="string" office:string-value="Cape City, South Africa" calcext:value-type="string">
            <text:p>Cape City, South Africa</text:p>
          </table:table-cell>
          <table:table-cell table:formula="of:=INDIRECT(&quot;$generator_data.A&quot;&amp;RANDBETWEEN(1; COUNTA([$generator_data.$A$1:$generator_data.$A$13])))" office:value-type="string" office:string-value="Engel" calcext:value-type="string">
            <text:p>Engel</text:p>
          </table:table-cell>
          <table:table-cell table:formula="of:=INDIRECT(&quot;$generator_data.G&quot;&amp;RANDBETWEEN(1; COUNTA([$generator_data.$G$1:$generator_data.$G$7])))" office:value-type="string" office:string-value="Storage production" calcext:value-type="string">
            <text:p>Storage production</text:p>
          </table:table-cell>
          <table:table-cell table:formula="of:=INDIRECT(&quot;$generator_data.H&quot;&amp;RANDBETWEEN(1; COUNTA([$generator_data.$H$1:$generator_data.$H$7])))" office:value-type="string" office:string-value="Texas, USA" calcext:value-type="string">
            <text:p>Texas, USA</text:p>
          </table:table-cell>
          <table:table-cell table:formula="of:=INDIRECT(&quot;$generator_data.J&quot;&amp;RANDBETWEEN(1; COUNTA([$generator_data.$J$1:$generator_data.$J$4])))" office:value-type="string" office:string-value="Cosco Group" calcext:value-type="string">
            <text:p>Cosco Group</text:p>
          </table:table-cell>
          <table:table-cell table:formula="of:=INDIRECT(&quot;$generator_data.K&quot;&amp;RANDBETWEEN(1; COUNTA([$generator_data.$K$1:$generator_data.$K$4])))" office:value-type="string" office:string-value="Sea" calcext:value-type="string">
            <text:p>Sea</text:p>
          </table:table-cell>
          <table:table-cell table:formula="of:=INDIRECT(&quot;$generator_data.L&quot;&amp;RANDBETWEEN(1; COUNTA([$generator_data.$L$1:$generator_data.$L$10])))" office:value-type="string" office:string-value="Zhejiang, China" calcext:value-type="string">
            <text:p>Zhejiang, China</text:p>
          </table:table-cell>
          <table:table-cell table:formula="of:=INDIRECT(&quot;$generator_data.M&quot;&amp;RANDBETWEEN(1; COUNTA([$generator_data.$M$1:$generator_data.$M$7])))" office:value-type="string" office:string-value="Mercury chemical extraction" calcext:value-type="string">
            <text:p>Mercury chemical extraction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Silver" calcext:value-type="string">
            <text:p>Silver</text:p>
          </table:table-cell>
          <table:table-cell table:formula="of:=RANDBETWEEN(99;10000)/100" office:value-type="float" office:value="68.47" calcext:value-type="float">
            <text:p>68,47</text:p>
          </table:table-cell>
          <table:table-cell table:formula="of:=INDIRECT(&quot;$generator_data.B&quot;&amp;RANDBETWEEN(1; COUNTA([$generator_data.$B$1:$generator_data.$B$6])))" office:value-type="string" office:string-value="Prospection WP" calcext:value-type="string">
            <text:p>Prospection WP</text:p>
          </table:table-cell>
          <table:table-cell table:formula="of:=RANDBETWEEN(-90000000;90000000)/1000000" office:value-type="float" office:value="41.781466" calcext:value-type="float">
            <text:p>41,781466</text:p>
          </table:table-cell>
          <table:table-cell table:formula="of:=RANDBETWEEN(-180000000;180000000)/1000000" office:value-type="float" office:value="131.079085" calcext:value-type="float">
            <text:p>131,079085</text:p>
          </table:table-cell>
          <table:table-cell table:formula="of:=INDIRECT(&quot;$generator_data.C&quot;&amp;RANDBETWEEN(1; COUNTA([$generator_data.$C$1:$generator_data.$C$4])))" office:value-type="string" office:string-value="Internal minning" calcext:value-type="string">
            <text:p>Internal minning</text:p>
          </table:table-cell>
          <table:table-cell table:formula="of:=INDIRECT(&quot;$generator_data.E&quot;&amp;RANDBETWEEN(1; COUNTA([$generator_data.$E$1:$generator_data.$E$4])))" office:value-type="string" office:string-value="Escondida, Chile" calcext:value-type="string">
            <text:p>Escondida, Chile</text:p>
          </table:table-cell>
          <table:table-cell table:formula="of:=INDIRECT(&quot;$generator_data.A&quot;&amp;RANDBETWEEN(1; COUNTA([$generator_data.$A$1:$generator_data.$A$13])))" office:value-type="string" office:string-value="Samsung" calcext:value-type="string">
            <text:p>Samsung</text:p>
          </table:table-cell>
          <table:table-cell table:formula="of:=INDIRECT(&quot;$generator_data.G&quot;&amp;RANDBETWEEN(1; COUNTA([$generator_data.$G$1:$generator_data.$G$7])))" office:value-type="string" office:string-value="Assembly line" calcext:value-type="string">
            <text:p>Assembly line</text:p>
          </table:table-cell>
          <table:table-cell table:formula="of:=INDIRECT(&quot;$generator_data.H&quot;&amp;RANDBETWEEN(1; COUNTA([$generator_data.$H$1:$generator_data.$H$7])))" office:value-type="string" office:string-value="Zhejiang, China" calcext:value-type="string">
            <text:p>Zhejiang, China</text:p>
          </table:table-cell>
          <table:table-cell table:formula="of:=INDIRECT(&quot;$generator_data.J&quot;&amp;RANDBETWEEN(1; COUNTA([$generator_data.$J$1:$generator_data.$J$4])))" office:value-type="string" office:string-value="DB Schenker" calcext:value-type="string">
            <text:p>DB Schenker</text:p>
          </table:table-cell>
          <table:table-cell table:formula="of:=INDIRECT(&quot;$generator_data.K&quot;&amp;RANDBETWEEN(1; COUNTA([$generator_data.$K$1:$generator_data.$K$4])))" office:value-type="string" office:string-value="Ground, train" calcext:value-type="string">
            <text:p>Ground, train</text:p>
          </table:table-cell>
          <table:table-cell table:formula="of:=INDIRECT(&quot;$generator_data.L&quot;&amp;RANDBETWEEN(1; COUNTA([$generator_data.$L$1:$generator_data.$L$10])))" office:value-type="string" office:string-value="Madrid, Spain" calcext:value-type="string">
            <text:p>Madrid, Spain</text:p>
          </table:table-cell>
          <table:table-cell table:formula="of:=INDIRECT(&quot;$generator_data.M&quot;&amp;RANDBETWEEN(1; COUNTA([$generator_data.$M$1:$generator_data.$M$7])))" office:value-type="string" office:string-value="Sublimation" calcext:value-type="string">
            <text:p>Sublimation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Iron" calcext:value-type="string">
            <text:p>Iron</text:p>
          </table:table-cell>
          <table:table-cell table:formula="of:=RANDBETWEEN(99;10000)/100" office:value-type="float" office:value="50.62" calcext:value-type="float">
            <text:p>50,62</text:p>
          </table:table-cell>
          <table:table-cell table:formula="of:=INDIRECT(&quot;$generator_data.B&quot;&amp;RANDBETWEEN(1; COUNTA([$generator_data.$B$1:$generator_data.$B$6])))" office:value-type="string" office:string-value="Prospection WP" calcext:value-type="string">
            <text:p>Prospection WP</text:p>
          </table:table-cell>
          <table:table-cell table:formula="of:=RANDBETWEEN(-90000000;90000000)/1000000" office:value-type="float" office:value="57.80372" calcext:value-type="float">
            <text:p>57,803720</text:p>
          </table:table-cell>
          <table:table-cell table:formula="of:=RANDBETWEEN(-180000000;180000000)/1000000" office:value-type="float" office:value="-166.263946" calcext:value-type="float">
            <text:p>-166,263946</text:p>
          </table:table-cell>
          <table:table-cell table:formula="of:=INDIRECT(&quot;$generator_data.C&quot;&amp;RANDBETWEEN(1; COUNTA([$generator_data.$C$1:$generator_data.$C$4])))" office:value-type="string" office:string-value="Open air mine" calcext:value-type="string">
            <text:p>Open air mine</text:p>
          </table:table-cell>
          <table:table-cell table:formula="of:=INDIRECT(&quot;$generator_data.E&quot;&amp;RANDBETWEEN(1; COUNTA([$generator_data.$E$1:$generator_data.$E$4])))" office:value-type="string" office:string-value="Escondida, Chile" calcext:value-type="string">
            <text:p>Escondida, Chile</text:p>
          </table:table-cell>
          <table:table-cell table:formula="of:=INDIRECT(&quot;$generator_data.A&quot;&amp;RANDBETWEEN(1; COUNTA([$generator_data.$A$1:$generator_data.$A$13])))" office:value-type="string" office:string-value="Asus" calcext:value-type="string">
            <text:p>Asus</text:p>
          </table:table-cell>
          <table:table-cell table:formula="of:=INDIRECT(&quot;$generator_data.G&quot;&amp;RANDBETWEEN(1; COUNTA([$generator_data.$G$1:$generator_data.$G$7])))" office:value-type="string" office:string-value="Board production" calcext:value-type="string">
            <text:p>Board production</text:p>
          </table:table-cell>
          <table:table-cell table:formula="of:=INDIRECT(&quot;$generator_data.H&quot;&amp;RANDBETWEEN(1; COUNTA([$generator_data.$H$1:$generator_data.$H$7])))" office:value-type="string" office:string-value="Berlin, Germany" calcext:value-type="string">
            <text:p>Berlin, Germany</text:p>
          </table:table-cell>
          <table:table-cell table:formula="of:=INDIRECT(&quot;$generator_data.J&quot;&amp;RANDBETWEEN(1; COUNTA([$generator_data.$J$1:$generator_data.$J$4])))" office:value-type="string" office:string-value="DB Schenker" calcext:value-type="string">
            <text:p>DB Schenker</text:p>
          </table:table-cell>
          <table:table-cell table:formula="of:=INDIRECT(&quot;$generator_data.K&quot;&amp;RANDBETWEEN(1; COUNTA([$generator_data.$K$1:$generator_data.$K$4])))" office:value-type="string" office:string-value="Ground, truck" calcext:value-type="string">
            <text:p>Ground, truck</text:p>
          </table:table-cell>
          <table:table-cell table:formula="of:=INDIRECT(&quot;$generator_data.L&quot;&amp;RANDBETWEEN(1; COUNTA([$generator_data.$L$1:$generator_data.$L$10])))" office:value-type="string" office:string-value="Shenzhen, China" calcext:value-type="string">
            <text:p>Shenzhen, China</text:p>
          </table:table-cell>
          <table:table-cell table:formula="of:=INDIRECT(&quot;$generator_data.M&quot;&amp;RANDBETWEEN(1; COUNTA([$generator_data.$M$1:$generator_data.$M$7])))" office:value-type="string" office:string-value="Sublimation" calcext:value-type="string">
            <text:p>Sublimation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Platinum" calcext:value-type="string">
            <text:p>Platinum</text:p>
          </table:table-cell>
          <table:table-cell table:formula="of:=RANDBETWEEN(99;10000)/100" office:value-type="float" office:value="56.49" calcext:value-type="float">
            <text:p>56,49</text:p>
          </table:table-cell>
          <table:table-cell table:formula="of:=INDIRECT(&quot;$generator_data.B&quot;&amp;RANDBETWEEN(1; COUNTA([$generator_data.$B$1:$generator_data.$B$6])))" office:value-type="string" office:string-value="Red Star" calcext:value-type="string">
            <text:p>Red Star</text:p>
          </table:table-cell>
          <table:table-cell table:formula="of:=RANDBETWEEN(-90000000;90000000)/1000000" office:value-type="float" office:value="-16.704457" calcext:value-type="float">
            <text:p>-16,704457</text:p>
          </table:table-cell>
          <table:table-cell table:formula="of:=RANDBETWEEN(-180000000;180000000)/1000000" office:value-type="float" office:value="108.931664" calcext:value-type="float">
            <text:p>108,931664</text:p>
          </table:table-cell>
          <table:table-cell table:formula="of:=INDIRECT(&quot;$generator_data.C&quot;&amp;RANDBETWEEN(1; COUNTA([$generator_data.$C$1:$generator_data.$C$4])))" office:value-type="string" office:string-value="Internal minning" calcext:value-type="string">
            <text:p>Internal minning</text:p>
          </table:table-cell>
          <table:table-cell table:formula="of:=INDIRECT(&quot;$generator_data.E&quot;&amp;RANDBETWEEN(1; COUNTA([$generator_data.$E$1:$generator_data.$E$4])))" office:value-type="string" office:string-value="Alaska, USA" calcext:value-type="string">
            <text:p>Alaska, USA</text:p>
          </table:table-cell>
          <table:table-cell table:formula="of:=INDIRECT(&quot;$generator_data.A&quot;&amp;RANDBETWEEN(1; COUNTA([$generator_data.$A$1:$generator_data.$A$13])))" office:value-type="string" office:string-value="Panasonic" calcext:value-type="string">
            <text:p>Panasonic</text:p>
          </table:table-cell>
          <table:table-cell table:formula="of:=INDIRECT(&quot;$generator_data.G&quot;&amp;RANDBETWEEN(1; COUNTA([$generator_data.$G$1:$generator_data.$G$7])))" office:value-type="string" office:string-value="Case building" calcext:value-type="string">
            <text:p>Case building</text:p>
          </table:table-cell>
          <table:table-cell table:formula="of:=INDIRECT(&quot;$generator_data.H&quot;&amp;RANDBETWEEN(1; COUNTA([$generator_data.$H$1:$generator_data.$H$7])))" office:value-type="string" office:string-value="Shenzhen, China" calcext:value-type="string">
            <text:p>Shenzhen, China</text:p>
          </table:table-cell>
          <table:table-cell table:formula="of:=INDIRECT(&quot;$generator_data.J&quot;&amp;RANDBETWEEN(1; COUNTA([$generator_data.$J$1:$generator_data.$J$4])))" office:value-type="string" office:string-value="Acciona" calcext:value-type="string">
            <text:p>Acciona</text:p>
          </table:table-cell>
          <table:table-cell table:formula="of:=INDIRECT(&quot;$generator_data.K&quot;&amp;RANDBETWEEN(1; COUNTA([$generator_data.$K$1:$generator_data.$K$4])))" office:value-type="string" office:string-value="Air" calcext:value-type="string">
            <text:p>Air</text:p>
          </table:table-cell>
          <table:table-cell table:formula="of:=INDIRECT(&quot;$generator_data.L&quot;&amp;RANDBETWEEN(1; COUNTA([$generator_data.$L$1:$generator_data.$L$10])))" office:value-type="string" office:string-value="Berlin, Germany" calcext:value-type="string">
            <text:p>Berlin, Germany</text:p>
          </table:table-cell>
          <table:table-cell table:formula="of:=INDIRECT(&quot;$generator_data.M&quot;&amp;RANDBETWEEN(1; COUNTA([$generator_data.$M$1:$generator_data.$M$7])))" office:value-type="string" office:string-value="Mercury chemical extraction" calcext:value-type="string">
            <text:p>Mercury chemical extraction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Iron" calcext:value-type="string">
            <text:p>Iron</text:p>
          </table:table-cell>
          <table:table-cell table:formula="of:=RANDBETWEEN(99;10000)/100" office:value-type="float" office:value="35.93" calcext:value-type="float">
            <text:p>35,93</text:p>
          </table:table-cell>
          <table:table-cell table:formula="of:=INDIRECT(&quot;$generator_data.B&quot;&amp;RANDBETWEEN(1; COUNTA([$generator_data.$B$1:$generator_data.$B$6])))" office:value-type="string" office:string-value="EXT Minerals" calcext:value-type="string">
            <text:p>EXT Minerals</text:p>
          </table:table-cell>
          <table:table-cell table:formula="of:=RANDBETWEEN(-90000000;90000000)/1000000" office:value-type="float" office:value="59.774458" calcext:value-type="float">
            <text:p>59,774458</text:p>
          </table:table-cell>
          <table:table-cell table:formula="of:=RANDBETWEEN(-180000000;180000000)/1000000" office:value-type="float" office:value="137.9912" calcext:value-type="float">
            <text:p>137,991200</text:p>
          </table:table-cell>
          <table:table-cell table:formula="of:=INDIRECT(&quot;$generator_data.C&quot;&amp;RANDBETWEEN(1; COUNTA([$generator_data.$C$1:$generator_data.$C$4])))" office:value-type="string" office:string-value="Open air mine" calcext:value-type="string">
            <text:p>Open air mine</text:p>
          </table:table-cell>
          <table:table-cell table:formula="of:=INDIRECT(&quot;$generator_data.E&quot;&amp;RANDBETWEEN(1; COUNTA([$generator_data.$E$1:$generator_data.$E$4])))" office:value-type="string" office:string-value="Escondida, Chile" calcext:value-type="string">
            <text:p>Escondida, Chile</text:p>
          </table:table-cell>
          <table:table-cell table:formula="of:=INDIRECT(&quot;$generator_data.A&quot;&amp;RANDBETWEEN(1; COUNTA([$generator_data.$A$1:$generator_data.$A$13])))" office:value-type="string" office:string-value="Nokia" calcext:value-type="string">
            <text:p>Nokia</text:p>
          </table:table-cell>
          <table:table-cell table:formula="of:=INDIRECT(&quot;$generator_data.G&quot;&amp;RANDBETWEEN(1; COUNTA([$generator_data.$G$1:$generator_data.$G$7])))" office:value-type="string" office:string-value="CPU Manufacture " calcext:value-type="string">
            <text:p>CPU Manufacture </text:p>
          </table:table-cell>
          <table:table-cell table:formula="of:=INDIRECT(&quot;$generator_data.H&quot;&amp;RANDBETWEEN(1; COUNTA([$generator_data.$H$1:$generator_data.$H$7])))" office:value-type="string" office:string-value="Texas, USA" calcext:value-type="string">
            <text:p>Texas, USA</text:p>
          </table:table-cell>
          <table:table-cell table:formula="of:=INDIRECT(&quot;$generator_data.J&quot;&amp;RANDBETWEEN(1; COUNTA([$generator_data.$J$1:$generator_data.$J$4])))" office:value-type="string" office:string-value="UPS" calcext:value-type="string">
            <text:p>UPS</text:p>
          </table:table-cell>
          <table:table-cell table:formula="of:=INDIRECT(&quot;$generator_data.K&quot;&amp;RANDBETWEEN(1; COUNTA([$generator_data.$K$1:$generator_data.$K$4])))" office:value-type="string" office:string-value="Sea" calcext:value-type="string">
            <text:p>Sea</text:p>
          </table:table-cell>
          <table:table-cell table:formula="of:=INDIRECT(&quot;$generator_data.L&quot;&amp;RANDBETWEEN(1; COUNTA([$generator_data.$L$1:$generator_data.$L$10])))" office:value-type="string" office:string-value="Texas, USA" calcext:value-type="string">
            <text:p>Texas, USA</text:p>
          </table:table-cell>
          <table:table-cell table:formula="of:=INDIRECT(&quot;$generator_data.M&quot;&amp;RANDBETWEEN(1; COUNTA([$generator_data.$M$1:$generator_data.$M$7])))" office:value-type="string" office:string-value="Chemical extraction" calcext:value-type="string">
            <text:p>Chemical extraction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Iron" calcext:value-type="string">
            <text:p>Iron</text:p>
          </table:table-cell>
          <table:table-cell table:formula="of:=RANDBETWEEN(99;10000)/100" office:value-type="float" office:value="56.74" calcext:value-type="float">
            <text:p>56,74</text:p>
          </table:table-cell>
          <table:table-cell table:formula="of:=INDIRECT(&quot;$generator_data.B&quot;&amp;RANDBETWEEN(1; COUNTA([$generator_data.$B$1:$generator_data.$B$6])))" office:value-type="string" office:string-value="Red Star" calcext:value-type="string">
            <text:p>Red Star</text:p>
          </table:table-cell>
          <table:table-cell table:formula="of:=RANDBETWEEN(-90000000;90000000)/1000000" office:value-type="float" office:value="-68.796332" calcext:value-type="float">
            <text:p>-68,796332</text:p>
          </table:table-cell>
          <table:table-cell table:formula="of:=RANDBETWEEN(-180000000;180000000)/1000000" office:value-type="float" office:value="162.091809" calcext:value-type="float">
            <text:p>162,091809</text:p>
          </table:table-cell>
          <table:table-cell table:formula="of:=INDIRECT(&quot;$generator_data.C&quot;&amp;RANDBETWEEN(1; COUNTA([$generator_data.$C$1:$generator_data.$C$4])))" office:value-type="string" office:string-value="Internal minning" calcext:value-type="string">
            <text:p>Internal minning</text:p>
          </table:table-cell>
          <table:table-cell table:formula="of:=INDIRECT(&quot;$generator_data.E&quot;&amp;RANDBETWEEN(1; COUNTA([$generator_data.$E$1:$generator_data.$E$4])))" office:value-type="string" office:string-value="Cape City, South Africa" calcext:value-type="string">
            <text:p>Cape City, South Africa</text:p>
          </table:table-cell>
          <table:table-cell table:formula="of:=INDIRECT(&quot;$generator_data.A&quot;&amp;RANDBETWEEN(1; COUNTA([$generator_data.$A$1:$generator_data.$A$13])))" office:value-type="string" office:string-value="Engel" calcext:value-type="string">
            <text:p>Engel</text:p>
          </table:table-cell>
          <table:table-cell table:formula="of:=INDIRECT(&quot;$generator_data.G&quot;&amp;RANDBETWEEN(1; COUNTA([$generator_data.$G$1:$generator_data.$G$7])))" office:value-type="string" office:string-value="Memory" calcext:value-type="string">
            <text:p>Memory</text:p>
          </table:table-cell>
          <table:table-cell table:formula="of:=INDIRECT(&quot;$generator_data.H&quot;&amp;RANDBETWEEN(1; COUNTA([$generator_data.$H$1:$generator_data.$H$7])))" office:value-type="string" office:string-value="Shenzhen, China" calcext:value-type="string">
            <text:p>Shenzhen, China</text:p>
          </table:table-cell>
          <table:table-cell table:formula="of:=INDIRECT(&quot;$generator_data.J&quot;&amp;RANDBETWEEN(1; COUNTA([$generator_data.$J$1:$generator_data.$J$4])))" office:value-type="string" office:string-value="DB Schenker" calcext:value-type="string">
            <text:p>DB Schenker</text:p>
          </table:table-cell>
          <table:table-cell table:formula="of:=INDIRECT(&quot;$generator_data.K&quot;&amp;RANDBETWEEN(1; COUNTA([$generator_data.$K$1:$generator_data.$K$4])))" office:value-type="string" office:string-value="Air" calcext:value-type="string">
            <text:p>Air</text:p>
          </table:table-cell>
          <table:table-cell table:formula="of:=INDIRECT(&quot;$generator_data.L&quot;&amp;RANDBETWEEN(1; COUNTA([$generator_data.$L$1:$generator_data.$L$10])))" office:value-type="string" office:string-value="Texas, USA" calcext:value-type="string">
            <text:p>Texas, USA</text:p>
          </table:table-cell>
          <table:table-cell table:formula="of:=INDIRECT(&quot;$generator_data.M&quot;&amp;RANDBETWEEN(1; COUNTA([$generator_data.$M$1:$generator_data.$M$7])))" office:value-type="string" office:string-value="Acid expossure" calcext:value-type="string">
            <text:p>Acid expossure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Aluminium" calcext:value-type="string">
            <text:p>Aluminium</text:p>
          </table:table-cell>
          <table:table-cell table:formula="of:=RANDBETWEEN(99;10000)/100" office:value-type="float" office:value="66.47" calcext:value-type="float">
            <text:p>66,47</text:p>
          </table:table-cell>
          <table:table-cell table:formula="of:=INDIRECT(&quot;$generator_data.B&quot;&amp;RANDBETWEEN(1; COUNTA([$generator_data.$B$1:$generator_data.$B$6])))" office:value-type="string" office:string-value="EXT Minerals" calcext:value-type="string">
            <text:p>EXT Minerals</text:p>
          </table:table-cell>
          <table:table-cell table:formula="of:=RANDBETWEEN(-90000000;90000000)/1000000" office:value-type="float" office:value="6.787425" calcext:value-type="float">
            <text:p>6,787425</text:p>
          </table:table-cell>
          <table:table-cell table:formula="of:=RANDBETWEEN(-180000000;180000000)/1000000" office:value-type="float" office:value="126.096494" calcext:value-type="float">
            <text:p>126,096494</text:p>
          </table:table-cell>
          <table:table-cell table:formula="of:=INDIRECT(&quot;$generator_data.C&quot;&amp;RANDBETWEEN(1; COUNTA([$generator_data.$C$1:$generator_data.$C$4])))" office:value-type="string" office:string-value="Underwater mine" calcext:value-type="string">
            <text:p>Underwater mine</text:p>
          </table:table-cell>
          <table:table-cell table:formula="of:=INDIRECT(&quot;$generator_data.E&quot;&amp;RANDBETWEEN(1; COUNTA([$generator_data.$E$1:$generator_data.$E$4])))" office:value-type="string" office:string-value="Mimosa, Zimbabue" calcext:value-type="string">
            <text:p>Mimosa, Zimbabue</text:p>
          </table:table-cell>
          <table:table-cell table:formula="of:=INDIRECT(&quot;$generator_data.A&quot;&amp;RANDBETWEEN(1; COUNTA([$generator_data.$A$1:$generator_data.$A$13])))" office:value-type="string" office:string-value="Caterpillar" calcext:value-type="string">
            <text:p>Caterpillar</text:p>
          </table:table-cell>
          <table:table-cell table:formula="of:=INDIRECT(&quot;$generator_data.G&quot;&amp;RANDBETWEEN(1; COUNTA([$generator_data.$G$1:$generator_data.$G$7])))" office:value-type="string" office:string-value="Heat protection assembly" calcext:value-type="string">
            <text:p>Heat protection assembly</text:p>
          </table:table-cell>
          <table:table-cell table:formula="of:=INDIRECT(&quot;$generator_data.H&quot;&amp;RANDBETWEEN(1; COUNTA([$generator_data.$H$1:$generator_data.$H$7])))" office:value-type="string" office:string-value="Shandong, China" calcext:value-type="string">
            <text:p>Shandong, China</text:p>
          </table:table-cell>
          <table:table-cell table:formula="of:=INDIRECT(&quot;$generator_data.J&quot;&amp;RANDBETWEEN(1; COUNTA([$generator_data.$J$1:$generator_data.$J$4])))" office:value-type="string" office:string-value="UPS" calcext:value-type="string">
            <text:p>UPS</text:p>
          </table:table-cell>
          <table:table-cell table:formula="of:=INDIRECT(&quot;$generator_data.K&quot;&amp;RANDBETWEEN(1; COUNTA([$generator_data.$K$1:$generator_data.$K$4])))" office:value-type="string" office:string-value="Ground, train" calcext:value-type="string">
            <text:p>Ground, train</text:p>
          </table:table-cell>
          <table:table-cell table:formula="of:=INDIRECT(&quot;$generator_data.L&quot;&amp;RANDBETWEEN(1; COUNTA([$generator_data.$L$1:$generator_data.$L$10])))" office:value-type="string" office:string-value="London, UK" calcext:value-type="string">
            <text:p>London, UK</text:p>
          </table:table-cell>
          <table:table-cell table:formula="of:=INDIRECT(&quot;$generator_data.M&quot;&amp;RANDBETWEEN(1; COUNTA([$generator_data.$M$1:$generator_data.$M$7])))" office:value-type="string" office:string-value="Centrifuge" calcext:value-type="string">
            <text:p>Centrifuge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Cooper" calcext:value-type="string">
            <text:p>Cooper</text:p>
          </table:table-cell>
          <table:table-cell table:formula="of:=RANDBETWEEN(99;10000)/100" office:value-type="float" office:value="55.52" calcext:value-type="float">
            <text:p>55,52</text:p>
          </table:table-cell>
          <table:table-cell table:formula="of:=INDIRECT(&quot;$generator_data.B&quot;&amp;RANDBETWEEN(1; COUNTA([$generator_data.$B$1:$generator_data.$B$6])))" office:value-type="string" office:string-value="Prospection WP" calcext:value-type="string">
            <text:p>Prospection WP</text:p>
          </table:table-cell>
          <table:table-cell table:formula="of:=RANDBETWEEN(-90000000;90000000)/1000000" office:value-type="float" office:value="-36.647792" calcext:value-type="float">
            <text:p>-36,647792</text:p>
          </table:table-cell>
          <table:table-cell table:formula="of:=RANDBETWEEN(-180000000;180000000)/1000000" office:value-type="float" office:value="123.843711" calcext:value-type="float">
            <text:p>123,843711</text:p>
          </table:table-cell>
          <table:table-cell table:formula="of:=INDIRECT(&quot;$generator_data.C&quot;&amp;RANDBETWEEN(1; COUNTA([$generator_data.$C$1:$generator_data.$C$4])))" office:value-type="string" office:string-value="Internal minning" calcext:value-type="string">
            <text:p>Internal minning</text:p>
          </table:table-cell>
          <table:table-cell table:formula="of:=INDIRECT(&quot;$generator_data.E&quot;&amp;RANDBETWEEN(1; COUNTA([$generator_data.$E$1:$generator_data.$E$4])))" office:value-type="string" office:string-value="Mimosa, Zimbabue" calcext:value-type="string">
            <text:p>Mimosa, Zimbabue</text:p>
          </table:table-cell>
          <table:table-cell table:formula="of:=INDIRECT(&quot;$generator_data.A&quot;&amp;RANDBETWEEN(1; COUNTA([$generator_data.$A$1:$generator_data.$A$13])))" office:value-type="string" office:string-value="Bosch" calcext:value-type="string">
            <text:p>Bosch</text:p>
          </table:table-cell>
          <table:table-cell table:formula="of:=INDIRECT(&quot;$generator_data.G&quot;&amp;RANDBETWEEN(1; COUNTA([$generator_data.$G$1:$generator_data.$G$7])))" office:value-type="string" office:string-value="Assembly line" calcext:value-type="string">
            <text:p>Assembly line</text:p>
          </table:table-cell>
          <table:table-cell table:formula="of:=INDIRECT(&quot;$generator_data.H&quot;&amp;RANDBETWEEN(1; COUNTA([$generator_data.$H$1:$generator_data.$H$7])))" office:value-type="string" office:string-value="Shenzhen, China" calcext:value-type="string">
            <text:p>Shenzhen, China</text:p>
          </table:table-cell>
          <table:table-cell table:formula="of:=INDIRECT(&quot;$generator_data.J&quot;&amp;RANDBETWEEN(1; COUNTA([$generator_data.$J$1:$generator_data.$J$4])))" office:value-type="string" office:string-value="DB Schenker" calcext:value-type="string">
            <text:p>DB Schenker</text:p>
          </table:table-cell>
          <table:table-cell table:formula="of:=INDIRECT(&quot;$generator_data.K&quot;&amp;RANDBETWEEN(1; COUNTA([$generator_data.$K$1:$generator_data.$K$4])))" office:value-type="string" office:string-value="Air" calcext:value-type="string">
            <text:p>Air</text:p>
          </table:table-cell>
          <table:table-cell table:formula="of:=INDIRECT(&quot;$generator_data.L&quot;&amp;RANDBETWEEN(1; COUNTA([$generator_data.$L$1:$generator_data.$L$10])))" office:value-type="string" office:string-value="Texas, USA" calcext:value-type="string">
            <text:p>Texas, USA</text:p>
          </table:table-cell>
          <table:table-cell table:formula="of:=INDIRECT(&quot;$generator_data.M&quot;&amp;RANDBETWEEN(1; COUNTA([$generator_data.$M$1:$generator_data.$M$7])))" office:value-type="string" office:string-value="Heat separation" calcext:value-type="string">
            <text:p>Heat separation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Iron" calcext:value-type="string">
            <text:p>Iron</text:p>
          </table:table-cell>
          <table:table-cell table:formula="of:=RANDBETWEEN(99;10000)/100" office:value-type="float" office:value="34.31" calcext:value-type="float">
            <text:p>34,31</text:p>
          </table:table-cell>
          <table:table-cell table:formula="of:=INDIRECT(&quot;$generator_data.B&quot;&amp;RANDBETWEEN(1; COUNTA([$generator_data.$B$1:$generator_data.$B$6])))" office:value-type="string" office:string-value="EXT Minerals" calcext:value-type="string">
            <text:p>EXT Minerals</text:p>
          </table:table-cell>
          <table:table-cell table:formula="of:=RANDBETWEEN(-90000000;90000000)/1000000" office:value-type="float" office:value="0.933357" calcext:value-type="float">
            <text:p>0,933357</text:p>
          </table:table-cell>
          <table:table-cell table:formula="of:=RANDBETWEEN(-180000000;180000000)/1000000" office:value-type="float" office:value="-131.334918" calcext:value-type="float">
            <text:p>-131,334918</text:p>
          </table:table-cell>
          <table:table-cell table:formula="of:=INDIRECT(&quot;$generator_data.C&quot;&amp;RANDBETWEEN(1; COUNTA([$generator_data.$C$1:$generator_data.$C$4])))" office:value-type="string" office:string-value="Demolition" calcext:value-type="string">
            <text:p>Demolition</text:p>
          </table:table-cell>
          <table:table-cell table:formula="of:=INDIRECT(&quot;$generator_data.E&quot;&amp;RANDBETWEEN(1; COUNTA([$generator_data.$E$1:$generator_data.$E$4])))" office:value-type="string" office:string-value="Escondida, Chile" calcext:value-type="string">
            <text:p>Escondida, Chile</text:p>
          </table:table-cell>
          <table:table-cell table:formula="of:=INDIRECT(&quot;$generator_data.A&quot;&amp;RANDBETWEEN(1; COUNTA([$generator_data.$A$1:$generator_data.$A$13])))" office:value-type="string" office:string-value="Caterpillar" calcext:value-type="string">
            <text:p>Caterpillar</text:p>
          </table:table-cell>
          <table:table-cell table:formula="of:=INDIRECT(&quot;$generator_data.G&quot;&amp;RANDBETWEEN(1; COUNTA([$generator_data.$G$1:$generator_data.$G$7])))" office:value-type="string" office:string-value="Memory" calcext:value-type="string">
            <text:p>Memory</text:p>
          </table:table-cell>
          <table:table-cell table:formula="of:=INDIRECT(&quot;$generator_data.H&quot;&amp;RANDBETWEEN(1; COUNTA([$generator_data.$H$1:$generator_data.$H$7])))" office:value-type="string" office:string-value="Berlin, Germany" calcext:value-type="string">
            <text:p>Berlin, Germany</text:p>
          </table:table-cell>
          <table:table-cell table:formula="of:=INDIRECT(&quot;$generator_data.J&quot;&amp;RANDBETWEEN(1; COUNTA([$generator_data.$J$1:$generator_data.$J$4])))" office:value-type="string" office:string-value="Acciona" calcext:value-type="string">
            <text:p>Acciona</text:p>
          </table:table-cell>
          <table:table-cell table:formula="of:=INDIRECT(&quot;$generator_data.K&quot;&amp;RANDBETWEEN(1; COUNTA([$generator_data.$K$1:$generator_data.$K$4])))" office:value-type="string" office:string-value="Air" calcext:value-type="string">
            <text:p>Air</text:p>
          </table:table-cell>
          <table:table-cell table:formula="of:=INDIRECT(&quot;$generator_data.L&quot;&amp;RANDBETWEEN(1; COUNTA([$generator_data.$L$1:$generator_data.$L$10])))" office:value-type="string" office:string-value="Zhejiang, China" calcext:value-type="string">
            <text:p>Zhejiang, China</text:p>
          </table:table-cell>
          <table:table-cell table:formula="of:=INDIRECT(&quot;$generator_data.M&quot;&amp;RANDBETWEEN(1; COUNTA([$generator_data.$M$1:$generator_data.$M$7])))" office:value-type="string" office:string-value="Mercury chemical extraction" calcext:value-type="string">
            <text:p>Mercury chemical extraction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Platinum" calcext:value-type="string">
            <text:p>Platinum</text:p>
          </table:table-cell>
          <table:table-cell table:formula="of:=RANDBETWEEN(99;10000)/100" office:value-type="float" office:value="5.67" calcext:value-type="float">
            <text:p>5,67</text:p>
          </table:table-cell>
          <table:table-cell table:formula="of:=INDIRECT(&quot;$generator_data.B&quot;&amp;RANDBETWEEN(1; COUNTA([$generator_data.$B$1:$generator_data.$B$6])))" office:value-type="string" office:string-value="Red Star" calcext:value-type="string">
            <text:p>Red Star</text:p>
          </table:table-cell>
          <table:table-cell table:formula="of:=RANDBETWEEN(-90000000;90000000)/1000000" office:value-type="float" office:value="85.491044" calcext:value-type="float">
            <text:p>85,491044</text:p>
          </table:table-cell>
          <table:table-cell table:formula="of:=RANDBETWEEN(-180000000;180000000)/1000000" office:value-type="float" office:value="50.794723" calcext:value-type="float">
            <text:p>50,794723</text:p>
          </table:table-cell>
          <table:table-cell table:formula="of:=INDIRECT(&quot;$generator_data.C&quot;&amp;RANDBETWEEN(1; COUNTA([$generator_data.$C$1:$generator_data.$C$4])))" office:value-type="string" office:string-value="Underwater mine" calcext:value-type="string">
            <text:p>Underwater mine</text:p>
          </table:table-cell>
          <table:table-cell table:formula="of:=INDIRECT(&quot;$generator_data.E&quot;&amp;RANDBETWEEN(1; COUNTA([$generator_data.$E$1:$generator_data.$E$4])))" office:value-type="string" office:string-value="Mimosa, Zimbabue" calcext:value-type="string">
            <text:p>Mimosa, Zimbabue</text:p>
          </table:table-cell>
          <table:table-cell table:formula="of:=INDIRECT(&quot;$generator_data.A&quot;&amp;RANDBETWEEN(1; COUNTA([$generator_data.$A$1:$generator_data.$A$13])))" office:value-type="string" office:string-value="Bosch" calcext:value-type="string">
            <text:p>Bosch</text:p>
          </table:table-cell>
          <table:table-cell table:formula="of:=INDIRECT(&quot;$generator_data.G&quot;&amp;RANDBETWEEN(1; COUNTA([$generator_data.$G$1:$generator_data.$G$7])))" office:value-type="string" office:string-value="Memory" calcext:value-type="string">
            <text:p>Memory</text:p>
          </table:table-cell>
          <table:table-cell table:formula="of:=INDIRECT(&quot;$generator_data.H&quot;&amp;RANDBETWEEN(1; COUNTA([$generator_data.$H$1:$generator_data.$H$7])))" office:value-type="string" office:string-value="Guangdong, China" calcext:value-type="string">
            <text:p>Guangdong, China</text:p>
          </table:table-cell>
          <table:table-cell table:formula="of:=INDIRECT(&quot;$generator_data.J&quot;&amp;RANDBETWEEN(1; COUNTA([$generator_data.$J$1:$generator_data.$J$4])))" office:value-type="string" office:string-value="UPS" calcext:value-type="string">
            <text:p>UPS</text:p>
          </table:table-cell>
          <table:table-cell table:formula="of:=INDIRECT(&quot;$generator_data.K&quot;&amp;RANDBETWEEN(1; COUNTA([$generator_data.$K$1:$generator_data.$K$4])))" office:value-type="string" office:string-value="Air" calcext:value-type="string">
            <text:p>Air</text:p>
          </table:table-cell>
          <table:table-cell table:formula="of:=INDIRECT(&quot;$generator_data.L&quot;&amp;RANDBETWEEN(1; COUNTA([$generator_data.$L$1:$generator_data.$L$10])))" office:value-type="string" office:string-value="Arizona, USA" calcext:value-type="string">
            <text:p>Arizona, USA</text:p>
          </table:table-cell>
          <table:table-cell table:formula="of:=INDIRECT(&quot;$generator_data.M&quot;&amp;RANDBETWEEN(1; COUNTA([$generator_data.$M$1:$generator_data.$M$7])))" office:value-type="string" office:string-value="Heat separation" calcext:value-type="string">
            <text:p>Heat separation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Silver" calcext:value-type="string">
            <text:p>Silver</text:p>
          </table:table-cell>
          <table:table-cell table:formula="of:=RANDBETWEEN(99;10000)/100" office:value-type="float" office:value="81.16" calcext:value-type="float">
            <text:p>81,16</text:p>
          </table:table-cell>
          <table:table-cell table:formula="of:=INDIRECT(&quot;$generator_data.B&quot;&amp;RANDBETWEEN(1; COUNTA([$generator_data.$B$1:$generator_data.$B$6])))" office:value-type="string" office:string-value="RM Minerals" calcext:value-type="string">
            <text:p>RM Minerals</text:p>
          </table:table-cell>
          <table:table-cell table:formula="of:=RANDBETWEEN(-90000000;90000000)/1000000" office:value-type="float" office:value="88.430564" calcext:value-type="float">
            <text:p>88,430564</text:p>
          </table:table-cell>
          <table:table-cell table:formula="of:=RANDBETWEEN(-180000000;180000000)/1000000" office:value-type="float" office:value="-171.942078" calcext:value-type="float">
            <text:p>-171,942078</text:p>
          </table:table-cell>
          <table:table-cell table:formula="of:=INDIRECT(&quot;$generator_data.C&quot;&amp;RANDBETWEEN(1; COUNTA([$generator_data.$C$1:$generator_data.$C$4])))" office:value-type="string" office:string-value="Open air mine" calcext:value-type="string">
            <text:p>Open air mine</text:p>
          </table:table-cell>
          <table:table-cell table:formula="of:=INDIRECT(&quot;$generator_data.E&quot;&amp;RANDBETWEEN(1; COUNTA([$generator_data.$E$1:$generator_data.$E$4])))" office:value-type="string" office:string-value="Mimosa, Zimbabue" calcext:value-type="string">
            <text:p>Mimosa, Zimbabue</text:p>
          </table:table-cell>
          <table:table-cell table:formula="of:=INDIRECT(&quot;$generator_data.A&quot;&amp;RANDBETWEEN(1; COUNTA([$generator_data.$A$1:$generator_data.$A$13])))" office:value-type="string" office:string-value="LG" calcext:value-type="string">
            <text:p>LG</text:p>
          </table:table-cell>
          <table:table-cell table:formula="of:=INDIRECT(&quot;$generator_data.G&quot;&amp;RANDBETWEEN(1; COUNTA([$generator_data.$G$1:$generator_data.$G$7])))" office:value-type="string" office:string-value="Board production" calcext:value-type="string">
            <text:p>Board production</text:p>
          </table:table-cell>
          <table:table-cell table:formula="of:=INDIRECT(&quot;$generator_data.H&quot;&amp;RANDBETWEEN(1; COUNTA([$generator_data.$H$1:$generator_data.$H$7])))" office:value-type="string" office:string-value="Texas, USA" calcext:value-type="string">
            <text:p>Texas, USA</text:p>
          </table:table-cell>
          <table:table-cell table:formula="of:=INDIRECT(&quot;$generator_data.J&quot;&amp;RANDBETWEEN(1; COUNTA([$generator_data.$J$1:$generator_data.$J$4])))" office:value-type="string" office:string-value="Cosco Group" calcext:value-type="string">
            <text:p>Cosco Group</text:p>
          </table:table-cell>
          <table:table-cell table:formula="of:=INDIRECT(&quot;$generator_data.K&quot;&amp;RANDBETWEEN(1; COUNTA([$generator_data.$K$1:$generator_data.$K$4])))" office:value-type="string" office:string-value="Air" calcext:value-type="string">
            <text:p>Air</text:p>
          </table:table-cell>
          <table:table-cell table:formula="of:=INDIRECT(&quot;$generator_data.L&quot;&amp;RANDBETWEEN(1; COUNTA([$generator_data.$L$1:$generator_data.$L$10])))" office:value-type="string" office:string-value="Shenzhen, China" calcext:value-type="string">
            <text:p>Shenzhen, China</text:p>
          </table:table-cell>
          <table:table-cell table:formula="of:=INDIRECT(&quot;$generator_data.M&quot;&amp;RANDBETWEEN(1; COUNTA([$generator_data.$M$1:$generator_data.$M$7])))" office:value-type="string" office:string-value="Heat separation" calcext:value-type="string">
            <text:p>Heat separation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Gold" calcext:value-type="string">
            <text:p>Gold</text:p>
          </table:table-cell>
          <table:table-cell table:formula="of:=RANDBETWEEN(99;10000)/100" office:value-type="float" office:value="13.05" calcext:value-type="float">
            <text:p>13,05</text:p>
          </table:table-cell>
          <table:table-cell table:formula="of:=INDIRECT(&quot;$generator_data.B&quot;&amp;RANDBETWEEN(1; COUNTA([$generator_data.$B$1:$generator_data.$B$6])))" office:value-type="string" office:string-value="Red Star" calcext:value-type="string">
            <text:p>Red Star</text:p>
          </table:table-cell>
          <table:table-cell table:formula="of:=RANDBETWEEN(-90000000;90000000)/1000000" office:value-type="float" office:value="9.244058" calcext:value-type="float">
            <text:p>9,244058</text:p>
          </table:table-cell>
          <table:table-cell table:formula="of:=RANDBETWEEN(-180000000;180000000)/1000000" office:value-type="float" office:value="97.056656" calcext:value-type="float">
            <text:p>97,056656</text:p>
          </table:table-cell>
          <table:table-cell table:formula="of:=INDIRECT(&quot;$generator_data.C&quot;&amp;RANDBETWEEN(1; COUNTA([$generator_data.$C$1:$generator_data.$C$4])))" office:value-type="string" office:string-value="Underwater mine" calcext:value-type="string">
            <text:p>Underwater mine</text:p>
          </table:table-cell>
          <table:table-cell table:formula="of:=INDIRECT(&quot;$generator_data.E&quot;&amp;RANDBETWEEN(1; COUNTA([$generator_data.$E$1:$generator_data.$E$4])))" office:value-type="string" office:string-value="Alaska, USA" calcext:value-type="string">
            <text:p>Alaska, USA</text:p>
          </table:table-cell>
          <table:table-cell table:formula="of:=INDIRECT(&quot;$generator_data.A&quot;&amp;RANDBETWEEN(1; COUNTA([$generator_data.$A$1:$generator_data.$A$13])))" office:value-type="string" office:string-value="Apple" calcext:value-type="string">
            <text:p>Apple</text:p>
          </table:table-cell>
          <table:table-cell table:formula="of:=INDIRECT(&quot;$generator_data.G&quot;&amp;RANDBETWEEN(1; COUNTA([$generator_data.$G$1:$generator_data.$G$7])))" office:value-type="string" office:string-value="Case building" calcext:value-type="string">
            <text:p>Case building</text:p>
          </table:table-cell>
          <table:table-cell table:formula="of:=INDIRECT(&quot;$generator_data.H&quot;&amp;RANDBETWEEN(1; COUNTA([$generator_data.$H$1:$generator_data.$H$7])))" office:value-type="string" office:string-value="Shenzhen, China" calcext:value-type="string">
            <text:p>Shenzhen, China</text:p>
          </table:table-cell>
          <table:table-cell table:formula="of:=INDIRECT(&quot;$generator_data.J&quot;&amp;RANDBETWEEN(1; COUNTA([$generator_data.$J$1:$generator_data.$J$4])))" office:value-type="string" office:string-value="DB Schenker" calcext:value-type="string">
            <text:p>DB Schenker</text:p>
          </table:table-cell>
          <table:table-cell table:formula="of:=INDIRECT(&quot;$generator_data.K&quot;&amp;RANDBETWEEN(1; COUNTA([$generator_data.$K$1:$generator_data.$K$4])))" office:value-type="string" office:string-value="Air" calcext:value-type="string">
            <text:p>Air</text:p>
          </table:table-cell>
          <table:table-cell table:formula="of:=INDIRECT(&quot;$generator_data.L&quot;&amp;RANDBETWEEN(1; COUNTA([$generator_data.$L$1:$generator_data.$L$10])))" office:value-type="string" office:string-value="Paris, France" calcext:value-type="string">
            <text:p>Paris, France</text:p>
          </table:table-cell>
          <table:table-cell table:formula="of:=INDIRECT(&quot;$generator_data.M&quot;&amp;RANDBETWEEN(1; COUNTA([$generator_data.$M$1:$generator_data.$M$7])))" office:value-type="string" office:string-value="Chemical extraction" calcext:value-type="string">
            <text:p>Chemical extraction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Silver" calcext:value-type="string">
            <text:p>Silver</text:p>
          </table:table-cell>
          <table:table-cell table:formula="of:=RANDBETWEEN(99;10000)/100" office:value-type="float" office:value="85.89" calcext:value-type="float">
            <text:p>85,89</text:p>
          </table:table-cell>
          <table:table-cell table:formula="of:=INDIRECT(&quot;$generator_data.B&quot;&amp;RANDBETWEEN(1; COUNTA([$generator_data.$B$1:$generator_data.$B$6])))" office:value-type="string" office:string-value="Prospection WP" calcext:value-type="string">
            <text:p>Prospection WP</text:p>
          </table:table-cell>
          <table:table-cell table:formula="of:=RANDBETWEEN(-90000000;90000000)/1000000" office:value-type="float" office:value="4.302068" calcext:value-type="float">
            <text:p>4,302068</text:p>
          </table:table-cell>
          <table:table-cell table:formula="of:=RANDBETWEEN(-180000000;180000000)/1000000" office:value-type="float" office:value="-42.797543" calcext:value-type="float">
            <text:p>-42,797543</text:p>
          </table:table-cell>
          <table:table-cell table:formula="of:=INDIRECT(&quot;$generator_data.C&quot;&amp;RANDBETWEEN(1; COUNTA([$generator_data.$C$1:$generator_data.$C$4])))" office:value-type="string" office:string-value="Internal minning" calcext:value-type="string">
            <text:p>Internal minning</text:p>
          </table:table-cell>
          <table:table-cell table:formula="of:=INDIRECT(&quot;$generator_data.E&quot;&amp;RANDBETWEEN(1; COUNTA([$generator_data.$E$1:$generator_data.$E$4])))" office:value-type="string" office:string-value="Mimosa, Zimbabue" calcext:value-type="string">
            <text:p>Mimosa, Zimbabue</text:p>
          </table:table-cell>
          <table:table-cell table:formula="of:=INDIRECT(&quot;$generator_data.A&quot;&amp;RANDBETWEEN(1; COUNTA([$generator_data.$A$1:$generator_data.$A$13])))" office:value-type="string" office:string-value="Lenovo" calcext:value-type="string">
            <text:p>Lenovo</text:p>
          </table:table-cell>
          <table:table-cell table:formula="of:=INDIRECT(&quot;$generator_data.G&quot;&amp;RANDBETWEEN(1; COUNTA([$generator_data.$G$1:$generator_data.$G$7])))" office:value-type="string" office:string-value="Board production" calcext:value-type="string">
            <text:p>Board production</text:p>
          </table:table-cell>
          <table:table-cell table:formula="of:=INDIRECT(&quot;$generator_data.H&quot;&amp;RANDBETWEEN(1; COUNTA([$generator_data.$H$1:$generator_data.$H$7])))" office:value-type="string" office:string-value="Shenzhen, China" calcext:value-type="string">
            <text:p>Shenzhen, China</text:p>
          </table:table-cell>
          <table:table-cell table:formula="of:=INDIRECT(&quot;$generator_data.J&quot;&amp;RANDBETWEEN(1; COUNTA([$generator_data.$J$1:$generator_data.$J$4])))" office:value-type="string" office:string-value="Cosco Group" calcext:value-type="string">
            <text:p>Cosco Group</text:p>
          </table:table-cell>
          <table:table-cell table:formula="of:=INDIRECT(&quot;$generator_data.K&quot;&amp;RANDBETWEEN(1; COUNTA([$generator_data.$K$1:$generator_data.$K$4])))" office:value-type="string" office:string-value="Ground, truck" calcext:value-type="string">
            <text:p>Ground, truck</text:p>
          </table:table-cell>
          <table:table-cell table:formula="of:=INDIRECT(&quot;$generator_data.L&quot;&amp;RANDBETWEEN(1; COUNTA([$generator_data.$L$1:$generator_data.$L$10])))" office:value-type="string" office:string-value="Madrid, Spain" calcext:value-type="string">
            <text:p>Madrid, Spain</text:p>
          </table:table-cell>
          <table:table-cell table:formula="of:=INDIRECT(&quot;$generator_data.M&quot;&amp;RANDBETWEEN(1; COUNTA([$generator_data.$M$1:$generator_data.$M$7])))" office:value-type="string" office:string-value="Chemical extraction" calcext:value-type="string">
            <text:p>Chemical extraction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Cooper" calcext:value-type="string">
            <text:p>Cooper</text:p>
          </table:table-cell>
          <table:table-cell table:formula="of:=RANDBETWEEN(99;10000)/100" office:value-type="float" office:value="62.33" calcext:value-type="float">
            <text:p>62,33</text:p>
          </table:table-cell>
          <table:table-cell table:formula="of:=INDIRECT(&quot;$generator_data.B&quot;&amp;RANDBETWEEN(1; COUNTA([$generator_data.$B$1:$generator_data.$B$6])))" office:value-type="string" office:string-value="Red Star" calcext:value-type="string">
            <text:p>Red Star</text:p>
          </table:table-cell>
          <table:table-cell table:formula="of:=RANDBETWEEN(-90000000;90000000)/1000000" office:value-type="float" office:value="-38.794875" calcext:value-type="float">
            <text:p>-38,794875</text:p>
          </table:table-cell>
          <table:table-cell table:formula="of:=RANDBETWEEN(-180000000;180000000)/1000000" office:value-type="float" office:value="-145.185461" calcext:value-type="float">
            <text:p>-145,185461</text:p>
          </table:table-cell>
          <table:table-cell table:formula="of:=INDIRECT(&quot;$generator_data.C&quot;&amp;RANDBETWEEN(1; COUNTA([$generator_data.$C$1:$generator_data.$C$4])))" office:value-type="string" office:string-value="Open air mine" calcext:value-type="string">
            <text:p>Open air mine</text:p>
          </table:table-cell>
          <table:table-cell table:formula="of:=INDIRECT(&quot;$generator_data.E&quot;&amp;RANDBETWEEN(1; COUNTA([$generator_data.$E$1:$generator_data.$E$4])))" office:value-type="string" office:string-value="Mimosa, Zimbabue" calcext:value-type="string">
            <text:p>Mimosa, Zimbabue</text:p>
          </table:table-cell>
          <table:table-cell table:formula="of:=INDIRECT(&quot;$generator_data.A&quot;&amp;RANDBETWEEN(1; COUNTA([$generator_data.$A$1:$generator_data.$A$13])))" office:value-type="string" office:string-value="HTC" calcext:value-type="string">
            <text:p>HTC</text:p>
          </table:table-cell>
          <table:table-cell table:formula="of:=INDIRECT(&quot;$generator_data.G&quot;&amp;RANDBETWEEN(1; COUNTA([$generator_data.$G$1:$generator_data.$G$7])))" office:value-type="string" office:string-value="Assembly line" calcext:value-type="string">
            <text:p>Assembly line</text:p>
          </table:table-cell>
          <table:table-cell table:formula="of:=INDIRECT(&quot;$generator_data.H&quot;&amp;RANDBETWEEN(1; COUNTA([$generator_data.$H$1:$generator_data.$H$7])))" office:value-type="string" office:string-value="Shandong, China" calcext:value-type="string">
            <text:p>Shandong, China</text:p>
          </table:table-cell>
          <table:table-cell table:formula="of:=INDIRECT(&quot;$generator_data.J&quot;&amp;RANDBETWEEN(1; COUNTA([$generator_data.$J$1:$generator_data.$J$4])))" office:value-type="string" office:string-value="DB Schenker" calcext:value-type="string">
            <text:p>DB Schenker</text:p>
          </table:table-cell>
          <table:table-cell table:formula="of:=INDIRECT(&quot;$generator_data.K&quot;&amp;RANDBETWEEN(1; COUNTA([$generator_data.$K$1:$generator_data.$K$4])))" office:value-type="string" office:string-value="Air" calcext:value-type="string">
            <text:p>Air</text:p>
          </table:table-cell>
          <table:table-cell table:formula="of:=INDIRECT(&quot;$generator_data.L&quot;&amp;RANDBETWEEN(1; COUNTA([$generator_data.$L$1:$generator_data.$L$10])))" office:value-type="string" office:string-value="Guangdong, China" calcext:value-type="string">
            <text:p>Guangdong, China</text:p>
          </table:table-cell>
          <table:table-cell table:formula="of:=INDIRECT(&quot;$generator_data.M&quot;&amp;RANDBETWEEN(1; COUNTA([$generator_data.$M$1:$generator_data.$M$7])))" office:value-type="string" office:string-value="Heat separation" calcext:value-type="string">
            <text:p>Heat separation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Cooper" calcext:value-type="string">
            <text:p>Cooper</text:p>
          </table:table-cell>
          <table:table-cell table:formula="of:=RANDBETWEEN(99;10000)/100" office:value-type="float" office:value="81.36" calcext:value-type="float">
            <text:p>81,36</text:p>
          </table:table-cell>
          <table:table-cell table:formula="of:=INDIRECT(&quot;$generator_data.B&quot;&amp;RANDBETWEEN(1; COUNTA([$generator_data.$B$1:$generator_data.$B$6])))" office:value-type="string" office:string-value="USNM" calcext:value-type="string">
            <text:p>USNM</text:p>
          </table:table-cell>
          <table:table-cell table:formula="of:=RANDBETWEEN(-90000000;90000000)/1000000" office:value-type="float" office:value="-65.365686" calcext:value-type="float">
            <text:p>-65,365686</text:p>
          </table:table-cell>
          <table:table-cell table:formula="of:=RANDBETWEEN(-180000000;180000000)/1000000" office:value-type="float" office:value="-105.012697" calcext:value-type="float">
            <text:p>-105,012697</text:p>
          </table:table-cell>
          <table:table-cell table:formula="of:=INDIRECT(&quot;$generator_data.C&quot;&amp;RANDBETWEEN(1; COUNTA([$generator_data.$C$1:$generator_data.$C$4])))" office:value-type="string" office:string-value="Underwater mine" calcext:value-type="string">
            <text:p>Underwater mine</text:p>
          </table:table-cell>
          <table:table-cell table:formula="of:=INDIRECT(&quot;$generator_data.E&quot;&amp;RANDBETWEEN(1; COUNTA([$generator_data.$E$1:$generator_data.$E$4])))" office:value-type="string" office:string-value="Alaska, USA" calcext:value-type="string">
            <text:p>Alaska, USA</text:p>
          </table:table-cell>
          <table:table-cell table:formula="of:=INDIRECT(&quot;$generator_data.A&quot;&amp;RANDBETWEEN(1; COUNTA([$generator_data.$A$1:$generator_data.$A$13])))" office:value-type="string" office:string-value="Caterpillar" calcext:value-type="string">
            <text:p>Caterpillar</text:p>
          </table:table-cell>
          <table:table-cell table:formula="of:=INDIRECT(&quot;$generator_data.G&quot;&amp;RANDBETWEEN(1; COUNTA([$generator_data.$G$1:$generator_data.$G$7])))" office:value-type="string" office:string-value="Storage production" calcext:value-type="string">
            <text:p>Storage production</text:p>
          </table:table-cell>
          <table:table-cell table:formula="of:=INDIRECT(&quot;$generator_data.H&quot;&amp;RANDBETWEEN(1; COUNTA([$generator_data.$H$1:$generator_data.$H$7])))" office:value-type="string" office:string-value="Shandong, China" calcext:value-type="string">
            <text:p>Shandong, China</text:p>
          </table:table-cell>
          <table:table-cell table:formula="of:=INDIRECT(&quot;$generator_data.J&quot;&amp;RANDBETWEEN(1; COUNTA([$generator_data.$J$1:$generator_data.$J$4])))" office:value-type="string" office:string-value="Cosco Group" calcext:value-type="string">
            <text:p>Cosco Group</text:p>
          </table:table-cell>
          <table:table-cell table:formula="of:=INDIRECT(&quot;$generator_data.K&quot;&amp;RANDBETWEEN(1; COUNTA([$generator_data.$K$1:$generator_data.$K$4])))" office:value-type="string" office:string-value="Sea" calcext:value-type="string">
            <text:p>Sea</text:p>
          </table:table-cell>
          <table:table-cell table:formula="of:=INDIRECT(&quot;$generator_data.L&quot;&amp;RANDBETWEEN(1; COUNTA([$generator_data.$L$1:$generator_data.$L$10])))" office:value-type="string" office:string-value="Texas, USA" calcext:value-type="string">
            <text:p>Texas, USA</text:p>
          </table:table-cell>
          <table:table-cell table:formula="of:=INDIRECT(&quot;$generator_data.M&quot;&amp;RANDBETWEEN(1; COUNTA([$generator_data.$M$1:$generator_data.$M$7])))" office:value-type="string" office:string-value="Centrifuge" calcext:value-type="string">
            <text:p>Centrifuge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Aluminium" calcext:value-type="string">
            <text:p>Aluminium</text:p>
          </table:table-cell>
          <table:table-cell table:formula="of:=RANDBETWEEN(99;10000)/100" office:value-type="float" office:value="20.49" calcext:value-type="float">
            <text:p>20,49</text:p>
          </table:table-cell>
          <table:table-cell table:formula="of:=INDIRECT(&quot;$generator_data.B&quot;&amp;RANDBETWEEN(1; COUNTA([$generator_data.$B$1:$generator_data.$B$6])))" office:value-type="string" office:string-value="Long top extraction LTD" calcext:value-type="string">
            <text:p>Long top extraction LTD</text:p>
          </table:table-cell>
          <table:table-cell table:formula="of:=RANDBETWEEN(-90000000;90000000)/1000000" office:value-type="float" office:value="-43.411522" calcext:value-type="float">
            <text:p>-43,411522</text:p>
          </table:table-cell>
          <table:table-cell table:formula="of:=RANDBETWEEN(-180000000;180000000)/1000000" office:value-type="float" office:value="-77.652497" calcext:value-type="float">
            <text:p>-77,652497</text:p>
          </table:table-cell>
          <table:table-cell table:formula="of:=INDIRECT(&quot;$generator_data.C&quot;&amp;RANDBETWEEN(1; COUNTA([$generator_data.$C$1:$generator_data.$C$4])))" office:value-type="string" office:string-value="Underwater mine" calcext:value-type="string">
            <text:p>Underwater mine</text:p>
          </table:table-cell>
          <table:table-cell table:formula="of:=INDIRECT(&quot;$generator_data.E&quot;&amp;RANDBETWEEN(1; COUNTA([$generator_data.$E$1:$generator_data.$E$4])))" office:value-type="string" office:string-value="Escondida, Chile" calcext:value-type="string">
            <text:p>Escondida, Chile</text:p>
          </table:table-cell>
          <table:table-cell table:formula="of:=INDIRECT(&quot;$generator_data.A&quot;&amp;RANDBETWEEN(1; COUNTA([$generator_data.$A$1:$generator_data.$A$13])))" office:value-type="string" office:string-value="Panasonic" calcext:value-type="string">
            <text:p>Panasonic</text:p>
          </table:table-cell>
          <table:table-cell table:formula="of:=INDIRECT(&quot;$generator_data.G&quot;&amp;RANDBETWEEN(1; COUNTA([$generator_data.$G$1:$generator_data.$G$7])))" office:value-type="string" office:string-value="Case building" calcext:value-type="string">
            <text:p>Case building</text:p>
          </table:table-cell>
          <table:table-cell table:formula="of:=INDIRECT(&quot;$generator_data.H&quot;&amp;RANDBETWEEN(1; COUNTA([$generator_data.$H$1:$generator_data.$H$7])))" office:value-type="string" office:string-value="Guangdong, China" calcext:value-type="string">
            <text:p>Guangdong, China</text:p>
          </table:table-cell>
          <table:table-cell table:formula="of:=INDIRECT(&quot;$generator_data.J&quot;&amp;RANDBETWEEN(1; COUNTA([$generator_data.$J$1:$generator_data.$J$4])))" office:value-type="string" office:string-value="DB Schenker" calcext:value-type="string">
            <text:p>DB Schenker</text:p>
          </table:table-cell>
          <table:table-cell table:formula="of:=INDIRECT(&quot;$generator_data.K&quot;&amp;RANDBETWEEN(1; COUNTA([$generator_data.$K$1:$generator_data.$K$4])))" office:value-type="string" office:string-value="Sea" calcext:value-type="string">
            <text:p>Sea</text:p>
          </table:table-cell>
          <table:table-cell table:formula="of:=INDIRECT(&quot;$generator_data.L&quot;&amp;RANDBETWEEN(1; COUNTA([$generator_data.$L$1:$generator_data.$L$10])))" office:value-type="string" office:string-value="London, UK" calcext:value-type="string">
            <text:p>London, UK</text:p>
          </table:table-cell>
          <table:table-cell table:formula="of:=INDIRECT(&quot;$generator_data.M&quot;&amp;RANDBETWEEN(1; COUNTA([$generator_data.$M$1:$generator_data.$M$7])))" office:value-type="string" office:string-value="Centrifuge" calcext:value-type="string">
            <text:p>Centrifuge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Cooper" calcext:value-type="string">
            <text:p>Cooper</text:p>
          </table:table-cell>
          <table:table-cell table:formula="of:=RANDBETWEEN(99;10000)/100" office:value-type="float" office:value="35.78" calcext:value-type="float">
            <text:p>35,78</text:p>
          </table:table-cell>
          <table:table-cell table:formula="of:=INDIRECT(&quot;$generator_data.B&quot;&amp;RANDBETWEEN(1; COUNTA([$generator_data.$B$1:$generator_data.$B$6])))" office:value-type="string" office:string-value="RM Minerals" calcext:value-type="string">
            <text:p>RM Minerals</text:p>
          </table:table-cell>
          <table:table-cell table:formula="of:=RANDBETWEEN(-90000000;90000000)/1000000" office:value-type="float" office:value="-13.875993" calcext:value-type="float">
            <text:p>-13,875993</text:p>
          </table:table-cell>
          <table:table-cell table:formula="of:=RANDBETWEEN(-180000000;180000000)/1000000" office:value-type="float" office:value="-55.110426" calcext:value-type="float">
            <text:p>-55,110426</text:p>
          </table:table-cell>
          <table:table-cell table:formula="of:=INDIRECT(&quot;$generator_data.C&quot;&amp;RANDBETWEEN(1; COUNTA([$generator_data.$C$1:$generator_data.$C$4])))" office:value-type="string" office:string-value="Internal minning" calcext:value-type="string">
            <text:p>Internal minning</text:p>
          </table:table-cell>
          <table:table-cell table:formula="of:=INDIRECT(&quot;$generator_data.E&quot;&amp;RANDBETWEEN(1; COUNTA([$generator_data.$E$1:$generator_data.$E$4])))" office:value-type="string" office:string-value="Cape City, South Africa" calcext:value-type="string">
            <text:p>Cape City, South Africa</text:p>
          </table:table-cell>
          <table:table-cell table:formula="of:=INDIRECT(&quot;$generator_data.A&quot;&amp;RANDBETWEEN(1; COUNTA([$generator_data.$A$1:$generator_data.$A$13])))" office:value-type="string" office:string-value="Asus" calcext:value-type="string">
            <text:p>Asus</text:p>
          </table:table-cell>
          <table:table-cell table:formula="of:=INDIRECT(&quot;$generator_data.G&quot;&amp;RANDBETWEEN(1; COUNTA([$generator_data.$G$1:$generator_data.$G$7])))" office:value-type="string" office:string-value="CPU Manufacture " calcext:value-type="string">
            <text:p>CPU Manufacture </text:p>
          </table:table-cell>
          <table:table-cell table:formula="of:=INDIRECT(&quot;$generator_data.H&quot;&amp;RANDBETWEEN(1; COUNTA([$generator_data.$H$1:$generator_data.$H$7])))" office:value-type="string" office:string-value="Arizona, USA" calcext:value-type="string">
            <text:p>Arizona, USA</text:p>
          </table:table-cell>
          <table:table-cell table:formula="of:=INDIRECT(&quot;$generator_data.J&quot;&amp;RANDBETWEEN(1; COUNTA([$generator_data.$J$1:$generator_data.$J$4])))" office:value-type="string" office:string-value="UPS" calcext:value-type="string">
            <text:p>UPS</text:p>
          </table:table-cell>
          <table:table-cell table:formula="of:=INDIRECT(&quot;$generator_data.K&quot;&amp;RANDBETWEEN(1; COUNTA([$generator_data.$K$1:$generator_data.$K$4])))" office:value-type="string" office:string-value="Ground, train" calcext:value-type="string">
            <text:p>Ground, train</text:p>
          </table:table-cell>
          <table:table-cell table:formula="of:=INDIRECT(&quot;$generator_data.L&quot;&amp;RANDBETWEEN(1; COUNTA([$generator_data.$L$1:$generator_data.$L$10])))" office:value-type="string" office:string-value="Arizona, USA" calcext:value-type="string">
            <text:p>Arizona, USA</text:p>
          </table:table-cell>
          <table:table-cell table:formula="of:=INDIRECT(&quot;$generator_data.M&quot;&amp;RANDBETWEEN(1; COUNTA([$generator_data.$M$1:$generator_data.$M$7])))" office:value-type="string" office:string-value="High pressure cleaning" calcext:value-type="string">
            <text:p>High pressure cleaning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Gold" calcext:value-type="string">
            <text:p>Gold</text:p>
          </table:table-cell>
          <table:table-cell table:formula="of:=RANDBETWEEN(99;10000)/100" office:value-type="float" office:value="10.18" calcext:value-type="float">
            <text:p>10,18</text:p>
          </table:table-cell>
          <table:table-cell table:formula="of:=INDIRECT(&quot;$generator_data.B&quot;&amp;RANDBETWEEN(1; COUNTA([$generator_data.$B$1:$generator_data.$B$6])))" office:value-type="string" office:string-value="Long top extraction LTD" calcext:value-type="string">
            <text:p>Long top extraction LTD</text:p>
          </table:table-cell>
          <table:table-cell table:formula="of:=RANDBETWEEN(-90000000;90000000)/1000000" office:value-type="float" office:value="-71.151083" calcext:value-type="float">
            <text:p>-71,151083</text:p>
          </table:table-cell>
          <table:table-cell table:formula="of:=RANDBETWEEN(-180000000;180000000)/1000000" office:value-type="float" office:value="-94.191411" calcext:value-type="float">
            <text:p>-94,191411</text:p>
          </table:table-cell>
          <table:table-cell table:formula="of:=INDIRECT(&quot;$generator_data.C&quot;&amp;RANDBETWEEN(1; COUNTA([$generator_data.$C$1:$generator_data.$C$4])))" office:value-type="string" office:string-value="Demolition" calcext:value-type="string">
            <text:p>Demolition</text:p>
          </table:table-cell>
          <table:table-cell table:formula="of:=INDIRECT(&quot;$generator_data.E&quot;&amp;RANDBETWEEN(1; COUNTA([$generator_data.$E$1:$generator_data.$E$4])))" office:value-type="string" office:string-value="Mimosa, Zimbabue" calcext:value-type="string">
            <text:p>Mimosa, Zimbabue</text:p>
          </table:table-cell>
          <table:table-cell table:formula="of:=INDIRECT(&quot;$generator_data.A&quot;&amp;RANDBETWEEN(1; COUNTA([$generator_data.$A$1:$generator_data.$A$13])))" office:value-type="string" office:string-value="MSI" calcext:value-type="string">
            <text:p>MSI</text:p>
          </table:table-cell>
          <table:table-cell table:formula="of:=INDIRECT(&quot;$generator_data.G&quot;&amp;RANDBETWEEN(1; COUNTA([$generator_data.$G$1:$generator_data.$G$7])))" office:value-type="string" office:string-value="Board production" calcext:value-type="string">
            <text:p>Board production</text:p>
          </table:table-cell>
          <table:table-cell table:formula="of:=INDIRECT(&quot;$generator_data.H&quot;&amp;RANDBETWEEN(1; COUNTA([$generator_data.$H$1:$generator_data.$H$7])))" office:value-type="string" office:string-value="Berlin, Germany" calcext:value-type="string">
            <text:p>Berlin, Germany</text:p>
          </table:table-cell>
          <table:table-cell table:formula="of:=INDIRECT(&quot;$generator_data.J&quot;&amp;RANDBETWEEN(1; COUNTA([$generator_data.$J$1:$generator_data.$J$4])))" office:value-type="string" office:string-value="DB Schenker" calcext:value-type="string">
            <text:p>DB Schenker</text:p>
          </table:table-cell>
          <table:table-cell table:formula="of:=INDIRECT(&quot;$generator_data.K&quot;&amp;RANDBETWEEN(1; COUNTA([$generator_data.$K$1:$generator_data.$K$4])))" office:value-type="string" office:string-value="Air" calcext:value-type="string">
            <text:p>Air</text:p>
          </table:table-cell>
          <table:table-cell table:formula="of:=INDIRECT(&quot;$generator_data.L&quot;&amp;RANDBETWEEN(1; COUNTA([$generator_data.$L$1:$generator_data.$L$10])))" office:value-type="string" office:string-value="Guangdong, China" calcext:value-type="string">
            <text:p>Guangdong, China</text:p>
          </table:table-cell>
          <table:table-cell table:formula="of:=INDIRECT(&quot;$generator_data.M&quot;&amp;RANDBETWEEN(1; COUNTA([$generator_data.$M$1:$generator_data.$M$7])))" office:value-type="string" office:string-value="Centrifuge" calcext:value-type="string">
            <text:p>Centrifuge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Cooper" calcext:value-type="string">
            <text:p>Cooper</text:p>
          </table:table-cell>
          <table:table-cell table:formula="of:=RANDBETWEEN(99;10000)/100" office:value-type="float" office:value="89.75" calcext:value-type="float">
            <text:p>89,75</text:p>
          </table:table-cell>
          <table:table-cell table:formula="of:=INDIRECT(&quot;$generator_data.B&quot;&amp;RANDBETWEEN(1; COUNTA([$generator_data.$B$1:$generator_data.$B$6])))" office:value-type="string" office:string-value="Long top extraction LTD" calcext:value-type="string">
            <text:p>Long top extraction LTD</text:p>
          </table:table-cell>
          <table:table-cell table:formula="of:=RANDBETWEEN(-90000000;90000000)/1000000" office:value-type="float" office:value="-29.27723" calcext:value-type="float">
            <text:p>-29,277230</text:p>
          </table:table-cell>
          <table:table-cell table:formula="of:=RANDBETWEEN(-180000000;180000000)/1000000" office:value-type="float" office:value="-101.180702" calcext:value-type="float">
            <text:p>-101,180702</text:p>
          </table:table-cell>
          <table:table-cell table:formula="of:=INDIRECT(&quot;$generator_data.C&quot;&amp;RANDBETWEEN(1; COUNTA([$generator_data.$C$1:$generator_data.$C$4])))" office:value-type="string" office:string-value="Internal minning" calcext:value-type="string">
            <text:p>Internal minning</text:p>
          </table:table-cell>
          <table:table-cell table:formula="of:=INDIRECT(&quot;$generator_data.E&quot;&amp;RANDBETWEEN(1; COUNTA([$generator_data.$E$1:$generator_data.$E$4])))" office:value-type="string" office:string-value="Alaska, USA" calcext:value-type="string">
            <text:p>Alaska, USA</text:p>
          </table:table-cell>
          <table:table-cell table:formula="of:=INDIRECT(&quot;$generator_data.A&quot;&amp;RANDBETWEEN(1; COUNTA([$generator_data.$A$1:$generator_data.$A$13])))" office:value-type="string" office:string-value="Bosch" calcext:value-type="string">
            <text:p>Bosch</text:p>
          </table:table-cell>
          <table:table-cell table:formula="of:=INDIRECT(&quot;$generator_data.G&quot;&amp;RANDBETWEEN(1; COUNTA([$generator_data.$G$1:$generator_data.$G$7])))" office:value-type="string" office:string-value="Heat protection assembly" calcext:value-type="string">
            <text:p>Heat protection assembly</text:p>
          </table:table-cell>
          <table:table-cell table:formula="of:=INDIRECT(&quot;$generator_data.H&quot;&amp;RANDBETWEEN(1; COUNTA([$generator_data.$H$1:$generator_data.$H$7])))" office:value-type="string" office:string-value="Texas, USA" calcext:value-type="string">
            <text:p>Texas, USA</text:p>
          </table:table-cell>
          <table:table-cell table:formula="of:=INDIRECT(&quot;$generator_data.J&quot;&amp;RANDBETWEEN(1; COUNTA([$generator_data.$J$1:$generator_data.$J$4])))" office:value-type="string" office:string-value="Acciona" calcext:value-type="string">
            <text:p>Acciona</text:p>
          </table:table-cell>
          <table:table-cell table:formula="of:=INDIRECT(&quot;$generator_data.K&quot;&amp;RANDBETWEEN(1; COUNTA([$generator_data.$K$1:$generator_data.$K$4])))" office:value-type="string" office:string-value="Ground, truck" calcext:value-type="string">
            <text:p>Ground, truck</text:p>
          </table:table-cell>
          <table:table-cell table:formula="of:=INDIRECT(&quot;$generator_data.L&quot;&amp;RANDBETWEEN(1; COUNTA([$generator_data.$L$1:$generator_data.$L$10])))" office:value-type="string" office:string-value="London, UK" calcext:value-type="string">
            <text:p>London, UK</text:p>
          </table:table-cell>
          <table:table-cell table:formula="of:=INDIRECT(&quot;$generator_data.M&quot;&amp;RANDBETWEEN(1; COUNTA([$generator_data.$M$1:$generator_data.$M$7])))" office:value-type="string" office:string-value="Centrifuge" calcext:value-type="string">
            <text:p>Centrifuge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Iron" calcext:value-type="string">
            <text:p>Iron</text:p>
          </table:table-cell>
          <table:table-cell table:formula="of:=RANDBETWEEN(99;10000)/100" office:value-type="float" office:value="81.26" calcext:value-type="float">
            <text:p>81,26</text:p>
          </table:table-cell>
          <table:table-cell table:formula="of:=INDIRECT(&quot;$generator_data.B&quot;&amp;RANDBETWEEN(1; COUNTA([$generator_data.$B$1:$generator_data.$B$6])))" office:value-type="string" office:string-value="Red Star" calcext:value-type="string">
            <text:p>Red Star</text:p>
          </table:table-cell>
          <table:table-cell table:formula="of:=RANDBETWEEN(-90000000;90000000)/1000000" office:value-type="float" office:value="28.230932" calcext:value-type="float">
            <text:p>28,230932</text:p>
          </table:table-cell>
          <table:table-cell table:formula="of:=RANDBETWEEN(-180000000;180000000)/1000000" office:value-type="float" office:value="-26.923194" calcext:value-type="float">
            <text:p>-26,923194</text:p>
          </table:table-cell>
          <table:table-cell table:formula="of:=INDIRECT(&quot;$generator_data.C&quot;&amp;RANDBETWEEN(1; COUNTA([$generator_data.$C$1:$generator_data.$C$4])))" office:value-type="string" office:string-value="Underwater mine" calcext:value-type="string">
            <text:p>Underwater mine</text:p>
          </table:table-cell>
          <table:table-cell table:formula="of:=INDIRECT(&quot;$generator_data.E&quot;&amp;RANDBETWEEN(1; COUNTA([$generator_data.$E$1:$generator_data.$E$4])))" office:value-type="string" office:string-value="Alaska, USA" calcext:value-type="string">
            <text:p>Alaska, USA</text:p>
          </table:table-cell>
          <table:table-cell table:formula="of:=INDIRECT(&quot;$generator_data.A&quot;&amp;RANDBETWEEN(1; COUNTA([$generator_data.$A$1:$generator_data.$A$13])))" office:value-type="string" office:string-value="Engel" calcext:value-type="string">
            <text:p>Engel</text:p>
          </table:table-cell>
          <table:table-cell table:formula="of:=INDIRECT(&quot;$generator_data.G&quot;&amp;RANDBETWEEN(1; COUNTA([$generator_data.$G$1:$generator_data.$G$7])))" office:value-type="string" office:string-value="Storage production" calcext:value-type="string">
            <text:p>Storage production</text:p>
          </table:table-cell>
          <table:table-cell table:formula="of:=INDIRECT(&quot;$generator_data.H&quot;&amp;RANDBETWEEN(1; COUNTA([$generator_data.$H$1:$generator_data.$H$7])))" office:value-type="string" office:string-value="Shandong, China" calcext:value-type="string">
            <text:p>Shandong, China</text:p>
          </table:table-cell>
          <table:table-cell table:formula="of:=INDIRECT(&quot;$generator_data.J&quot;&amp;RANDBETWEEN(1; COUNTA([$generator_data.$J$1:$generator_data.$J$4])))" office:value-type="string" office:string-value="UPS" calcext:value-type="string">
            <text:p>UPS</text:p>
          </table:table-cell>
          <table:table-cell table:formula="of:=INDIRECT(&quot;$generator_data.K&quot;&amp;RANDBETWEEN(1; COUNTA([$generator_data.$K$1:$generator_data.$K$4])))" office:value-type="string" office:string-value="Air" calcext:value-type="string">
            <text:p>Air</text:p>
          </table:table-cell>
          <table:table-cell table:formula="of:=INDIRECT(&quot;$generator_data.L&quot;&amp;RANDBETWEEN(1; COUNTA([$generator_data.$L$1:$generator_data.$L$10])))" office:value-type="string" office:string-value="Shenzhen, China" calcext:value-type="string">
            <text:p>Shenzhen, China</text:p>
          </table:table-cell>
          <table:table-cell table:formula="of:=INDIRECT(&quot;$generator_data.M&quot;&amp;RANDBETWEEN(1; COUNTA([$generator_data.$M$1:$generator_data.$M$7])))" office:value-type="string" office:string-value="Heat separation" calcext:value-type="string">
            <text:p>Heat separation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Aluminium" calcext:value-type="string">
            <text:p>Aluminium</text:p>
          </table:table-cell>
          <table:table-cell table:formula="of:=RANDBETWEEN(99;10000)/100" office:value-type="float" office:value="78.92" calcext:value-type="float">
            <text:p>78,92</text:p>
          </table:table-cell>
          <table:table-cell table:formula="of:=INDIRECT(&quot;$generator_data.B&quot;&amp;RANDBETWEEN(1; COUNTA([$generator_data.$B$1:$generator_data.$B$6])))" office:value-type="string" office:string-value="RM Minerals" calcext:value-type="string">
            <text:p>RM Minerals</text:p>
          </table:table-cell>
          <table:table-cell table:formula="of:=RANDBETWEEN(-90000000;90000000)/1000000" office:value-type="float" office:value="-87.462764" calcext:value-type="float">
            <text:p>-87,462764</text:p>
          </table:table-cell>
          <table:table-cell table:formula="of:=RANDBETWEEN(-180000000;180000000)/1000000" office:value-type="float" office:value="117.848763" calcext:value-type="float">
            <text:p>117,848763</text:p>
          </table:table-cell>
          <table:table-cell table:formula="of:=INDIRECT(&quot;$generator_data.C&quot;&amp;RANDBETWEEN(1; COUNTA([$generator_data.$C$1:$generator_data.$C$4])))" office:value-type="string" office:string-value="Open air mine" calcext:value-type="string">
            <text:p>Open air mine</text:p>
          </table:table-cell>
          <table:table-cell table:formula="of:=INDIRECT(&quot;$generator_data.E&quot;&amp;RANDBETWEEN(1; COUNTA([$generator_data.$E$1:$generator_data.$E$4])))" office:value-type="string" office:string-value="Mimosa, Zimbabue" calcext:value-type="string">
            <text:p>Mimosa, Zimbabue</text:p>
          </table:table-cell>
          <table:table-cell table:formula="of:=INDIRECT(&quot;$generator_data.A&quot;&amp;RANDBETWEEN(1; COUNTA([$generator_data.$A$1:$generator_data.$A$13])))" office:value-type="string" office:string-value="Lenovo" calcext:value-type="string">
            <text:p>Lenovo</text:p>
          </table:table-cell>
          <table:table-cell table:formula="of:=INDIRECT(&quot;$generator_data.G&quot;&amp;RANDBETWEEN(1; COUNTA([$generator_data.$G$1:$generator_data.$G$7])))" office:value-type="string" office:string-value="Storage production" calcext:value-type="string">
            <text:p>Storage production</text:p>
          </table:table-cell>
          <table:table-cell table:formula="of:=INDIRECT(&quot;$generator_data.H&quot;&amp;RANDBETWEEN(1; COUNTA([$generator_data.$H$1:$generator_data.$H$7])))" office:value-type="string" office:string-value="Texas, USA" calcext:value-type="string">
            <text:p>Texas, USA</text:p>
          </table:table-cell>
          <table:table-cell table:formula="of:=INDIRECT(&quot;$generator_data.J&quot;&amp;RANDBETWEEN(1; COUNTA([$generator_data.$J$1:$generator_data.$J$4])))" office:value-type="string" office:string-value="UPS" calcext:value-type="string">
            <text:p>UPS</text:p>
          </table:table-cell>
          <table:table-cell table:formula="of:=INDIRECT(&quot;$generator_data.K&quot;&amp;RANDBETWEEN(1; COUNTA([$generator_data.$K$1:$generator_data.$K$4])))" office:value-type="string" office:string-value="Ground, train" calcext:value-type="string">
            <text:p>Ground, train</text:p>
          </table:table-cell>
          <table:table-cell table:formula="of:=INDIRECT(&quot;$generator_data.L&quot;&amp;RANDBETWEEN(1; COUNTA([$generator_data.$L$1:$generator_data.$L$10])))" office:value-type="string" office:string-value="Shenzhen, China" calcext:value-type="string">
            <text:p>Shenzhen, China</text:p>
          </table:table-cell>
          <table:table-cell table:formula="of:=INDIRECT(&quot;$generator_data.M&quot;&amp;RANDBETWEEN(1; COUNTA([$generator_data.$M$1:$generator_data.$M$7])))" office:value-type="string" office:string-value="Sublimation" calcext:value-type="string">
            <text:p>Sublimation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Platinum" calcext:value-type="string">
            <text:p>Platinum</text:p>
          </table:table-cell>
          <table:table-cell table:formula="of:=RANDBETWEEN(99;10000)/100" office:value-type="float" office:value="46.89" calcext:value-type="float">
            <text:p>46,89</text:p>
          </table:table-cell>
          <table:table-cell table:formula="of:=INDIRECT(&quot;$generator_data.B&quot;&amp;RANDBETWEEN(1; COUNTA([$generator_data.$B$1:$generator_data.$B$6])))" office:value-type="string" office:string-value="Long top extraction LTD" calcext:value-type="string">
            <text:p>Long top extraction LTD</text:p>
          </table:table-cell>
          <table:table-cell table:formula="of:=RANDBETWEEN(-90000000;90000000)/1000000" office:value-type="float" office:value="-70.859038" calcext:value-type="float">
            <text:p>-70,859038</text:p>
          </table:table-cell>
          <table:table-cell table:formula="of:=RANDBETWEEN(-180000000;180000000)/1000000" office:value-type="float" office:value="83.127781" calcext:value-type="float">
            <text:p>83,127781</text:p>
          </table:table-cell>
          <table:table-cell table:formula="of:=INDIRECT(&quot;$generator_data.C&quot;&amp;RANDBETWEEN(1; COUNTA([$generator_data.$C$1:$generator_data.$C$4])))" office:value-type="string" office:string-value="Demolition" calcext:value-type="string">
            <text:p>Demolition</text:p>
          </table:table-cell>
          <table:table-cell table:formula="of:=INDIRECT(&quot;$generator_data.E&quot;&amp;RANDBETWEEN(1; COUNTA([$generator_data.$E$1:$generator_data.$E$4])))" office:value-type="string" office:string-value="Alaska, USA" calcext:value-type="string">
            <text:p>Alaska, USA</text:p>
          </table:table-cell>
          <table:table-cell table:formula="of:=INDIRECT(&quot;$generator_data.A&quot;&amp;RANDBETWEEN(1; COUNTA([$generator_data.$A$1:$generator_data.$A$13])))" office:value-type="string" office:string-value="Engel" calcext:value-type="string">
            <text:p>Engel</text:p>
          </table:table-cell>
          <table:table-cell table:formula="of:=INDIRECT(&quot;$generator_data.G&quot;&amp;RANDBETWEEN(1; COUNTA([$generator_data.$G$1:$generator_data.$G$7])))" office:value-type="string" office:string-value="Board production" calcext:value-type="string">
            <text:p>Board production</text:p>
          </table:table-cell>
          <table:table-cell table:formula="of:=INDIRECT(&quot;$generator_data.H&quot;&amp;RANDBETWEEN(1; COUNTA([$generator_data.$H$1:$generator_data.$H$7])))" office:value-type="string" office:string-value="Arizona, USA" calcext:value-type="string">
            <text:p>Arizona, USA</text:p>
          </table:table-cell>
          <table:table-cell table:formula="of:=INDIRECT(&quot;$generator_data.J&quot;&amp;RANDBETWEEN(1; COUNTA([$generator_data.$J$1:$generator_data.$J$4])))" office:value-type="string" office:string-value="Acciona" calcext:value-type="string">
            <text:p>Acciona</text:p>
          </table:table-cell>
          <table:table-cell table:formula="of:=INDIRECT(&quot;$generator_data.K&quot;&amp;RANDBETWEEN(1; COUNTA([$generator_data.$K$1:$generator_data.$K$4])))" office:value-type="string" office:string-value="Ground, train" calcext:value-type="string">
            <text:p>Ground, train</text:p>
          </table:table-cell>
          <table:table-cell table:formula="of:=INDIRECT(&quot;$generator_data.L&quot;&amp;RANDBETWEEN(1; COUNTA([$generator_data.$L$1:$generator_data.$L$10])))" office:value-type="string" office:string-value="Guangdong, China" calcext:value-type="string">
            <text:p>Guangdong, China</text:p>
          </table:table-cell>
          <table:table-cell table:formula="of:=INDIRECT(&quot;$generator_data.M&quot;&amp;RANDBETWEEN(1; COUNTA([$generator_data.$M$1:$generator_data.$M$7])))" office:value-type="string" office:string-value="Mercury chemical extraction" calcext:value-type="string">
            <text:p>Mercury chemical extraction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Gold" calcext:value-type="string">
            <text:p>Gold</text:p>
          </table:table-cell>
          <table:table-cell table:formula="of:=RANDBETWEEN(99;10000)/100" office:value-type="float" office:value="13.78" calcext:value-type="float">
            <text:p>13,78</text:p>
          </table:table-cell>
          <table:table-cell table:formula="of:=INDIRECT(&quot;$generator_data.B&quot;&amp;RANDBETWEEN(1; COUNTA([$generator_data.$B$1:$generator_data.$B$6])))" office:value-type="string" office:string-value="EXT Minerals" calcext:value-type="string">
            <text:p>EXT Minerals</text:p>
          </table:table-cell>
          <table:table-cell table:formula="of:=RANDBETWEEN(-90000000;90000000)/1000000" office:value-type="float" office:value="-62.412476" calcext:value-type="float">
            <text:p>-62,412476</text:p>
          </table:table-cell>
          <table:table-cell table:formula="of:=RANDBETWEEN(-180000000;180000000)/1000000" office:value-type="float" office:value="-152.582801" calcext:value-type="float">
            <text:p>-152,582801</text:p>
          </table:table-cell>
          <table:table-cell table:formula="of:=INDIRECT(&quot;$generator_data.C&quot;&amp;RANDBETWEEN(1; COUNTA([$generator_data.$C$1:$generator_data.$C$4])))" office:value-type="string" office:string-value="Underwater mine" calcext:value-type="string">
            <text:p>Underwater mine</text:p>
          </table:table-cell>
          <table:table-cell table:formula="of:=INDIRECT(&quot;$generator_data.E&quot;&amp;RANDBETWEEN(1; COUNTA([$generator_data.$E$1:$generator_data.$E$4])))" office:value-type="string" office:string-value="Escondida, Chile" calcext:value-type="string">
            <text:p>Escondida, Chile</text:p>
          </table:table-cell>
          <table:table-cell table:formula="of:=INDIRECT(&quot;$generator_data.A&quot;&amp;RANDBETWEEN(1; COUNTA([$generator_data.$A$1:$generator_data.$A$13])))" office:value-type="string" office:string-value="Engel" calcext:value-type="string">
            <text:p>Engel</text:p>
          </table:table-cell>
          <table:table-cell table:formula="of:=INDIRECT(&quot;$generator_data.G&quot;&amp;RANDBETWEEN(1; COUNTA([$generator_data.$G$1:$generator_data.$G$7])))" office:value-type="string" office:string-value="CPU Manufacture " calcext:value-type="string">
            <text:p>CPU Manufacture </text:p>
          </table:table-cell>
          <table:table-cell table:formula="of:=INDIRECT(&quot;$generator_data.H&quot;&amp;RANDBETWEEN(1; COUNTA([$generator_data.$H$1:$generator_data.$H$7])))" office:value-type="string" office:string-value="Guangdong, China" calcext:value-type="string">
            <text:p>Guangdong, China</text:p>
          </table:table-cell>
          <table:table-cell table:formula="of:=INDIRECT(&quot;$generator_data.J&quot;&amp;RANDBETWEEN(1; COUNTA([$generator_data.$J$1:$generator_data.$J$4])))" office:value-type="string" office:string-value="Acciona" calcext:value-type="string">
            <text:p>Acciona</text:p>
          </table:table-cell>
          <table:table-cell table:formula="of:=INDIRECT(&quot;$generator_data.K&quot;&amp;RANDBETWEEN(1; COUNTA([$generator_data.$K$1:$generator_data.$K$4])))" office:value-type="string" office:string-value="Ground, truck" calcext:value-type="string">
            <text:p>Ground, truck</text:p>
          </table:table-cell>
          <table:table-cell table:formula="of:=INDIRECT(&quot;$generator_data.L&quot;&amp;RANDBETWEEN(1; COUNTA([$generator_data.$L$1:$generator_data.$L$10])))" office:value-type="string" office:string-value="Shenzhen, China" calcext:value-type="string">
            <text:p>Shenzhen, China</text:p>
          </table:table-cell>
          <table:table-cell table:formula="of:=INDIRECT(&quot;$generator_data.M&quot;&amp;RANDBETWEEN(1; COUNTA([$generator_data.$M$1:$generator_data.$M$7])))" office:value-type="string" office:string-value="Acid expossure" calcext:value-type="string">
            <text:p>Acid expossure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Gold" calcext:value-type="string">
            <text:p>Gold</text:p>
          </table:table-cell>
          <table:table-cell table:formula="of:=RANDBETWEEN(99;10000)/100" office:value-type="float" office:value="88.15" calcext:value-type="float">
            <text:p>88,15</text:p>
          </table:table-cell>
          <table:table-cell table:formula="of:=INDIRECT(&quot;$generator_data.B&quot;&amp;RANDBETWEEN(1; COUNTA([$generator_data.$B$1:$generator_data.$B$6])))" office:value-type="string" office:string-value="USNM" calcext:value-type="string">
            <text:p>USNM</text:p>
          </table:table-cell>
          <table:table-cell table:formula="of:=RANDBETWEEN(-90000000;90000000)/1000000" office:value-type="float" office:value="-47.122627" calcext:value-type="float">
            <text:p>-47,122627</text:p>
          </table:table-cell>
          <table:table-cell table:formula="of:=RANDBETWEEN(-180000000;180000000)/1000000" office:value-type="float" office:value="59.40606" calcext:value-type="float">
            <text:p>59,406060</text:p>
          </table:table-cell>
          <table:table-cell table:formula="of:=INDIRECT(&quot;$generator_data.C&quot;&amp;RANDBETWEEN(1; COUNTA([$generator_data.$C$1:$generator_data.$C$4])))" office:value-type="string" office:string-value="Underwater mine" calcext:value-type="string">
            <text:p>Underwater mine</text:p>
          </table:table-cell>
          <table:table-cell table:formula="of:=INDIRECT(&quot;$generator_data.E&quot;&amp;RANDBETWEEN(1; COUNTA([$generator_data.$E$1:$generator_data.$E$4])))" office:value-type="string" office:string-value="Cape City, South Africa" calcext:value-type="string">
            <text:p>Cape City, South Africa</text:p>
          </table:table-cell>
          <table:table-cell table:formula="of:=INDIRECT(&quot;$generator_data.A&quot;&amp;RANDBETWEEN(1; COUNTA([$generator_data.$A$1:$generator_data.$A$13])))" office:value-type="string" office:string-value="Engel" calcext:value-type="string">
            <text:p>Engel</text:p>
          </table:table-cell>
          <table:table-cell table:formula="of:=INDIRECT(&quot;$generator_data.G&quot;&amp;RANDBETWEEN(1; COUNTA([$generator_data.$G$1:$generator_data.$G$7])))" office:value-type="string" office:string-value="CPU Manufacture " calcext:value-type="string">
            <text:p>CPU Manufacture </text:p>
          </table:table-cell>
          <table:table-cell table:formula="of:=INDIRECT(&quot;$generator_data.H&quot;&amp;RANDBETWEEN(1; COUNTA([$generator_data.$H$1:$generator_data.$H$7])))" office:value-type="string" office:string-value="Texas, USA" calcext:value-type="string">
            <text:p>Texas, USA</text:p>
          </table:table-cell>
          <table:table-cell table:formula="of:=INDIRECT(&quot;$generator_data.J&quot;&amp;RANDBETWEEN(1; COUNTA([$generator_data.$J$1:$generator_data.$J$4])))" office:value-type="string" office:string-value="Cosco Group" calcext:value-type="string">
            <text:p>Cosco Group</text:p>
          </table:table-cell>
          <table:table-cell table:formula="of:=INDIRECT(&quot;$generator_data.K&quot;&amp;RANDBETWEEN(1; COUNTA([$generator_data.$K$1:$generator_data.$K$4])))" office:value-type="string" office:string-value="Sea" calcext:value-type="string">
            <text:p>Sea</text:p>
          </table:table-cell>
          <table:table-cell table:formula="of:=INDIRECT(&quot;$generator_data.L&quot;&amp;RANDBETWEEN(1; COUNTA([$generator_data.$L$1:$generator_data.$L$10])))" office:value-type="string" office:string-value="Guangdong, China" calcext:value-type="string">
            <text:p>Guangdong, China</text:p>
          </table:table-cell>
          <table:table-cell table:formula="of:=INDIRECT(&quot;$generator_data.M&quot;&amp;RANDBETWEEN(1; COUNTA([$generator_data.$M$1:$generator_data.$M$7])))" office:value-type="string" office:string-value="Heat separation" calcext:value-type="string">
            <text:p>Heat separation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Platinum" calcext:value-type="string">
            <text:p>Platinum</text:p>
          </table:table-cell>
          <table:table-cell table:formula="of:=RANDBETWEEN(99;10000)/100" office:value-type="float" office:value="48.85" calcext:value-type="float">
            <text:p>48,85</text:p>
          </table:table-cell>
          <table:table-cell table:formula="of:=INDIRECT(&quot;$generator_data.B&quot;&amp;RANDBETWEEN(1; COUNTA([$generator_data.$B$1:$generator_data.$B$6])))" office:value-type="string" office:string-value="USNM" calcext:value-type="string">
            <text:p>USNM</text:p>
          </table:table-cell>
          <table:table-cell table:formula="of:=RANDBETWEEN(-90000000;90000000)/1000000" office:value-type="float" office:value="81.351945" calcext:value-type="float">
            <text:p>81,351945</text:p>
          </table:table-cell>
          <table:table-cell table:formula="of:=RANDBETWEEN(-180000000;180000000)/1000000" office:value-type="float" office:value="92.492384" calcext:value-type="float">
            <text:p>92,492384</text:p>
          </table:table-cell>
          <table:table-cell table:formula="of:=INDIRECT(&quot;$generator_data.C&quot;&amp;RANDBETWEEN(1; COUNTA([$generator_data.$C$1:$generator_data.$C$4])))" office:value-type="string" office:string-value="Underwater mine" calcext:value-type="string">
            <text:p>Underwater mine</text:p>
          </table:table-cell>
          <table:table-cell table:formula="of:=INDIRECT(&quot;$generator_data.E&quot;&amp;RANDBETWEEN(1; COUNTA([$generator_data.$E$1:$generator_data.$E$4])))" office:value-type="string" office:string-value="Alaska, USA" calcext:value-type="string">
            <text:p>Alaska, USA</text:p>
          </table:table-cell>
          <table:table-cell table:formula="of:=INDIRECT(&quot;$generator_data.A&quot;&amp;RANDBETWEEN(1; COUNTA([$generator_data.$A$1:$generator_data.$A$13])))" office:value-type="string" office:string-value="Apple" calcext:value-type="string">
            <text:p>Apple</text:p>
          </table:table-cell>
          <table:table-cell table:formula="of:=INDIRECT(&quot;$generator_data.G&quot;&amp;RANDBETWEEN(1; COUNTA([$generator_data.$G$1:$generator_data.$G$7])))" office:value-type="string" office:string-value="Storage production" calcext:value-type="string">
            <text:p>Storage production</text:p>
          </table:table-cell>
          <table:table-cell table:formula="of:=INDIRECT(&quot;$generator_data.H&quot;&amp;RANDBETWEEN(1; COUNTA([$generator_data.$H$1:$generator_data.$H$7])))" office:value-type="string" office:string-value="Berlin, Germany" calcext:value-type="string">
            <text:p>Berlin, Germany</text:p>
          </table:table-cell>
          <table:table-cell table:formula="of:=INDIRECT(&quot;$generator_data.J&quot;&amp;RANDBETWEEN(1; COUNTA([$generator_data.$J$1:$generator_data.$J$4])))" office:value-type="string" office:string-value="Acciona" calcext:value-type="string">
            <text:p>Acciona</text:p>
          </table:table-cell>
          <table:table-cell table:formula="of:=INDIRECT(&quot;$generator_data.K&quot;&amp;RANDBETWEEN(1; COUNTA([$generator_data.$K$1:$generator_data.$K$4])))" office:value-type="string" office:string-value="Ground, train" calcext:value-type="string">
            <text:p>Ground, train</text:p>
          </table:table-cell>
          <table:table-cell table:formula="of:=INDIRECT(&quot;$generator_data.L&quot;&amp;RANDBETWEEN(1; COUNTA([$generator_data.$L$1:$generator_data.$L$10])))" office:value-type="string" office:string-value="London, UK" calcext:value-type="string">
            <text:p>London, UK</text:p>
          </table:table-cell>
          <table:table-cell table:formula="of:=INDIRECT(&quot;$generator_data.M&quot;&amp;RANDBETWEEN(1; COUNTA([$generator_data.$M$1:$generator_data.$M$7])))" office:value-type="string" office:string-value="High pressure cleaning" calcext:value-type="string">
            <text:p>High pressure cleaning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Cooper" calcext:value-type="string">
            <text:p>Cooper</text:p>
          </table:table-cell>
          <table:table-cell table:formula="of:=RANDBETWEEN(99;10000)/100" office:value-type="float" office:value="60.58" calcext:value-type="float">
            <text:p>60,58</text:p>
          </table:table-cell>
          <table:table-cell table:formula="of:=INDIRECT(&quot;$generator_data.B&quot;&amp;RANDBETWEEN(1; COUNTA([$generator_data.$B$1:$generator_data.$B$6])))" office:value-type="string" office:string-value="RM Minerals" calcext:value-type="string">
            <text:p>RM Minerals</text:p>
          </table:table-cell>
          <table:table-cell table:formula="of:=RANDBETWEEN(-90000000;90000000)/1000000" office:value-type="float" office:value="16.113497" calcext:value-type="float">
            <text:p>16,113497</text:p>
          </table:table-cell>
          <table:table-cell table:formula="of:=RANDBETWEEN(-180000000;180000000)/1000000" office:value-type="float" office:value="153.369519" calcext:value-type="float">
            <text:p>153,369519</text:p>
          </table:table-cell>
          <table:table-cell table:formula="of:=INDIRECT(&quot;$generator_data.C&quot;&amp;RANDBETWEEN(1; COUNTA([$generator_data.$C$1:$generator_data.$C$4])))" office:value-type="string" office:string-value="Internal minning" calcext:value-type="string">
            <text:p>Internal minning</text:p>
          </table:table-cell>
          <table:table-cell table:formula="of:=INDIRECT(&quot;$generator_data.E&quot;&amp;RANDBETWEEN(1; COUNTA([$generator_data.$E$1:$generator_data.$E$4])))" office:value-type="string" office:string-value="Cape City, South Africa" calcext:value-type="string">
            <text:p>Cape City, South Africa</text:p>
          </table:table-cell>
          <table:table-cell table:formula="of:=INDIRECT(&quot;$generator_data.A&quot;&amp;RANDBETWEEN(1; COUNTA([$generator_data.$A$1:$generator_data.$A$13])))" office:value-type="string" office:string-value="LG" calcext:value-type="string">
            <text:p>LG</text:p>
          </table:table-cell>
          <table:table-cell table:formula="of:=INDIRECT(&quot;$generator_data.G&quot;&amp;RANDBETWEEN(1; COUNTA([$generator_data.$G$1:$generator_data.$G$7])))" office:value-type="string" office:string-value="Heat protection assembly" calcext:value-type="string">
            <text:p>Heat protection assembly</text:p>
          </table:table-cell>
          <table:table-cell table:formula="of:=INDIRECT(&quot;$generator_data.H&quot;&amp;RANDBETWEEN(1; COUNTA([$generator_data.$H$1:$generator_data.$H$7])))" office:value-type="string" office:string-value="Shenzhen, China" calcext:value-type="string">
            <text:p>Shenzhen, China</text:p>
          </table:table-cell>
          <table:table-cell table:formula="of:=INDIRECT(&quot;$generator_data.J&quot;&amp;RANDBETWEEN(1; COUNTA([$generator_data.$J$1:$generator_data.$J$4])))" office:value-type="string" office:string-value="UPS" calcext:value-type="string">
            <text:p>UPS</text:p>
          </table:table-cell>
          <table:table-cell table:formula="of:=INDIRECT(&quot;$generator_data.K&quot;&amp;RANDBETWEEN(1; COUNTA([$generator_data.$K$1:$generator_data.$K$4])))" office:value-type="string" office:string-value="Air" calcext:value-type="string">
            <text:p>Air</text:p>
          </table:table-cell>
          <table:table-cell table:formula="of:=INDIRECT(&quot;$generator_data.L&quot;&amp;RANDBETWEEN(1; COUNTA([$generator_data.$L$1:$generator_data.$L$10])))" office:value-type="string" office:string-value="Texas, USA" calcext:value-type="string">
            <text:p>Texas, USA</text:p>
          </table:table-cell>
          <table:table-cell table:formula="of:=INDIRECT(&quot;$generator_data.M&quot;&amp;RANDBETWEEN(1; COUNTA([$generator_data.$M$1:$generator_data.$M$7])))" office:value-type="string" office:string-value="Mercury chemical extraction" calcext:value-type="string">
            <text:p>Mercury chemical extraction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Gold" calcext:value-type="string">
            <text:p>Gold</text:p>
          </table:table-cell>
          <table:table-cell table:formula="of:=RANDBETWEEN(99;10000)/100" office:value-type="float" office:value="23.97" calcext:value-type="float">
            <text:p>23,97</text:p>
          </table:table-cell>
          <table:table-cell table:formula="of:=INDIRECT(&quot;$generator_data.B&quot;&amp;RANDBETWEEN(1; COUNTA([$generator_data.$B$1:$generator_data.$B$6])))" office:value-type="string" office:string-value="RM Minerals" calcext:value-type="string">
            <text:p>RM Minerals</text:p>
          </table:table-cell>
          <table:table-cell table:formula="of:=RANDBETWEEN(-90000000;90000000)/1000000" office:value-type="float" office:value="10.858313" calcext:value-type="float">
            <text:p>10,858313</text:p>
          </table:table-cell>
          <table:table-cell table:formula="of:=RANDBETWEEN(-180000000;180000000)/1000000" office:value-type="float" office:value="-145.351533" calcext:value-type="float">
            <text:p>-145,351533</text:p>
          </table:table-cell>
          <table:table-cell table:formula="of:=INDIRECT(&quot;$generator_data.C&quot;&amp;RANDBETWEEN(1; COUNTA([$generator_data.$C$1:$generator_data.$C$4])))" office:value-type="string" office:string-value="Internal minning" calcext:value-type="string">
            <text:p>Internal minning</text:p>
          </table:table-cell>
          <table:table-cell table:formula="of:=INDIRECT(&quot;$generator_data.E&quot;&amp;RANDBETWEEN(1; COUNTA([$generator_data.$E$1:$generator_data.$E$4])))" office:value-type="string" office:string-value="Cape City, South Africa" calcext:value-type="string">
            <text:p>Cape City, South Africa</text:p>
          </table:table-cell>
          <table:table-cell table:formula="of:=INDIRECT(&quot;$generator_data.A&quot;&amp;RANDBETWEEN(1; COUNTA([$generator_data.$A$1:$generator_data.$A$13])))" office:value-type="string" office:string-value="Panasonic" calcext:value-type="string">
            <text:p>Panasonic</text:p>
          </table:table-cell>
          <table:table-cell table:formula="of:=INDIRECT(&quot;$generator_data.G&quot;&amp;RANDBETWEEN(1; COUNTA([$generator_data.$G$1:$generator_data.$G$7])))" office:value-type="string" office:string-value="Storage production" calcext:value-type="string">
            <text:p>Storage production</text:p>
          </table:table-cell>
          <table:table-cell table:formula="of:=INDIRECT(&quot;$generator_data.H&quot;&amp;RANDBETWEEN(1; COUNTA([$generator_data.$H$1:$generator_data.$H$7])))" office:value-type="string" office:string-value="Zhejiang, China" calcext:value-type="string">
            <text:p>Zhejiang, China</text:p>
          </table:table-cell>
          <table:table-cell table:formula="of:=INDIRECT(&quot;$generator_data.J&quot;&amp;RANDBETWEEN(1; COUNTA([$generator_data.$J$1:$generator_data.$J$4])))" office:value-type="string" office:string-value="UPS" calcext:value-type="string">
            <text:p>UPS</text:p>
          </table:table-cell>
          <table:table-cell table:formula="of:=INDIRECT(&quot;$generator_data.K&quot;&amp;RANDBETWEEN(1; COUNTA([$generator_data.$K$1:$generator_data.$K$4])))" office:value-type="string" office:string-value="Ground, truck" calcext:value-type="string">
            <text:p>Ground, truck</text:p>
          </table:table-cell>
          <table:table-cell table:formula="of:=INDIRECT(&quot;$generator_data.L&quot;&amp;RANDBETWEEN(1; COUNTA([$generator_data.$L$1:$generator_data.$L$10])))" office:value-type="string" office:string-value="Guangdong, China" calcext:value-type="string">
            <text:p>Guangdong, China</text:p>
          </table:table-cell>
          <table:table-cell table:formula="of:=INDIRECT(&quot;$generator_data.M&quot;&amp;RANDBETWEEN(1; COUNTA([$generator_data.$M$1:$generator_data.$M$7])))" office:value-type="string" office:string-value="Heat separation" calcext:value-type="string">
            <text:p>Heat separation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Platinum" calcext:value-type="string">
            <text:p>Platinum</text:p>
          </table:table-cell>
          <table:table-cell table:formula="of:=RANDBETWEEN(99;10000)/100" office:value-type="float" office:value="64.92" calcext:value-type="float">
            <text:p>64,92</text:p>
          </table:table-cell>
          <table:table-cell table:formula="of:=INDIRECT(&quot;$generator_data.B&quot;&amp;RANDBETWEEN(1; COUNTA([$generator_data.$B$1:$generator_data.$B$6])))" office:value-type="string" office:string-value="EXT Minerals" calcext:value-type="string">
            <text:p>EXT Minerals</text:p>
          </table:table-cell>
          <table:table-cell table:formula="of:=RANDBETWEEN(-90000000;90000000)/1000000" office:value-type="float" office:value="-4.257313" calcext:value-type="float">
            <text:p>-4,257313</text:p>
          </table:table-cell>
          <table:table-cell table:formula="of:=RANDBETWEEN(-180000000;180000000)/1000000" office:value-type="float" office:value="-116.71522" calcext:value-type="float">
            <text:p>-116,715220</text:p>
          </table:table-cell>
          <table:table-cell table:formula="of:=INDIRECT(&quot;$generator_data.C&quot;&amp;RANDBETWEEN(1; COUNTA([$generator_data.$C$1:$generator_data.$C$4])))" office:value-type="string" office:string-value="Internal minning" calcext:value-type="string">
            <text:p>Internal minning</text:p>
          </table:table-cell>
          <table:table-cell table:formula="of:=INDIRECT(&quot;$generator_data.E&quot;&amp;RANDBETWEEN(1; COUNTA([$generator_data.$E$1:$generator_data.$E$4])))" office:value-type="string" office:string-value="Mimosa, Zimbabue" calcext:value-type="string">
            <text:p>Mimosa, Zimbabue</text:p>
          </table:table-cell>
          <table:table-cell table:formula="of:=INDIRECT(&quot;$generator_data.A&quot;&amp;RANDBETWEEN(1; COUNTA([$generator_data.$A$1:$generator_data.$A$13])))" office:value-type="string" office:string-value="Panasonic" calcext:value-type="string">
            <text:p>Panasonic</text:p>
          </table:table-cell>
          <table:table-cell table:formula="of:=INDIRECT(&quot;$generator_data.G&quot;&amp;RANDBETWEEN(1; COUNTA([$generator_data.$G$1:$generator_data.$G$7])))" office:value-type="string" office:string-value="Assembly line" calcext:value-type="string">
            <text:p>Assembly line</text:p>
          </table:table-cell>
          <table:table-cell table:formula="of:=INDIRECT(&quot;$generator_data.H&quot;&amp;RANDBETWEEN(1; COUNTA([$generator_data.$H$1:$generator_data.$H$7])))" office:value-type="string" office:string-value="Shenzhen, China" calcext:value-type="string">
            <text:p>Shenzhen, China</text:p>
          </table:table-cell>
          <table:table-cell table:formula="of:=INDIRECT(&quot;$generator_data.J&quot;&amp;RANDBETWEEN(1; COUNTA([$generator_data.$J$1:$generator_data.$J$4])))" office:value-type="string" office:string-value="Cosco Group" calcext:value-type="string">
            <text:p>Cosco Group</text:p>
          </table:table-cell>
          <table:table-cell table:formula="of:=INDIRECT(&quot;$generator_data.K&quot;&amp;RANDBETWEEN(1; COUNTA([$generator_data.$K$1:$generator_data.$K$4])))" office:value-type="string" office:string-value="Air" calcext:value-type="string">
            <text:p>Air</text:p>
          </table:table-cell>
          <table:table-cell table:formula="of:=INDIRECT(&quot;$generator_data.L&quot;&amp;RANDBETWEEN(1; COUNTA([$generator_data.$L$1:$generator_data.$L$10])))" office:value-type="string" office:string-value="Texas, USA" calcext:value-type="string">
            <text:p>Texas, USA</text:p>
          </table:table-cell>
          <table:table-cell table:formula="of:=INDIRECT(&quot;$generator_data.M&quot;&amp;RANDBETWEEN(1; COUNTA([$generator_data.$M$1:$generator_data.$M$7])))" office:value-type="string" office:string-value="Mercury chemical extraction" calcext:value-type="string">
            <text:p>Mercury chemical extraction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Aluminium" calcext:value-type="string">
            <text:p>Aluminium</text:p>
          </table:table-cell>
          <table:table-cell table:formula="of:=RANDBETWEEN(99;10000)/100" office:value-type="float" office:value="40.84" calcext:value-type="float">
            <text:p>40,84</text:p>
          </table:table-cell>
          <table:table-cell table:formula="of:=INDIRECT(&quot;$generator_data.B&quot;&amp;RANDBETWEEN(1; COUNTA([$generator_data.$B$1:$generator_data.$B$6])))" office:value-type="string" office:string-value="USNM" calcext:value-type="string">
            <text:p>USNM</text:p>
          </table:table-cell>
          <table:table-cell table:formula="of:=RANDBETWEEN(-90000000;90000000)/1000000" office:value-type="float" office:value="-68.741858" calcext:value-type="float">
            <text:p>-68,741858</text:p>
          </table:table-cell>
          <table:table-cell table:formula="of:=RANDBETWEEN(-180000000;180000000)/1000000" office:value-type="float" office:value="117.628363" calcext:value-type="float">
            <text:p>117,628363</text:p>
          </table:table-cell>
          <table:table-cell table:formula="of:=INDIRECT(&quot;$generator_data.C&quot;&amp;RANDBETWEEN(1; COUNTA([$generator_data.$C$1:$generator_data.$C$4])))" office:value-type="string" office:string-value="Demolition" calcext:value-type="string">
            <text:p>Demolition</text:p>
          </table:table-cell>
          <table:table-cell table:formula="of:=INDIRECT(&quot;$generator_data.E&quot;&amp;RANDBETWEEN(1; COUNTA([$generator_data.$E$1:$generator_data.$E$4])))" office:value-type="string" office:string-value="Escondida, Chile" calcext:value-type="string">
            <text:p>Escondida, Chile</text:p>
          </table:table-cell>
          <table:table-cell table:formula="of:=INDIRECT(&quot;$generator_data.A&quot;&amp;RANDBETWEEN(1; COUNTA([$generator_data.$A$1:$generator_data.$A$13])))" office:value-type="string" office:string-value="Samsung" calcext:value-type="string">
            <text:p>Samsung</text:p>
          </table:table-cell>
          <table:table-cell table:formula="of:=INDIRECT(&quot;$generator_data.G&quot;&amp;RANDBETWEEN(1; COUNTA([$generator_data.$G$1:$generator_data.$G$7])))" office:value-type="string" office:string-value="Board production" calcext:value-type="string">
            <text:p>Board production</text:p>
          </table:table-cell>
          <table:table-cell table:formula="of:=INDIRECT(&quot;$generator_data.H&quot;&amp;RANDBETWEEN(1; COUNTA([$generator_data.$H$1:$generator_data.$H$7])))" office:value-type="string" office:string-value="Guangdong, China" calcext:value-type="string">
            <text:p>Guangdong, China</text:p>
          </table:table-cell>
          <table:table-cell table:formula="of:=INDIRECT(&quot;$generator_data.J&quot;&amp;RANDBETWEEN(1; COUNTA([$generator_data.$J$1:$generator_data.$J$4])))" office:value-type="string" office:string-value="Acciona" calcext:value-type="string">
            <text:p>Acciona</text:p>
          </table:table-cell>
          <table:table-cell table:formula="of:=INDIRECT(&quot;$generator_data.K&quot;&amp;RANDBETWEEN(1; COUNTA([$generator_data.$K$1:$generator_data.$K$4])))" office:value-type="string" office:string-value="Air" calcext:value-type="string">
            <text:p>Air</text:p>
          </table:table-cell>
          <table:table-cell table:formula="of:=INDIRECT(&quot;$generator_data.L&quot;&amp;RANDBETWEEN(1; COUNTA([$generator_data.$L$1:$generator_data.$L$10])))" office:value-type="string" office:string-value="Texas, USA" calcext:value-type="string">
            <text:p>Texas, USA</text:p>
          </table:table-cell>
          <table:table-cell table:formula="of:=INDIRECT(&quot;$generator_data.M&quot;&amp;RANDBETWEEN(1; COUNTA([$generator_data.$M$1:$generator_data.$M$7])))" office:value-type="string" office:string-value="Chemical extraction" calcext:value-type="string">
            <text:p>Chemical extraction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Cooper" calcext:value-type="string">
            <text:p>Cooper</text:p>
          </table:table-cell>
          <table:table-cell table:formula="of:=RANDBETWEEN(99;10000)/100" office:value-type="float" office:value="11.72" calcext:value-type="float">
            <text:p>11,72</text:p>
          </table:table-cell>
          <table:table-cell table:formula="of:=INDIRECT(&quot;$generator_data.B&quot;&amp;RANDBETWEEN(1; COUNTA([$generator_data.$B$1:$generator_data.$B$6])))" office:value-type="string" office:string-value="USNM" calcext:value-type="string">
            <text:p>USNM</text:p>
          </table:table-cell>
          <table:table-cell table:formula="of:=RANDBETWEEN(-90000000;90000000)/1000000" office:value-type="float" office:value="35.164097" calcext:value-type="float">
            <text:p>35,164097</text:p>
          </table:table-cell>
          <table:table-cell table:formula="of:=RANDBETWEEN(-180000000;180000000)/1000000" office:value-type="float" office:value="67.550994" calcext:value-type="float">
            <text:p>67,550994</text:p>
          </table:table-cell>
          <table:table-cell table:formula="of:=INDIRECT(&quot;$generator_data.C&quot;&amp;RANDBETWEEN(1; COUNTA([$generator_data.$C$1:$generator_data.$C$4])))" office:value-type="string" office:string-value="Demolition" calcext:value-type="string">
            <text:p>Demolition</text:p>
          </table:table-cell>
          <table:table-cell table:formula="of:=INDIRECT(&quot;$generator_data.E&quot;&amp;RANDBETWEEN(1; COUNTA([$generator_data.$E$1:$generator_data.$E$4])))" office:value-type="string" office:string-value="Mimosa, Zimbabue" calcext:value-type="string">
            <text:p>Mimosa, Zimbabue</text:p>
          </table:table-cell>
          <table:table-cell table:formula="of:=INDIRECT(&quot;$generator_data.A&quot;&amp;RANDBETWEEN(1; COUNTA([$generator_data.$A$1:$generator_data.$A$13])))" office:value-type="string" office:string-value="Lenovo" calcext:value-type="string">
            <text:p>Lenovo</text:p>
          </table:table-cell>
          <table:table-cell table:formula="of:=INDIRECT(&quot;$generator_data.G&quot;&amp;RANDBETWEEN(1; COUNTA([$generator_data.$G$1:$generator_data.$G$7])))" office:value-type="string" office:string-value="Assembly line" calcext:value-type="string">
            <text:p>Assembly line</text:p>
          </table:table-cell>
          <table:table-cell table:formula="of:=INDIRECT(&quot;$generator_data.H&quot;&amp;RANDBETWEEN(1; COUNTA([$generator_data.$H$1:$generator_data.$H$7])))" office:value-type="string" office:string-value="Berlin, Germany" calcext:value-type="string">
            <text:p>Berlin, Germany</text:p>
          </table:table-cell>
          <table:table-cell table:formula="of:=INDIRECT(&quot;$generator_data.J&quot;&amp;RANDBETWEEN(1; COUNTA([$generator_data.$J$1:$generator_data.$J$4])))" office:value-type="string" office:string-value="UPS" calcext:value-type="string">
            <text:p>UPS</text:p>
          </table:table-cell>
          <table:table-cell table:formula="of:=INDIRECT(&quot;$generator_data.K&quot;&amp;RANDBETWEEN(1; COUNTA([$generator_data.$K$1:$generator_data.$K$4])))" office:value-type="string" office:string-value="Ground, train" calcext:value-type="string">
            <text:p>Ground, train</text:p>
          </table:table-cell>
          <table:table-cell table:formula="of:=INDIRECT(&quot;$generator_data.L&quot;&amp;RANDBETWEEN(1; COUNTA([$generator_data.$L$1:$generator_data.$L$10])))" office:value-type="string" office:string-value="Arizona, USA" calcext:value-type="string">
            <text:p>Arizona, USA</text:p>
          </table:table-cell>
          <table:table-cell table:formula="of:=INDIRECT(&quot;$generator_data.M&quot;&amp;RANDBETWEEN(1; COUNTA([$generator_data.$M$1:$generator_data.$M$7])))" office:value-type="string" office:string-value="Heat separation" calcext:value-type="string">
            <text:p>Heat separation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Silver" calcext:value-type="string">
            <text:p>Silver</text:p>
          </table:table-cell>
          <table:table-cell table:formula="of:=RANDBETWEEN(99;10000)/100" office:value-type="float" office:value="20.58" calcext:value-type="float">
            <text:p>20,58</text:p>
          </table:table-cell>
          <table:table-cell table:formula="of:=INDIRECT(&quot;$generator_data.B&quot;&amp;RANDBETWEEN(1; COUNTA([$generator_data.$B$1:$generator_data.$B$6])))" office:value-type="string" office:string-value="USNM" calcext:value-type="string">
            <text:p>USNM</text:p>
          </table:table-cell>
          <table:table-cell table:formula="of:=RANDBETWEEN(-90000000;90000000)/1000000" office:value-type="float" office:value="44.580606" calcext:value-type="float">
            <text:p>44,580606</text:p>
          </table:table-cell>
          <table:table-cell table:formula="of:=RANDBETWEEN(-180000000;180000000)/1000000" office:value-type="float" office:value="152.698112" calcext:value-type="float">
            <text:p>152,698112</text:p>
          </table:table-cell>
          <table:table-cell table:formula="of:=INDIRECT(&quot;$generator_data.C&quot;&amp;RANDBETWEEN(1; COUNTA([$generator_data.$C$1:$generator_data.$C$4])))" office:value-type="string" office:string-value="Underwater mine" calcext:value-type="string">
            <text:p>Underwater mine</text:p>
          </table:table-cell>
          <table:table-cell table:formula="of:=INDIRECT(&quot;$generator_data.E&quot;&amp;RANDBETWEEN(1; COUNTA([$generator_data.$E$1:$generator_data.$E$4])))" office:value-type="string" office:string-value="Cape City, South Africa" calcext:value-type="string">
            <text:p>Cape City, South Africa</text:p>
          </table:table-cell>
          <table:table-cell table:formula="of:=INDIRECT(&quot;$generator_data.A&quot;&amp;RANDBETWEEN(1; COUNTA([$generator_data.$A$1:$generator_data.$A$13])))" office:value-type="string" office:string-value="Bosch" calcext:value-type="string">
            <text:p>Bosch</text:p>
          </table:table-cell>
          <table:table-cell table:formula="of:=INDIRECT(&quot;$generator_data.G&quot;&amp;RANDBETWEEN(1; COUNTA([$generator_data.$G$1:$generator_data.$G$7])))" office:value-type="string" office:string-value="Memory" calcext:value-type="string">
            <text:p>Memory</text:p>
          </table:table-cell>
          <table:table-cell table:formula="of:=INDIRECT(&quot;$generator_data.H&quot;&amp;RANDBETWEEN(1; COUNTA([$generator_data.$H$1:$generator_data.$H$7])))" office:value-type="string" office:string-value="Zhejiang, China" calcext:value-type="string">
            <text:p>Zhejiang, China</text:p>
          </table:table-cell>
          <table:table-cell table:formula="of:=INDIRECT(&quot;$generator_data.J&quot;&amp;RANDBETWEEN(1; COUNTA([$generator_data.$J$1:$generator_data.$J$4])))" office:value-type="string" office:string-value="UPS" calcext:value-type="string">
            <text:p>UPS</text:p>
          </table:table-cell>
          <table:table-cell table:formula="of:=INDIRECT(&quot;$generator_data.K&quot;&amp;RANDBETWEEN(1; COUNTA([$generator_data.$K$1:$generator_data.$K$4])))" office:value-type="string" office:string-value="Ground, truck" calcext:value-type="string">
            <text:p>Ground, truck</text:p>
          </table:table-cell>
          <table:table-cell table:formula="of:=INDIRECT(&quot;$generator_data.L&quot;&amp;RANDBETWEEN(1; COUNTA([$generator_data.$L$1:$generator_data.$L$10])))" office:value-type="string" office:string-value="London, UK" calcext:value-type="string">
            <text:p>London, UK</text:p>
          </table:table-cell>
          <table:table-cell table:formula="of:=INDIRECT(&quot;$generator_data.M&quot;&amp;RANDBETWEEN(1; COUNTA([$generator_data.$M$1:$generator_data.$M$7])))" office:value-type="string" office:string-value="Sublimation" calcext:value-type="string">
            <text:p>Sublimation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Iron" calcext:value-type="string">
            <text:p>Iron</text:p>
          </table:table-cell>
          <table:table-cell table:formula="of:=RANDBETWEEN(99;10000)/100" office:value-type="float" office:value="82.65" calcext:value-type="float">
            <text:p>82,65</text:p>
          </table:table-cell>
          <table:table-cell table:formula="of:=INDIRECT(&quot;$generator_data.B&quot;&amp;RANDBETWEEN(1; COUNTA([$generator_data.$B$1:$generator_data.$B$6])))" office:value-type="string" office:string-value="RM Minerals" calcext:value-type="string">
            <text:p>RM Minerals</text:p>
          </table:table-cell>
          <table:table-cell table:formula="of:=RANDBETWEEN(-90000000;90000000)/1000000" office:value-type="float" office:value="4.92288" calcext:value-type="float">
            <text:p>4,922880</text:p>
          </table:table-cell>
          <table:table-cell table:formula="of:=RANDBETWEEN(-180000000;180000000)/1000000" office:value-type="float" office:value="58.360595" calcext:value-type="float">
            <text:p>58,360595</text:p>
          </table:table-cell>
          <table:table-cell table:formula="of:=INDIRECT(&quot;$generator_data.C&quot;&amp;RANDBETWEEN(1; COUNTA([$generator_data.$C$1:$generator_data.$C$4])))" office:value-type="string" office:string-value="Open air mine" calcext:value-type="string">
            <text:p>Open air mine</text:p>
          </table:table-cell>
          <table:table-cell table:formula="of:=INDIRECT(&quot;$generator_data.E&quot;&amp;RANDBETWEEN(1; COUNTA([$generator_data.$E$1:$generator_data.$E$4])))" office:value-type="string" office:string-value="Cape City, South Africa" calcext:value-type="string">
            <text:p>Cape City, South Africa</text:p>
          </table:table-cell>
          <table:table-cell table:formula="of:=INDIRECT(&quot;$generator_data.A&quot;&amp;RANDBETWEEN(1; COUNTA([$generator_data.$A$1:$generator_data.$A$13])))" office:value-type="string" office:string-value="Asus" calcext:value-type="string">
            <text:p>Asus</text:p>
          </table:table-cell>
          <table:table-cell table:formula="of:=INDIRECT(&quot;$generator_data.G&quot;&amp;RANDBETWEEN(1; COUNTA([$generator_data.$G$1:$generator_data.$G$7])))" office:value-type="string" office:string-value="Assembly line" calcext:value-type="string">
            <text:p>Assembly line</text:p>
          </table:table-cell>
          <table:table-cell table:formula="of:=INDIRECT(&quot;$generator_data.H&quot;&amp;RANDBETWEEN(1; COUNTA([$generator_data.$H$1:$generator_data.$H$7])))" office:value-type="string" office:string-value="Zhejiang, China" calcext:value-type="string">
            <text:p>Zhejiang, China</text:p>
          </table:table-cell>
          <table:table-cell table:formula="of:=INDIRECT(&quot;$generator_data.J&quot;&amp;RANDBETWEEN(1; COUNTA([$generator_data.$J$1:$generator_data.$J$4])))" office:value-type="string" office:string-value="UPS" calcext:value-type="string">
            <text:p>UPS</text:p>
          </table:table-cell>
          <table:table-cell table:formula="of:=INDIRECT(&quot;$generator_data.K&quot;&amp;RANDBETWEEN(1; COUNTA([$generator_data.$K$1:$generator_data.$K$4])))" office:value-type="string" office:string-value="Sea" calcext:value-type="string">
            <text:p>Sea</text:p>
          </table:table-cell>
          <table:table-cell table:formula="of:=INDIRECT(&quot;$generator_data.L&quot;&amp;RANDBETWEEN(1; COUNTA([$generator_data.$L$1:$generator_data.$L$10])))" office:value-type="string" office:string-value="Shenzhen, China" calcext:value-type="string">
            <text:p>Shenzhen, China</text:p>
          </table:table-cell>
          <table:table-cell table:formula="of:=INDIRECT(&quot;$generator_data.M&quot;&amp;RANDBETWEEN(1; COUNTA([$generator_data.$M$1:$generator_data.$M$7])))" office:value-type="string" office:string-value="High pressure cleaning" calcext:value-type="string">
            <text:p>High pressure cleaning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Iron" calcext:value-type="string">
            <text:p>Iron</text:p>
          </table:table-cell>
          <table:table-cell table:formula="of:=RANDBETWEEN(99;10000)/100" office:value-type="float" office:value="98.72" calcext:value-type="float">
            <text:p>98,72</text:p>
          </table:table-cell>
          <table:table-cell table:formula="of:=INDIRECT(&quot;$generator_data.B&quot;&amp;RANDBETWEEN(1; COUNTA([$generator_data.$B$1:$generator_data.$B$6])))" office:value-type="string" office:string-value="EXT Minerals" calcext:value-type="string">
            <text:p>EXT Minerals</text:p>
          </table:table-cell>
          <table:table-cell table:formula="of:=RANDBETWEEN(-90000000;90000000)/1000000" office:value-type="float" office:value="66.673491" calcext:value-type="float">
            <text:p>66,673491</text:p>
          </table:table-cell>
          <table:table-cell table:formula="of:=RANDBETWEEN(-180000000;180000000)/1000000" office:value-type="float" office:value="8.853492" calcext:value-type="float">
            <text:p>8,853492</text:p>
          </table:table-cell>
          <table:table-cell table:formula="of:=INDIRECT(&quot;$generator_data.C&quot;&amp;RANDBETWEEN(1; COUNTA([$generator_data.$C$1:$generator_data.$C$4])))" office:value-type="string" office:string-value="Open air mine" calcext:value-type="string">
            <text:p>Open air mine</text:p>
          </table:table-cell>
          <table:table-cell table:formula="of:=INDIRECT(&quot;$generator_data.E&quot;&amp;RANDBETWEEN(1; COUNTA([$generator_data.$E$1:$generator_data.$E$4])))" office:value-type="string" office:string-value="Alaska, USA" calcext:value-type="string">
            <text:p>Alaska, USA</text:p>
          </table:table-cell>
          <table:table-cell table:formula="of:=INDIRECT(&quot;$generator_data.A&quot;&amp;RANDBETWEEN(1; COUNTA([$generator_data.$A$1:$generator_data.$A$13])))" office:value-type="string" office:string-value="Asus" calcext:value-type="string">
            <text:p>Asus</text:p>
          </table:table-cell>
          <table:table-cell table:formula="of:=INDIRECT(&quot;$generator_data.G&quot;&amp;RANDBETWEEN(1; COUNTA([$generator_data.$G$1:$generator_data.$G$7])))" office:value-type="string" office:string-value="Board production" calcext:value-type="string">
            <text:p>Board production</text:p>
          </table:table-cell>
          <table:table-cell table:formula="of:=INDIRECT(&quot;$generator_data.H&quot;&amp;RANDBETWEEN(1; COUNTA([$generator_data.$H$1:$generator_data.$H$7])))" office:value-type="string" office:string-value="Shandong, China" calcext:value-type="string">
            <text:p>Shandong, China</text:p>
          </table:table-cell>
          <table:table-cell table:formula="of:=INDIRECT(&quot;$generator_data.J&quot;&amp;RANDBETWEEN(1; COUNTA([$generator_data.$J$1:$generator_data.$J$4])))" office:value-type="string" office:string-value="DB Schenker" calcext:value-type="string">
            <text:p>DB Schenker</text:p>
          </table:table-cell>
          <table:table-cell table:formula="of:=INDIRECT(&quot;$generator_data.K&quot;&amp;RANDBETWEEN(1; COUNTA([$generator_data.$K$1:$generator_data.$K$4])))" office:value-type="string" office:string-value="Sea" calcext:value-type="string">
            <text:p>Sea</text:p>
          </table:table-cell>
          <table:table-cell table:formula="of:=INDIRECT(&quot;$generator_data.L&quot;&amp;RANDBETWEEN(1; COUNTA([$generator_data.$L$1:$generator_data.$L$10])))" office:value-type="string" office:string-value="Shenzhen, China" calcext:value-type="string">
            <text:p>Shenzhen, China</text:p>
          </table:table-cell>
          <table:table-cell table:formula="of:=INDIRECT(&quot;$generator_data.M&quot;&amp;RANDBETWEEN(1; COUNTA([$generator_data.$M$1:$generator_data.$M$7])))" office:value-type="string" office:string-value="Centrifuge" calcext:value-type="string">
            <text:p>Centrifuge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Platinum" calcext:value-type="string">
            <text:p>Platinum</text:p>
          </table:table-cell>
          <table:table-cell table:formula="of:=RANDBETWEEN(99;10000)/100" office:value-type="float" office:value="88.52" calcext:value-type="float">
            <text:p>88,52</text:p>
          </table:table-cell>
          <table:table-cell table:formula="of:=INDIRECT(&quot;$generator_data.B&quot;&amp;RANDBETWEEN(1; COUNTA([$generator_data.$B$1:$generator_data.$B$6])))" office:value-type="string" office:string-value="RM Minerals" calcext:value-type="string">
            <text:p>RM Minerals</text:p>
          </table:table-cell>
          <table:table-cell table:formula="of:=RANDBETWEEN(-90000000;90000000)/1000000" office:value-type="float" office:value="-78.746436" calcext:value-type="float">
            <text:p>-78,746436</text:p>
          </table:table-cell>
          <table:table-cell table:formula="of:=RANDBETWEEN(-180000000;180000000)/1000000" office:value-type="float" office:value="58.65137" calcext:value-type="float">
            <text:p>58,651370</text:p>
          </table:table-cell>
          <table:table-cell table:formula="of:=INDIRECT(&quot;$generator_data.C&quot;&amp;RANDBETWEEN(1; COUNTA([$generator_data.$C$1:$generator_data.$C$4])))" office:value-type="string" office:string-value="Internal minning" calcext:value-type="string">
            <text:p>Internal minning</text:p>
          </table:table-cell>
          <table:table-cell table:formula="of:=INDIRECT(&quot;$generator_data.E&quot;&amp;RANDBETWEEN(1; COUNTA([$generator_data.$E$1:$generator_data.$E$4])))" office:value-type="string" office:string-value="Mimosa, Zimbabue" calcext:value-type="string">
            <text:p>Mimosa, Zimbabue</text:p>
          </table:table-cell>
          <table:table-cell table:formula="of:=INDIRECT(&quot;$generator_data.A&quot;&amp;RANDBETWEEN(1; COUNTA([$generator_data.$A$1:$generator_data.$A$13])))" office:value-type="string" office:string-value="Nokia" calcext:value-type="string">
            <text:p>Nokia</text:p>
          </table:table-cell>
          <table:table-cell table:formula="of:=INDIRECT(&quot;$generator_data.G&quot;&amp;RANDBETWEEN(1; COUNTA([$generator_data.$G$1:$generator_data.$G$7])))" office:value-type="string" office:string-value="Heat protection assembly" calcext:value-type="string">
            <text:p>Heat protection assembly</text:p>
          </table:table-cell>
          <table:table-cell table:formula="of:=INDIRECT(&quot;$generator_data.H&quot;&amp;RANDBETWEEN(1; COUNTA([$generator_data.$H$1:$generator_data.$H$7])))" office:value-type="string" office:string-value="Zhejiang, China" calcext:value-type="string">
            <text:p>Zhejiang, China</text:p>
          </table:table-cell>
          <table:table-cell table:formula="of:=INDIRECT(&quot;$generator_data.J&quot;&amp;RANDBETWEEN(1; COUNTA([$generator_data.$J$1:$generator_data.$J$4])))" office:value-type="string" office:string-value="Cosco Group" calcext:value-type="string">
            <text:p>Cosco Group</text:p>
          </table:table-cell>
          <table:table-cell table:formula="of:=INDIRECT(&quot;$generator_data.K&quot;&amp;RANDBETWEEN(1; COUNTA([$generator_data.$K$1:$generator_data.$K$4])))" office:value-type="string" office:string-value="Sea" calcext:value-type="string">
            <text:p>Sea</text:p>
          </table:table-cell>
          <table:table-cell table:formula="of:=INDIRECT(&quot;$generator_data.L&quot;&amp;RANDBETWEEN(1; COUNTA([$generator_data.$L$1:$generator_data.$L$10])))" office:value-type="string" office:string-value="Zhejiang, China" calcext:value-type="string">
            <text:p>Zhejiang, China</text:p>
          </table:table-cell>
          <table:table-cell table:formula="of:=INDIRECT(&quot;$generator_data.M&quot;&amp;RANDBETWEEN(1; COUNTA([$generator_data.$M$1:$generator_data.$M$7])))" office:value-type="string" office:string-value="High pressure cleaning" calcext:value-type="string">
            <text:p>High pressure cleaning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Cooper" calcext:value-type="string">
            <text:p>Cooper</text:p>
          </table:table-cell>
          <table:table-cell table:formula="of:=RANDBETWEEN(99;10000)/100" office:value-type="float" office:value="6.25" calcext:value-type="float">
            <text:p>6,25</text:p>
          </table:table-cell>
          <table:table-cell table:formula="of:=INDIRECT(&quot;$generator_data.B&quot;&amp;RANDBETWEEN(1; COUNTA([$generator_data.$B$1:$generator_data.$B$6])))" office:value-type="string" office:string-value="Long top extraction LTD" calcext:value-type="string">
            <text:p>Long top extraction LTD</text:p>
          </table:table-cell>
          <table:table-cell table:formula="of:=RANDBETWEEN(-90000000;90000000)/1000000" office:value-type="float" office:value="39.89377" calcext:value-type="float">
            <text:p>39,893770</text:p>
          </table:table-cell>
          <table:table-cell table:formula="of:=RANDBETWEEN(-180000000;180000000)/1000000" office:value-type="float" office:value="-96.238551" calcext:value-type="float">
            <text:p>-96,238551</text:p>
          </table:table-cell>
          <table:table-cell table:formula="of:=INDIRECT(&quot;$generator_data.C&quot;&amp;RANDBETWEEN(1; COUNTA([$generator_data.$C$1:$generator_data.$C$4])))" office:value-type="string" office:string-value="Open air mine" calcext:value-type="string">
            <text:p>Open air mine</text:p>
          </table:table-cell>
          <table:table-cell table:formula="of:=INDIRECT(&quot;$generator_data.E&quot;&amp;RANDBETWEEN(1; COUNTA([$generator_data.$E$1:$generator_data.$E$4])))" office:value-type="string" office:string-value="Cape City, South Africa" calcext:value-type="string">
            <text:p>Cape City, South Africa</text:p>
          </table:table-cell>
          <table:table-cell table:formula="of:=INDIRECT(&quot;$generator_data.A&quot;&amp;RANDBETWEEN(1; COUNTA([$generator_data.$A$1:$generator_data.$A$13])))" office:value-type="string" office:string-value="HTC" calcext:value-type="string">
            <text:p>HTC</text:p>
          </table:table-cell>
          <table:table-cell table:formula="of:=INDIRECT(&quot;$generator_data.G&quot;&amp;RANDBETWEEN(1; COUNTA([$generator_data.$G$1:$generator_data.$G$7])))" office:value-type="string" office:string-value="Assembly line" calcext:value-type="string">
            <text:p>Assembly line</text:p>
          </table:table-cell>
          <table:table-cell table:formula="of:=INDIRECT(&quot;$generator_data.H&quot;&amp;RANDBETWEEN(1; COUNTA([$generator_data.$H$1:$generator_data.$H$7])))" office:value-type="string" office:string-value="Shenzhen, China" calcext:value-type="string">
            <text:p>Shenzhen, China</text:p>
          </table:table-cell>
          <table:table-cell table:formula="of:=INDIRECT(&quot;$generator_data.J&quot;&amp;RANDBETWEEN(1; COUNTA([$generator_data.$J$1:$generator_data.$J$4])))" office:value-type="string" office:string-value="UPS" calcext:value-type="string">
            <text:p>UPS</text:p>
          </table:table-cell>
          <table:table-cell table:formula="of:=INDIRECT(&quot;$generator_data.K&quot;&amp;RANDBETWEEN(1; COUNTA([$generator_data.$K$1:$generator_data.$K$4])))" office:value-type="string" office:string-value="Sea" calcext:value-type="string">
            <text:p>Sea</text:p>
          </table:table-cell>
          <table:table-cell table:formula="of:=INDIRECT(&quot;$generator_data.L&quot;&amp;RANDBETWEEN(1; COUNTA([$generator_data.$L$1:$generator_data.$L$10])))" office:value-type="string" office:string-value="Texas, USA" calcext:value-type="string">
            <text:p>Texas, USA</text:p>
          </table:table-cell>
          <table:table-cell table:formula="of:=INDIRECT(&quot;$generator_data.M&quot;&amp;RANDBETWEEN(1; COUNTA([$generator_data.$M$1:$generator_data.$M$7])))" office:value-type="string" office:string-value="Chemical extraction" calcext:value-type="string">
            <text:p>Chemical extraction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Cooper" calcext:value-type="string">
            <text:p>Cooper</text:p>
          </table:table-cell>
          <table:table-cell table:formula="of:=RANDBETWEEN(99;10000)/100" office:value-type="float" office:value="81.57" calcext:value-type="float">
            <text:p>81,57</text:p>
          </table:table-cell>
          <table:table-cell table:formula="of:=INDIRECT(&quot;$generator_data.B&quot;&amp;RANDBETWEEN(1; COUNTA([$generator_data.$B$1:$generator_data.$B$6])))" office:value-type="string" office:string-value="EXT Minerals" calcext:value-type="string">
            <text:p>EXT Minerals</text:p>
          </table:table-cell>
          <table:table-cell table:formula="of:=RANDBETWEEN(-90000000;90000000)/1000000" office:value-type="float" office:value="-36.798381" calcext:value-type="float">
            <text:p>-36,798381</text:p>
          </table:table-cell>
          <table:table-cell table:formula="of:=RANDBETWEEN(-180000000;180000000)/1000000" office:value-type="float" office:value="-74.479371" calcext:value-type="float">
            <text:p>-74,479371</text:p>
          </table:table-cell>
          <table:table-cell table:formula="of:=INDIRECT(&quot;$generator_data.C&quot;&amp;RANDBETWEEN(1; COUNTA([$generator_data.$C$1:$generator_data.$C$4])))" office:value-type="string" office:string-value="Internal minning" calcext:value-type="string">
            <text:p>Internal minning</text:p>
          </table:table-cell>
          <table:table-cell table:formula="of:=INDIRECT(&quot;$generator_data.E&quot;&amp;RANDBETWEEN(1; COUNTA([$generator_data.$E$1:$generator_data.$E$4])))" office:value-type="string" office:string-value="Escondida, Chile" calcext:value-type="string">
            <text:p>Escondida, Chile</text:p>
          </table:table-cell>
          <table:table-cell table:formula="of:=INDIRECT(&quot;$generator_data.A&quot;&amp;RANDBETWEEN(1; COUNTA([$generator_data.$A$1:$generator_data.$A$13])))" office:value-type="string" office:string-value="Asus" calcext:value-type="string">
            <text:p>Asus</text:p>
          </table:table-cell>
          <table:table-cell table:formula="of:=INDIRECT(&quot;$generator_data.G&quot;&amp;RANDBETWEEN(1; COUNTA([$generator_data.$G$1:$generator_data.$G$7])))" office:value-type="string" office:string-value="Heat protection assembly" calcext:value-type="string">
            <text:p>Heat protection assembly</text:p>
          </table:table-cell>
          <table:table-cell table:formula="of:=INDIRECT(&quot;$generator_data.H&quot;&amp;RANDBETWEEN(1; COUNTA([$generator_data.$H$1:$generator_data.$H$7])))" office:value-type="string" office:string-value="Shandong, China" calcext:value-type="string">
            <text:p>Shandong, China</text:p>
          </table:table-cell>
          <table:table-cell table:formula="of:=INDIRECT(&quot;$generator_data.J&quot;&amp;RANDBETWEEN(1; COUNTA([$generator_data.$J$1:$generator_data.$J$4])))" office:value-type="string" office:string-value="DB Schenker" calcext:value-type="string">
            <text:p>DB Schenker</text:p>
          </table:table-cell>
          <table:table-cell table:formula="of:=INDIRECT(&quot;$generator_data.K&quot;&amp;RANDBETWEEN(1; COUNTA([$generator_data.$K$1:$generator_data.$K$4])))" office:value-type="string" office:string-value="Air" calcext:value-type="string">
            <text:p>Air</text:p>
          </table:table-cell>
          <table:table-cell table:formula="of:=INDIRECT(&quot;$generator_data.L&quot;&amp;RANDBETWEEN(1; COUNTA([$generator_data.$L$1:$generator_data.$L$10])))" office:value-type="string" office:string-value="Zhejiang, China" calcext:value-type="string">
            <text:p>Zhejiang, China</text:p>
          </table:table-cell>
          <table:table-cell table:formula="of:=INDIRECT(&quot;$generator_data.M&quot;&amp;RANDBETWEEN(1; COUNTA([$generator_data.$M$1:$generator_data.$M$7])))" office:value-type="string" office:string-value="High pressure cleaning" calcext:value-type="string">
            <text:p>High pressure cleaning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Cooper" calcext:value-type="string">
            <text:p>Cooper</text:p>
          </table:table-cell>
          <table:table-cell table:formula="of:=RANDBETWEEN(99;10000)/100" office:value-type="float" office:value="56.47" calcext:value-type="float">
            <text:p>56,47</text:p>
          </table:table-cell>
          <table:table-cell table:formula="of:=INDIRECT(&quot;$generator_data.B&quot;&amp;RANDBETWEEN(1; COUNTA([$generator_data.$B$1:$generator_data.$B$6])))" office:value-type="string" office:string-value="RM Minerals" calcext:value-type="string">
            <text:p>RM Minerals</text:p>
          </table:table-cell>
          <table:table-cell table:formula="of:=RANDBETWEEN(-90000000;90000000)/1000000" office:value-type="float" office:value="-17.640661" calcext:value-type="float">
            <text:p>-17,640661</text:p>
          </table:table-cell>
          <table:table-cell table:formula="of:=RANDBETWEEN(-180000000;180000000)/1000000" office:value-type="float" office:value="144.110805" calcext:value-type="float">
            <text:p>144,110805</text:p>
          </table:table-cell>
          <table:table-cell table:formula="of:=INDIRECT(&quot;$generator_data.C&quot;&amp;RANDBETWEEN(1; COUNTA([$generator_data.$C$1:$generator_data.$C$4])))" office:value-type="string" office:string-value="Underwater mine" calcext:value-type="string">
            <text:p>Underwater mine</text:p>
          </table:table-cell>
          <table:table-cell table:formula="of:=INDIRECT(&quot;$generator_data.E&quot;&amp;RANDBETWEEN(1; COUNTA([$generator_data.$E$1:$generator_data.$E$4])))" office:value-type="string" office:string-value="Cape City, South Africa" calcext:value-type="string">
            <text:p>Cape City, South Africa</text:p>
          </table:table-cell>
          <table:table-cell table:formula="of:=INDIRECT(&quot;$generator_data.A&quot;&amp;RANDBETWEEN(1; COUNTA([$generator_data.$A$1:$generator_data.$A$13])))" office:value-type="string" office:string-value="Caterpillar" calcext:value-type="string">
            <text:p>Caterpillar</text:p>
          </table:table-cell>
          <table:table-cell table:formula="of:=INDIRECT(&quot;$generator_data.G&quot;&amp;RANDBETWEEN(1; COUNTA([$generator_data.$G$1:$generator_data.$G$7])))" office:value-type="string" office:string-value="CPU Manufacture " calcext:value-type="string">
            <text:p>CPU Manufacture </text:p>
          </table:table-cell>
          <table:table-cell table:formula="of:=INDIRECT(&quot;$generator_data.H&quot;&amp;RANDBETWEEN(1; COUNTA([$generator_data.$H$1:$generator_data.$H$7])))" office:value-type="string" office:string-value="Arizona, USA" calcext:value-type="string">
            <text:p>Arizona, USA</text:p>
          </table:table-cell>
          <table:table-cell table:formula="of:=INDIRECT(&quot;$generator_data.J&quot;&amp;RANDBETWEEN(1; COUNTA([$generator_data.$J$1:$generator_data.$J$4])))" office:value-type="string" office:string-value="Cosco Group" calcext:value-type="string">
            <text:p>Cosco Group</text:p>
          </table:table-cell>
          <table:table-cell table:formula="of:=INDIRECT(&quot;$generator_data.K&quot;&amp;RANDBETWEEN(1; COUNTA([$generator_data.$K$1:$generator_data.$K$4])))" office:value-type="string" office:string-value="Air" calcext:value-type="string">
            <text:p>Air</text:p>
          </table:table-cell>
          <table:table-cell table:formula="of:=INDIRECT(&quot;$generator_data.L&quot;&amp;RANDBETWEEN(1; COUNTA([$generator_data.$L$1:$generator_data.$L$10])))" office:value-type="string" office:string-value="Shandong, China" calcext:value-type="string">
            <text:p>Shandong, China</text:p>
          </table:table-cell>
          <table:table-cell table:formula="of:=INDIRECT(&quot;$generator_data.M&quot;&amp;RANDBETWEEN(1; COUNTA([$generator_data.$M$1:$generator_data.$M$7])))" office:value-type="string" office:string-value="Sublimation" calcext:value-type="string">
            <text:p>Sublimation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Iron" calcext:value-type="string">
            <text:p>Iron</text:p>
          </table:table-cell>
          <table:table-cell table:formula="of:=RANDBETWEEN(99;10000)/100" office:value-type="float" office:value="10.59" calcext:value-type="float">
            <text:p>10,59</text:p>
          </table:table-cell>
          <table:table-cell table:formula="of:=INDIRECT(&quot;$generator_data.B&quot;&amp;RANDBETWEEN(1; COUNTA([$generator_data.$B$1:$generator_data.$B$6])))" office:value-type="string" office:string-value="Red Star" calcext:value-type="string">
            <text:p>Red Star</text:p>
          </table:table-cell>
          <table:table-cell table:formula="of:=RANDBETWEEN(-90000000;90000000)/1000000" office:value-type="float" office:value="-11.14652" calcext:value-type="float">
            <text:p>-11,146520</text:p>
          </table:table-cell>
          <table:table-cell table:formula="of:=RANDBETWEEN(-180000000;180000000)/1000000" office:value-type="float" office:value="-78.791635" calcext:value-type="float">
            <text:p>-78,791635</text:p>
          </table:table-cell>
          <table:table-cell table:formula="of:=INDIRECT(&quot;$generator_data.C&quot;&amp;RANDBETWEEN(1; COUNTA([$generator_data.$C$1:$generator_data.$C$4])))" office:value-type="string" office:string-value="Internal minning" calcext:value-type="string">
            <text:p>Internal minning</text:p>
          </table:table-cell>
          <table:table-cell table:formula="of:=INDIRECT(&quot;$generator_data.E&quot;&amp;RANDBETWEEN(1; COUNTA([$generator_data.$E$1:$generator_data.$E$4])))" office:value-type="string" office:string-value="Cape City, South Africa" calcext:value-type="string">
            <text:p>Cape City, South Africa</text:p>
          </table:table-cell>
          <table:table-cell table:formula="of:=INDIRECT(&quot;$generator_data.A&quot;&amp;RANDBETWEEN(1; COUNTA([$generator_data.$A$1:$generator_data.$A$13])))" office:value-type="string" office:string-value="Bosch" calcext:value-type="string">
            <text:p>Bosch</text:p>
          </table:table-cell>
          <table:table-cell table:formula="of:=INDIRECT(&quot;$generator_data.G&quot;&amp;RANDBETWEEN(1; COUNTA([$generator_data.$G$1:$generator_data.$G$7])))" office:value-type="string" office:string-value="Assembly line" calcext:value-type="string">
            <text:p>Assembly line</text:p>
          </table:table-cell>
          <table:table-cell table:formula="of:=INDIRECT(&quot;$generator_data.H&quot;&amp;RANDBETWEEN(1; COUNTA([$generator_data.$H$1:$generator_data.$H$7])))" office:value-type="string" office:string-value="Berlin, Germany" calcext:value-type="string">
            <text:p>Berlin, Germany</text:p>
          </table:table-cell>
          <table:table-cell table:formula="of:=INDIRECT(&quot;$generator_data.J&quot;&amp;RANDBETWEEN(1; COUNTA([$generator_data.$J$1:$generator_data.$J$4])))" office:value-type="string" office:string-value="UPS" calcext:value-type="string">
            <text:p>UPS</text:p>
          </table:table-cell>
          <table:table-cell table:formula="of:=INDIRECT(&quot;$generator_data.K&quot;&amp;RANDBETWEEN(1; COUNTA([$generator_data.$K$1:$generator_data.$K$4])))" office:value-type="string" office:string-value="Ground, train" calcext:value-type="string">
            <text:p>Ground, train</text:p>
          </table:table-cell>
          <table:table-cell table:formula="of:=INDIRECT(&quot;$generator_data.L&quot;&amp;RANDBETWEEN(1; COUNTA([$generator_data.$L$1:$generator_data.$L$10])))" office:value-type="string" office:string-value="Zhejiang, China" calcext:value-type="string">
            <text:p>Zhejiang, China</text:p>
          </table:table-cell>
          <table:table-cell table:formula="of:=INDIRECT(&quot;$generator_data.M&quot;&amp;RANDBETWEEN(1; COUNTA([$generator_data.$M$1:$generator_data.$M$7])))" office:value-type="string" office:string-value="High pressure cleaning" calcext:value-type="string">
            <text:p>High pressure cleaning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Gold" calcext:value-type="string">
            <text:p>Gold</text:p>
          </table:table-cell>
          <table:table-cell table:formula="of:=RANDBETWEEN(99;10000)/100" office:value-type="float" office:value="42.91" calcext:value-type="float">
            <text:p>42,91</text:p>
          </table:table-cell>
          <table:table-cell table:formula="of:=INDIRECT(&quot;$generator_data.B&quot;&amp;RANDBETWEEN(1; COUNTA([$generator_data.$B$1:$generator_data.$B$6])))" office:value-type="string" office:string-value="USNM" calcext:value-type="string">
            <text:p>USNM</text:p>
          </table:table-cell>
          <table:table-cell table:formula="of:=RANDBETWEEN(-90000000;90000000)/1000000" office:value-type="float" office:value="-34.116933" calcext:value-type="float">
            <text:p>-34,116933</text:p>
          </table:table-cell>
          <table:table-cell table:formula="of:=RANDBETWEEN(-180000000;180000000)/1000000" office:value-type="float" office:value="129.782856" calcext:value-type="float">
            <text:p>129,782856</text:p>
          </table:table-cell>
          <table:table-cell table:formula="of:=INDIRECT(&quot;$generator_data.C&quot;&amp;RANDBETWEEN(1; COUNTA([$generator_data.$C$1:$generator_data.$C$4])))" office:value-type="string" office:string-value="Open air mine" calcext:value-type="string">
            <text:p>Open air mine</text:p>
          </table:table-cell>
          <table:table-cell table:formula="of:=INDIRECT(&quot;$generator_data.E&quot;&amp;RANDBETWEEN(1; COUNTA([$generator_data.$E$1:$generator_data.$E$4])))" office:value-type="string" office:string-value="Alaska, USA" calcext:value-type="string">
            <text:p>Alaska, USA</text:p>
          </table:table-cell>
          <table:table-cell table:formula="of:=INDIRECT(&quot;$generator_data.A&quot;&amp;RANDBETWEEN(1; COUNTA([$generator_data.$A$1:$generator_data.$A$13])))" office:value-type="string" office:string-value="Bosch" calcext:value-type="string">
            <text:p>Bosch</text:p>
          </table:table-cell>
          <table:table-cell table:formula="of:=INDIRECT(&quot;$generator_data.G&quot;&amp;RANDBETWEEN(1; COUNTA([$generator_data.$G$1:$generator_data.$G$7])))" office:value-type="string" office:string-value="Case building" calcext:value-type="string">
            <text:p>Case building</text:p>
          </table:table-cell>
          <table:table-cell table:formula="of:=INDIRECT(&quot;$generator_data.H&quot;&amp;RANDBETWEEN(1; COUNTA([$generator_data.$H$1:$generator_data.$H$7])))" office:value-type="string" office:string-value="Zhejiang, China" calcext:value-type="string">
            <text:p>Zhejiang, China</text:p>
          </table:table-cell>
          <table:table-cell table:formula="of:=INDIRECT(&quot;$generator_data.J&quot;&amp;RANDBETWEEN(1; COUNTA([$generator_data.$J$1:$generator_data.$J$4])))" office:value-type="string" office:string-value="Acciona" calcext:value-type="string">
            <text:p>Acciona</text:p>
          </table:table-cell>
          <table:table-cell table:formula="of:=INDIRECT(&quot;$generator_data.K&quot;&amp;RANDBETWEEN(1; COUNTA([$generator_data.$K$1:$generator_data.$K$4])))" office:value-type="string" office:string-value="Ground, truck" calcext:value-type="string">
            <text:p>Ground, truck</text:p>
          </table:table-cell>
          <table:table-cell table:formula="of:=INDIRECT(&quot;$generator_data.L&quot;&amp;RANDBETWEEN(1; COUNTA([$generator_data.$L$1:$generator_data.$L$10])))" office:value-type="string" office:string-value="Arizona, USA" calcext:value-type="string">
            <text:p>Arizona, USA</text:p>
          </table:table-cell>
          <table:table-cell table:formula="of:=INDIRECT(&quot;$generator_data.M&quot;&amp;RANDBETWEEN(1; COUNTA([$generator_data.$M$1:$generator_data.$M$7])))" office:value-type="string" office:string-value="Acid expossure" calcext:value-type="string">
            <text:p>Acid expossure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Aluminium" calcext:value-type="string">
            <text:p>Aluminium</text:p>
          </table:table-cell>
          <table:table-cell table:formula="of:=RANDBETWEEN(99;10000)/100" office:value-type="float" office:value="36.37" calcext:value-type="float">
            <text:p>36,37</text:p>
          </table:table-cell>
          <table:table-cell table:formula="of:=INDIRECT(&quot;$generator_data.B&quot;&amp;RANDBETWEEN(1; COUNTA([$generator_data.$B$1:$generator_data.$B$6])))" office:value-type="string" office:string-value="Red Star" calcext:value-type="string">
            <text:p>Red Star</text:p>
          </table:table-cell>
          <table:table-cell table:formula="of:=RANDBETWEEN(-90000000;90000000)/1000000" office:value-type="float" office:value="-83.190705" calcext:value-type="float">
            <text:p>-83,190705</text:p>
          </table:table-cell>
          <table:table-cell table:formula="of:=RANDBETWEEN(-180000000;180000000)/1000000" office:value-type="float" office:value="-8.357223" calcext:value-type="float">
            <text:p>-8,357223</text:p>
          </table:table-cell>
          <table:table-cell table:formula="of:=INDIRECT(&quot;$generator_data.C&quot;&amp;RANDBETWEEN(1; COUNTA([$generator_data.$C$1:$generator_data.$C$4])))" office:value-type="string" office:string-value="Demolition" calcext:value-type="string">
            <text:p>Demolition</text:p>
          </table:table-cell>
          <table:table-cell table:formula="of:=INDIRECT(&quot;$generator_data.E&quot;&amp;RANDBETWEEN(1; COUNTA([$generator_data.$E$1:$generator_data.$E$4])))" office:value-type="string" office:string-value="Escondida, Chile" calcext:value-type="string">
            <text:p>Escondida, Chile</text:p>
          </table:table-cell>
          <table:table-cell table:formula="of:=INDIRECT(&quot;$generator_data.A&quot;&amp;RANDBETWEEN(1; COUNTA([$generator_data.$A$1:$generator_data.$A$13])))" office:value-type="string" office:string-value="Lenovo" calcext:value-type="string">
            <text:p>Lenovo</text:p>
          </table:table-cell>
          <table:table-cell table:formula="of:=INDIRECT(&quot;$generator_data.G&quot;&amp;RANDBETWEEN(1; COUNTA([$generator_data.$G$1:$generator_data.$G$7])))" office:value-type="string" office:string-value="Board production" calcext:value-type="string">
            <text:p>Board production</text:p>
          </table:table-cell>
          <table:table-cell table:formula="of:=INDIRECT(&quot;$generator_data.H&quot;&amp;RANDBETWEEN(1; COUNTA([$generator_data.$H$1:$generator_data.$H$7])))" office:value-type="string" office:string-value="Berlin, Germany" calcext:value-type="string">
            <text:p>Berlin, Germany</text:p>
          </table:table-cell>
          <table:table-cell table:formula="of:=INDIRECT(&quot;$generator_data.J&quot;&amp;RANDBETWEEN(1; COUNTA([$generator_data.$J$1:$generator_data.$J$4])))" office:value-type="string" office:string-value="Cosco Group" calcext:value-type="string">
            <text:p>Cosco Group</text:p>
          </table:table-cell>
          <table:table-cell table:formula="of:=INDIRECT(&quot;$generator_data.K&quot;&amp;RANDBETWEEN(1; COUNTA([$generator_data.$K$1:$generator_data.$K$4])))" office:value-type="string" office:string-value="Ground, train" calcext:value-type="string">
            <text:p>Ground, train</text:p>
          </table:table-cell>
          <table:table-cell table:formula="of:=INDIRECT(&quot;$generator_data.L&quot;&amp;RANDBETWEEN(1; COUNTA([$generator_data.$L$1:$generator_data.$L$10])))" office:value-type="string" office:string-value="Arizona, USA" calcext:value-type="string">
            <text:p>Arizona, USA</text:p>
          </table:table-cell>
          <table:table-cell table:formula="of:=INDIRECT(&quot;$generator_data.M&quot;&amp;RANDBETWEEN(1; COUNTA([$generator_data.$M$1:$generator_data.$M$7])))" office:value-type="string" office:string-value="Heat separation" calcext:value-type="string">
            <text:p>Heat separation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Iron" calcext:value-type="string">
            <text:p>Iron</text:p>
          </table:table-cell>
          <table:table-cell table:formula="of:=RANDBETWEEN(99;10000)/100" office:value-type="float" office:value="62.52" calcext:value-type="float">
            <text:p>62,52</text:p>
          </table:table-cell>
          <table:table-cell table:formula="of:=INDIRECT(&quot;$generator_data.B&quot;&amp;RANDBETWEEN(1; COUNTA([$generator_data.$B$1:$generator_data.$B$6])))" office:value-type="string" office:string-value="Red Star" calcext:value-type="string">
            <text:p>Red Star</text:p>
          </table:table-cell>
          <table:table-cell table:formula="of:=RANDBETWEEN(-90000000;90000000)/1000000" office:value-type="float" office:value="62.73968" calcext:value-type="float">
            <text:p>62,739680</text:p>
          </table:table-cell>
          <table:table-cell table:formula="of:=RANDBETWEEN(-180000000;180000000)/1000000" office:value-type="float" office:value="-134.777065" calcext:value-type="float">
            <text:p>-134,777065</text:p>
          </table:table-cell>
          <table:table-cell table:formula="of:=INDIRECT(&quot;$generator_data.C&quot;&amp;RANDBETWEEN(1; COUNTA([$generator_data.$C$1:$generator_data.$C$4])))" office:value-type="string" office:string-value="Open air mine" calcext:value-type="string">
            <text:p>Open air mine</text:p>
          </table:table-cell>
          <table:table-cell table:formula="of:=INDIRECT(&quot;$generator_data.E&quot;&amp;RANDBETWEEN(1; COUNTA([$generator_data.$E$1:$generator_data.$E$4])))" office:value-type="string" office:string-value="Mimosa, Zimbabue" calcext:value-type="string">
            <text:p>Mimosa, Zimbabue</text:p>
          </table:table-cell>
          <table:table-cell table:formula="of:=INDIRECT(&quot;$generator_data.A&quot;&amp;RANDBETWEEN(1; COUNTA([$generator_data.$A$1:$generator_data.$A$13])))" office:value-type="string" office:string-value="Panasonic" calcext:value-type="string">
            <text:p>Panasonic</text:p>
          </table:table-cell>
          <table:table-cell table:formula="of:=INDIRECT(&quot;$generator_data.G&quot;&amp;RANDBETWEEN(1; COUNTA([$generator_data.$G$1:$generator_data.$G$7])))" office:value-type="string" office:string-value="Storage production" calcext:value-type="string">
            <text:p>Storage production</text:p>
          </table:table-cell>
          <table:table-cell table:formula="of:=INDIRECT(&quot;$generator_data.H&quot;&amp;RANDBETWEEN(1; COUNTA([$generator_data.$H$1:$generator_data.$H$7])))" office:value-type="string" office:string-value="Texas, USA" calcext:value-type="string">
            <text:p>Texas, USA</text:p>
          </table:table-cell>
          <table:table-cell table:formula="of:=INDIRECT(&quot;$generator_data.J&quot;&amp;RANDBETWEEN(1; COUNTA([$generator_data.$J$1:$generator_data.$J$4])))" office:value-type="string" office:string-value="DB Schenker" calcext:value-type="string">
            <text:p>DB Schenker</text:p>
          </table:table-cell>
          <table:table-cell table:formula="of:=INDIRECT(&quot;$generator_data.K&quot;&amp;RANDBETWEEN(1; COUNTA([$generator_data.$K$1:$generator_data.$K$4])))" office:value-type="string" office:string-value="Sea" calcext:value-type="string">
            <text:p>Sea</text:p>
          </table:table-cell>
          <table:table-cell table:formula="of:=INDIRECT(&quot;$generator_data.L&quot;&amp;RANDBETWEEN(1; COUNTA([$generator_data.$L$1:$generator_data.$L$10])))" office:value-type="string" office:string-value="Madrid, Spain" calcext:value-type="string">
            <text:p>Madrid, Spain</text:p>
          </table:table-cell>
          <table:table-cell table:formula="of:=INDIRECT(&quot;$generator_data.M&quot;&amp;RANDBETWEEN(1; COUNTA([$generator_data.$M$1:$generator_data.$M$7])))" office:value-type="string" office:string-value="Heat separation" calcext:value-type="string">
            <text:p>Heat separation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Gold" calcext:value-type="string">
            <text:p>Gold</text:p>
          </table:table-cell>
          <table:table-cell table:formula="of:=RANDBETWEEN(99;10000)/100" office:value-type="float" office:value="89.91" calcext:value-type="float">
            <text:p>89,91</text:p>
          </table:table-cell>
          <table:table-cell table:formula="of:=INDIRECT(&quot;$generator_data.B&quot;&amp;RANDBETWEEN(1; COUNTA([$generator_data.$B$1:$generator_data.$B$6])))" office:value-type="string" office:string-value="USNM" calcext:value-type="string">
            <text:p>USNM</text:p>
          </table:table-cell>
          <table:table-cell table:formula="of:=RANDBETWEEN(-90000000;90000000)/1000000" office:value-type="float" office:value="35.394087" calcext:value-type="float">
            <text:p>35,394087</text:p>
          </table:table-cell>
          <table:table-cell table:formula="of:=RANDBETWEEN(-180000000;180000000)/1000000" office:value-type="float" office:value="77.250313" calcext:value-type="float">
            <text:p>77,250313</text:p>
          </table:table-cell>
          <table:table-cell table:formula="of:=INDIRECT(&quot;$generator_data.C&quot;&amp;RANDBETWEEN(1; COUNTA([$generator_data.$C$1:$generator_data.$C$4])))" office:value-type="string" office:string-value="Underwater mine" calcext:value-type="string">
            <text:p>Underwater mine</text:p>
          </table:table-cell>
          <table:table-cell table:formula="of:=INDIRECT(&quot;$generator_data.E&quot;&amp;RANDBETWEEN(1; COUNTA([$generator_data.$E$1:$generator_data.$E$4])))" office:value-type="string" office:string-value="Mimosa, Zimbabue" calcext:value-type="string">
            <text:p>Mimosa, Zimbabue</text:p>
          </table:table-cell>
          <table:table-cell table:formula="of:=INDIRECT(&quot;$generator_data.A&quot;&amp;RANDBETWEEN(1; COUNTA([$generator_data.$A$1:$generator_data.$A$13])))" office:value-type="string" office:string-value="Samsung" calcext:value-type="string">
            <text:p>Samsung</text:p>
          </table:table-cell>
          <table:table-cell table:formula="of:=INDIRECT(&quot;$generator_data.G&quot;&amp;RANDBETWEEN(1; COUNTA([$generator_data.$G$1:$generator_data.$G$7])))" office:value-type="string" office:string-value="Assembly line" calcext:value-type="string">
            <text:p>Assembly line</text:p>
          </table:table-cell>
          <table:table-cell table:formula="of:=INDIRECT(&quot;$generator_data.H&quot;&amp;RANDBETWEEN(1; COUNTA([$generator_data.$H$1:$generator_data.$H$7])))" office:value-type="string" office:string-value="Shandong, China" calcext:value-type="string">
            <text:p>Shandong, China</text:p>
          </table:table-cell>
          <table:table-cell table:formula="of:=INDIRECT(&quot;$generator_data.J&quot;&amp;RANDBETWEEN(1; COUNTA([$generator_data.$J$1:$generator_data.$J$4])))" office:value-type="string" office:string-value="Cosco Group" calcext:value-type="string">
            <text:p>Cosco Group</text:p>
          </table:table-cell>
          <table:table-cell table:formula="of:=INDIRECT(&quot;$generator_data.K&quot;&amp;RANDBETWEEN(1; COUNTA([$generator_data.$K$1:$generator_data.$K$4])))" office:value-type="string" office:string-value="Air" calcext:value-type="string">
            <text:p>Air</text:p>
          </table:table-cell>
          <table:table-cell table:formula="of:=INDIRECT(&quot;$generator_data.L&quot;&amp;RANDBETWEEN(1; COUNTA([$generator_data.$L$1:$generator_data.$L$10])))" office:value-type="string" office:string-value="Arizona, USA" calcext:value-type="string">
            <text:p>Arizona, USA</text:p>
          </table:table-cell>
          <table:table-cell table:formula="of:=INDIRECT(&quot;$generator_data.M&quot;&amp;RANDBETWEEN(1; COUNTA([$generator_data.$M$1:$generator_data.$M$7])))" office:value-type="string" office:string-value="High pressure cleaning" calcext:value-type="string">
            <text:p>High pressure cleaning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Gold" calcext:value-type="string">
            <text:p>Gold</text:p>
          </table:table-cell>
          <table:table-cell table:formula="of:=RANDBETWEEN(99;10000)/100" office:value-type="float" office:value="43.39" calcext:value-type="float">
            <text:p>43,39</text:p>
          </table:table-cell>
          <table:table-cell table:formula="of:=INDIRECT(&quot;$generator_data.B&quot;&amp;RANDBETWEEN(1; COUNTA([$generator_data.$B$1:$generator_data.$B$6])))" office:value-type="string" office:string-value="USNM" calcext:value-type="string">
            <text:p>USNM</text:p>
          </table:table-cell>
          <table:table-cell table:formula="of:=RANDBETWEEN(-90000000;90000000)/1000000" office:value-type="float" office:value="-18.260578" calcext:value-type="float">
            <text:p>-18,260578</text:p>
          </table:table-cell>
          <table:table-cell table:formula="of:=RANDBETWEEN(-180000000;180000000)/1000000" office:value-type="float" office:value="-65.481577" calcext:value-type="float">
            <text:p>-65,481577</text:p>
          </table:table-cell>
          <table:table-cell table:formula="of:=INDIRECT(&quot;$generator_data.C&quot;&amp;RANDBETWEEN(1; COUNTA([$generator_data.$C$1:$generator_data.$C$4])))" office:value-type="string" office:string-value="Open air mine" calcext:value-type="string">
            <text:p>Open air mine</text:p>
          </table:table-cell>
          <table:table-cell table:formula="of:=INDIRECT(&quot;$generator_data.E&quot;&amp;RANDBETWEEN(1; COUNTA([$generator_data.$E$1:$generator_data.$E$4])))" office:value-type="string" office:string-value="Alaska, USA" calcext:value-type="string">
            <text:p>Alaska, USA</text:p>
          </table:table-cell>
          <table:table-cell table:formula="of:=INDIRECT(&quot;$generator_data.A&quot;&amp;RANDBETWEEN(1; COUNTA([$generator_data.$A$1:$generator_data.$A$13])))" office:value-type="string" office:string-value="MSI" calcext:value-type="string">
            <text:p>MSI</text:p>
          </table:table-cell>
          <table:table-cell table:formula="of:=INDIRECT(&quot;$generator_data.G&quot;&amp;RANDBETWEEN(1; COUNTA([$generator_data.$G$1:$generator_data.$G$7])))" office:value-type="string" office:string-value="Case building" calcext:value-type="string">
            <text:p>Case building</text:p>
          </table:table-cell>
          <table:table-cell table:formula="of:=INDIRECT(&quot;$generator_data.H&quot;&amp;RANDBETWEEN(1; COUNTA([$generator_data.$H$1:$generator_data.$H$7])))" office:value-type="string" office:string-value="Guangdong, China" calcext:value-type="string">
            <text:p>Guangdong, China</text:p>
          </table:table-cell>
          <table:table-cell table:formula="of:=INDIRECT(&quot;$generator_data.J&quot;&amp;RANDBETWEEN(1; COUNTA([$generator_data.$J$1:$generator_data.$J$4])))" office:value-type="string" office:string-value="UPS" calcext:value-type="string">
            <text:p>UPS</text:p>
          </table:table-cell>
          <table:table-cell table:formula="of:=INDIRECT(&quot;$generator_data.K&quot;&amp;RANDBETWEEN(1; COUNTA([$generator_data.$K$1:$generator_data.$K$4])))" office:value-type="string" office:string-value="Sea" calcext:value-type="string">
            <text:p>Sea</text:p>
          </table:table-cell>
          <table:table-cell table:formula="of:=INDIRECT(&quot;$generator_data.L&quot;&amp;RANDBETWEEN(1; COUNTA([$generator_data.$L$1:$generator_data.$L$10])))" office:value-type="string" office:string-value="Shandong, China" calcext:value-type="string">
            <text:p>Shandong, China</text:p>
          </table:table-cell>
          <table:table-cell table:formula="of:=INDIRECT(&quot;$generator_data.M&quot;&amp;RANDBETWEEN(1; COUNTA([$generator_data.$M$1:$generator_data.$M$7])))" office:value-type="string" office:string-value="Centrifuge" calcext:value-type="string">
            <text:p>Centrifuge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Iron" calcext:value-type="string">
            <text:p>Iron</text:p>
          </table:table-cell>
          <table:table-cell table:formula="of:=RANDBETWEEN(99;10000)/100" office:value-type="float" office:value="11.7" calcext:value-type="float">
            <text:p>11,7</text:p>
          </table:table-cell>
          <table:table-cell table:formula="of:=INDIRECT(&quot;$generator_data.B&quot;&amp;RANDBETWEEN(1; COUNTA([$generator_data.$B$1:$generator_data.$B$6])))" office:value-type="string" office:string-value="EXT Minerals" calcext:value-type="string">
            <text:p>EXT Minerals</text:p>
          </table:table-cell>
          <table:table-cell table:formula="of:=RANDBETWEEN(-90000000;90000000)/1000000" office:value-type="float" office:value="-28.09581" calcext:value-type="float">
            <text:p>-28,095810</text:p>
          </table:table-cell>
          <table:table-cell table:formula="of:=RANDBETWEEN(-180000000;180000000)/1000000" office:value-type="float" office:value="-28.273604" calcext:value-type="float">
            <text:p>-28,273604</text:p>
          </table:table-cell>
          <table:table-cell table:formula="of:=INDIRECT(&quot;$generator_data.C&quot;&amp;RANDBETWEEN(1; COUNTA([$generator_data.$C$1:$generator_data.$C$4])))" office:value-type="string" office:string-value="Demolition" calcext:value-type="string">
            <text:p>Demolition</text:p>
          </table:table-cell>
          <table:table-cell table:formula="of:=INDIRECT(&quot;$generator_data.E&quot;&amp;RANDBETWEEN(1; COUNTA([$generator_data.$E$1:$generator_data.$E$4])))" office:value-type="string" office:string-value="Alaska, USA" calcext:value-type="string">
            <text:p>Alaska, USA</text:p>
          </table:table-cell>
          <table:table-cell table:formula="of:=INDIRECT(&quot;$generator_data.A&quot;&amp;RANDBETWEEN(1; COUNTA([$generator_data.$A$1:$generator_data.$A$13])))" office:value-type="string" office:string-value="Bosch" calcext:value-type="string">
            <text:p>Bosch</text:p>
          </table:table-cell>
          <table:table-cell table:formula="of:=INDIRECT(&quot;$generator_data.G&quot;&amp;RANDBETWEEN(1; COUNTA([$generator_data.$G$1:$generator_data.$G$7])))" office:value-type="string" office:string-value="Assembly line" calcext:value-type="string">
            <text:p>Assembly line</text:p>
          </table:table-cell>
          <table:table-cell table:formula="of:=INDIRECT(&quot;$generator_data.H&quot;&amp;RANDBETWEEN(1; COUNTA([$generator_data.$H$1:$generator_data.$H$7])))" office:value-type="string" office:string-value="Shenzhen, China" calcext:value-type="string">
            <text:p>Shenzhen, China</text:p>
          </table:table-cell>
          <table:table-cell table:formula="of:=INDIRECT(&quot;$generator_data.J&quot;&amp;RANDBETWEEN(1; COUNTA([$generator_data.$J$1:$generator_data.$J$4])))" office:value-type="string" office:string-value="UPS" calcext:value-type="string">
            <text:p>UPS</text:p>
          </table:table-cell>
          <table:table-cell table:formula="of:=INDIRECT(&quot;$generator_data.K&quot;&amp;RANDBETWEEN(1; COUNTA([$generator_data.$K$1:$generator_data.$K$4])))" office:value-type="string" office:string-value="Air" calcext:value-type="string">
            <text:p>Air</text:p>
          </table:table-cell>
          <table:table-cell table:formula="of:=INDIRECT(&quot;$generator_data.L&quot;&amp;RANDBETWEEN(1; COUNTA([$generator_data.$L$1:$generator_data.$L$10])))" office:value-type="string" office:string-value="Madrid, Spain" calcext:value-type="string">
            <text:p>Madrid, Spain</text:p>
          </table:table-cell>
          <table:table-cell table:formula="of:=INDIRECT(&quot;$generator_data.M&quot;&amp;RANDBETWEEN(1; COUNTA([$generator_data.$M$1:$generator_data.$M$7])))" office:value-type="string" office:string-value="Heat separation" calcext:value-type="string">
            <text:p>Heat separation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Cooper" calcext:value-type="string">
            <text:p>Cooper</text:p>
          </table:table-cell>
          <table:table-cell table:formula="of:=RANDBETWEEN(99;10000)/100" office:value-type="float" office:value="89.13" calcext:value-type="float">
            <text:p>89,13</text:p>
          </table:table-cell>
          <table:table-cell table:formula="of:=INDIRECT(&quot;$generator_data.B&quot;&amp;RANDBETWEEN(1; COUNTA([$generator_data.$B$1:$generator_data.$B$6])))" office:value-type="string" office:string-value="RM Minerals" calcext:value-type="string">
            <text:p>RM Minerals</text:p>
          </table:table-cell>
          <table:table-cell table:formula="of:=RANDBETWEEN(-90000000;90000000)/1000000" office:value-type="float" office:value="-12.853719" calcext:value-type="float">
            <text:p>-12,853719</text:p>
          </table:table-cell>
          <table:table-cell table:formula="of:=RANDBETWEEN(-180000000;180000000)/1000000" office:value-type="float" office:value="-40.861622" calcext:value-type="float">
            <text:p>-40,861622</text:p>
          </table:table-cell>
          <table:table-cell table:formula="of:=INDIRECT(&quot;$generator_data.C&quot;&amp;RANDBETWEEN(1; COUNTA([$generator_data.$C$1:$generator_data.$C$4])))" office:value-type="string" office:string-value="Internal minning" calcext:value-type="string">
            <text:p>Internal minning</text:p>
          </table:table-cell>
          <table:table-cell table:formula="of:=INDIRECT(&quot;$generator_data.E&quot;&amp;RANDBETWEEN(1; COUNTA([$generator_data.$E$1:$generator_data.$E$4])))" office:value-type="string" office:string-value="Mimosa, Zimbabue" calcext:value-type="string">
            <text:p>Mimosa, Zimbabue</text:p>
          </table:table-cell>
          <table:table-cell table:formula="of:=INDIRECT(&quot;$generator_data.A&quot;&amp;RANDBETWEEN(1; COUNTA([$generator_data.$A$1:$generator_data.$A$13])))" office:value-type="string" office:string-value="Engel" calcext:value-type="string">
            <text:p>Engel</text:p>
          </table:table-cell>
          <table:table-cell table:formula="of:=INDIRECT(&quot;$generator_data.G&quot;&amp;RANDBETWEEN(1; COUNTA([$generator_data.$G$1:$generator_data.$G$7])))" office:value-type="string" office:string-value="Case building" calcext:value-type="string">
            <text:p>Case building</text:p>
          </table:table-cell>
          <table:table-cell table:formula="of:=INDIRECT(&quot;$generator_data.H&quot;&amp;RANDBETWEEN(1; COUNTA([$generator_data.$H$1:$generator_data.$H$7])))" office:value-type="string" office:string-value="Arizona, USA" calcext:value-type="string">
            <text:p>Arizona, USA</text:p>
          </table:table-cell>
          <table:table-cell table:formula="of:=INDIRECT(&quot;$generator_data.J&quot;&amp;RANDBETWEEN(1; COUNTA([$generator_data.$J$1:$generator_data.$J$4])))" office:value-type="string" office:string-value="Acciona" calcext:value-type="string">
            <text:p>Acciona</text:p>
          </table:table-cell>
          <table:table-cell table:formula="of:=INDIRECT(&quot;$generator_data.K&quot;&amp;RANDBETWEEN(1; COUNTA([$generator_data.$K$1:$generator_data.$K$4])))" office:value-type="string" office:string-value="Ground, train" calcext:value-type="string">
            <text:p>Ground, train</text:p>
          </table:table-cell>
          <table:table-cell table:formula="of:=INDIRECT(&quot;$generator_data.L&quot;&amp;RANDBETWEEN(1; COUNTA([$generator_data.$L$1:$generator_data.$L$10])))" office:value-type="string" office:string-value="Zhejiang, China" calcext:value-type="string">
            <text:p>Zhejiang, China</text:p>
          </table:table-cell>
          <table:table-cell table:formula="of:=INDIRECT(&quot;$generator_data.M&quot;&amp;RANDBETWEEN(1; COUNTA([$generator_data.$M$1:$generator_data.$M$7])))" office:value-type="string" office:string-value="Acid expossure" calcext:value-type="string">
            <text:p>Acid expossure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Platinum" calcext:value-type="string">
            <text:p>Platinum</text:p>
          </table:table-cell>
          <table:table-cell table:formula="of:=RANDBETWEEN(99;10000)/100" office:value-type="float" office:value="32.22" calcext:value-type="float">
            <text:p>32,22</text:p>
          </table:table-cell>
          <table:table-cell table:formula="of:=INDIRECT(&quot;$generator_data.B&quot;&amp;RANDBETWEEN(1; COUNTA([$generator_data.$B$1:$generator_data.$B$6])))" office:value-type="string" office:string-value="Prospection WP" calcext:value-type="string">
            <text:p>Prospection WP</text:p>
          </table:table-cell>
          <table:table-cell table:formula="of:=RANDBETWEEN(-90000000;90000000)/1000000" office:value-type="float" office:value="56.34728" calcext:value-type="float">
            <text:p>56,347280</text:p>
          </table:table-cell>
          <table:table-cell table:formula="of:=RANDBETWEEN(-180000000;180000000)/1000000" office:value-type="float" office:value="34.330737" calcext:value-type="float">
            <text:p>34,330737</text:p>
          </table:table-cell>
          <table:table-cell table:formula="of:=INDIRECT(&quot;$generator_data.C&quot;&amp;RANDBETWEEN(1; COUNTA([$generator_data.$C$1:$generator_data.$C$4])))" office:value-type="string" office:string-value="Demolition" calcext:value-type="string">
            <text:p>Demolition</text:p>
          </table:table-cell>
          <table:table-cell table:formula="of:=INDIRECT(&quot;$generator_data.E&quot;&amp;RANDBETWEEN(1; COUNTA([$generator_data.$E$1:$generator_data.$E$4])))" office:value-type="string" office:string-value="Cape City, South Africa" calcext:value-type="string">
            <text:p>Cape City, South Africa</text:p>
          </table:table-cell>
          <table:table-cell table:formula="of:=INDIRECT(&quot;$generator_data.A&quot;&amp;RANDBETWEEN(1; COUNTA([$generator_data.$A$1:$generator_data.$A$13])))" office:value-type="string" office:string-value="Asus" calcext:value-type="string">
            <text:p>Asus</text:p>
          </table:table-cell>
          <table:table-cell table:formula="of:=INDIRECT(&quot;$generator_data.G&quot;&amp;RANDBETWEEN(1; COUNTA([$generator_data.$G$1:$generator_data.$G$7])))" office:value-type="string" office:string-value="CPU Manufacture " calcext:value-type="string">
            <text:p>CPU Manufacture </text:p>
          </table:table-cell>
          <table:table-cell table:formula="of:=INDIRECT(&quot;$generator_data.H&quot;&amp;RANDBETWEEN(1; COUNTA([$generator_data.$H$1:$generator_data.$H$7])))" office:value-type="string" office:string-value="Berlin, Germany" calcext:value-type="string">
            <text:p>Berlin, Germany</text:p>
          </table:table-cell>
          <table:table-cell table:formula="of:=INDIRECT(&quot;$generator_data.J&quot;&amp;RANDBETWEEN(1; COUNTA([$generator_data.$J$1:$generator_data.$J$4])))" office:value-type="string" office:string-value="DB Schenker" calcext:value-type="string">
            <text:p>DB Schenker</text:p>
          </table:table-cell>
          <table:table-cell table:formula="of:=INDIRECT(&quot;$generator_data.K&quot;&amp;RANDBETWEEN(1; COUNTA([$generator_data.$K$1:$generator_data.$K$4])))" office:value-type="string" office:string-value="Ground, train" calcext:value-type="string">
            <text:p>Ground, train</text:p>
          </table:table-cell>
          <table:table-cell table:formula="of:=INDIRECT(&quot;$generator_data.L&quot;&amp;RANDBETWEEN(1; COUNTA([$generator_data.$L$1:$generator_data.$L$10])))" office:value-type="string" office:string-value="Berlin, Germany" calcext:value-type="string">
            <text:p>Berlin, Germany</text:p>
          </table:table-cell>
          <table:table-cell table:formula="of:=INDIRECT(&quot;$generator_data.M&quot;&amp;RANDBETWEEN(1; COUNTA([$generator_data.$M$1:$generator_data.$M$7])))" office:value-type="string" office:string-value="Chemical extraction" calcext:value-type="string">
            <text:p>Chemical extraction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Platinum" calcext:value-type="string">
            <text:p>Platinum</text:p>
          </table:table-cell>
          <table:table-cell table:formula="of:=RANDBETWEEN(99;10000)/100" office:value-type="float" office:value="48.49" calcext:value-type="float">
            <text:p>48,49</text:p>
          </table:table-cell>
          <table:table-cell table:formula="of:=INDIRECT(&quot;$generator_data.B&quot;&amp;RANDBETWEEN(1; COUNTA([$generator_data.$B$1:$generator_data.$B$6])))" office:value-type="string" office:string-value="Red Star" calcext:value-type="string">
            <text:p>Red Star</text:p>
          </table:table-cell>
          <table:table-cell table:formula="of:=RANDBETWEEN(-90000000;90000000)/1000000" office:value-type="float" office:value="-74.708942" calcext:value-type="float">
            <text:p>-74,708942</text:p>
          </table:table-cell>
          <table:table-cell table:formula="of:=RANDBETWEEN(-180000000;180000000)/1000000" office:value-type="float" office:value="-176.144498" calcext:value-type="float">
            <text:p>-176,144498</text:p>
          </table:table-cell>
          <table:table-cell table:formula="of:=INDIRECT(&quot;$generator_data.C&quot;&amp;RANDBETWEEN(1; COUNTA([$generator_data.$C$1:$generator_data.$C$4])))" office:value-type="string" office:string-value="Demolition" calcext:value-type="string">
            <text:p>Demolition</text:p>
          </table:table-cell>
          <table:table-cell table:formula="of:=INDIRECT(&quot;$generator_data.E&quot;&amp;RANDBETWEEN(1; COUNTA([$generator_data.$E$1:$generator_data.$E$4])))" office:value-type="string" office:string-value="Mimosa, Zimbabue" calcext:value-type="string">
            <text:p>Mimosa, Zimbabue</text:p>
          </table:table-cell>
          <table:table-cell table:formula="of:=INDIRECT(&quot;$generator_data.A&quot;&amp;RANDBETWEEN(1; COUNTA([$generator_data.$A$1:$generator_data.$A$13])))" office:value-type="string" office:string-value="Nokia" calcext:value-type="string">
            <text:p>Nokia</text:p>
          </table:table-cell>
          <table:table-cell table:formula="of:=INDIRECT(&quot;$generator_data.G&quot;&amp;RANDBETWEEN(1; COUNTA([$generator_data.$G$1:$generator_data.$G$7])))" office:value-type="string" office:string-value="Case building" calcext:value-type="string">
            <text:p>Case building</text:p>
          </table:table-cell>
          <table:table-cell table:formula="of:=INDIRECT(&quot;$generator_data.H&quot;&amp;RANDBETWEEN(1; COUNTA([$generator_data.$H$1:$generator_data.$H$7])))" office:value-type="string" office:string-value="Texas, USA" calcext:value-type="string">
            <text:p>Texas, USA</text:p>
          </table:table-cell>
          <table:table-cell table:formula="of:=INDIRECT(&quot;$generator_data.J&quot;&amp;RANDBETWEEN(1; COUNTA([$generator_data.$J$1:$generator_data.$J$4])))" office:value-type="string" office:string-value="UPS" calcext:value-type="string">
            <text:p>UPS</text:p>
          </table:table-cell>
          <table:table-cell table:formula="of:=INDIRECT(&quot;$generator_data.K&quot;&amp;RANDBETWEEN(1; COUNTA([$generator_data.$K$1:$generator_data.$K$4])))" office:value-type="string" office:string-value="Ground, truck" calcext:value-type="string">
            <text:p>Ground, truck</text:p>
          </table:table-cell>
          <table:table-cell table:formula="of:=INDIRECT(&quot;$generator_data.L&quot;&amp;RANDBETWEEN(1; COUNTA([$generator_data.$L$1:$generator_data.$L$10])))" office:value-type="string" office:string-value="Berlin, Germany" calcext:value-type="string">
            <text:p>Berlin, Germany</text:p>
          </table:table-cell>
          <table:table-cell table:formula="of:=INDIRECT(&quot;$generator_data.M&quot;&amp;RANDBETWEEN(1; COUNTA([$generator_data.$M$1:$generator_data.$M$7])))" office:value-type="string" office:string-value="Acid expossure" calcext:value-type="string">
            <text:p>Acid expossure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Iron" calcext:value-type="string">
            <text:p>Iron</text:p>
          </table:table-cell>
          <table:table-cell table:formula="of:=RANDBETWEEN(99;10000)/100" office:value-type="float" office:value="60.63" calcext:value-type="float">
            <text:p>60,63</text:p>
          </table:table-cell>
          <table:table-cell table:formula="of:=INDIRECT(&quot;$generator_data.B&quot;&amp;RANDBETWEEN(1; COUNTA([$generator_data.$B$1:$generator_data.$B$6])))" office:value-type="string" office:string-value="Long top extraction LTD" calcext:value-type="string">
            <text:p>Long top extraction LTD</text:p>
          </table:table-cell>
          <table:table-cell table:formula="of:=RANDBETWEEN(-90000000;90000000)/1000000" office:value-type="float" office:value="-86.516141" calcext:value-type="float">
            <text:p>-86,516141</text:p>
          </table:table-cell>
          <table:table-cell table:formula="of:=RANDBETWEEN(-180000000;180000000)/1000000" office:value-type="float" office:value="121.130312" calcext:value-type="float">
            <text:p>121,130312</text:p>
          </table:table-cell>
          <table:table-cell table:formula="of:=INDIRECT(&quot;$generator_data.C&quot;&amp;RANDBETWEEN(1; COUNTA([$generator_data.$C$1:$generator_data.$C$4])))" office:value-type="string" office:string-value="Open air mine" calcext:value-type="string">
            <text:p>Open air mine</text:p>
          </table:table-cell>
          <table:table-cell table:formula="of:=INDIRECT(&quot;$generator_data.E&quot;&amp;RANDBETWEEN(1; COUNTA([$generator_data.$E$1:$generator_data.$E$4])))" office:value-type="string" office:string-value="Mimosa, Zimbabue" calcext:value-type="string">
            <text:p>Mimosa, Zimbabue</text:p>
          </table:table-cell>
          <table:table-cell table:formula="of:=INDIRECT(&quot;$generator_data.A&quot;&amp;RANDBETWEEN(1; COUNTA([$generator_data.$A$1:$generator_data.$A$13])))" office:value-type="string" office:string-value="Bosch" calcext:value-type="string">
            <text:p>Bosch</text:p>
          </table:table-cell>
          <table:table-cell table:formula="of:=INDIRECT(&quot;$generator_data.G&quot;&amp;RANDBETWEEN(1; COUNTA([$generator_data.$G$1:$generator_data.$G$7])))" office:value-type="string" office:string-value="CPU Manufacture " calcext:value-type="string">
            <text:p>CPU Manufacture </text:p>
          </table:table-cell>
          <table:table-cell table:formula="of:=INDIRECT(&quot;$generator_data.H&quot;&amp;RANDBETWEEN(1; COUNTA([$generator_data.$H$1:$generator_data.$H$7])))" office:value-type="string" office:string-value="Arizona, USA" calcext:value-type="string">
            <text:p>Arizona, USA</text:p>
          </table:table-cell>
          <table:table-cell table:formula="of:=INDIRECT(&quot;$generator_data.J&quot;&amp;RANDBETWEEN(1; COUNTA([$generator_data.$J$1:$generator_data.$J$4])))" office:value-type="string" office:string-value="UPS" calcext:value-type="string">
            <text:p>UPS</text:p>
          </table:table-cell>
          <table:table-cell table:formula="of:=INDIRECT(&quot;$generator_data.K&quot;&amp;RANDBETWEEN(1; COUNTA([$generator_data.$K$1:$generator_data.$K$4])))" office:value-type="string" office:string-value="Air" calcext:value-type="string">
            <text:p>Air</text:p>
          </table:table-cell>
          <table:table-cell table:formula="of:=INDIRECT(&quot;$generator_data.L&quot;&amp;RANDBETWEEN(1; COUNTA([$generator_data.$L$1:$generator_data.$L$10])))" office:value-type="string" office:string-value="Paris, France" calcext:value-type="string">
            <text:p>Paris, France</text:p>
          </table:table-cell>
          <table:table-cell table:formula="of:=INDIRECT(&quot;$generator_data.M&quot;&amp;RANDBETWEEN(1; COUNTA([$generator_data.$M$1:$generator_data.$M$7])))" office:value-type="string" office:string-value="Sublimation" calcext:value-type="string">
            <text:p>Sublimation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Silver" calcext:value-type="string">
            <text:p>Silver</text:p>
          </table:table-cell>
          <table:table-cell table:formula="of:=RANDBETWEEN(99;10000)/100" office:value-type="float" office:value="28.29" calcext:value-type="float">
            <text:p>28,29</text:p>
          </table:table-cell>
          <table:table-cell table:formula="of:=INDIRECT(&quot;$generator_data.B&quot;&amp;RANDBETWEEN(1; COUNTA([$generator_data.$B$1:$generator_data.$B$6])))" office:value-type="string" office:string-value="Prospection WP" calcext:value-type="string">
            <text:p>Prospection WP</text:p>
          </table:table-cell>
          <table:table-cell table:formula="of:=RANDBETWEEN(-90000000;90000000)/1000000" office:value-type="float" office:value="-7.745856" calcext:value-type="float">
            <text:p>-7,745856</text:p>
          </table:table-cell>
          <table:table-cell table:formula="of:=RANDBETWEEN(-180000000;180000000)/1000000" office:value-type="float" office:value="141.681599" calcext:value-type="float">
            <text:p>141,681599</text:p>
          </table:table-cell>
          <table:table-cell table:formula="of:=INDIRECT(&quot;$generator_data.C&quot;&amp;RANDBETWEEN(1; COUNTA([$generator_data.$C$1:$generator_data.$C$4])))" office:value-type="string" office:string-value="Demolition" calcext:value-type="string">
            <text:p>Demolition</text:p>
          </table:table-cell>
          <table:table-cell table:formula="of:=INDIRECT(&quot;$generator_data.E&quot;&amp;RANDBETWEEN(1; COUNTA([$generator_data.$E$1:$generator_data.$E$4])))" office:value-type="string" office:string-value="Mimosa, Zimbabue" calcext:value-type="string">
            <text:p>Mimosa, Zimbabue</text:p>
          </table:table-cell>
          <table:table-cell table:formula="of:=INDIRECT(&quot;$generator_data.A&quot;&amp;RANDBETWEEN(1; COUNTA([$generator_data.$A$1:$generator_data.$A$13])))" office:value-type="string" office:string-value="Asus" calcext:value-type="string">
            <text:p>Asus</text:p>
          </table:table-cell>
          <table:table-cell table:formula="of:=INDIRECT(&quot;$generator_data.G&quot;&amp;RANDBETWEEN(1; COUNTA([$generator_data.$G$1:$generator_data.$G$7])))" office:value-type="string" office:string-value="Storage production" calcext:value-type="string">
            <text:p>Storage production</text:p>
          </table:table-cell>
          <table:table-cell table:formula="of:=INDIRECT(&quot;$generator_data.H&quot;&amp;RANDBETWEEN(1; COUNTA([$generator_data.$H$1:$generator_data.$H$7])))" office:value-type="string" office:string-value="Guangdong, China" calcext:value-type="string">
            <text:p>Guangdong, China</text:p>
          </table:table-cell>
          <table:table-cell table:formula="of:=INDIRECT(&quot;$generator_data.J&quot;&amp;RANDBETWEEN(1; COUNTA([$generator_data.$J$1:$generator_data.$J$4])))" office:value-type="string" office:string-value="Cosco Group" calcext:value-type="string">
            <text:p>Cosco Group</text:p>
          </table:table-cell>
          <table:table-cell table:formula="of:=INDIRECT(&quot;$generator_data.K&quot;&amp;RANDBETWEEN(1; COUNTA([$generator_data.$K$1:$generator_data.$K$4])))" office:value-type="string" office:string-value="Air" calcext:value-type="string">
            <text:p>Air</text:p>
          </table:table-cell>
          <table:table-cell table:formula="of:=INDIRECT(&quot;$generator_data.L&quot;&amp;RANDBETWEEN(1; COUNTA([$generator_data.$L$1:$generator_data.$L$10])))" office:value-type="string" office:string-value="Berlin, Germany" calcext:value-type="string">
            <text:p>Berlin, Germany</text:p>
          </table:table-cell>
          <table:table-cell table:formula="of:=INDIRECT(&quot;$generator_data.M&quot;&amp;RANDBETWEEN(1; COUNTA([$generator_data.$M$1:$generator_data.$M$7])))" office:value-type="string" office:string-value="Acid expossure" calcext:value-type="string">
            <text:p>Acid expossure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Platinum" calcext:value-type="string">
            <text:p>Platinum</text:p>
          </table:table-cell>
          <table:table-cell table:formula="of:=RANDBETWEEN(99;10000)/100" office:value-type="float" office:value="91.14" calcext:value-type="float">
            <text:p>91,14</text:p>
          </table:table-cell>
          <table:table-cell table:formula="of:=INDIRECT(&quot;$generator_data.B&quot;&amp;RANDBETWEEN(1; COUNTA([$generator_data.$B$1:$generator_data.$B$6])))" office:value-type="string" office:string-value="Long top extraction LTD" calcext:value-type="string">
            <text:p>Long top extraction LTD</text:p>
          </table:table-cell>
          <table:table-cell table:formula="of:=RANDBETWEEN(-90000000;90000000)/1000000" office:value-type="float" office:value="-64.573413" calcext:value-type="float">
            <text:p>-64,573413</text:p>
          </table:table-cell>
          <table:table-cell table:formula="of:=RANDBETWEEN(-180000000;180000000)/1000000" office:value-type="float" office:value="-53.543706" calcext:value-type="float">
            <text:p>-53,543706</text:p>
          </table:table-cell>
          <table:table-cell table:formula="of:=INDIRECT(&quot;$generator_data.C&quot;&amp;RANDBETWEEN(1; COUNTA([$generator_data.$C$1:$generator_data.$C$4])))" office:value-type="string" office:string-value="Underwater mine" calcext:value-type="string">
            <text:p>Underwater mine</text:p>
          </table:table-cell>
          <table:table-cell table:formula="of:=INDIRECT(&quot;$generator_data.E&quot;&amp;RANDBETWEEN(1; COUNTA([$generator_data.$E$1:$generator_data.$E$4])))" office:value-type="string" office:string-value="Cape City, South Africa" calcext:value-type="string">
            <text:p>Cape City, South Africa</text:p>
          </table:table-cell>
          <table:table-cell table:formula="of:=INDIRECT(&quot;$generator_data.A&quot;&amp;RANDBETWEEN(1; COUNTA([$generator_data.$A$1:$generator_data.$A$13])))" office:value-type="string" office:string-value="HTC" calcext:value-type="string">
            <text:p>HTC</text:p>
          </table:table-cell>
          <table:table-cell table:formula="of:=INDIRECT(&quot;$generator_data.G&quot;&amp;RANDBETWEEN(1; COUNTA([$generator_data.$G$1:$generator_data.$G$7])))" office:value-type="string" office:string-value="Case building" calcext:value-type="string">
            <text:p>Case building</text:p>
          </table:table-cell>
          <table:table-cell table:formula="of:=INDIRECT(&quot;$generator_data.H&quot;&amp;RANDBETWEEN(1; COUNTA([$generator_data.$H$1:$generator_data.$H$7])))" office:value-type="string" office:string-value="Berlin, Germany" calcext:value-type="string">
            <text:p>Berlin, Germany</text:p>
          </table:table-cell>
          <table:table-cell table:formula="of:=INDIRECT(&quot;$generator_data.J&quot;&amp;RANDBETWEEN(1; COUNTA([$generator_data.$J$1:$generator_data.$J$4])))" office:value-type="string" office:string-value="UPS" calcext:value-type="string">
            <text:p>UPS</text:p>
          </table:table-cell>
          <table:table-cell table:formula="of:=INDIRECT(&quot;$generator_data.K&quot;&amp;RANDBETWEEN(1; COUNTA([$generator_data.$K$1:$generator_data.$K$4])))" office:value-type="string" office:string-value="Ground, truck" calcext:value-type="string">
            <text:p>Ground, truck</text:p>
          </table:table-cell>
          <table:table-cell table:formula="of:=INDIRECT(&quot;$generator_data.L&quot;&amp;RANDBETWEEN(1; COUNTA([$generator_data.$L$1:$generator_data.$L$10])))" office:value-type="string" office:string-value="Zhejiang, China" calcext:value-type="string">
            <text:p>Zhejiang, China</text:p>
          </table:table-cell>
          <table:table-cell table:formula="of:=INDIRECT(&quot;$generator_data.M&quot;&amp;RANDBETWEEN(1; COUNTA([$generator_data.$M$1:$generator_data.$M$7])))" office:value-type="string" office:string-value="Mercury chemical extraction" calcext:value-type="string">
            <text:p>Mercury chemical extraction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Silver" calcext:value-type="string">
            <text:p>Silver</text:p>
          </table:table-cell>
          <table:table-cell table:formula="of:=RANDBETWEEN(99;10000)/100" office:value-type="float" office:value="13.16" calcext:value-type="float">
            <text:p>13,16</text:p>
          </table:table-cell>
          <table:table-cell table:formula="of:=INDIRECT(&quot;$generator_data.B&quot;&amp;RANDBETWEEN(1; COUNTA([$generator_data.$B$1:$generator_data.$B$6])))" office:value-type="string" office:string-value="Red Star" calcext:value-type="string">
            <text:p>Red Star</text:p>
          </table:table-cell>
          <table:table-cell table:formula="of:=RANDBETWEEN(-90000000;90000000)/1000000" office:value-type="float" office:value="-56.221614" calcext:value-type="float">
            <text:p>-56,221614</text:p>
          </table:table-cell>
          <table:table-cell table:formula="of:=RANDBETWEEN(-180000000;180000000)/1000000" office:value-type="float" office:value="-152.576776" calcext:value-type="float">
            <text:p>-152,576776</text:p>
          </table:table-cell>
          <table:table-cell table:formula="of:=INDIRECT(&quot;$generator_data.C&quot;&amp;RANDBETWEEN(1; COUNTA([$generator_data.$C$1:$generator_data.$C$4])))" office:value-type="string" office:string-value="Underwater mine" calcext:value-type="string">
            <text:p>Underwater mine</text:p>
          </table:table-cell>
          <table:table-cell table:formula="of:=INDIRECT(&quot;$generator_data.E&quot;&amp;RANDBETWEEN(1; COUNTA([$generator_data.$E$1:$generator_data.$E$4])))" office:value-type="string" office:string-value="Cape City, South Africa" calcext:value-type="string">
            <text:p>Cape City, South Africa</text:p>
          </table:table-cell>
          <table:table-cell table:formula="of:=INDIRECT(&quot;$generator_data.A&quot;&amp;RANDBETWEEN(1; COUNTA([$generator_data.$A$1:$generator_data.$A$13])))" office:value-type="string" office:string-value="Lenovo" calcext:value-type="string">
            <text:p>Lenovo</text:p>
          </table:table-cell>
          <table:table-cell table:formula="of:=INDIRECT(&quot;$generator_data.G&quot;&amp;RANDBETWEEN(1; COUNTA([$generator_data.$G$1:$generator_data.$G$7])))" office:value-type="string" office:string-value="Case building" calcext:value-type="string">
            <text:p>Case building</text:p>
          </table:table-cell>
          <table:table-cell table:formula="of:=INDIRECT(&quot;$generator_data.H&quot;&amp;RANDBETWEEN(1; COUNTA([$generator_data.$H$1:$generator_data.$H$7])))" office:value-type="string" office:string-value="Berlin, Germany" calcext:value-type="string">
            <text:p>Berlin, Germany</text:p>
          </table:table-cell>
          <table:table-cell table:formula="of:=INDIRECT(&quot;$generator_data.J&quot;&amp;RANDBETWEEN(1; COUNTA([$generator_data.$J$1:$generator_data.$J$4])))" office:value-type="string" office:string-value="DB Schenker" calcext:value-type="string">
            <text:p>DB Schenker</text:p>
          </table:table-cell>
          <table:table-cell table:formula="of:=INDIRECT(&quot;$generator_data.K&quot;&amp;RANDBETWEEN(1; COUNTA([$generator_data.$K$1:$generator_data.$K$4])))" office:value-type="string" office:string-value="Ground, truck" calcext:value-type="string">
            <text:p>Ground, truck</text:p>
          </table:table-cell>
          <table:table-cell table:formula="of:=INDIRECT(&quot;$generator_data.L&quot;&amp;RANDBETWEEN(1; COUNTA([$generator_data.$L$1:$generator_data.$L$10])))" office:value-type="string" office:string-value="Arizona, USA" calcext:value-type="string">
            <text:p>Arizona, USA</text:p>
          </table:table-cell>
          <table:table-cell table:formula="of:=INDIRECT(&quot;$generator_data.M&quot;&amp;RANDBETWEEN(1; COUNTA([$generator_data.$M$1:$generator_data.$M$7])))" office:value-type="string" office:string-value="Sublimation" calcext:value-type="string">
            <text:p>Sublimation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Platinum" calcext:value-type="string">
            <text:p>Platinum</text:p>
          </table:table-cell>
          <table:table-cell table:formula="of:=RANDBETWEEN(99;10000)/100" office:value-type="float" office:value="75.97" calcext:value-type="float">
            <text:p>75,97</text:p>
          </table:table-cell>
          <table:table-cell table:formula="of:=INDIRECT(&quot;$generator_data.B&quot;&amp;RANDBETWEEN(1; COUNTA([$generator_data.$B$1:$generator_data.$B$6])))" office:value-type="string" office:string-value="Prospection WP" calcext:value-type="string">
            <text:p>Prospection WP</text:p>
          </table:table-cell>
          <table:table-cell table:formula="of:=RANDBETWEEN(-90000000;90000000)/1000000" office:value-type="float" office:value="61.42484" calcext:value-type="float">
            <text:p>61,424840</text:p>
          </table:table-cell>
          <table:table-cell table:formula="of:=RANDBETWEEN(-180000000;180000000)/1000000" office:value-type="float" office:value="-147.539077" calcext:value-type="float">
            <text:p>-147,539077</text:p>
          </table:table-cell>
          <table:table-cell table:formula="of:=INDIRECT(&quot;$generator_data.C&quot;&amp;RANDBETWEEN(1; COUNTA([$generator_data.$C$1:$generator_data.$C$4])))" office:value-type="string" office:string-value="Open air mine" calcext:value-type="string">
            <text:p>Open air mine</text:p>
          </table:table-cell>
          <table:table-cell table:formula="of:=INDIRECT(&quot;$generator_data.E&quot;&amp;RANDBETWEEN(1; COUNTA([$generator_data.$E$1:$generator_data.$E$4])))" office:value-type="string" office:string-value="Alaska, USA" calcext:value-type="string">
            <text:p>Alaska, USA</text:p>
          </table:table-cell>
          <table:table-cell table:formula="of:=INDIRECT(&quot;$generator_data.A&quot;&amp;RANDBETWEEN(1; COUNTA([$generator_data.$A$1:$generator_data.$A$13])))" office:value-type="string" office:string-value="Bq" calcext:value-type="string">
            <text:p>Bq</text:p>
          </table:table-cell>
          <table:table-cell table:formula="of:=INDIRECT(&quot;$generator_data.G&quot;&amp;RANDBETWEEN(1; COUNTA([$generator_data.$G$1:$generator_data.$G$7])))" office:value-type="string" office:string-value="Assembly line" calcext:value-type="string">
            <text:p>Assembly line</text:p>
          </table:table-cell>
          <table:table-cell table:formula="of:=INDIRECT(&quot;$generator_data.H&quot;&amp;RANDBETWEEN(1; COUNTA([$generator_data.$H$1:$generator_data.$H$7])))" office:value-type="string" office:string-value="Berlin, Germany" calcext:value-type="string">
            <text:p>Berlin, Germany</text:p>
          </table:table-cell>
          <table:table-cell table:formula="of:=INDIRECT(&quot;$generator_data.J&quot;&amp;RANDBETWEEN(1; COUNTA([$generator_data.$J$1:$generator_data.$J$4])))" office:value-type="string" office:string-value="UPS" calcext:value-type="string">
            <text:p>UPS</text:p>
          </table:table-cell>
          <table:table-cell table:formula="of:=INDIRECT(&quot;$generator_data.K&quot;&amp;RANDBETWEEN(1; COUNTA([$generator_data.$K$1:$generator_data.$K$4])))" office:value-type="string" office:string-value="Ground, train" calcext:value-type="string">
            <text:p>Ground, train</text:p>
          </table:table-cell>
          <table:table-cell table:formula="of:=INDIRECT(&quot;$generator_data.L&quot;&amp;RANDBETWEEN(1; COUNTA([$generator_data.$L$1:$generator_data.$L$10])))" office:value-type="string" office:string-value="Arizona, USA" calcext:value-type="string">
            <text:p>Arizona, USA</text:p>
          </table:table-cell>
          <table:table-cell table:formula="of:=INDIRECT(&quot;$generator_data.M&quot;&amp;RANDBETWEEN(1; COUNTA([$generator_data.$M$1:$generator_data.$M$7])))" office:value-type="string" office:string-value="Heat separation" calcext:value-type="string">
            <text:p>Heat separation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Iron" calcext:value-type="string">
            <text:p>Iron</text:p>
          </table:table-cell>
          <table:table-cell table:formula="of:=RANDBETWEEN(99;10000)/100" office:value-type="float" office:value="77.03" calcext:value-type="float">
            <text:p>77,03</text:p>
          </table:table-cell>
          <table:table-cell table:formula="of:=INDIRECT(&quot;$generator_data.B&quot;&amp;RANDBETWEEN(1; COUNTA([$generator_data.$B$1:$generator_data.$B$6])))" office:value-type="string" office:string-value="EXT Minerals" calcext:value-type="string">
            <text:p>EXT Minerals</text:p>
          </table:table-cell>
          <table:table-cell table:formula="of:=RANDBETWEEN(-90000000;90000000)/1000000" office:value-type="float" office:value="45.05906" calcext:value-type="float">
            <text:p>45,059060</text:p>
          </table:table-cell>
          <table:table-cell table:formula="of:=RANDBETWEEN(-180000000;180000000)/1000000" office:value-type="float" office:value="-65.093254" calcext:value-type="float">
            <text:p>-65,093254</text:p>
          </table:table-cell>
          <table:table-cell table:formula="of:=INDIRECT(&quot;$generator_data.C&quot;&amp;RANDBETWEEN(1; COUNTA([$generator_data.$C$1:$generator_data.$C$4])))" office:value-type="string" office:string-value="Internal minning" calcext:value-type="string">
            <text:p>Internal minning</text:p>
          </table:table-cell>
          <table:table-cell table:formula="of:=INDIRECT(&quot;$generator_data.E&quot;&amp;RANDBETWEEN(1; COUNTA([$generator_data.$E$1:$generator_data.$E$4])))" office:value-type="string" office:string-value="Mimosa, Zimbabue" calcext:value-type="string">
            <text:p>Mimosa, Zimbabue</text:p>
          </table:table-cell>
          <table:table-cell table:formula="of:=INDIRECT(&quot;$generator_data.A&quot;&amp;RANDBETWEEN(1; COUNTA([$generator_data.$A$1:$generator_data.$A$13])))" office:value-type="string" office:string-value="Asus" calcext:value-type="string">
            <text:p>Asus</text:p>
          </table:table-cell>
          <table:table-cell table:formula="of:=INDIRECT(&quot;$generator_data.G&quot;&amp;RANDBETWEEN(1; COUNTA([$generator_data.$G$1:$generator_data.$G$7])))" office:value-type="string" office:string-value="Case building" calcext:value-type="string">
            <text:p>Case building</text:p>
          </table:table-cell>
          <table:table-cell table:formula="of:=INDIRECT(&quot;$generator_data.H&quot;&amp;RANDBETWEEN(1; COUNTA([$generator_data.$H$1:$generator_data.$H$7])))" office:value-type="string" office:string-value="Guangdong, China" calcext:value-type="string">
            <text:p>Guangdong, China</text:p>
          </table:table-cell>
          <table:table-cell table:formula="of:=INDIRECT(&quot;$generator_data.J&quot;&amp;RANDBETWEEN(1; COUNTA([$generator_data.$J$1:$generator_data.$J$4])))" office:value-type="string" office:string-value="DB Schenker" calcext:value-type="string">
            <text:p>DB Schenker</text:p>
          </table:table-cell>
          <table:table-cell table:formula="of:=INDIRECT(&quot;$generator_data.K&quot;&amp;RANDBETWEEN(1; COUNTA([$generator_data.$K$1:$generator_data.$K$4])))" office:value-type="string" office:string-value="Air" calcext:value-type="string">
            <text:p>Air</text:p>
          </table:table-cell>
          <table:table-cell table:formula="of:=INDIRECT(&quot;$generator_data.L&quot;&amp;RANDBETWEEN(1; COUNTA([$generator_data.$L$1:$generator_data.$L$10])))" office:value-type="string" office:string-value="Berlin, Germany" calcext:value-type="string">
            <text:p>Berlin, Germany</text:p>
          </table:table-cell>
          <table:table-cell table:formula="of:=INDIRECT(&quot;$generator_data.M&quot;&amp;RANDBETWEEN(1; COUNTA([$generator_data.$M$1:$generator_data.$M$7])))" office:value-type="string" office:string-value="Acid expossure" calcext:value-type="string">
            <text:p>Acid expossure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Cooper" calcext:value-type="string">
            <text:p>Cooper</text:p>
          </table:table-cell>
          <table:table-cell table:formula="of:=RANDBETWEEN(99;10000)/100" office:value-type="float" office:value="54.37" calcext:value-type="float">
            <text:p>54,37</text:p>
          </table:table-cell>
          <table:table-cell table:formula="of:=INDIRECT(&quot;$generator_data.B&quot;&amp;RANDBETWEEN(1; COUNTA([$generator_data.$B$1:$generator_data.$B$6])))" office:value-type="string" office:string-value="Prospection WP" calcext:value-type="string">
            <text:p>Prospection WP</text:p>
          </table:table-cell>
          <table:table-cell table:formula="of:=RANDBETWEEN(-90000000;90000000)/1000000" office:value-type="float" office:value="48.643727" calcext:value-type="float">
            <text:p>48,643727</text:p>
          </table:table-cell>
          <table:table-cell table:formula="of:=RANDBETWEEN(-180000000;180000000)/1000000" office:value-type="float" office:value="99.877882" calcext:value-type="float">
            <text:p>99,877882</text:p>
          </table:table-cell>
          <table:table-cell table:formula="of:=INDIRECT(&quot;$generator_data.C&quot;&amp;RANDBETWEEN(1; COUNTA([$generator_data.$C$1:$generator_data.$C$4])))" office:value-type="string" office:string-value="Underwater mine" calcext:value-type="string">
            <text:p>Underwater mine</text:p>
          </table:table-cell>
          <table:table-cell table:formula="of:=INDIRECT(&quot;$generator_data.E&quot;&amp;RANDBETWEEN(1; COUNTA([$generator_data.$E$1:$generator_data.$E$4])))" office:value-type="string" office:string-value="Mimosa, Zimbabue" calcext:value-type="string">
            <text:p>Mimosa, Zimbabue</text:p>
          </table:table-cell>
          <table:table-cell table:formula="of:=INDIRECT(&quot;$generator_data.A&quot;&amp;RANDBETWEEN(1; COUNTA([$generator_data.$A$1:$generator_data.$A$13])))" office:value-type="string" office:string-value="Caterpillar" calcext:value-type="string">
            <text:p>Caterpillar</text:p>
          </table:table-cell>
          <table:table-cell table:formula="of:=INDIRECT(&quot;$generator_data.G&quot;&amp;RANDBETWEEN(1; COUNTA([$generator_data.$G$1:$generator_data.$G$7])))" office:value-type="string" office:string-value="Storage production" calcext:value-type="string">
            <text:p>Storage production</text:p>
          </table:table-cell>
          <table:table-cell table:formula="of:=INDIRECT(&quot;$generator_data.H&quot;&amp;RANDBETWEEN(1; COUNTA([$generator_data.$H$1:$generator_data.$H$7])))" office:value-type="string" office:string-value="Shandong, China" calcext:value-type="string">
            <text:p>Shandong, China</text:p>
          </table:table-cell>
          <table:table-cell table:formula="of:=INDIRECT(&quot;$generator_data.J&quot;&amp;RANDBETWEEN(1; COUNTA([$generator_data.$J$1:$generator_data.$J$4])))" office:value-type="string" office:string-value="DB Schenker" calcext:value-type="string">
            <text:p>DB Schenker</text:p>
          </table:table-cell>
          <table:table-cell table:formula="of:=INDIRECT(&quot;$generator_data.K&quot;&amp;RANDBETWEEN(1; COUNTA([$generator_data.$K$1:$generator_data.$K$4])))" office:value-type="string" office:string-value="Air" calcext:value-type="string">
            <text:p>Air</text:p>
          </table:table-cell>
          <table:table-cell table:formula="of:=INDIRECT(&quot;$generator_data.L&quot;&amp;RANDBETWEEN(1; COUNTA([$generator_data.$L$1:$generator_data.$L$10])))" office:value-type="string" office:string-value="Shandong, China" calcext:value-type="string">
            <text:p>Shandong, China</text:p>
          </table:table-cell>
          <table:table-cell table:formula="of:=INDIRECT(&quot;$generator_data.M&quot;&amp;RANDBETWEEN(1; COUNTA([$generator_data.$M$1:$generator_data.$M$7])))" office:value-type="string" office:string-value="Centrifuge" calcext:value-type="string">
            <text:p>Centrifuge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Cooper" calcext:value-type="string">
            <text:p>Cooper</text:p>
          </table:table-cell>
          <table:table-cell table:formula="of:=RANDBETWEEN(99;10000)/100" office:value-type="float" office:value="30" calcext:value-type="float">
            <text:p>30</text:p>
          </table:table-cell>
          <table:table-cell table:formula="of:=INDIRECT(&quot;$generator_data.B&quot;&amp;RANDBETWEEN(1; COUNTA([$generator_data.$B$1:$generator_data.$B$6])))" office:value-type="string" office:string-value="Long top extraction LTD" calcext:value-type="string">
            <text:p>Long top extraction LTD</text:p>
          </table:table-cell>
          <table:table-cell table:formula="of:=RANDBETWEEN(-90000000;90000000)/1000000" office:value-type="float" office:value="-7.347296" calcext:value-type="float">
            <text:p>-7,347296</text:p>
          </table:table-cell>
          <table:table-cell table:formula="of:=RANDBETWEEN(-180000000;180000000)/1000000" office:value-type="float" office:value="-137.800222" calcext:value-type="float">
            <text:p>-137,800222</text:p>
          </table:table-cell>
          <table:table-cell table:formula="of:=INDIRECT(&quot;$generator_data.C&quot;&amp;RANDBETWEEN(1; COUNTA([$generator_data.$C$1:$generator_data.$C$4])))" office:value-type="string" office:string-value="Underwater mine" calcext:value-type="string">
            <text:p>Underwater mine</text:p>
          </table:table-cell>
          <table:table-cell table:formula="of:=INDIRECT(&quot;$generator_data.E&quot;&amp;RANDBETWEEN(1; COUNTA([$generator_data.$E$1:$generator_data.$E$4])))" office:value-type="string" office:string-value="Alaska, USA" calcext:value-type="string">
            <text:p>Alaska, USA</text:p>
          </table:table-cell>
          <table:table-cell table:formula="of:=INDIRECT(&quot;$generator_data.A&quot;&amp;RANDBETWEEN(1; COUNTA([$generator_data.$A$1:$generator_data.$A$13])))" office:value-type="string" office:string-value="MSI" calcext:value-type="string">
            <text:p>MSI</text:p>
          </table:table-cell>
          <table:table-cell table:formula="of:=INDIRECT(&quot;$generator_data.G&quot;&amp;RANDBETWEEN(1; COUNTA([$generator_data.$G$1:$generator_data.$G$7])))" office:value-type="string" office:string-value="CPU Manufacture " calcext:value-type="string">
            <text:p>CPU Manufacture </text:p>
          </table:table-cell>
          <table:table-cell table:formula="of:=INDIRECT(&quot;$generator_data.H&quot;&amp;RANDBETWEEN(1; COUNTA([$generator_data.$H$1:$generator_data.$H$7])))" office:value-type="string" office:string-value="Guangdong, China" calcext:value-type="string">
            <text:p>Guangdong, China</text:p>
          </table:table-cell>
          <table:table-cell table:formula="of:=INDIRECT(&quot;$generator_data.J&quot;&amp;RANDBETWEEN(1; COUNTA([$generator_data.$J$1:$generator_data.$J$4])))" office:value-type="string" office:string-value="Cosco Group" calcext:value-type="string">
            <text:p>Cosco Group</text:p>
          </table:table-cell>
          <table:table-cell table:formula="of:=INDIRECT(&quot;$generator_data.K&quot;&amp;RANDBETWEEN(1; COUNTA([$generator_data.$K$1:$generator_data.$K$4])))" office:value-type="string" office:string-value="Air" calcext:value-type="string">
            <text:p>Air</text:p>
          </table:table-cell>
          <table:table-cell table:formula="of:=INDIRECT(&quot;$generator_data.L&quot;&amp;RANDBETWEEN(1; COUNTA([$generator_data.$L$1:$generator_data.$L$10])))" office:value-type="string" office:string-value="Shenzhen, China" calcext:value-type="string">
            <text:p>Shenzhen, China</text:p>
          </table:table-cell>
          <table:table-cell table:formula="of:=INDIRECT(&quot;$generator_data.M&quot;&amp;RANDBETWEEN(1; COUNTA([$generator_data.$M$1:$generator_data.$M$7])))" office:value-type="string" office:string-value="Centrifuge" calcext:value-type="string">
            <text:p>Centrifuge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Iron" calcext:value-type="string">
            <text:p>Iron</text:p>
          </table:table-cell>
          <table:table-cell table:formula="of:=RANDBETWEEN(99;10000)/100" office:value-type="float" office:value="13.91" calcext:value-type="float">
            <text:p>13,91</text:p>
          </table:table-cell>
          <table:table-cell table:formula="of:=INDIRECT(&quot;$generator_data.B&quot;&amp;RANDBETWEEN(1; COUNTA([$generator_data.$B$1:$generator_data.$B$6])))" office:value-type="string" office:string-value="RM Minerals" calcext:value-type="string">
            <text:p>RM Minerals</text:p>
          </table:table-cell>
          <table:table-cell table:formula="of:=RANDBETWEEN(-90000000;90000000)/1000000" office:value-type="float" office:value="39.37667" calcext:value-type="float">
            <text:p>39,376670</text:p>
          </table:table-cell>
          <table:table-cell table:formula="of:=RANDBETWEEN(-180000000;180000000)/1000000" office:value-type="float" office:value="-18.03989" calcext:value-type="float">
            <text:p>-18,039890</text:p>
          </table:table-cell>
          <table:table-cell table:formula="of:=INDIRECT(&quot;$generator_data.C&quot;&amp;RANDBETWEEN(1; COUNTA([$generator_data.$C$1:$generator_data.$C$4])))" office:value-type="string" office:string-value="Open air mine" calcext:value-type="string">
            <text:p>Open air mine</text:p>
          </table:table-cell>
          <table:table-cell table:formula="of:=INDIRECT(&quot;$generator_data.E&quot;&amp;RANDBETWEEN(1; COUNTA([$generator_data.$E$1:$generator_data.$E$4])))" office:value-type="string" office:string-value="Mimosa, Zimbabue" calcext:value-type="string">
            <text:p>Mimosa, Zimbabue</text:p>
          </table:table-cell>
          <table:table-cell table:formula="of:=INDIRECT(&quot;$generator_data.A&quot;&amp;RANDBETWEEN(1; COUNTA([$generator_data.$A$1:$generator_data.$A$13])))" office:value-type="string" office:string-value="HTC" calcext:value-type="string">
            <text:p>HTC</text:p>
          </table:table-cell>
          <table:table-cell table:formula="of:=INDIRECT(&quot;$generator_data.G&quot;&amp;RANDBETWEEN(1; COUNTA([$generator_data.$G$1:$generator_data.$G$7])))" office:value-type="string" office:string-value="Board production" calcext:value-type="string">
            <text:p>Board production</text:p>
          </table:table-cell>
          <table:table-cell table:formula="of:=INDIRECT(&quot;$generator_data.H&quot;&amp;RANDBETWEEN(1; COUNTA([$generator_data.$H$1:$generator_data.$H$7])))" office:value-type="string" office:string-value="Texas, USA" calcext:value-type="string">
            <text:p>Texas, USA</text:p>
          </table:table-cell>
          <table:table-cell table:formula="of:=INDIRECT(&quot;$generator_data.J&quot;&amp;RANDBETWEEN(1; COUNTA([$generator_data.$J$1:$generator_data.$J$4])))" office:value-type="string" office:string-value="Cosco Group" calcext:value-type="string">
            <text:p>Cosco Group</text:p>
          </table:table-cell>
          <table:table-cell table:formula="of:=INDIRECT(&quot;$generator_data.K&quot;&amp;RANDBETWEEN(1; COUNTA([$generator_data.$K$1:$generator_data.$K$4])))" office:value-type="string" office:string-value="Ground, truck" calcext:value-type="string">
            <text:p>Ground, truck</text:p>
          </table:table-cell>
          <table:table-cell table:formula="of:=INDIRECT(&quot;$generator_data.L&quot;&amp;RANDBETWEEN(1; COUNTA([$generator_data.$L$1:$generator_data.$L$10])))" office:value-type="string" office:string-value="Zhejiang, China" calcext:value-type="string">
            <text:p>Zhejiang, China</text:p>
          </table:table-cell>
          <table:table-cell table:formula="of:=INDIRECT(&quot;$generator_data.M&quot;&amp;RANDBETWEEN(1; COUNTA([$generator_data.$M$1:$generator_data.$M$7])))" office:value-type="string" office:string-value="Chemical extraction" calcext:value-type="string">
            <text:p>Chemical extraction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Cooper" calcext:value-type="string">
            <text:p>Cooper</text:p>
          </table:table-cell>
          <table:table-cell table:formula="of:=RANDBETWEEN(99;10000)/100" office:value-type="float" office:value="29.93" calcext:value-type="float">
            <text:p>29,93</text:p>
          </table:table-cell>
          <table:table-cell table:formula="of:=INDIRECT(&quot;$generator_data.B&quot;&amp;RANDBETWEEN(1; COUNTA([$generator_data.$B$1:$generator_data.$B$6])))" office:value-type="string" office:string-value="EXT Minerals" calcext:value-type="string">
            <text:p>EXT Minerals</text:p>
          </table:table-cell>
          <table:table-cell table:formula="of:=RANDBETWEEN(-90000000;90000000)/1000000" office:value-type="float" office:value="-35.11257" calcext:value-type="float">
            <text:p>-35,112570</text:p>
          </table:table-cell>
          <table:table-cell table:formula="of:=RANDBETWEEN(-180000000;180000000)/1000000" office:value-type="float" office:value="115.892423" calcext:value-type="float">
            <text:p>115,892423</text:p>
          </table:table-cell>
          <table:table-cell table:formula="of:=INDIRECT(&quot;$generator_data.C&quot;&amp;RANDBETWEEN(1; COUNTA([$generator_data.$C$1:$generator_data.$C$4])))" office:value-type="string" office:string-value="Internal minning" calcext:value-type="string">
            <text:p>Internal minning</text:p>
          </table:table-cell>
          <table:table-cell table:formula="of:=INDIRECT(&quot;$generator_data.E&quot;&amp;RANDBETWEEN(1; COUNTA([$generator_data.$E$1:$generator_data.$E$4])))" office:value-type="string" office:string-value="Alaska, USA" calcext:value-type="string">
            <text:p>Alaska, USA</text:p>
          </table:table-cell>
          <table:table-cell table:formula="of:=INDIRECT(&quot;$generator_data.A&quot;&amp;RANDBETWEEN(1; COUNTA([$generator_data.$A$1:$generator_data.$A$13])))" office:value-type="string" office:string-value="LG" calcext:value-type="string">
            <text:p>LG</text:p>
          </table:table-cell>
          <table:table-cell table:formula="of:=INDIRECT(&quot;$generator_data.G&quot;&amp;RANDBETWEEN(1; COUNTA([$generator_data.$G$1:$generator_data.$G$7])))" office:value-type="string" office:string-value="CPU Manufacture " calcext:value-type="string">
            <text:p>CPU Manufacture </text:p>
          </table:table-cell>
          <table:table-cell table:formula="of:=INDIRECT(&quot;$generator_data.H&quot;&amp;RANDBETWEEN(1; COUNTA([$generator_data.$H$1:$generator_data.$H$7])))" office:value-type="string" office:string-value="Arizona, USA" calcext:value-type="string">
            <text:p>Arizona, USA</text:p>
          </table:table-cell>
          <table:table-cell table:formula="of:=INDIRECT(&quot;$generator_data.J&quot;&amp;RANDBETWEEN(1; COUNTA([$generator_data.$J$1:$generator_data.$J$4])))" office:value-type="string" office:string-value="Acciona" calcext:value-type="string">
            <text:p>Acciona</text:p>
          </table:table-cell>
          <table:table-cell table:formula="of:=INDIRECT(&quot;$generator_data.K&quot;&amp;RANDBETWEEN(1; COUNTA([$generator_data.$K$1:$generator_data.$K$4])))" office:value-type="string" office:string-value="Sea" calcext:value-type="string">
            <text:p>Sea</text:p>
          </table:table-cell>
          <table:table-cell table:formula="of:=INDIRECT(&quot;$generator_data.L&quot;&amp;RANDBETWEEN(1; COUNTA([$generator_data.$L$1:$generator_data.$L$10])))" office:value-type="string" office:string-value="London, UK" calcext:value-type="string">
            <text:p>London, UK</text:p>
          </table:table-cell>
          <table:table-cell table:formula="of:=INDIRECT(&quot;$generator_data.M&quot;&amp;RANDBETWEEN(1; COUNTA([$generator_data.$M$1:$generator_data.$M$7])))" office:value-type="string" office:string-value="High pressure cleaning" calcext:value-type="string">
            <text:p>High pressure cleaning</text:p>
          </table:table-cell>
          <table:table-cell table:number-columns-repeated="2"/>
        </table:table-row>
        <table:table-row table:style-name="ro1">
          <table:table-cell table:formula="of:=INDIRECT(&quot;$generator_data.D&quot;&amp;RANDBETWEEN(1; COUNTA([$generator_data.$D$1:$generator_data.$D$6])))" office:value-type="string" office:string-value="Silver" calcext:value-type="string">
            <text:p>Silver</text:p>
          </table:table-cell>
          <table:table-cell table:formula="of:=RANDBETWEEN(99;10000)/100" office:value-type="float" office:value="37.87" calcext:value-type="float">
            <text:p>37,87</text:p>
          </table:table-cell>
          <table:table-cell table:formula="of:=INDIRECT(&quot;$generator_data.B&quot;&amp;RANDBETWEEN(1; COUNTA([$generator_data.$B$1:$generator_data.$B$6])))" office:value-type="string" office:string-value="Red Star" calcext:value-type="string">
            <text:p>Red Star</text:p>
          </table:table-cell>
          <table:table-cell table:formula="of:=RANDBETWEEN(-90000000;90000000)/1000000" office:value-type="float" office:value="49.313207" calcext:value-type="float">
            <text:p>49,313207</text:p>
          </table:table-cell>
          <table:table-cell table:formula="of:=RANDBETWEEN(-180000000;180000000)/1000000" office:value-type="float" office:value="-148.140032" calcext:value-type="float">
            <text:p>-148,140032</text:p>
          </table:table-cell>
          <table:table-cell table:formula="of:=INDIRECT(&quot;$generator_data.C&quot;&amp;RANDBETWEEN(1; COUNTA([$generator_data.$C$1:$generator_data.$C$4])))" office:value-type="string" office:string-value="Underwater mine" calcext:value-type="string">
            <text:p>Underwater mine</text:p>
          </table:table-cell>
          <table:table-cell table:formula="of:=INDIRECT(&quot;$generator_data.E&quot;&amp;RANDBETWEEN(1; COUNTA([$generator_data.$E$1:$generator_data.$E$4])))" office:value-type="string" office:string-value="Cape City, South Africa" calcext:value-type="string">
            <text:p>Cape City, South Africa</text:p>
          </table:table-cell>
          <table:table-cell table:formula="of:=INDIRECT(&quot;$generator_data.A&quot;&amp;RANDBETWEEN(1; COUNTA([$generator_data.$A$1:$generator_data.$A$13])))" office:value-type="string" office:string-value="MSI" calcext:value-type="string">
            <text:p>MSI</text:p>
          </table:table-cell>
          <table:table-cell table:formula="of:=INDIRECT(&quot;$generator_data.G&quot;&amp;RANDBETWEEN(1; COUNTA([$generator_data.$G$1:$generator_data.$G$7])))" office:value-type="string" office:string-value="Case building" calcext:value-type="string">
            <text:p>Case building</text:p>
          </table:table-cell>
          <table:table-cell table:formula="of:=INDIRECT(&quot;$generator_data.H&quot;&amp;RANDBETWEEN(1; COUNTA([$generator_data.$H$1:$generator_data.$H$7])))" office:value-type="string" office:string-value="Arizona, USA" calcext:value-type="string">
            <text:p>Arizona, USA</text:p>
          </table:table-cell>
          <table:table-cell table:formula="of:=INDIRECT(&quot;$generator_data.J&quot;&amp;RANDBETWEEN(1; COUNTA([$generator_data.$J$1:$generator_data.$J$4])))" office:value-type="string" office:string-value="Cosco Group" calcext:value-type="string">
            <text:p>Cosco Group</text:p>
          </table:table-cell>
          <table:table-cell table:formula="of:=INDIRECT(&quot;$generator_data.K&quot;&amp;RANDBETWEEN(1; COUNTA([$generator_data.$K$1:$generator_data.$K$4])))" office:value-type="string" office:string-value="Ground, train" calcext:value-type="string">
            <text:p>Ground, train</text:p>
          </table:table-cell>
          <table:table-cell table:formula="of:=INDIRECT(&quot;$generator_data.L&quot;&amp;RANDBETWEEN(1; COUNTA([$generator_data.$L$1:$generator_data.$L$10])))" office:value-type="string" office:string-value="Texas, USA" calcext:value-type="string">
            <text:p>Texas, USA</text:p>
          </table:table-cell>
          <table:table-cell table:formula="of:=INDIRECT(&quot;$generator_data.M&quot;&amp;RANDBETWEEN(1; COUNTA([$generator_data.$M$1:$generator_data.$M$7])))" office:value-type="string" office:string-value="Acid expossure" calcext:value-type="string">
            <text:p>Acid expossure</text:p>
          </table:table-cell>
          <table:table-cell table:number-columns-repeated="2"/>
        </table:table-row>
      </table:table>
      <table:table table:name="generator_data" table:style-name="ta1">
        <table:table-column table:style-name="co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8" table:number-columns-repeated="2" table:default-cell-style-name="Default"/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RM Minerals</text:p>
          </table:table-cell>
          <table:table-cell office:value-type="string" calcext:value-type="string">
            <text:p>Open air mine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Alaska, USA</text:p>
          </table:table-cell>
          <table:table-cell/>
          <table:table-cell office:value-type="string" calcext:value-type="string">
            <text:p>CPU Manufacture </text:p>
          </table:table-cell>
          <table:table-cell office:value-type="string" calcext:value-type="string">
            <text:p>Arizona, USA</text:p>
          </table:table-cell>
          <table:table-cell/>
          <table:table-cell office:value-type="string" calcext:value-type="string">
            <text:p>Cosco Group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Arizona, USA</text:p>
          </table:table-cell>
          <table:table-cell office:value-type="string" calcext:value-type="string">
            <text:p>Heat separation</text:p>
          </table:table-cell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Long top extraction LTD</text:p>
          </table:table-cell>
          <table:table-cell office:value-type="string" calcext:value-type="string">
            <text:p>Internal minning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Mimosa, Zimbabue</text:p>
          </table:table-cell>
          <table:table-cell/>
          <table:table-cell office:value-type="string" calcext:value-type="string">
            <text:p>Board production</text:p>
          </table:table-cell>
          <table:table-cell office:value-type="string" calcext:value-type="string">
            <text:p>Shenzhen, China</text:p>
          </table:table-cell>
          <table:table-cell/>
          <table:table-cell office:value-type="string" calcext:value-type="string">
            <text:p>Acciona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Shenzhen, China</text:p>
          </table:table-cell>
          <table:table-cell office:value-type="string" calcext:value-type="string">
            <text:p>Mercury chemical extraction</text:p>
          </table:table-cell>
        </table:table-row>
        <table:table-row table:style-name="ro1">
          <table:table-cell office:value-type="string" calcext:value-type="string">
            <text:p>Lenovo</text:p>
          </table:table-cell>
          <table:table-cell office:value-type="string" calcext:value-type="string">
            <text:p>EXT Minerals</text:p>
          </table:table-cell>
          <table:table-cell office:value-type="string" calcext:value-type="string">
            <text:p>Underwater mine</text:p>
          </table:table-cell>
          <table:table-cell office:value-type="string" calcext:value-type="string">
            <text:p>Platinum</text:p>
          </table:table-cell>
          <table:table-cell office:value-type="string" calcext:value-type="string">
            <text:p>Escondida, Chile</text:p>
          </table:table-cell>
          <table:table-cell/>
          <table:table-cell office:value-type="string" calcext:value-type="string">
            <text:p>Assembly line</text:p>
          </table:table-cell>
          <table:table-cell office:value-type="string" calcext:value-type="string">
            <text:p>Texas, USA</text:p>
          </table:table-cell>
          <table:table-cell/>
          <table:table-cell office:value-type="string" calcext:value-type="string">
            <text:p>DB Schenker</text:p>
          </table:table-cell>
          <table:table-cell office:value-type="string" calcext:value-type="string">
            <text:p>Ground, train</text:p>
          </table:table-cell>
          <table:table-cell office:value-type="string" calcext:value-type="string">
            <text:p>Texas, USA</text:p>
          </table:table-cell>
          <table:table-cell office:value-type="string" calcext:value-type="string">
            <text:p>Chemical extraction</text:p>
          </table:table-cell>
        </table:table-row>
        <table:table-row table:style-name="ro1">
          <table:table-cell office:value-type="string" calcext:value-type="string">
            <text:p>MSI</text:p>
          </table:table-cell>
          <table:table-cell office:value-type="string" calcext:value-type="string">
            <text:p>USNM</text:p>
          </table:table-cell>
          <table:table-cell office:value-type="string" calcext:value-type="string">
            <text:p>Demolition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Cape City, South Africa</text:p>
          </table:table-cell>
          <table:table-cell/>
          <table:table-cell office:value-type="string" calcext:value-type="string">
            <text:p>Heat protection assembly</text:p>
          </table:table-cell>
          <table:table-cell office:value-type="string" calcext:value-type="string">
            <text:p>Berlin, Germany</text:p>
          </table:table-cell>
          <table:table-cell/>
          <table:table-cell office:value-type="string" calcext:value-type="string">
            <text:p>UPS</text:p>
          </table:table-cell>
          <table:table-cell office:value-type="string" calcext:value-type="string">
            <text:p>Ground, truck</text:p>
          </table:table-cell>
          <table:table-cell office:value-type="string" calcext:value-type="string">
            <text:p>Berlin, Germany</text:p>
          </table:table-cell>
          <table:table-cell office:value-type="string" calcext:value-type="string">
            <text:p>Sublimation</text:p>
          </table:table-cell>
        </table:table-row>
        <table:table-row table:style-name="ro1">
          <table:table-cell office:value-type="string" calcext:value-type="string">
            <text:p>Bosch</text:p>
          </table:table-cell>
          <table:table-cell office:value-type="string" calcext:value-type="string">
            <text:p>Prospection WP</text:p>
          </table:table-cell>
          <table:table-cell/>
          <table:table-cell office:value-type="string" calcext:value-type="string">
            <text:p>Aluminium</text:p>
          </table:table-cell>
          <table:table-cell office:value-type="string" calcext:value-type="string">
            <text:p>Asturias, Spain</text:p>
          </table:table-cell>
          <table:table-cell/>
          <table:table-cell office:value-type="string" calcext:value-type="string">
            <text:p>Case building</text:p>
          </table:table-cell>
          <table:table-cell office:value-type="string" calcext:value-type="string">
            <text:p>Guangdong, China</text:p>
          </table:table-cell>
          <table:table-cell table:number-columns-repeated="3"/>
          <table:table-cell office:value-type="string" calcext:value-type="string">
            <text:p>Guangdong, China</text:p>
          </table:table-cell>
          <table:table-cell office:value-type="string" calcext:value-type="string">
            <text:p>Centrifuge</text:p>
          </table:table-cell>
        </table:table-row>
        <table:table-row table:style-name="ro1">
          <table:table-cell office:value-type="string" calcext:value-type="string">
            <text:p>Asus</text:p>
          </table:table-cell>
          <table:table-cell office:value-type="string" calcext:value-type="string">
            <text:p>Red Star</text:p>
          </table:table-cell>
          <table:table-cell/>
          <table:table-cell office:value-type="string" calcext:value-type="string">
            <text:p>Iron</text:p>
          </table:table-cell>
          <table:table-cell table:number-columns-repeated="2"/>
          <table:table-cell office:value-type="string" calcext:value-type="string">
            <text:p>Memory</text:p>
          </table:table-cell>
          <table:table-cell office:value-type="string" calcext:value-type="string">
            <text:p>Zhejiang, China</text:p>
          </table:table-cell>
          <table:table-cell table:number-columns-repeated="3"/>
          <table:table-cell office:value-type="string" calcext:value-type="string">
            <text:p>Zhejiang, China</text:p>
          </table:table-cell>
          <table:table-cell office:value-type="string" calcext:value-type="string">
            <text:p>High pressure cleaning</text:p>
          </table:table-cell>
        </table:table-row>
        <table:table-row table:style-name="ro1">
          <table:table-cell office:value-type="string" calcext:value-type="string">
            <text:p>Bq</text:p>
          </table:table-cell>
          <table:table-cell table:number-columns-repeated="5"/>
          <table:table-cell office:value-type="string" calcext:value-type="string">
            <text:p>Storage production</text:p>
          </table:table-cell>
          <table:table-cell office:value-type="string" calcext:value-type="string">
            <text:p>Shandong, China</text:p>
          </table:table-cell>
          <table:table-cell table:number-columns-repeated="3"/>
          <table:table-cell office:value-type="string" calcext:value-type="string">
            <text:p>Shandong, China</text:p>
          </table:table-cell>
          <table:table-cell office:value-type="string" calcext:value-type="string">
            <text:p>Acid expossure</text:p>
          </table:table-cell>
        </table:table-row>
        <table:table-row table:style-name="ro1">
          <table:table-cell office:value-type="string" calcext:value-type="string">
            <text:p>Caterpillar</text:p>
          </table:table-cell>
          <table:table-cell table:number-columns-repeated="10"/>
          <table:table-cell office:value-type="string" calcext:value-type="string">
            <text:p>Paris, France</text:p>
          </table:table-cell>
          <table:table-cell/>
        </table:table-row>
        <table:table-row table:style-name="ro1">
          <table:table-cell office:value-type="string" calcext:value-type="string">
            <text:p>Engel</text:p>
          </table:table-cell>
          <table:table-cell table:number-columns-repeated="10"/>
          <table:table-cell office:value-type="string" calcext:value-type="string">
            <text:p>Madrid, Spain</text:p>
          </table:table-cell>
          <table:table-cell/>
        </table:table-row>
        <table:table-row table:style-name="ro1">
          <table:table-cell office:value-type="string" calcext:value-type="string">
            <text:p>HTC</text:p>
          </table:table-cell>
          <table:table-cell table:number-columns-repeated="10"/>
          <table:table-cell office:value-type="string" calcext:value-type="string">
            <text:p>London, UK</text:p>
          </table:table-cell>
          <table:table-cell/>
        </table:table-row>
        <table:table-row table:style-name="ro1">
          <table:table-cell office:value-type="string" calcext:value-type="string">
            <text:p>L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ki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nasonic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3" loext:min-decimal-places="3" number:min-integer-digits="1"/>
    </number:number-style>
    <number:number-style style:name="N105">
      <number:number number:decimal-places="4" loext:min-decimal-places="4" number:min-integer-digits="1"/>
    </number:number-style>
    <number:number-style style:name="N106">
      <number:number number:decimal-places="5" loext:min-decimal-places="5" number:min-integer-digits="1"/>
    </number:number-style>
    <number:number-style style:name="N107">
      <number:number number:decimal-places="6" loext:min-decimal-places="6" number:min-integer-digits="1"/>
    </number:number-style>
    <number:number-style style:name="N108">
      <number:number number:decimal-places="7" loext:min-decimal-places="7" number:min-integer-digits="1"/>
    </number:number-style>
    <number:number-style style:name="N109">
      <number:number number:decimal-places="8" loext:min-decimal-places="8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/00/0000</text:date>, <text:time style:data-style-name="N2" text:time-value="11:12:23.29281721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09:46:35.592921348</meta:creation-date>
    <dc:date>2019-10-20T14:46:03.946418279</dc:date>
    <meta:editing-duration>PT3H25M45S</meta:editing-duration>
    <meta:editing-cycles>3</meta:editing-cycles>
    <meta:generator>LibreOffice/6.0.7.3.0$Linux_X86_64 LibreOffice_project/00$Build-3</meta:generator>
    <meta:document-statistic meta:table-count="2" meta:cell-count="1655" meta:object-count="0"/>
  </office:meta>
</office:document-meta>
</file>